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officeooo:paragraph-rsid="000fecca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8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1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2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1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2" style:family="paragraph" style:parent-style-name="Standard">
      <style:text-properties fo:font-style="normal" officeooo:paragraph-rsid="00751d17" style:font-style-asian="normal" style:font-style-complex="normal"/>
    </style:style>
    <style:style style:name="P33" style:family="paragraph" style:parent-style-name="Standard">
      <style:text-properties fo:font-style="normal" officeooo:paragraph-rsid="006f66ec" style:font-style-asian="normal" style:font-style-complex="normal"/>
    </style:style>
    <style:style style:name="P34" style:family="paragraph" style:parent-style-name="Standard">
      <style:text-properties fo:font-style="normal" officeooo:paragraph-rsid="00793c0d" style:font-style-asian="normal" style:font-style-complex="normal"/>
    </style:style>
    <style:style style:name="P35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6" style:family="paragraph" style:parent-style-name="Standard">
      <style:text-properties fo:font-style="normal" officeooo:paragraph-rsid="005f2637" style:font-style-asian="normal" style:font-style-complex="normal"/>
    </style:style>
    <style:style style:name="P37" style:family="paragraph" style:parent-style-name="Standard">
      <style:text-properties fo:font-style="normal" officeooo:paragraph-rsid="00644350" style:font-style-asian="normal" style:font-style-complex="normal"/>
    </style:style>
    <style:style style:name="P38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39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0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1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2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5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0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text-properties fo:font-style="normal" officeooo:paragraph-rsid="00939859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6" style:family="paragraph" style:parent-style-name="Standard">
      <style:text-properties fo:font-style="normal" officeooo:paragraph-rsid="00956521" style:font-style-asian="normal" style:font-style-complex="normal"/>
    </style:style>
    <style:style style:name="P57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8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9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1" style:family="paragraph" style:parent-style-name="Standard">
      <style:text-properties fo:font-style="normal" officeooo:rsid="00a1e031" style:font-style-asian="normal" style:font-style-complex="normal"/>
    </style:style>
    <style:style style:name="P62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3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5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7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8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69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2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5" style:family="paragraph" style:parent-style-name="Standard">
      <style:text-properties fo:font-style="normal" officeooo:paragraph-rsid="00c2c999" style:font-style-asian="normal" style:font-style-complex="normal"/>
    </style:style>
    <style:style style:name="P76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8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9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0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1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2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4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5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6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87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8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9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0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1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paragraph-rsid="01148430" style:font-style-asian="normal" style:font-style-complex="normal"/>
    </style:style>
    <style:style style:name="P93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96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7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8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9" style:family="paragraph" style:parent-style-name="Standard">
      <style:text-properties fo:font-style="normal" officeooo:paragraph-rsid="01190d75" style:font-style-asian="normal" style:font-style-complex="normal"/>
    </style:style>
    <style:style style:name="P100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1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2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7" style:family="paragraph" style:parent-style-name="Standard">
      <style:text-properties fo:font-style="normal" officeooo:paragraph-rsid="01305c41" style:font-style-asian="normal" style:font-style-complex="normal"/>
    </style:style>
    <style:style style:name="P108" style:family="paragraph" style:parent-style-name="Standard">
      <style:text-properties fo:font-style="normal" officeooo:paragraph-rsid="01401741" style:font-style-asian="normal" style:font-style-complex="normal"/>
    </style:style>
    <style:style style:name="P109" style:family="paragraph" style:parent-style-name="Standard">
      <style:text-properties fo:font-style="normal" officeooo:paragraph-rsid="01466326" style:font-style-asian="normal" style:font-style-complex="normal"/>
    </style:style>
    <style:style style:name="P110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3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4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5" style:family="paragraph" style:parent-style-name="Standard">
      <style:text-properties fo:font-style="normal" officeooo:paragraph-rsid="01549026" style:font-style-asian="normal" style:font-style-complex="normal"/>
    </style:style>
    <style:style style:name="P116" style:family="paragraph" style:parent-style-name="Standard">
      <style:text-properties fo:font-style="normal" officeooo:paragraph-rsid="01549d31" style:font-style-asian="normal" style:font-style-complex="normal"/>
    </style:style>
    <style:style style:name="P117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134990"/>
    </style:style>
    <style:style style:name="P238" style:family="paragraph" style:parent-style-name="Standard">
      <style:text-properties fo:font-style="italic" style:font-style-asian="italic" style:font-style-complex="italic"/>
    </style:style>
    <style:style style:name="P23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8" style:family="paragraph" style:parent-style-name="Standard">
      <style:text-properties fo:font-style="italic" officeooo:paragraph-rsid="0057ec24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2" style:family="paragraph" style:parent-style-name="Standard">
      <style:text-properties fo:font-style="italic" officeooo:paragraph-rsid="005f2637" style:font-style-asian="italic" style:font-style-complex="italic"/>
    </style:style>
    <style:style style:name="P253" style:family="paragraph" style:parent-style-name="Standard">
      <style:text-properties fo:font-style="italic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7" style:family="paragraph" style:parent-style-name="Standard">
      <style:text-properties fo:font-style="italic" officeooo:paragraph-rsid="00684bfc" style:font-style-asian="italic" style:font-style-complex="italic"/>
    </style:style>
    <style:style style:name="P25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9" style:family="paragraph" style:parent-style-name="Standard">
      <style:text-properties fo:font-style="italic" officeooo:paragraph-rsid="006f66ec" style:font-style-asian="italic" style:font-style-complex="italic"/>
    </style:style>
    <style:style style:name="P260" style:family="paragraph" style:parent-style-name="Standard">
      <style:text-properties fo:font-style="italic" officeooo:paragraph-rsid="0071baff" style:font-style-asian="italic" style:font-style-complex="italic"/>
    </style:style>
    <style:style style:name="P26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4" style:family="paragraph" style:parent-style-name="Standard">
      <style:text-properties fo:font-style="italic" officeooo:paragraph-rsid="00793c0d" style:font-style-asian="italic" style:font-style-complex="italic"/>
    </style:style>
    <style:style style:name="P265" style:family="paragraph" style:parent-style-name="Standard">
      <style:text-properties fo:font-style="italic" officeooo:paragraph-rsid="007b2101" style:font-style-asian="italic" style:font-style-complex="italic"/>
    </style:style>
    <style:style style:name="P266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8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9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0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71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3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4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5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6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7" style:family="paragraph" style:parent-style-name="Standard">
      <style:text-properties fo:font-style="italic" officeooo:paragraph-rsid="008eb3ea" style:font-style-asian="italic" style:font-style-complex="italic"/>
    </style:style>
    <style:style style:name="P278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9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0" style:family="paragraph" style:parent-style-name="Standard">
      <style:text-properties fo:font-style="italic" officeooo:paragraph-rsid="00939859" style:font-style-asian="italic" style:font-style-complex="italic"/>
    </style:style>
    <style:style style:name="P281" style:family="paragraph" style:parent-style-name="Standard">
      <style:text-properties fo:font-style="italic" officeooo:paragraph-rsid="00971224" style:font-style-asian="italic" style:font-style-complex="italic"/>
    </style:style>
    <style:style style:name="P282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3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4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5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6" style:family="paragraph" style:parent-style-name="Standard">
      <style:text-properties fo:font-style="italic" officeooo:paragraph-rsid="00a6f347" style:font-style-asian="italic" style:font-style-complex="italic"/>
    </style:style>
    <style:style style:name="P287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8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9" style:family="paragraph" style:parent-style-name="Standard">
      <style:text-properties fo:font-style="italic" officeooo:paragraph-rsid="00acfb9d" style:font-style-asian="italic" style:font-style-complex="italic"/>
    </style:style>
    <style:style style:name="P290" style:family="paragraph" style:parent-style-name="Standard">
      <style:text-properties fo:font-style="italic" officeooo:paragraph-rsid="00b41267" style:font-style-asian="italic" style:font-style-complex="italic"/>
    </style:style>
    <style:style style:name="P291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92" style:family="paragraph" style:parent-style-name="Standard">
      <style:text-properties fo:font-style="italic" officeooo:paragraph-rsid="00ba819c" style:font-style-asian="italic" style:font-style-complex="italic"/>
    </style:style>
    <style:style style:name="P293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4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5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6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298" style:family="paragraph" style:parent-style-name="Standard">
      <style:text-properties fo:font-style="italic" officeooo:paragraph-rsid="00c2c999" style:font-style-asian="italic" style:font-style-complex="italic"/>
    </style:style>
    <style:style style:name="P299" style:family="paragraph" style:parent-style-name="Standard">
      <style:text-properties fo:font-style="italic" officeooo:paragraph-rsid="00c50878" style:font-style-asian="italic" style:font-style-complex="italic"/>
    </style:style>
    <style:style style:name="P300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01" style:family="paragraph" style:parent-style-name="Standard">
      <style:text-properties fo:font-style="italic" officeooo:paragraph-rsid="00dd44af" style:font-style-asian="italic" style:font-style-complex="italic"/>
    </style:style>
    <style:style style:name="P302" style:family="paragraph" style:parent-style-name="Standard">
      <style:text-properties fo:font-style="italic" officeooo:paragraph-rsid="00f4c6c5" style:font-style-asian="italic" style:font-style-complex="italic"/>
    </style:style>
    <style:style style:name="P303" style:family="paragraph" style:parent-style-name="Standard">
      <style:text-properties fo:font-style="italic" officeooo:paragraph-rsid="00fc67ff" style:font-style-asian="italic" style:font-style-complex="italic"/>
    </style:style>
    <style:style style:name="P304" style:family="paragraph" style:parent-style-name="Standard">
      <style:text-properties fo:font-style="italic" officeooo:paragraph-rsid="00fdd3aa" style:font-style-asian="italic" style:font-style-complex="italic"/>
    </style:style>
    <style:style style:name="P305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6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7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8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9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0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11" style:family="paragraph" style:parent-style-name="Standard">
      <style:text-properties fo:font-style="italic" officeooo:paragraph-rsid="01148430" style:font-style-asian="italic" style:font-style-complex="italic"/>
    </style:style>
    <style:style style:name="P312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3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4" style:family="paragraph" style:parent-style-name="Standard">
      <style:text-properties fo:font-style="italic" officeooo:paragraph-rsid="01190d75" style:font-style-asian="italic" style:font-style-complex="italic"/>
    </style:style>
    <style:style style:name="P315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6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7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8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9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0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21" style:family="paragraph" style:parent-style-name="Standard">
      <style:text-properties fo:font-style="italic" officeooo:paragraph-rsid="01305c41" style:font-style-asian="italic" style:font-style-complex="italic"/>
    </style:style>
    <style:style style:name="P322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3" style:family="paragraph" style:parent-style-name="Standard">
      <style:text-properties fo:font-style="italic" officeooo:paragraph-rsid="01466326" style:font-style-asian="italic" style:font-style-complex="italic"/>
    </style:style>
    <style:style style:name="P324" style:family="paragraph" style:parent-style-name="Standard">
      <style:text-properties fo:font-style="italic" officeooo:paragraph-rsid="014f285e" style:font-style-asian="italic" style:font-style-complex="italic"/>
    </style:style>
    <style:style style:name="P325" style:family="paragraph" style:parent-style-name="Standard">
      <style:text-properties fo:font-style="italic" officeooo:paragraph-rsid="014d6fa3" style:font-style-asian="italic" style:font-style-complex="italic"/>
    </style:style>
    <style:style style:name="P326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7" style:family="paragraph" style:parent-style-name="Standard">
      <style:text-properties fo:font-style="italic" officeooo:paragraph-rsid="01549026" style:font-style-asian="italic" style:font-style-complex="italic"/>
    </style:style>
    <style:style style:name="P328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9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0" style:family="paragraph" style:parent-style-name="Standard">
      <style:text-properties fo:font-style="italic" officeooo:paragraph-rsid="0161b854" style:font-style-asian="italic" style:font-style-complex="italic"/>
    </style:style>
    <style:style style:name="P331" style:family="paragraph" style:parent-style-name="Standard">
      <style:text-properties fo:font-style="italic" officeooo:paragraph-rsid="01bb0dd2" style:font-style-asian="italic" style:font-style-complex="italic"/>
    </style:style>
    <style:style style:name="P332" style:family="paragraph" style:parent-style-name="Standard">
      <style:text-properties fo:font-style="italic" officeooo:paragraph-rsid="002f731d" style:font-style-asian="italic" style:font-style-complex="italic"/>
    </style:style>
    <style:style style:name="P333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4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0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3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4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398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399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0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1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5" style:family="paragraph" style:parent-style-name="Standard">
      <style:text-properties officeooo:paragraph-rsid="00154f37"/>
    </style:style>
    <style:style style:name="P406" style:family="paragraph" style:parent-style-name="Standard">
      <style:text-properties officeooo:paragraph-rsid="00186c3f"/>
    </style:style>
    <style:style style:name="P407" style:family="paragraph" style:parent-style-name="Standard">
      <style:text-properties officeooo:paragraph-rsid="0018e013"/>
    </style:style>
    <style:style style:name="P408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09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0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1" style:family="paragraph" style:parent-style-name="Standard">
      <style:text-properties officeooo:rsid="001c0ef5" officeooo:paragraph-rsid="001c0ef5"/>
    </style:style>
    <style:style style:name="P412" style:family="paragraph" style:parent-style-name="Standard">
      <style:text-properties officeooo:rsid="001c0ef5" officeooo:paragraph-rsid="00819260"/>
    </style:style>
    <style:style style:name="P413" style:family="paragraph" style:parent-style-name="Standard">
      <style:text-properties officeooo:rsid="001c5680" officeooo:paragraph-rsid="001c5680"/>
    </style:style>
    <style:style style:name="P414" style:family="paragraph" style:parent-style-name="Standard">
      <style:paragraph-properties fo:line-height="115%"/>
      <style:text-properties officeooo:rsid="001c5680" officeooo:paragraph-rsid="001c5680"/>
    </style:style>
    <style:style style:name="P415" style:family="paragraph" style:parent-style-name="Standard">
      <style:text-properties officeooo:paragraph-rsid="001c5680"/>
    </style:style>
    <style:style style:name="P416" style:family="paragraph" style:parent-style-name="Standard">
      <style:paragraph-properties fo:line-height="115%"/>
      <style:text-properties officeooo:paragraph-rsid="002ba0e7"/>
    </style:style>
    <style:style style:name="P417" style:family="paragraph" style:parent-style-name="Standard">
      <style:paragraph-properties fo:line-height="115%"/>
      <style:text-properties officeooo:paragraph-rsid="00819260"/>
    </style:style>
    <style:style style:name="P418" style:family="paragraph" style:parent-style-name="Standard">
      <style:paragraph-properties fo:line-height="115%"/>
      <style:text-properties officeooo:paragraph-rsid="0082c116"/>
    </style:style>
    <style:style style:name="P419" style:family="paragraph" style:parent-style-name="Standard">
      <style:paragraph-properties fo:line-height="115%"/>
      <style:text-properties officeooo:paragraph-rsid="008b54df"/>
    </style:style>
    <style:style style:name="P420" style:family="paragraph" style:parent-style-name="Standard">
      <style:paragraph-properties fo:line-height="115%"/>
      <style:text-properties officeooo:paragraph-rsid="00941a11"/>
    </style:style>
    <style:style style:name="P421" style:family="paragraph" style:parent-style-name="Standard">
      <style:paragraph-properties fo:line-height="115%"/>
      <style:text-properties officeooo:paragraph-rsid="009d5b59"/>
    </style:style>
    <style:style style:name="P422" style:family="paragraph" style:parent-style-name="Standard">
      <style:paragraph-properties fo:line-height="115%"/>
      <style:text-properties officeooo:paragraph-rsid="00a8ca1b"/>
    </style:style>
    <style:style style:name="P423" style:family="paragraph" style:parent-style-name="Standard">
      <style:paragraph-properties fo:line-height="115%"/>
      <style:text-properties officeooo:paragraph-rsid="00201bd5"/>
    </style:style>
    <style:style style:name="P424" style:family="paragraph" style:parent-style-name="Standard">
      <style:paragraph-properties fo:line-height="115%"/>
      <style:text-properties officeooo:paragraph-rsid="00f9fdc0"/>
    </style:style>
    <style:style style:name="P425" style:family="paragraph" style:parent-style-name="Standard">
      <style:paragraph-properties fo:line-height="115%"/>
      <style:text-properties officeooo:paragraph-rsid="012e9465"/>
    </style:style>
    <style:style style:name="P426" style:family="paragraph" style:parent-style-name="Standard">
      <style:paragraph-properties fo:line-height="115%"/>
      <style:text-properties officeooo:paragraph-rsid="012edf56"/>
    </style:style>
    <style:style style:name="P427" style:family="paragraph" style:parent-style-name="Standard">
      <style:paragraph-properties fo:line-height="115%"/>
      <style:text-properties officeooo:paragraph-rsid="01305c41"/>
    </style:style>
    <style:style style:name="P428" style:family="paragraph" style:parent-style-name="Standard">
      <style:paragraph-properties fo:line-height="100%"/>
      <style:text-properties officeooo:paragraph-rsid="00201bd5"/>
    </style:style>
    <style:style style:name="P429" style:family="paragraph" style:parent-style-name="Standard">
      <style:paragraph-properties fo:line-height="100%"/>
      <style:text-properties officeooo:paragraph-rsid="005b3d57"/>
    </style:style>
    <style:style style:name="P430" style:family="paragraph" style:parent-style-name="Standard">
      <style:paragraph-properties fo:line-height="100%"/>
      <style:text-properties officeooo:paragraph-rsid="005c5090"/>
    </style:style>
    <style:style style:name="P431" style:family="paragraph" style:parent-style-name="Standard">
      <style:paragraph-properties fo:line-height="100%"/>
      <style:text-properties officeooo:paragraph-rsid="005dfe09"/>
    </style:style>
    <style:style style:name="P432" style:family="paragraph" style:parent-style-name="Standard">
      <style:paragraph-properties fo:line-height="100%"/>
      <style:text-properties officeooo:paragraph-rsid="00bdd473"/>
    </style:style>
    <style:style style:name="P433" style:family="paragraph" style:parent-style-name="Standard">
      <style:paragraph-properties fo:line-height="100%"/>
      <style:text-properties officeooo:paragraph-rsid="01148430"/>
    </style:style>
    <style:style style:name="P434" style:family="paragraph" style:parent-style-name="Standard">
      <style:paragraph-properties fo:line-height="100%"/>
      <style:text-properties officeooo:paragraph-rsid="013b189d"/>
    </style:style>
    <style:style style:name="P435" style:family="paragraph" style:parent-style-name="Standard">
      <style:paragraph-properties fo:line-height="100%"/>
      <style:text-properties officeooo:paragraph-rsid="013c5706"/>
    </style:style>
    <style:style style:name="P436" style:family="paragraph" style:parent-style-name="Standard">
      <style:paragraph-properties fo:line-height="100%"/>
      <style:text-properties officeooo:paragraph-rsid="0128c6e8"/>
    </style:style>
    <style:style style:name="P437" style:family="paragraph" style:parent-style-name="Standard">
      <style:paragraph-properties fo:line-height="100%"/>
      <style:text-properties officeooo:paragraph-rsid="012cecd7"/>
    </style:style>
    <style:style style:name="P438" style:family="paragraph" style:parent-style-name="Standard">
      <style:paragraph-properties fo:line-height="100%"/>
      <style:text-properties officeooo:paragraph-rsid="01459f86"/>
    </style:style>
    <style:style style:name="P439" style:family="paragraph" style:parent-style-name="Standard">
      <style:text-properties officeooo:paragraph-rsid="001e2fb9"/>
    </style:style>
    <style:style style:name="P440" style:family="paragraph" style:parent-style-name="Standard">
      <style:text-properties officeooo:paragraph-rsid="00201bd5"/>
    </style:style>
    <style:style style:name="P441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2" style:family="paragraph" style:parent-style-name="Standard">
      <style:text-properties officeooo:paragraph-rsid="0023a424"/>
    </style:style>
    <style:style style:name="P443" style:family="paragraph" style:parent-style-name="Standard">
      <style:text-properties officeooo:paragraph-rsid="00254a2e"/>
    </style:style>
    <style:style style:name="P444" style:family="paragraph" style:parent-style-name="Standard">
      <style:text-properties officeooo:paragraph-rsid="0029f907"/>
    </style:style>
    <style:style style:name="P445" style:family="paragraph" style:parent-style-name="Standard">
      <style:text-properties officeooo:rsid="00beb82f" officeooo:paragraph-rsid="005b3d57"/>
    </style:style>
    <style:style style:name="P446" style:family="paragraph" style:parent-style-name="Standard">
      <style:text-properties officeooo:rsid="00d9c9e4" officeooo:paragraph-rsid="00316632"/>
    </style:style>
    <style:style style:name="P447" style:family="paragraph" style:parent-style-name="Standard">
      <style:text-properties officeooo:paragraph-rsid="00316632"/>
    </style:style>
    <style:style style:name="P448" style:family="paragraph" style:parent-style-name="Standard">
      <style:text-properties officeooo:paragraph-rsid="003523e3"/>
    </style:style>
    <style:style style:name="P449" style:family="paragraph" style:parent-style-name="Standard">
      <style:text-properties style:use-window-font-color="true"/>
    </style:style>
    <style:style style:name="P450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1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6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0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1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06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07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08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09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4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5" style:family="paragraph" style:parent-style-name="Standard">
      <style:text-properties style:use-window-font-color="true" officeooo:rsid="007d92ff" officeooo:paragraph-rsid="007d92ff"/>
    </style:style>
    <style:style style:name="P516" style:family="paragraph" style:parent-style-name="Standard">
      <style:text-properties style:use-window-font-color="true" officeooo:paragraph-rsid="007d92ff"/>
    </style:style>
    <style:style style:name="P517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18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19" style:family="paragraph" style:parent-style-name="Standard">
      <style:text-properties officeooo:paragraph-rsid="003c1931"/>
    </style:style>
    <style:style style:name="P520" style:family="paragraph" style:parent-style-name="Standard">
      <style:text-properties officeooo:paragraph-rsid="003fcbcf"/>
    </style:style>
    <style:style style:name="P521" style:family="paragraph" style:parent-style-name="Standard">
      <style:text-properties officeooo:paragraph-rsid="00432526"/>
    </style:style>
    <style:style style:name="P522" style:family="paragraph" style:parent-style-name="Standard">
      <style:text-properties officeooo:paragraph-rsid="004566c5"/>
    </style:style>
    <style:style style:name="P523" style:family="paragraph" style:parent-style-name="Standard">
      <style:text-properties officeooo:paragraph-rsid="004b8029"/>
    </style:style>
    <style:style style:name="P524" style:family="paragraph" style:parent-style-name="Standard">
      <style:text-properties officeooo:paragraph-rsid="0050b57f"/>
    </style:style>
    <style:style style:name="P525" style:family="paragraph" style:parent-style-name="Standard">
      <style:text-properties officeooo:rsid="00523bf9" officeooo:paragraph-rsid="00523bf9"/>
    </style:style>
    <style:style style:name="P526" style:family="paragraph" style:parent-style-name="Standard">
      <style:text-properties officeooo:paragraph-rsid="0055a125"/>
    </style:style>
    <style:style style:name="P527" style:family="paragraph" style:parent-style-name="Standard">
      <style:text-properties officeooo:paragraph-rsid="00572cb0"/>
    </style:style>
    <style:style style:name="P528" style:family="paragraph" style:parent-style-name="Standard">
      <style:text-properties officeooo:paragraph-rsid="005c5090"/>
    </style:style>
    <style:style style:name="P529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0" style:family="paragraph" style:parent-style-name="Standard">
      <style:text-properties fo:font-weight="bold" style:font-weight-asian="bold" style:font-weight-complex="bold"/>
    </style:style>
    <style:style style:name="P531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2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3" style:family="paragraph" style:parent-style-name="Standard">
      <style:text-properties fo:font-weight="bold" officeooo:paragraph-rsid="012e9465" style:font-weight-asian="bold" style:font-weight-complex="bold"/>
    </style:style>
    <style:style style:name="P534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5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6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7" style:family="paragraph" style:parent-style-name="Standard">
      <style:text-properties officeooo:rsid="001e2fb9" officeooo:paragraph-rsid="001e2fb9"/>
    </style:style>
    <style:style style:name="P538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39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0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1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42" style:family="paragraph" style:parent-style-name="Standard">
      <style:text-properties officeooo:paragraph-rsid="005f2637"/>
    </style:style>
    <style:style style:name="P543" style:family="paragraph" style:parent-style-name="Standard">
      <style:text-properties officeooo:rsid="005fb5cb" officeooo:paragraph-rsid="005fb5cb"/>
    </style:style>
    <style:style style:name="P544" style:family="paragraph" style:parent-style-name="Standard">
      <style:text-properties officeooo:paragraph-rsid="00607814"/>
    </style:style>
    <style:style style:name="P545" style:family="paragraph" style:parent-style-name="Standard">
      <style:text-properties officeooo:paragraph-rsid="0063f681"/>
    </style:style>
    <style:style style:name="P546" style:family="paragraph" style:parent-style-name="Standard">
      <style:text-properties officeooo:rsid="00644350" officeooo:paragraph-rsid="00644350"/>
    </style:style>
    <style:style style:name="P547" style:family="paragraph" style:parent-style-name="Standard">
      <style:text-properties officeooo:paragraph-rsid="00644350"/>
    </style:style>
    <style:style style:name="P548" style:family="paragraph" style:parent-style-name="Standard">
      <style:text-properties officeooo:paragraph-rsid="006579dd"/>
    </style:style>
    <style:style style:name="P549" style:family="paragraph" style:parent-style-name="Standard">
      <style:text-properties officeooo:paragraph-rsid="0066c57e"/>
    </style:style>
    <style:style style:name="P550" style:family="paragraph" style:parent-style-name="Standard">
      <style:text-properties officeooo:paragraph-rsid="0069643a"/>
    </style:style>
    <style:style style:name="P551" style:family="paragraph" style:parent-style-name="Standard">
      <style:text-properties officeooo:rsid="006f66ec" officeooo:paragraph-rsid="006f66ec"/>
    </style:style>
    <style:style style:name="P552" style:family="paragraph" style:parent-style-name="Standard">
      <style:text-properties officeooo:paragraph-rsid="006f66ec"/>
    </style:style>
    <style:style style:name="P553" style:family="paragraph" style:parent-style-name="Standard">
      <style:text-properties officeooo:paragraph-rsid="0071baff"/>
    </style:style>
    <style:style style:name="P554" style:family="paragraph" style:parent-style-name="Standard">
      <style:text-properties officeooo:rsid="0072cdc4" officeooo:paragraph-rsid="00751d17"/>
    </style:style>
    <style:style style:name="P555" style:family="paragraph" style:parent-style-name="Standard">
      <style:text-properties officeooo:paragraph-rsid="00751d17"/>
    </style:style>
    <style:style style:name="P556" style:family="paragraph" style:parent-style-name="Standard">
      <style:text-properties officeooo:rsid="00793c0d" officeooo:paragraph-rsid="007b2101"/>
    </style:style>
    <style:style style:name="P557" style:family="paragraph" style:parent-style-name="Standard">
      <style:text-properties officeooo:paragraph-rsid="00793c0d"/>
    </style:style>
    <style:style style:name="P558" style:family="paragraph" style:parent-style-name="Standard">
      <style:text-properties officeooo:paragraph-rsid="007b2101"/>
    </style:style>
    <style:style style:name="P559" style:family="paragraph" style:parent-style-name="Standard">
      <style:text-properties officeooo:rsid="007d92ff" officeooo:paragraph-rsid="007d92ff"/>
    </style:style>
    <style:style style:name="P560" style:family="paragraph" style:parent-style-name="Standard">
      <style:text-properties officeooo:paragraph-rsid="007d92ff"/>
    </style:style>
    <style:style style:name="P561" style:family="paragraph" style:parent-style-name="Standard">
      <style:text-properties officeooo:paragraph-rsid="0053faec"/>
    </style:style>
    <style:style style:name="P562" style:family="paragraph" style:parent-style-name="Standard">
      <style:text-properties officeooo:paragraph-rsid="008478a0"/>
    </style:style>
    <style:style style:name="P563" style:family="paragraph" style:parent-style-name="Standard">
      <style:text-properties officeooo:paragraph-rsid="008eeb87"/>
    </style:style>
    <style:style style:name="P564" style:family="paragraph" style:parent-style-name="Standard">
      <style:text-properties officeooo:paragraph-rsid="00905987"/>
    </style:style>
    <style:style style:name="P565" style:family="paragraph" style:parent-style-name="Standard">
      <style:text-properties officeooo:paragraph-rsid="00939859"/>
    </style:style>
    <style:style style:name="P566" style:family="paragraph" style:parent-style-name="Standard">
      <style:text-properties officeooo:paragraph-rsid="0097dc17"/>
    </style:style>
    <style:style style:name="P567" style:family="paragraph" style:parent-style-name="Standard">
      <style:text-properties officeooo:rsid="009d5b59" officeooo:paragraph-rsid="009d5b59"/>
    </style:style>
    <style:style style:name="P568" style:family="paragraph" style:parent-style-name="Standard">
      <style:text-properties officeooo:rsid="009d5b59" officeooo:paragraph-rsid="009ec4fc"/>
    </style:style>
    <style:style style:name="P569" style:family="paragraph" style:parent-style-name="Standard">
      <style:text-properties officeooo:paragraph-rsid="009d5b59"/>
    </style:style>
    <style:style style:name="P570" style:family="paragraph" style:parent-style-name="Standard">
      <style:text-properties officeooo:paragraph-rsid="009ec4fc"/>
    </style:style>
    <style:style style:name="P571" style:family="paragraph" style:parent-style-name="Standard">
      <style:text-properties officeooo:paragraph-rsid="009f187e"/>
    </style:style>
    <style:style style:name="P572" style:family="paragraph" style:parent-style-name="Standard">
      <style:text-properties officeooo:paragraph-rsid="007fd79d"/>
    </style:style>
    <style:style style:name="P573" style:family="paragraph" style:parent-style-name="Standard">
      <style:text-properties officeooo:paragraph-rsid="00a1d04f"/>
    </style:style>
    <style:style style:name="P574" style:family="paragraph" style:parent-style-name="Standard">
      <style:text-properties officeooo:rsid="00a6f347" officeooo:paragraph-rsid="00a6f347"/>
    </style:style>
    <style:style style:name="P575" style:family="paragraph" style:parent-style-name="Standard">
      <style:text-properties officeooo:paragraph-rsid="00aa7e9e"/>
    </style:style>
    <style:style style:name="P576" style:family="paragraph" style:parent-style-name="Standard">
      <style:text-properties officeooo:paragraph-rsid="00acfb9d"/>
    </style:style>
    <style:style style:name="P577" style:family="paragraph" style:parent-style-name="Standard">
      <style:text-properties officeooo:paragraph-rsid="00a1e031"/>
    </style:style>
    <style:style style:name="P578" style:family="paragraph" style:parent-style-name="Standard">
      <style:text-properties officeooo:paragraph-rsid="00635f1a"/>
    </style:style>
    <style:style style:name="P579" style:family="paragraph" style:parent-style-name="Standard">
      <style:text-properties officeooo:paragraph-rsid="00ba819c"/>
    </style:style>
    <style:style style:name="P580" style:family="paragraph" style:parent-style-name="Standard">
      <style:paragraph-properties fo:line-height="100%"/>
      <style:text-properties officeooo:rsid="00ba819c" officeooo:paragraph-rsid="00c12d1c"/>
    </style:style>
    <style:style style:name="P581" style:family="paragraph" style:parent-style-name="Standard">
      <style:text-properties officeooo:paragraph-rsid="00bc5e43"/>
    </style:style>
    <style:style style:name="P582" style:family="paragraph" style:parent-style-name="Standard">
      <style:text-properties officeooo:paragraph-rsid="00c50878"/>
    </style:style>
    <style:style style:name="P583" style:family="paragraph" style:parent-style-name="Standard">
      <style:text-properties officeooo:paragraph-rsid="00c7021f"/>
    </style:style>
    <style:style style:name="P584" style:family="paragraph" style:parent-style-name="Standard">
      <style:text-properties officeooo:paragraph-rsid="00c88326"/>
    </style:style>
    <style:style style:name="P585" style:family="paragraph" style:parent-style-name="Standard">
      <style:text-properties officeooo:paragraph-rsid="00af3424"/>
    </style:style>
    <style:style style:name="P586" style:family="paragraph" style:parent-style-name="Standard">
      <style:text-properties officeooo:paragraph-rsid="00cfa052"/>
    </style:style>
    <style:style style:name="P587" style:family="paragraph" style:parent-style-name="Standard">
      <style:text-properties officeooo:paragraph-rsid="00d63bc5"/>
    </style:style>
    <style:style style:name="P588" style:family="paragraph" style:parent-style-name="Standard">
      <style:text-properties officeooo:paragraph-rsid="00d833d3"/>
    </style:style>
    <style:style style:name="P589" style:family="paragraph" style:parent-style-name="Standard">
      <style:text-properties officeooo:paragraph-rsid="00dd44af"/>
    </style:style>
    <style:style style:name="P590" style:family="paragraph" style:parent-style-name="Standard">
      <style:text-properties officeooo:paragraph-rsid="00e1ae30"/>
    </style:style>
    <style:style style:name="P591" style:family="paragraph" style:parent-style-name="Standard">
      <style:text-properties officeooo:paragraph-rsid="00e56ddc"/>
    </style:style>
    <style:style style:name="P592" style:family="paragraph" style:parent-style-name="Standard">
      <style:text-properties officeooo:paragraph-rsid="00e6e228"/>
    </style:style>
    <style:style style:name="P593" style:family="paragraph" style:parent-style-name="Standard">
      <style:text-properties officeooo:paragraph-rsid="00e9938e"/>
    </style:style>
    <style:style style:name="P594" style:family="paragraph" style:parent-style-name="Standard">
      <style:text-properties officeooo:paragraph-rsid="00eb49f4"/>
    </style:style>
    <style:style style:name="P595" style:family="paragraph" style:parent-style-name="Standard">
      <style:text-properties officeooo:paragraph-rsid="00f4c6c5"/>
    </style:style>
    <style:style style:name="P596" style:family="paragraph" style:parent-style-name="Standard">
      <style:text-properties officeooo:rsid="00f4c6c5" officeooo:paragraph-rsid="00f4c6c5"/>
    </style:style>
    <style:style style:name="P597" style:family="paragraph" style:parent-style-name="Standard">
      <style:text-properties officeooo:rsid="00f68ffb" officeooo:paragraph-rsid="00f68ffb"/>
    </style:style>
    <style:style style:name="P598" style:family="paragraph" style:parent-style-name="Standard">
      <style:text-properties officeooo:paragraph-rsid="00f9fdc0"/>
    </style:style>
    <style:style style:name="P599" style:family="paragraph" style:parent-style-name="Standard">
      <style:text-properties officeooo:paragraph-rsid="00fb5f7f"/>
    </style:style>
    <style:style style:name="P600" style:family="paragraph" style:parent-style-name="Standard">
      <style:text-properties officeooo:paragraph-rsid="00fc67ff"/>
    </style:style>
    <style:style style:name="P601" style:family="paragraph" style:parent-style-name="Standard">
      <style:text-properties officeooo:paragraph-rsid="00fdd6a8"/>
    </style:style>
    <style:style style:name="P602" style:family="paragraph" style:parent-style-name="Standard">
      <style:text-properties officeooo:rsid="010639c7" officeooo:paragraph-rsid="01078b3d"/>
    </style:style>
    <style:style style:name="P603" style:family="paragraph" style:parent-style-name="Standard">
      <style:text-properties officeooo:rsid="010639c7" officeooo:paragraph-rsid="01078ca1"/>
    </style:style>
    <style:style style:name="P604" style:family="paragraph" style:parent-style-name="Standard">
      <style:text-properties officeooo:paragraph-rsid="010639c7"/>
    </style:style>
    <style:style style:name="P605" style:family="paragraph" style:parent-style-name="Standard">
      <style:text-properties officeooo:paragraph-rsid="010c3ac9"/>
    </style:style>
    <style:style style:name="P606" style:family="paragraph" style:parent-style-name="Standard">
      <style:text-properties officeooo:paragraph-rsid="010f5523"/>
    </style:style>
    <style:style style:name="P607" style:family="paragraph" style:parent-style-name="Standard">
      <style:text-properties officeooo:paragraph-rsid="010ff277"/>
    </style:style>
    <style:style style:name="P608" style:family="paragraph" style:parent-style-name="Standard">
      <style:text-properties officeooo:paragraph-rsid="0111d037"/>
    </style:style>
    <style:style style:name="P609" style:family="paragraph" style:parent-style-name="Standard">
      <style:text-properties officeooo:paragraph-rsid="01148430"/>
    </style:style>
    <style:style style:name="P610" style:family="paragraph" style:parent-style-name="Standard">
      <style:text-properties officeooo:paragraph-rsid="01190d75"/>
    </style:style>
    <style:style style:name="P611" style:family="paragraph" style:parent-style-name="Standard">
      <style:text-properties officeooo:rsid="011e7671" officeooo:paragraph-rsid="011e7671"/>
    </style:style>
    <style:style style:name="P612" style:family="paragraph" style:parent-style-name="Standard">
      <style:text-properties officeooo:paragraph-rsid="011e7671"/>
    </style:style>
    <style:style style:name="P613" style:family="paragraph" style:parent-style-name="Standard">
      <style:text-properties officeooo:paragraph-rsid="01206a6e"/>
    </style:style>
    <style:style style:name="P614" style:family="paragraph" style:parent-style-name="Standard">
      <style:text-properties officeooo:paragraph-rsid="008c034a"/>
    </style:style>
    <style:style style:name="P615" style:family="paragraph" style:parent-style-name="Standard">
      <style:text-properties officeooo:paragraph-rsid="012b24b3"/>
    </style:style>
    <style:style style:name="P616" style:family="paragraph" style:parent-style-name="Standard">
      <style:text-properties officeooo:paragraph-rsid="012e9465"/>
    </style:style>
    <style:style style:name="P617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18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19" style:family="paragraph" style:parent-style-name="Standard">
      <style:text-properties officeooo:paragraph-rsid="01401741"/>
    </style:style>
    <style:style style:name="P620" style:family="paragraph" style:parent-style-name="Standard">
      <style:text-properties officeooo:paragraph-rsid="01466326"/>
    </style:style>
    <style:style style:name="P621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>
      <style:text-properties officeooo:paragraph-rsid="00d459e3"/>
    </style:style>
    <style:style style:name="P623" style:family="paragraph" style:parent-style-name="Standard">
      <style:text-properties officeooo:paragraph-rsid="0149fc19"/>
    </style:style>
    <style:style style:name="P624" style:family="paragraph" style:parent-style-name="Standard">
      <style:text-properties officeooo:paragraph-rsid="01078ca1"/>
    </style:style>
    <style:style style:name="P625" style:family="paragraph" style:parent-style-name="Standard">
      <style:text-properties officeooo:paragraph-rsid="014be95f"/>
    </style:style>
    <style:style style:name="P626" style:family="paragraph" style:parent-style-name="Standard">
      <style:text-properties officeooo:rsid="01528202" officeooo:paragraph-rsid="016331b0"/>
    </style:style>
    <style:style style:name="P627" style:family="paragraph" style:parent-style-name="Standard">
      <style:text-properties officeooo:paragraph-rsid="01549026"/>
    </style:style>
    <style:style style:name="P628" style:family="paragraph" style:parent-style-name="Standard">
      <style:text-properties officeooo:paragraph-rsid="015882c3"/>
    </style:style>
    <style:style style:name="P629" style:family="paragraph" style:parent-style-name="Standard">
      <style:text-properties officeooo:paragraph-rsid="015ee267"/>
    </style:style>
    <style:style style:name="P630" style:family="paragraph" style:parent-style-name="Standard">
      <style:text-properties officeooo:paragraph-rsid="01604964"/>
    </style:style>
    <style:style style:name="P631" style:family="paragraph" style:parent-style-name="Standard">
      <style:text-properties officeooo:paragraph-rsid="016331b0"/>
    </style:style>
    <style:style style:name="P632" style:family="paragraph" style:parent-style-name="Standard">
      <style:paragraph-properties fo:line-height="150%"/>
      <style:text-properties officeooo:paragraph-rsid="0166b397"/>
    </style:style>
    <style:style style:name="P633" style:family="paragraph" style:parent-style-name="Standard">
      <style:text-properties officeooo:paragraph-rsid="01770822"/>
    </style:style>
    <style:style style:name="P634" style:family="paragraph" style:parent-style-name="Standard">
      <style:text-properties officeooo:paragraph-rsid="0179bfd9"/>
    </style:style>
    <style:style style:name="P635" style:family="paragraph" style:parent-style-name="Standard">
      <style:text-properties officeooo:paragraph-rsid="0193a3a5"/>
    </style:style>
    <style:style style:name="P636" style:family="paragraph" style:parent-style-name="Standard">
      <style:text-properties officeooo:paragraph-rsid="0066b31e"/>
    </style:style>
    <style:style style:name="P637" style:family="paragraph" style:parent-style-name="Standard">
      <style:text-properties officeooo:paragraph-rsid="019c0acb"/>
    </style:style>
    <style:style style:name="P638" style:family="paragraph" style:parent-style-name="Standard">
      <style:text-properties officeooo:paragraph-rsid="009ff1c7"/>
    </style:style>
    <style:style style:name="P639" style:family="paragraph" style:parent-style-name="Standard">
      <style:text-properties officeooo:paragraph-rsid="01bb0dd2"/>
    </style:style>
    <style:style style:name="P640" style:family="paragraph" style:parent-style-name="Standard">
      <style:text-properties officeooo:paragraph-rsid="01459f86"/>
    </style:style>
    <style:style style:name="P641" style:family="paragraph" style:parent-style-name="Standard">
      <style:text-properties officeooo:paragraph-rsid="00ec9cc0"/>
    </style:style>
    <style:style style:name="P642" style:family="paragraph" style:parent-style-name="Standard">
      <style:text-properties officeooo:paragraph-rsid="01ce0a79"/>
    </style:style>
    <style:style style:name="P643" style:family="paragraph" style:parent-style-name="Standard">
      <style:text-properties officeooo:paragraph-rsid="01d4bd22"/>
    </style:style>
    <style:style style:name="P644" style:family="paragraph" style:parent-style-name="Standard">
      <style:text-properties officeooo:paragraph-rsid="01e3ce58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3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break-before="page"/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50%" fo:break-before="page"/>
      <style:text-properties officeooo:paragraph-rsid="0166b397"/>
    </style:style>
    <style:style style:name="P676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7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8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0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9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0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3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4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5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6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07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08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09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10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1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2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3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66eeab0" officeooo:paragraph-rsid="0169df86"/>
    </style:style>
    <style:style style:name="P716" style:family="paragraph" style:parent-style-name="Table_20_Contents">
      <style:paragraph-properties fo:line-height="10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17" style:family="paragraph" style:parent-style-name="Table_20_Contents">
      <style:paragraph-properties fo:line-height="15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18" style:family="paragraph" style:parent-style-name="Standard" style:list-style-name="L1">
      <style:text-properties officeooo:paragraph-rsid="001c5680"/>
    </style:style>
    <style:style style:name="P719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0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1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22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3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4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5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6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8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9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0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2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3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4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5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6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7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8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9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0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1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2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3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4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5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6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7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8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9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0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1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2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3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4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5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6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7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8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9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60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1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2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3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64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65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66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67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68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69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0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1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2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3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4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75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6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7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8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9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0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1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4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5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86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87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88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89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0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1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792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793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794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795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796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797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798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799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0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1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2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03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04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05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06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07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809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10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1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2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3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4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15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16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17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8" style:family="paragraph" style:parent-style-name="Standard" style:list-style-name="L66">
      <style:text-properties style:use-window-font-color="true" style:text-line-through-style="solid" style:text-line-through-type="singl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9" style:family="paragraph" style:parent-style-name="Standard">
      <style:text-properties style:use-window-font-color="true" officeooo:paragraph-rsid="01e91824"/>
    </style:style>
    <style:style style:name="P820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821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822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82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824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827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828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2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830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831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832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33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834" style:family="paragraph" style:parent-style-name="Standard">
      <style:text-properties fo:font-style="normal" officeooo:paragraph-rsid="0116abfa" style:font-style-asian="normal" style:font-style-complex="normal"/>
    </style:style>
    <style:style style:name="P835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36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837" style:family="paragraph" style:parent-style-name="Standard">
      <style:text-properties fo:font-style="normal" officeooo:paragraph-rsid="00793c0d" style:font-style-asian="normal" style:font-style-complex="normal"/>
    </style:style>
    <style:style style:name="P838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9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840" style:family="paragraph" style:parent-style-name="Standard" style:list-style-name="L29">
      <style:text-properties officeooo:paragraph-rsid="00a8ca1b"/>
    </style:style>
    <style:style style:name="P841" style:family="paragraph" style:parent-style-name="Standard" style:list-style-name="L38">
      <style:text-properties officeooo:paragraph-rsid="00f9fdc0"/>
    </style:style>
    <style:style style:name="P842" style:family="paragraph" style:parent-style-name="Standard" style:list-style-name="L63">
      <style:text-properties officeooo:paragraph-rsid="013e50cb"/>
    </style:style>
    <style:style style:name="P843" style:family="paragraph" style:parent-style-name="Standard" style:list-style-name="L63">
      <style:text-properties officeooo:paragraph-rsid="01401741"/>
    </style:style>
    <style:style style:name="P844" style:family="paragraph" style:parent-style-name="Standard" style:list-style-name="L63">
      <style:text-properties officeooo:paragraph-rsid="013db3b4"/>
    </style:style>
    <style:style style:name="P845" style:family="paragraph" style:parent-style-name="Standard" style:list-style-name="L68">
      <style:text-properties officeooo:paragraph-rsid="0161b854"/>
    </style:style>
    <style:style style:name="P846" style:family="paragraph" style:parent-style-name="Standard" style:list-style-name="L68">
      <style:text-properties officeooo:rsid="01adadd2" officeooo:paragraph-rsid="01adadd2"/>
    </style:style>
    <style:style style:name="P847" style:family="paragraph" style:parent-style-name="Standard">
      <style:text-properties officeooo:rsid="00793c0d" officeooo:paragraph-rsid="00793c0d"/>
    </style:style>
    <style:style style:name="P848" style:family="paragraph" style:parent-style-name="Standard">
      <style:text-properties officeooo:rsid="007d92ff" officeooo:paragraph-rsid="007d92ff"/>
    </style:style>
    <style:style style:name="P849" style:family="paragraph" style:parent-style-name="Standard">
      <style:text-properties officeooo:paragraph-rsid="00d833d3"/>
    </style:style>
    <style:style style:name="P850" style:family="paragraph" style:parent-style-name="Standard">
      <style:text-properties officeooo:paragraph-rsid="01ce0a79"/>
    </style:style>
    <style:style style:name="P851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852" style:family="paragraph" style:parent-style-name="Standard">
      <style:text-properties officeooo:paragraph-rsid="010ab710"/>
    </style:style>
    <style:style style:name="P853" style:family="paragraph" style:parent-style-name="Standard">
      <style:paragraph-properties fo:line-height="115%"/>
      <style:text-properties officeooo:paragraph-rsid="0082c116"/>
    </style:style>
    <style:style style:name="P854" style:family="paragraph" style:parent-style-name="Standard">
      <style:text-properties officeooo:paragraph-rsid="010ff277"/>
    </style:style>
    <style:style style:name="P855" style:family="paragraph" style:parent-style-name="Standard">
      <style:text-properties officeooo:paragraph-rsid="01e7bb27"/>
    </style:style>
    <style:style style:name="P856" style:family="paragraph" style:parent-style-name="Standard">
      <style:text-properties officeooo:paragraph-rsid="01bb0dd2"/>
    </style:style>
    <style:style style:name="P857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858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859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860" style:family="paragraph" style:parent-style-name="Standard">
      <style:paragraph-properties fo:break-before="page"/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86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break-before="page"/>
      <style:text-properties fo:font-weight="bold" officeooo:rsid="00eb0dd5" officeooo:paragraph-rsid="00eb0dd5" style:font-weight-asian="bold" style:font-weight-complex="bold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style:font-style-asian="italic" style:font-style-complex="italic"/>
    </style:style>
    <style:style style:name="T117" style:family="text">
      <style:text-properties fo:font-style="italic" style:text-underline-style="none" officeooo:rsid="010f422a" style:font-style-asian="italic" style:font-style-complex="italic"/>
    </style:style>
    <style:style style:name="T118" style:family="text">
      <style:text-properties fo:font-style="italic" style:text-underline-style="none" officeooo:rsid="004caf23" style:font-style-asian="italic" style:font-style-complex="italic"/>
    </style:style>
    <style:style style:name="T11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9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0" style:family="text">
      <style:text-properties officeooo:rsid="0010e9b7"/>
    </style:style>
    <style:style style:name="T141" style:family="text">
      <style:text-properties fo:color="#ff0000"/>
    </style:style>
    <style:style style:name="T142" style:family="text">
      <style:text-properties fo:color="#ff0000" fo:font-style="italic" officeooo:rsid="0011b025" style:font-style-asian="italic" style:font-style-complex="italic"/>
    </style:style>
    <style:style style:name="T143" style:family="text">
      <style:text-properties fo:color="#ff0000" fo:font-style="italic" officeooo:rsid="00186c3f" style:font-style-asian="italic" style:font-style-complex="italic"/>
    </style:style>
    <style:style style:name="T144" style:family="text">
      <style:text-properties fo:color="#ff0000" officeooo:rsid="0013daba"/>
    </style:style>
    <style:style style:name="T145" style:family="text">
      <style:text-properties fo:color="#ff0000" officeooo:rsid="00186c3f"/>
    </style:style>
    <style:style style:name="T146" style:family="text">
      <style:text-properties fo:color="#ff0000" officeooo:rsid="00acfb9d"/>
    </style:style>
    <style:style style:name="T147" style:family="text">
      <style:text-properties fo:color="#ff0000" fo:font-weight="normal" style:font-weight-asian="normal" style:font-weight-complex="normal"/>
    </style:style>
    <style:style style:name="T148" style:family="text">
      <style:text-properties fo:color="#ff0000" fo:font-weight="normal" officeooo:rsid="014d6fa3" style:font-weight-asian="normal" style:font-weight-complex="normal"/>
    </style:style>
    <style:style style:name="T149" style:family="text">
      <style:text-properties fo:color="#ff0000" fo:font-weight="normal" officeooo:rsid="0151b86d" style:font-weight-asian="normal" style:font-weight-complex="normal"/>
    </style:style>
    <style:style style:name="T150" style:family="text">
      <style:text-properties fo:color="#0000ff"/>
    </style:style>
    <style:style style:name="T151" style:family="text">
      <style:text-properties fo:color="#0000ff" fo:font-style="italic" officeooo:rsid="0011b025" style:font-style-asian="italic" style:font-style-complex="italic"/>
    </style:style>
    <style:style style:name="T152" style:family="text">
      <style:text-properties fo:color="#0000ff" fo:font-style="italic" officeooo:rsid="0013daba" style:font-style-asian="italic" style:font-style-complex="italic"/>
    </style:style>
    <style:style style:name="T153" style:family="text">
      <style:text-properties fo:color="#0000ff" fo:font-style="italic" officeooo:rsid="00186c3f" style:font-style-asian="italic" style:font-style-complex="italic"/>
    </style:style>
    <style:style style:name="T154" style:family="text">
      <style:text-properties fo:color="#0000ff" fo:font-style="italic" officeooo:rsid="0012a0dc" style:font-style-asian="italic" style:font-style-complex="italic"/>
    </style:style>
    <style:style style:name="T155" style:family="text">
      <style:text-properties fo:color="#0000ff" fo:font-style="italic" officeooo:rsid="009f187e" style:font-style-asian="italic" style:font-style-complex="italic"/>
    </style:style>
    <style:style style:name="T156" style:family="text">
      <style:text-properties fo:color="#0000ff" officeooo:rsid="0013daba"/>
    </style:style>
    <style:style style:name="T157" style:family="text">
      <style:text-properties fo:color="#0000ff" officeooo:rsid="00186c3f"/>
    </style:style>
    <style:style style:name="T158" style:family="text">
      <style:text-properties fo:color="#0000ff" fo:background-color="transparent" loext:char-shading-value="0"/>
    </style:style>
    <style:style style:name="T159" style:family="text">
      <style:text-properties fo:color="#0000ff" officeooo:rsid="00acfb9d"/>
    </style:style>
    <style:style style:name="T160" style:family="text">
      <style:text-properties fo:color="#0000ff" fo:font-weight="normal" style:font-weight-asian="normal" style:font-weight-complex="normal"/>
    </style:style>
    <style:style style:name="T161" style:family="text">
      <style:text-properties fo:color="#0000ff" fo:font-weight="normal" officeooo:rsid="014d6fa3" style:font-weight-asian="normal" style:font-weight-complex="normal"/>
    </style:style>
    <style:style style:name="T162" style:family="text">
      <style:text-properties fo:color="#0000ff" fo:font-weight="normal" officeooo:rsid="0151b86d" style:font-weight-asian="normal" style:font-weight-complex="normal"/>
    </style:style>
    <style:style style:name="T163" style:family="text">
      <style:text-properties fo:color="#008000"/>
    </style:style>
    <style:style style:name="T164" style:family="text">
      <style:text-properties fo:color="#008000" fo:font-style="italic" style:font-style-asian="italic" style:font-style-complex="italic"/>
    </style:style>
    <style:style style:name="T165" style:family="text">
      <style:text-properties fo:color="#008000" fo:font-style="italic" officeooo:rsid="0011b025" style:font-style-asian="italic" style:font-style-complex="italic"/>
    </style:style>
    <style:style style:name="T166" style:family="text">
      <style:text-properties fo:color="#008000" fo:font-style="italic" officeooo:rsid="0013daba" style:font-style-asian="italic" style:font-style-complex="italic"/>
    </style:style>
    <style:style style:name="T167" style:family="text">
      <style:text-properties fo:color="#008000" fo:font-style="italic" officeooo:rsid="009f187e" style:font-style-asian="italic" style:font-style-complex="italic"/>
    </style:style>
    <style:style style:name="T168" style:family="text">
      <style:text-properties fo:color="#008000" officeooo:rsid="0013daba"/>
    </style:style>
    <style:style style:name="T169" style:family="text">
      <style:text-properties fo:color="#008000" officeooo:rsid="00acfb9d"/>
    </style:style>
    <style:style style:name="T170" style:family="text">
      <style:text-properties fo:color="#008000" fo:font-weight="normal" officeooo:rsid="007ca694" style:font-weight-asian="normal" style:font-weight-complex="normal"/>
    </style:style>
    <style:style style:name="T171" style:family="text">
      <style:text-properties fo:color="#ff00ff"/>
    </style:style>
    <style:style style:name="T172" style:family="text">
      <style:text-properties fo:color="#ff00ff" fo:font-style="italic" officeooo:rsid="0011b025" style:font-style-asian="italic" style:font-style-complex="italic"/>
    </style:style>
    <style:style style:name="T173" style:family="text">
      <style:text-properties fo:color="#ff00ff" fo:font-style="italic" officeooo:rsid="0013daba" style:font-style-asian="italic" style:font-style-complex="italic"/>
    </style:style>
    <style:style style:name="T174" style:family="text">
      <style:text-properties fo:color="#ff00ff" fo:font-style="italic" officeooo:rsid="00186c3f" style:font-style-asian="italic" style:font-style-complex="italic"/>
    </style:style>
    <style:style style:name="T175" style:family="text">
      <style:text-properties fo:color="#ff00ff" officeooo:rsid="00186c3f"/>
    </style:style>
    <style:style style:name="T176" style:family="text">
      <style:text-properties fo:color="#ff00ff" officeooo:rsid="00acfb9d"/>
    </style:style>
    <style:style style:name="T177" style:family="text">
      <style:text-properties fo:color="#1e90ff"/>
    </style:style>
    <style:style style:name="T178" style:family="text">
      <style:text-properties fo:color="#1e90ff" fo:font-style="italic" style:font-style-asian="italic" style:font-style-complex="italic"/>
    </style:style>
    <style:style style:name="T179" style:family="text">
      <style:text-properties fo:color="#1e90ff" fo:font-style="italic" officeooo:rsid="0013daba" style:font-style-asian="italic" style:font-style-complex="italic"/>
    </style:style>
    <style:style style:name="T180" style:family="text">
      <style:text-properties fo:color="#1e90ff" fo:font-style="italic" officeooo:rsid="00186c3f" style:font-style-asian="italic" style:font-style-complex="italic"/>
    </style:style>
    <style:style style:name="T181" style:family="text">
      <style:text-properties fo:color="#1e90ff" fo:font-style="italic" officeooo:rsid="0011b025" style:font-style-asian="italic" style:font-style-complex="italic"/>
    </style:style>
    <style:style style:name="T182" style:family="text">
      <style:text-properties fo:color="#1e90ff" officeooo:rsid="0013daba"/>
    </style:style>
    <style:style style:name="T183" style:family="text">
      <style:text-properties fo:color="#1e90ff" officeooo:rsid="00186c3f"/>
    </style:style>
    <style:style style:name="T184" style:family="text">
      <style:text-properties officeooo:rsid="0013daba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fo:font-style="normal" officeooo:rsid="00134990" style:font-style-asian="normal" style:font-style-complex="normal"/>
    </style:style>
    <style:style style:name="T187" style:family="text">
      <style:text-properties fo:font-style="normal" officeooo:rsid="0013daba" style:font-style-asian="normal" style:font-style-complex="normal"/>
    </style:style>
    <style:style style:name="T188" style:family="text">
      <style:text-properties fo:font-style="normal" officeooo:rsid="00154f37" style:font-style-asian="normal" style:font-style-complex="normal"/>
    </style:style>
    <style:style style:name="T189" style:family="text">
      <style:text-properties fo:font-style="normal" officeooo:rsid="001819bc" style:font-style-asian="normal" style:font-style-complex="normal"/>
    </style:style>
    <style:style style:name="T190" style:family="text">
      <style:text-properties fo:font-style="normal" officeooo:rsid="00186c3f" style:font-style-asian="normal" style:font-style-complex="normal"/>
    </style:style>
    <style:style style:name="T191" style:family="text">
      <style:text-properties fo:font-style="normal" officeooo:rsid="0018e013" style:font-style-asian="normal" style:font-style-complex="normal"/>
    </style:style>
    <style:style style:name="T192" style:family="text">
      <style:text-properties fo:font-style="normal" officeooo:rsid="001c0ef5" style:font-style-asian="normal" style:font-style-complex="normal"/>
    </style:style>
    <style:style style:name="T193" style:family="text">
      <style:text-properties fo:font-style="normal" officeooo:rsid="0055a125" style:font-style-asian="normal" style:font-style-complex="normal"/>
    </style:style>
    <style:style style:name="T194" style:family="text">
      <style:text-properties fo:font-style="normal" officeooo:rsid="005fb5cb" style:font-style-asian="normal" style:font-style-complex="normal"/>
    </style:style>
    <style:style style:name="T195" style:family="text">
      <style:text-properties fo:font-style="normal" officeooo:rsid="00607814" style:font-style-asian="normal" style:font-style-complex="normal"/>
    </style:style>
    <style:style style:name="T196" style:family="text">
      <style:text-properties fo:font-style="normal" officeooo:rsid="00616041" style:font-style-asian="normal" style:font-style-complex="normal"/>
    </style:style>
    <style:style style:name="T197" style:family="text">
      <style:text-properties fo:font-style="normal" officeooo:rsid="0063f681" style:font-style-asian="normal" style:font-style-complex="normal"/>
    </style:style>
    <style:style style:name="T198" style:family="text">
      <style:text-properties fo:font-style="normal" officeooo:rsid="00644350" style:font-style-asian="normal" style:font-style-complex="normal"/>
    </style:style>
    <style:style style:name="T199" style:family="text">
      <style:text-properties fo:font-style="normal" officeooo:rsid="006579dd" style:font-style-asian="normal" style:font-style-complex="normal"/>
    </style:style>
    <style:style style:name="T200" style:family="text">
      <style:text-properties fo:font-style="normal" officeooo:rsid="0068aca7" style:font-style-asian="normal" style:font-style-complex="normal"/>
    </style:style>
    <style:style style:name="T201" style:family="text">
      <style:text-properties fo:font-style="normal" officeooo:rsid="0069ae1a" style:font-style-asian="normal" style:font-style-complex="normal"/>
    </style:style>
    <style:style style:name="T202" style:family="text">
      <style:text-properties fo:font-style="normal" officeooo:rsid="006b8991" style:font-style-asian="normal" style:font-style-complex="normal"/>
    </style:style>
    <style:style style:name="T203" style:family="text">
      <style:text-properties fo:font-style="normal" officeooo:rsid="006f66ec" style:font-style-asian="normal" style:font-style-complex="normal"/>
    </style:style>
    <style:style style:name="T204" style:family="text">
      <style:text-properties fo:font-style="normal" officeooo:rsid="006d78d1" style:font-style-asian="normal" style:font-style-complex="normal"/>
    </style:style>
    <style:style style:name="T205" style:family="text">
      <style:text-properties fo:font-style="normal" officeooo:rsid="0071baff" style:font-style-asian="normal" style:font-style-complex="normal"/>
    </style:style>
    <style:style style:name="T206" style:family="text">
      <style:text-properties fo:font-style="normal" officeooo:rsid="00751d17" style:font-style-asian="normal" style:font-style-complex="normal"/>
    </style:style>
    <style:style style:name="T207" style:family="text">
      <style:text-properties fo:font-style="normal" officeooo:rsid="0075c7db" style:font-style-asian="normal" style:font-style-complex="normal"/>
    </style:style>
    <style:style style:name="T208" style:family="text">
      <style:text-properties fo:font-style="normal" officeooo:rsid="007b2101" style:font-style-asian="normal" style:font-style-complex="normal"/>
    </style:style>
    <style:style style:name="T209" style:family="text">
      <style:text-properties fo:font-style="normal" officeooo:rsid="007d92ff" style:font-style-asian="normal" style:font-style-complex="normal"/>
    </style:style>
    <style:style style:name="T210" style:family="text">
      <style:text-properties fo:font-style="normal" officeooo:rsid="00819260" style:font-style-asian="normal" style:font-style-complex="normal"/>
    </style:style>
    <style:style style:name="T211" style:family="text">
      <style:text-properties fo:font-style="normal" officeooo:rsid="008478a0" style:font-style-asian="normal" style:font-style-complex="normal"/>
    </style:style>
    <style:style style:name="T212" style:family="text">
      <style:text-properties fo:font-style="normal" officeooo:rsid="0085ac68" style:font-style-asian="normal" style:font-style-complex="normal"/>
    </style:style>
    <style:style style:name="T213" style:family="text">
      <style:text-properties fo:font-style="normal" officeooo:rsid="00941a11" style:font-style-asian="normal" style:font-style-complex="normal"/>
    </style:style>
    <style:style style:name="T214" style:family="text">
      <style:text-properties fo:font-style="normal" officeooo:rsid="009d5b59" style:font-style-asian="normal" style:font-style-complex="normal"/>
    </style:style>
    <style:style style:name="T215" style:family="text">
      <style:text-properties fo:font-style="normal" officeooo:rsid="009ec4fc" style:font-style-asian="normal" style:font-style-complex="normal"/>
    </style:style>
    <style:style style:name="T216" style:family="text">
      <style:text-properties fo:font-style="normal" officeooo:rsid="00a6f347" style:font-style-asian="normal" style:font-style-complex="normal"/>
    </style:style>
    <style:style style:name="T217" style:family="text">
      <style:text-properties fo:font-style="normal" officeooo:rsid="00a1e031" style:font-style-asian="normal" style:font-style-complex="normal"/>
    </style:style>
    <style:style style:name="T218" style:family="text">
      <style:text-properties fo:font-style="normal" officeooo:rsid="00acfb9d" style:font-style-asian="normal" style:font-style-complex="normal"/>
    </style:style>
    <style:style style:name="T219" style:family="text">
      <style:text-properties fo:font-style="normal" officeooo:rsid="00af3424" style:font-style-asian="normal" style:font-style-complex="normal"/>
    </style:style>
    <style:style style:name="T220" style:family="text">
      <style:text-properties fo:font-style="normal" officeooo:rsid="00ba819c" style:font-style-asian="normal" style:font-style-complex="normal"/>
    </style:style>
    <style:style style:name="T221" style:family="text">
      <style:text-properties fo:font-style="normal" officeooo:rsid="00bbf4cd" style:font-style-asian="normal" style:font-style-complex="normal"/>
    </style:style>
    <style:style style:name="T222" style:family="text">
      <style:text-properties fo:font-style="normal" officeooo:rsid="00bc5e43" style:font-style-asian="normal" style:font-style-complex="normal"/>
    </style:style>
    <style:style style:name="T223" style:family="text">
      <style:text-properties fo:font-style="normal" officeooo:rsid="00bdd473" style:font-style-asian="normal" style:font-style-complex="normal"/>
    </style:style>
    <style:style style:name="T224" style:family="text">
      <style:text-properties fo:font-style="normal" officeooo:rsid="00c12d1c" style:font-style-asian="normal" style:font-style-complex="normal"/>
    </style:style>
    <style:style style:name="T225" style:family="text">
      <style:text-properties fo:font-style="normal" officeooo:rsid="00c2c999" style:font-style-asian="normal" style:font-style-complex="normal"/>
    </style:style>
    <style:style style:name="T226" style:family="text">
      <style:text-properties fo:font-style="normal" officeooo:rsid="00c495da" style:font-style-asian="normal" style:font-style-complex="normal"/>
    </style:style>
    <style:style style:name="T227" style:family="text">
      <style:text-properties fo:font-style="normal" officeooo:rsid="00c50878" style:font-style-asian="normal" style:font-style-complex="normal"/>
    </style:style>
    <style:style style:name="T228" style:family="text">
      <style:text-properties fo:font-style="normal" officeooo:rsid="0066b31e" style:font-style-asian="normal" style:font-style-complex="normal"/>
    </style:style>
    <style:style style:name="T229" style:family="text">
      <style:text-properties fo:font-style="normal" officeooo:rsid="00684bfc" style:font-style-asian="normal" style:font-style-complex="normal"/>
    </style:style>
    <style:style style:name="T230" style:family="text">
      <style:text-properties fo:font-style="normal" officeooo:rsid="00c7021f" style:font-style-asian="normal" style:font-style-complex="normal"/>
    </style:style>
    <style:style style:name="T231" style:family="text">
      <style:text-properties fo:font-style="normal" officeooo:rsid="00c7cebc" style:font-style-asian="normal" style:font-style-complex="normal"/>
    </style:style>
    <style:style style:name="T232" style:family="text">
      <style:text-properties fo:font-style="normal" officeooo:rsid="00c88326" style:font-style-asian="normal" style:font-style-complex="normal"/>
    </style:style>
    <style:style style:name="T233" style:family="text">
      <style:text-properties fo:font-style="normal" officeooo:rsid="00d63bc5" style:font-style-asian="normal" style:font-style-complex="normal"/>
    </style:style>
    <style:style style:name="T234" style:family="text">
      <style:text-properties fo:font-style="normal" officeooo:rsid="00eb49f4" style:font-style-asian="normal" style:font-style-complex="normal"/>
    </style:style>
    <style:style style:name="T235" style:family="text">
      <style:text-properties fo:font-style="normal" officeooo:rsid="010c3ac9" style:font-style-asian="normal" style:font-style-complex="normal"/>
    </style:style>
    <style:style style:name="T236" style:family="text">
      <style:text-properties fo:font-style="normal" officeooo:rsid="010c4cb4" style:font-style-asian="normal" style:font-style-complex="normal"/>
    </style:style>
    <style:style style:name="T237" style:family="text">
      <style:text-properties fo:font-style="normal" officeooo:rsid="010da598" style:font-style-asian="normal" style:font-style-complex="normal"/>
    </style:style>
    <style:style style:name="T238" style:family="text">
      <style:text-properties fo:font-style="normal" officeooo:rsid="010f5523" style:font-style-asian="normal" style:font-style-complex="normal"/>
    </style:style>
    <style:style style:name="T239" style:family="text">
      <style:text-properties fo:font-style="normal" officeooo:rsid="0111d037" style:font-style-asian="normal" style:font-style-complex="normal"/>
    </style:style>
    <style:style style:name="T240" style:family="text">
      <style:text-properties fo:font-style="normal" officeooo:rsid="01148430" style:font-style-asian="normal" style:font-style-complex="normal"/>
    </style:style>
    <style:style style:name="T241" style:family="text">
      <style:text-properties fo:font-style="normal" officeooo:rsid="01190d75" style:font-style-asian="normal" style:font-style-complex="normal"/>
    </style:style>
    <style:style style:name="T242" style:family="text">
      <style:text-properties fo:font-style="normal" officeooo:rsid="011511c0" style:font-style-asian="normal" style:font-style-complex="normal"/>
    </style:style>
    <style:style style:name="T243" style:family="text">
      <style:text-properties fo:font-style="normal" officeooo:rsid="011e7671" style:font-style-asian="normal" style:font-style-complex="normal"/>
    </style:style>
    <style:style style:name="T244" style:family="text">
      <style:text-properties fo:font-style="normal" officeooo:rsid="01206a6e" style:font-style-asian="normal" style:font-style-complex="normal"/>
    </style:style>
    <style:style style:name="T245" style:family="text">
      <style:text-properties fo:font-style="normal" officeooo:rsid="008c034a" style:font-style-asian="normal" style:font-style-complex="normal"/>
    </style:style>
    <style:style style:name="T246" style:family="text">
      <style:text-properties fo:font-style="normal" officeooo:rsid="0128c6e8" style:font-style-asian="normal" style:font-style-complex="normal"/>
    </style:style>
    <style:style style:name="T247" style:family="text">
      <style:text-properties fo:font-style="normal" officeooo:rsid="012b24b3" style:font-style-asian="normal" style:font-style-complex="normal"/>
    </style:style>
    <style:style style:name="T248" style:family="text">
      <style:text-properties fo:font-style="normal" officeooo:rsid="012cecd7" style:font-style-asian="normal" style:font-style-complex="normal"/>
    </style:style>
    <style:style style:name="T249" style:family="text">
      <style:text-properties fo:font-style="normal" officeooo:rsid="012e9465" style:font-style-asian="normal" style:font-style-complex="normal"/>
    </style:style>
    <style:style style:name="T250" style:family="text">
      <style:text-properties fo:font-style="normal" officeooo:rsid="01305c41" style:font-style-asian="normal" style:font-style-complex="normal"/>
    </style:style>
    <style:style style:name="T251" style:family="text">
      <style:text-properties fo:font-style="normal" officeooo:rsid="01494a68" style:font-style-asian="normal" style:font-style-complex="normal"/>
    </style:style>
    <style:style style:name="T252" style:family="text">
      <style:text-properties fo:font-style="normal" officeooo:rsid="014be95f" style:font-style-asian="normal" style:font-style-complex="normal"/>
    </style:style>
    <style:style style:name="T253" style:family="text">
      <style:text-properties fo:font-style="normal" officeooo:rsid="000fecca" style:font-style-asian="normal" style:font-style-complex="normal"/>
    </style:style>
    <style:style style:name="T254" style:family="text">
      <style:text-properties fo:font-style="normal" officeooo:rsid="00b41267" style:font-style-asian="normal" style:font-style-complex="normal"/>
    </style:style>
    <style:style style:name="T255" style:family="text">
      <style:text-properties fo:font-style="normal" officeooo:rsid="0174886a" style:font-style-asian="normal" style:font-style-complex="normal"/>
    </style:style>
    <style:style style:name="T256" style:family="text">
      <style:text-properties fo:font-style="normal" officeooo:rsid="0193a3a5" style:font-style-asian="normal" style:font-style-complex="normal"/>
    </style:style>
    <style:style style:name="T257" style:family="text">
      <style:text-properties fo:font-style="normal" officeooo:rsid="0194da6f" style:font-style-asian="normal" style:font-style-complex="normal"/>
    </style:style>
    <style:style style:name="T258" style:family="text">
      <style:text-properties fo:font-style="normal" officeooo:rsid="0198319c" style:font-style-asian="normal" style:font-style-complex="normal"/>
    </style:style>
    <style:style style:name="T259" style:family="text">
      <style:text-properties fo:font-style="normal" officeooo:rsid="019a451e" style:font-style-asian="normal" style:font-style-complex="normal"/>
    </style:style>
    <style:style style:name="T260" style:family="text">
      <style:text-properties fo:font-style="normal" officeooo:rsid="019c0acb" style:font-style-asian="normal" style:font-style-complex="normal"/>
    </style:style>
    <style:style style:name="T261" style:family="text">
      <style:text-properties fo:font-style="normal" officeooo:rsid="019c6d7b" style:font-style-asian="normal" style:font-style-complex="normal"/>
    </style:style>
    <style:style style:name="T262" style:family="text">
      <style:text-properties fo:font-style="normal" officeooo:rsid="010ab710" style:font-style-asian="normal" style:font-style-complex="normal"/>
    </style:style>
    <style:style style:name="T263" style:family="text">
      <style:text-properties fo:font-style="normal" officeooo:rsid="01ebd8c8" style:font-style-asian="normal" style:font-style-complex="normal"/>
    </style:style>
    <style:style style:name="T2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style:font-style-asian="normal" style:font-style-complex="normal"/>
    </style:style>
    <style:style style:name="T357" style:family="text">
      <style:text-properties fo:font-style="normal" style:text-underline-style="none" officeooo:rsid="00bbbf73" style:font-style-asian="normal" style:font-style-complex="normal"/>
    </style:style>
    <style:style style:name="T358" style:family="text">
      <style:text-properties fo:font-style="normal" style:text-underline-style="none" officeooo:rsid="08e9819c" style:font-style-asian="normal" style:font-style-complex="normal"/>
    </style:style>
    <style:style style:name="T359" style:family="text">
      <style:text-properties fo:font-style="normal" style:text-underline-style="none" officeooo:rsid="00be4749" style:font-style-asian="normal" style:font-style-complex="normal"/>
    </style:style>
    <style:style style:name="T360" style:family="text">
      <style:text-properties fo:font-style="normal" style:text-underline-style="none" officeooo:rsid="00d708a6" style:font-style-asian="normal" style:font-style-complex="normal"/>
    </style:style>
    <style:style style:name="T361" style:family="text">
      <style:text-properties fo:font-style="normal" style:text-underline-style="none" officeooo:rsid="00ec1e8c" style:font-style-asian="normal" style:font-style-complex="normal"/>
    </style:style>
    <style:style style:name="T362" style:family="text">
      <style:text-properties fo:font-style="normal" style:text-underline-style="none" officeooo:rsid="00d9c9e4" style:font-style-asian="normal" style:font-style-complex="normal"/>
    </style:style>
    <style:style style:name="T363" style:family="text">
      <style:text-properties fo:font-style="normal" style:text-underline-style="none" officeooo:rsid="08f0811a" style:font-style-asian="normal" style:font-style-complex="normal"/>
    </style:style>
    <style:style style:name="T364" style:family="text">
      <style:text-properties fo:font-style="normal" style:text-underline-style="none" officeooo:rsid="010f422a" style:font-style-asian="normal" style:font-style-complex="normal"/>
    </style:style>
    <style:style style:name="T365" style:family="text">
      <style:text-properties fo:font-style="normal" style:text-underline-style="none" officeooo:rsid="00476ae1" style:font-style-asian="normal" style:font-style-complex="normal"/>
    </style:style>
    <style:style style:name="T366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0" style:family="text">
      <style:text-properties officeooo:rsid="00154f37"/>
    </style:style>
    <style:style style:name="T371" style:family="text">
      <style:text-properties officeooo:rsid="0016b56f"/>
    </style:style>
    <style:style style:name="T372" style:family="text">
      <style:text-properties officeooo:rsid="00186c3f"/>
    </style:style>
    <style:style style:name="T373" style:family="text">
      <style:text-properties fo:color="#228b22" fo:font-style="italic" officeooo:rsid="00186c3f" style:font-style-asian="italic" style:font-style-complex="italic"/>
    </style:style>
    <style:style style:name="T374" style:family="text">
      <style:text-properties fo:color="#8b4513"/>
    </style:style>
    <style:style style:name="T375" style:family="text">
      <style:text-properties fo:color="#8b4513" officeooo:rsid="00186c3f"/>
    </style:style>
    <style:style style:name="T376" style:family="text">
      <style:text-properties officeooo:rsid="00205d85"/>
    </style:style>
    <style:style style:name="T377" style:family="text">
      <style:text-properties officeooo:rsid="001c5680"/>
    </style:style>
    <style:style style:name="T378" style:family="text">
      <style:text-properties officeooo:rsid="001e2fb9"/>
    </style:style>
    <style:style style:name="T37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0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officeooo:rsid="00a75993" style:font-weight-asian="bold" style:font-weight-complex="bold"/>
    </style:style>
    <style:style style:name="T383" style:family="text">
      <style:text-properties fo:font-weight="bold" officeooo:rsid="00beb82f" style:font-weight-asian="bold" style:font-weight-complex="bold"/>
    </style:style>
    <style:style style:name="T384" style:family="text">
      <style:text-properties fo:font-weight="bold" officeooo:rsid="00476ae1" style:font-weight-asian="bold" style:font-weight-complex="bold"/>
    </style:style>
    <style:style style:name="T385" style:family="text">
      <style:text-properties fo:font-weight="bold" officeooo:rsid="013013d9" style:font-weight-asian="bold" style:font-weight-complex="bold"/>
    </style:style>
    <style:style style:name="T386" style:family="text">
      <style:text-properties fo:font-weight="bold" officeooo:rsid="0053faec" style:font-weight-asian="bold" style:font-weight-complex="bold"/>
    </style:style>
    <style:style style:name="T387" style:family="text">
      <style:text-properties fo:font-weight="bold" officeooo:rsid="00bfa17d" style:font-weight-asian="bold" style:font-weight-complex="bold"/>
    </style:style>
    <style:style style:name="T388" style:family="text">
      <style:text-properties fo:font-weight="bold" officeooo:rsid="02a94de9" style:font-weight-asian="bold" style:font-weight-complex="bold"/>
    </style:style>
    <style:style style:name="T389" style:family="text">
      <style:text-properties fo:font-weight="bold" officeooo:rsid="00912fec" style:font-weight-asian="bold" style:font-weight-complex="bold"/>
    </style:style>
    <style:style style:name="T390" style:family="text">
      <style:text-properties fo:font-weight="bold" officeooo:rsid="008eb3ea" style:font-weight-asian="bold" style:font-weight-complex="bold"/>
    </style:style>
    <style:style style:name="T391" style:family="text">
      <style:text-properties fo:font-weight="bold" officeooo:rsid="00939859" style:font-weight-asian="bold" style:font-weight-complex="bold"/>
    </style:style>
    <style:style style:name="T392" style:family="text">
      <style:text-properties fo:font-weight="bold" officeooo:rsid="00a35d76" style:font-weight-asian="bold" style:font-weight-complex="bold"/>
    </style:style>
    <style:style style:name="T393" style:family="text">
      <style:text-properties fo:font-weight="bold" officeooo:rsid="00a6f347" style:font-weight-asian="bold" style:font-weight-complex="bold"/>
    </style:style>
    <style:style style:name="T394" style:family="text">
      <style:text-properties fo:font-weight="bold" officeooo:rsid="00ba819c" style:font-weight-asian="bold" style:font-weight-complex="bold"/>
    </style:style>
    <style:style style:name="T395" style:family="text">
      <style:text-properties fo:font-weight="bold" officeooo:rsid="00c50878" style:font-weight-asian="bold" style:font-weight-complex="bold"/>
    </style:style>
    <style:style style:name="T396" style:family="text">
      <style:text-properties fo:font-weight="bold" officeooo:rsid="00dd44af" style:font-weight-asian="bold" style:font-weight-complex="bold"/>
    </style:style>
    <style:style style:name="T397" style:family="text">
      <style:text-properties fo:font-weight="bold" officeooo:rsid="00f4c6c5" style:font-weight-asian="bold" style:font-weight-complex="bold"/>
    </style:style>
    <style:style style:name="T398" style:family="text">
      <style:text-properties fo:font-weight="bold" officeooo:rsid="00fc67ff" style:font-weight-asian="bold" style:font-weight-complex="bold"/>
    </style:style>
    <style:style style:name="T399" style:family="text">
      <style:text-properties fo:font-weight="bold" officeooo:rsid="00751d17" style:font-weight-asian="bold" style:font-weight-complex="bold"/>
    </style:style>
    <style:style style:name="T400" style:family="text">
      <style:text-properties fo:font-weight="bold" officeooo:rsid="0134038e" style:font-weight-asian="bold" style:font-weight-complex="bold"/>
    </style:style>
    <style:style style:name="T401" style:family="text">
      <style:text-properties fo:font-weight="bold" officeooo:rsid="01305c41" style:font-weight-asian="bold" style:font-weight-complex="bold"/>
    </style:style>
    <style:style style:name="T402" style:family="text">
      <style:text-properties fo:font-weight="bold" officeooo:rsid="02070606" style:font-weight-asian="bold" style:font-weight-complex="bold"/>
    </style:style>
    <style:style style:name="T403" style:family="text">
      <style:text-properties fo:font-weight="bold" officeooo:rsid="0206e857" style:font-weight-asian="bold" style:font-weight-complex="bold"/>
    </style:style>
    <style:style style:name="T404" style:family="text">
      <style:text-properties fo:font-weight="bold" officeooo:rsid="0116abfa" style:font-weight-asian="bold" style:font-weight-complex="bold"/>
    </style:style>
    <style:style style:name="T405" style:family="text">
      <style:text-properties officeooo:rsid="0034ed8b"/>
    </style:style>
    <style:style style:name="T406" style:family="text">
      <style:text-properties fo:font-weight="normal" style:font-weight-asian="normal" style:font-weight-complex="normal"/>
    </style:style>
    <style:style style:name="T407" style:family="text">
      <style:text-properties fo:font-weight="normal" officeooo:rsid="00912fec" style:font-weight-asian="normal" style:font-weight-complex="normal"/>
    </style:style>
    <style:style style:name="T408" style:family="text">
      <style:text-properties fo:font-weight="normal" officeooo:rsid="02b807dc" style:font-weight-asian="normal" style:font-weight-complex="normal"/>
    </style:style>
    <style:style style:name="T409" style:family="text">
      <style:text-properties fo:font-weight="normal" officeooo:rsid="00bbbf73" style:font-weight-asian="normal" style:font-weight-complex="normal"/>
    </style:style>
    <style:style style:name="T410" style:family="text">
      <style:text-properties fo:font-weight="normal" officeooo:rsid="002ba0e7" style:font-weight-asian="normal" style:font-weight-complex="normal"/>
    </style:style>
    <style:style style:name="T411" style:family="text">
      <style:text-properties fo:font-weight="normal" officeooo:rsid="00bfa17d" style:font-weight-asian="normal" style:font-weight-complex="normal"/>
    </style:style>
    <style:style style:name="T412" style:family="text">
      <style:text-properties fo:font-weight="normal" officeooo:rsid="02a94de9" style:font-weight-asian="normal" style:font-weight-complex="normal"/>
    </style:style>
    <style:style style:name="T413" style:family="text">
      <style:text-properties fo:font-weight="normal" officeooo:rsid="004450ff" style:font-weight-asian="normal" style:font-weight-complex="normal"/>
    </style:style>
    <style:style style:name="T414" style:family="text">
      <style:text-properties fo:font-weight="normal" officeooo:rsid="01113d34" style:font-weight-asian="normal" style:font-weight-complex="normal"/>
    </style:style>
    <style:style style:name="T415" style:family="text">
      <style:text-properties fo:font-weight="normal" officeooo:rsid="00476ae1" style:font-weight-asian="normal" style:font-weight-complex="normal"/>
    </style:style>
    <style:style style:name="T416" style:family="text">
      <style:text-properties fo:font-weight="normal" officeooo:rsid="08ad15c9" style:font-weight-asian="normal" style:font-weight-complex="normal"/>
    </style:style>
    <style:style style:name="T417" style:family="text">
      <style:text-properties fo:font-weight="normal" officeooo:rsid="008eb3ea" style:font-weight-asian="normal" style:font-weight-complex="normal"/>
    </style:style>
    <style:style style:name="T418" style:family="text">
      <style:text-properties fo:font-weight="normal" officeooo:rsid="00939859" style:font-weight-asian="normal" style:font-weight-complex="normal"/>
    </style:style>
    <style:style style:name="T419" style:family="text">
      <style:text-properties fo:font-weight="normal" officeooo:rsid="00941a11" style:font-weight-asian="normal" style:font-weight-complex="normal"/>
    </style:style>
    <style:style style:name="T420" style:family="text">
      <style:text-properties fo:font-weight="normal" officeooo:rsid="00dd44af" style:font-weight-asian="normal" style:font-weight-complex="normal"/>
    </style:style>
    <style:style style:name="T421" style:family="text">
      <style:text-properties fo:font-weight="normal" officeooo:rsid="00e1ae30" style:font-weight-asian="normal" style:font-weight-complex="normal"/>
    </style:style>
    <style:style style:name="T422" style:family="text">
      <style:text-properties fo:font-weight="normal" officeooo:rsid="00f4c6c5" style:font-weight-asian="normal" style:font-weight-complex="normal"/>
    </style:style>
    <style:style style:name="T423" style:family="text">
      <style:text-properties fo:font-weight="normal" officeooo:rsid="00f51685" style:font-weight-asian="normal" style:font-weight-complex="normal"/>
    </style:style>
    <style:style style:name="T424" style:family="text">
      <style:text-properties fo:font-weight="normal" officeooo:rsid="00fc67ff" style:font-weight-asian="normal" style:font-weight-complex="normal"/>
    </style:style>
    <style:style style:name="T425" style:family="text">
      <style:text-properties fo:font-weight="normal" officeooo:rsid="00fdd3aa" style:font-weight-asian="normal" style:font-weight-complex="normal"/>
    </style:style>
    <style:style style:name="T426" style:family="text">
      <style:text-properties fo:font-weight="normal" officeooo:rsid="012e9465" style:font-weight-asian="normal" style:font-weight-complex="normal"/>
    </style:style>
    <style:style style:name="T427" style:family="text">
      <style:text-properties fo:font-weight="normal" officeooo:rsid="012edf56" style:font-weight-asian="normal" style:font-weight-complex="normal"/>
    </style:style>
    <style:style style:name="T428" style:family="text">
      <style:text-properties fo:font-weight="normal" officeooo:rsid="01305c41" style:font-weight-asian="normal" style:font-weight-complex="normal"/>
    </style:style>
    <style:style style:name="T429" style:family="text">
      <style:text-properties fo:font-weight="normal" officeooo:rsid="0134038e" style:font-weight-asian="normal" style:font-weight-complex="normal"/>
    </style:style>
    <style:style style:name="T430" style:family="text">
      <style:text-properties fo:font-weight="normal" officeooo:rsid="0139bd35" style:font-weight-asian="normal" style:font-weight-complex="normal"/>
    </style:style>
    <style:style style:name="T431" style:family="text">
      <style:text-properties fo:font-weight="normal" officeooo:rsid="01401741" style:font-weight-asian="normal" style:font-weight-complex="normal"/>
    </style:style>
    <style:style style:name="T432" style:family="text">
      <style:text-properties fo:font-weight="normal" officeooo:rsid="0142451b" style:font-weight-asian="normal" style:font-weight-complex="normal"/>
    </style:style>
    <style:style style:name="T433" style:family="text">
      <style:text-properties fo:font-weight="normal" officeooo:rsid="0149fc19" style:font-weight-asian="normal" style:font-weight-complex="normal"/>
    </style:style>
    <style:style style:name="T434" style:family="text">
      <style:text-properties fo:font-weight="normal" officeooo:rsid="014be95f" style:font-weight-asian="normal" style:font-weight-complex="normal"/>
    </style:style>
    <style:style style:name="T435" style:family="text">
      <style:text-properties fo:font-weight="normal" officeooo:rsid="03ee7eb1" style:font-weight-asian="normal" style:font-weight-complex="normal"/>
    </style:style>
    <style:style style:name="T436" style:family="text">
      <style:text-properties fo:font-weight="normal" officeooo:rsid="045e6749" style:font-weight-asian="normal" style:font-weight-complex="normal"/>
    </style:style>
    <style:style style:name="T437" style:family="text">
      <style:text-properties fo:font-weight="normal" officeooo:rsid="04602400" style:font-weight-asian="normal" style:font-weight-complex="normal"/>
    </style:style>
    <style:style style:name="T438" style:family="text">
      <style:text-properties style:use-window-font-color="true"/>
    </style:style>
    <style:style style:name="T439" style:family="text">
      <style:text-properties style:use-window-font-color="true" fo:font-weight="bold" style:font-weight-asian="bold" style:font-weight-complex="bold"/>
    </style:style>
    <style:style style:name="T440" style:family="text">
      <style:text-properties style:use-window-font-color="true" fo:font-weight="bold" officeooo:rsid="0044d7a4" style:font-weight-asian="bold" style:font-weight-complex="bold"/>
    </style:style>
    <style:style style:name="T441" style:family="text">
      <style:text-properties style:use-window-font-color="true" fo:font-weight="bold" officeooo:rsid="007ca694" style:font-weight-asian="bold" style:font-weight-complex="bold"/>
    </style:style>
    <style:style style:name="T442" style:family="text">
      <style:text-properties style:use-window-font-color="true" fo:font-weight="bold" officeooo:rsid="01536dcf" style:font-weight-asian="bold" style:font-weight-complex="bold"/>
    </style:style>
    <style:style style:name="T443" style:family="text">
      <style:text-properties style:use-window-font-color="true" fo:font-weight="bold" officeooo:rsid="01549026" style:font-weight-asian="bold" style:font-weight-complex="bold"/>
    </style:style>
    <style:style style:name="T444" style:family="text">
      <style:text-properties style:use-window-font-color="true" fo:font-weight="bold" officeooo:rsid="01549d31" style:font-weight-asian="bold" style:font-weight-complex="bold"/>
    </style:style>
    <style:style style:name="T445" style:family="text">
      <style:text-properties style:use-window-font-color="true" fo:font-weight="bold" officeooo:rsid="01bb0dd2" style:font-weight-asian="bold" style:font-weight-complex="bold"/>
    </style:style>
    <style:style style:name="T44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4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officeooo:rsid="009f187e" style:font-style-asian="italic" style:font-style-complex="italic"/>
    </style:style>
    <style:style style:name="T47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style:font-style-asian="normal" style:font-style-complex="normal"/>
    </style:style>
    <style:style style:name="T497" style:family="text">
      <style:text-properties style:use-window-font-color="true" fo:font-style="normal" officeooo:rsid="0050063f" style:font-style-asian="normal" style:font-style-complex="normal"/>
    </style:style>
    <style:style style:name="T498" style:family="text">
      <style:text-properties style:use-window-font-color="true" fo:font-style="normal" officeooo:rsid="00523bf9" style:font-style-asian="normal" style:font-style-complex="normal"/>
    </style:style>
    <style:style style:name="T499" style:family="text">
      <style:text-properties style:use-window-font-color="true" fo:font-style="normal" officeooo:rsid="016f0506" style:font-style-asian="normal" style:font-style-complex="normal"/>
    </style:style>
    <style:style style:name="T500" style:family="text">
      <style:text-properties style:use-window-font-color="true" fo:font-style="normal" officeooo:rsid="0176ee1b" style:font-style-asian="normal" style:font-style-complex="normal"/>
    </style:style>
    <style:style style:name="T501" style:family="text">
      <style:text-properties style:use-window-font-color="true" fo:font-style="normal" officeooo:rsid="017029bc" style:font-style-asian="normal" style:font-style-complex="normal"/>
    </style:style>
    <style:style style:name="T502" style:family="text">
      <style:text-properties style:use-window-font-color="true" fo:font-style="normal" officeooo:rsid="00a1d04f" style:font-style-asian="normal" style:font-style-complex="normal"/>
    </style:style>
    <style:style style:name="T503" style:family="text">
      <style:text-properties style:use-window-font-color="true" fo:font-style="normal" officeooo:rsid="0050b57f" style:font-style-asian="normal" style:font-style-complex="normal"/>
    </style:style>
    <style:style style:name="T504" style:family="text">
      <style:text-properties style:use-window-font-color="true" fo:font-style="normal" officeooo:rsid="01148430" style:font-style-asian="normal" style:font-style-complex="normal"/>
    </style:style>
    <style:style style:name="T505" style:family="text">
      <style:text-properties style:use-window-font-color="true" fo:font-style="normal" officeooo:rsid="009f187e" style:font-style-asian="normal" style:font-style-complex="normal"/>
    </style:style>
    <style:style style:name="T506" style:family="text">
      <style:text-properties style:use-window-font-color="true" fo:font-style="normal" officeooo:rsid="019eaf58" style:font-style-asian="normal" style:font-style-complex="normal"/>
    </style:style>
    <style:style style:name="T507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8" style:family="text">
      <style:text-properties style:use-window-font-color="true" officeooo:rsid="016f0506"/>
    </style:style>
    <style:style style:name="T509" style:family="text">
      <style:text-properties style:use-window-font-color="true" officeooo:rsid="009ff1c7"/>
    </style:style>
    <style:style style:name="T510" style:family="text">
      <style:text-properties style:use-window-font-color="true" fo:font-weight="normal" style:font-weight-asian="normal" style:font-weight-complex="normal"/>
    </style:style>
    <style:style style:name="T511" style:family="text">
      <style:text-properties style:use-window-font-color="true" fo:font-weight="normal" officeooo:rsid="007ca694" style:font-weight-asian="normal" style:font-weight-complex="normal"/>
    </style:style>
    <style:style style:name="T512" style:family="text">
      <style:text-properties style:use-window-font-color="true" fo:font-weight="normal" officeooo:rsid="01466326" style:font-weight-asian="normal" style:font-weight-complex="normal"/>
    </style:style>
    <style:style style:name="T513" style:family="text">
      <style:text-properties style:use-window-font-color="true" fo:font-weight="normal" officeooo:rsid="014d6fa3" style:font-weight-asian="normal" style:font-weight-complex="normal"/>
    </style:style>
    <style:style style:name="T514" style:family="text">
      <style:text-properties style:use-window-font-color="true" fo:font-weight="normal" officeooo:rsid="01536dcf" style:font-weight-asian="normal" style:font-weight-complex="normal"/>
    </style:style>
    <style:style style:name="T515" style:family="text">
      <style:text-properties style:use-window-font-color="true" fo:font-weight="normal" officeooo:rsid="01549026" style:font-weight-asian="normal" style:font-weight-complex="normal"/>
    </style:style>
    <style:style style:name="T516" style:family="text">
      <style:text-properties style:use-window-font-color="true" fo:font-weight="normal" officeooo:rsid="0159ad23" style:font-weight-asian="normal" style:font-weight-complex="normal"/>
    </style:style>
    <style:style style:name="T517" style:family="text">
      <style:text-properties style:use-window-font-color="true" fo:font-weight="normal" officeooo:rsid="015ee267" style:font-weight-asian="normal" style:font-weight-complex="normal"/>
    </style:style>
    <style:style style:name="T518" style:family="text">
      <style:text-properties style:use-window-font-color="true" fo:font-weight="normal" officeooo:rsid="0151b86d" style:font-weight-asian="normal" style:font-weight-complex="normal"/>
    </style:style>
    <style:style style:name="T519" style:family="text">
      <style:text-properties style:use-window-font-color="true" fo:font-weight="normal" officeooo:rsid="01b389de" style:font-weight-asian="normal" style:font-weight-complex="normal"/>
    </style:style>
    <style:style style:name="T520" style:family="text">
      <style:text-properties style:use-window-font-color="true" fo:font-weight="normal" officeooo:rsid="01b73f45" style:font-weight-asian="normal" style:font-weight-complex="normal"/>
    </style:style>
    <style:style style:name="T521" style:family="text">
      <style:text-properties style:use-window-font-color="true" fo:font-weight="normal" officeooo:rsid="01bb0dd2" style:font-weight-asian="normal" style:font-weight-complex="normal"/>
    </style:style>
    <style:style style:name="T522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4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5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6" style:family="text">
      <style:text-properties style:use-window-font-color="true" officeooo:rsid="01549026"/>
    </style:style>
    <style:style style:name="T527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1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32" style:family="text">
      <style:text-properties style:use-window-font-color="true" officeooo:rsid="01a5396b"/>
    </style:style>
    <style:style style:name="T533" style:family="text">
      <style:text-properties style:use-window-font-color="true" style:text-underline-style="none" fo:font-weight="normal" style:font-weight-asian="normal" style:font-weight-complex="normal"/>
    </style:style>
    <style:style style:name="T534" style:family="text">
      <style:text-properties style:text-underline-style="none"/>
    </style:style>
    <style:style style:name="T535" style:family="text">
      <style:text-properties style:text-underline-style="none" fo:font-weight="normal" style:font-weight-asian="normal" style:font-weight-complex="normal"/>
    </style:style>
    <style:style style:name="T536" style:family="text">
      <style:text-properties style:text-underline-style="none" fo:font-weight="normal" officeooo:rsid="0043121f" style:font-weight-asian="normal" style:font-weight-complex="normal"/>
    </style:style>
    <style:style style:name="T537" style:family="text">
      <style:text-properties style:text-underline-style="none" fo:font-weight="normal" officeooo:rsid="0044d7a4" style:font-weight-asian="normal" style:font-weight-complex="normal"/>
    </style:style>
    <style:style style:name="T538" style:family="text">
      <style:text-properties style:text-underline-style="none" fo:font-weight="normal" officeooo:rsid="00e7b674" style:font-weight-asian="normal" style:font-weight-complex="normal"/>
    </style:style>
    <style:style style:name="T539" style:family="text">
      <style:text-properties style:text-underline-style="none" fo:font-weight="normal" officeooo:rsid="002eb485" style:font-weight-asian="normal" style:font-weight-complex="normal"/>
    </style:style>
    <style:style style:name="T540" style:family="text">
      <style:text-properties style:text-underline-style="none" fo:font-weight="normal" officeooo:rsid="00d5826a" style:font-weight-asian="normal" style:font-weight-complex="normal"/>
    </style:style>
    <style:style style:name="T541" style:family="text">
      <style:text-properties style:text-underline-style="none" fo:font-weight="normal" officeooo:rsid="00476ae1" style:font-weight-asian="normal" style:font-weight-complex="normal"/>
    </style:style>
    <style:style style:name="T542" style:family="text">
      <style:text-properties style:text-underline-style="none" fo:font-weight="normal" officeooo:rsid="013282b3" style:font-weight-asian="normal" style:font-weight-complex="normal"/>
    </style:style>
    <style:style style:name="T543" style:family="text">
      <style:text-properties style:text-underline-style="none" fo:font-weight="normal" officeooo:rsid="004caf23" style:font-weight-asian="normal" style:font-weight-complex="normal"/>
    </style:style>
    <style:style style:name="T544" style:family="text">
      <style:text-properties style:text-underline-style="none" fo:font-weight="normal" officeooo:rsid="0128c6e8" style:font-weight-asian="normal" style:font-weight-complex="normal"/>
    </style:style>
    <style:style style:name="T545" style:family="text">
      <style:text-properties style:text-underline-style="none" fo:font-weight="normal" officeooo:rsid="00254a2e" style:font-weight-asian="normal" style:font-weight-complex="normal"/>
    </style:style>
    <style:style style:name="T546" style:family="text">
      <style:text-properties style:text-underline-style="none" fo:font-weight="bold" style:font-weight-asian="bold" style:font-weight-complex="bold"/>
    </style:style>
    <style:style style:name="T547" style:family="text">
      <style:text-properties style:text-underline-style="none" fo:font-weight="bold" officeooo:rsid="002eb485" style:font-weight-asian="bold" style:font-weight-complex="bold"/>
    </style:style>
    <style:style style:name="T548" style:family="text">
      <style:text-properties style:text-underline-style="none" fo:font-weight="bold" officeooo:rsid="00f74e17" style:font-weight-asian="bold" style:font-weight-complex="bold"/>
    </style:style>
    <style:style style:name="T549" style:family="text">
      <style:text-properties style:text-underline-style="none" fo:font-weight="bold" officeooo:rsid="01debf64" style:font-weight-asian="bold" style:font-weight-complex="bold"/>
    </style:style>
    <style:style style:name="T550" style:family="text">
      <style:text-properties style:text-underline-style="none" fo:font-weight="bold" officeooo:rsid="009622c6" style:font-weight-asian="bold" style:font-weight-complex="bold"/>
    </style:style>
    <style:style style:name="T551" style:family="text">
      <style:text-properties style:text-underline-style="none" officeooo:rsid="00bbbf73"/>
    </style:style>
    <style:style style:name="T552" style:family="text">
      <style:text-properties style:text-underline-style="none" officeooo:rsid="00d708a6"/>
    </style:style>
    <style:style style:name="T553" style:family="text">
      <style:text-properties style:text-underline-style="none" officeooo:rsid="00f74e17"/>
    </style:style>
    <style:style style:name="T554" style:family="text">
      <style:text-properties style:text-underline-style="none" officeooo:rsid="00378059"/>
    </style:style>
    <style:style style:name="T555" style:family="text">
      <style:text-properties style:text-underline-style="none" officeooo:rsid="0a1c7a91"/>
    </style:style>
    <style:style style:name="T556" style:family="text">
      <style:text-properties style:text-underline-style="none" officeooo:rsid="08ec3514"/>
    </style:style>
    <style:style style:name="T557" style:family="text">
      <style:text-properties officeooo:rsid="00722a19"/>
    </style:style>
    <style:style style:name="T558" style:family="text">
      <style:text-properties officeooo:rsid="00254a2e"/>
    </style:style>
    <style:style style:name="T559" style:family="text">
      <style:text-properties officeooo:rsid="008a06de"/>
    </style:style>
    <style:style style:name="T560" style:family="text">
      <style:text-properties officeooo:rsid="08e38a7d"/>
    </style:style>
    <style:style style:name="T561" style:family="text">
      <style:text-properties officeooo:rsid="00a75993"/>
    </style:style>
    <style:style style:name="T562" style:family="text">
      <style:text-properties officeooo:rsid="002ba0e7"/>
    </style:style>
    <style:style style:name="T563" style:family="text">
      <style:text-properties officeooo:rsid="00beb82f"/>
    </style:style>
    <style:style style:name="T564" style:family="text">
      <style:text-properties officeooo:rsid="00ba4170"/>
    </style:style>
    <style:style style:name="T565" style:family="text">
      <style:text-properties officeooo:rsid="00bbbf73"/>
    </style:style>
    <style:style style:name="T566" style:family="text">
      <style:text-properties officeooo:rsid="00bd3f9d"/>
    </style:style>
    <style:style style:name="T567" style:family="text">
      <style:text-properties officeooo:rsid="002f336e"/>
    </style:style>
    <style:style style:name="T568" style:family="text">
      <style:text-properties officeooo:rsid="0043008e"/>
    </style:style>
    <style:style style:name="T569" style:family="text">
      <style:text-properties officeooo:rsid="00f5260b"/>
    </style:style>
    <style:style style:name="T570" style:family="text">
      <style:text-properties officeooo:rsid="004a157b"/>
    </style:style>
    <style:style style:name="T571" style:family="text">
      <style:text-properties officeooo:rsid="013013d9"/>
    </style:style>
    <style:style style:name="T572" style:family="text">
      <style:text-properties officeooo:rsid="0137af9f"/>
    </style:style>
    <style:style style:name="T573" style:family="text">
      <style:text-properties officeooo:rsid="004acb3b"/>
    </style:style>
    <style:style style:name="T574" style:family="text">
      <style:text-properties officeooo:rsid="016860b9"/>
    </style:style>
    <style:style style:name="T575" style:family="text">
      <style:text-properties officeooo:rsid="0050b57f"/>
    </style:style>
    <style:style style:name="T576" style:family="text">
      <style:text-properties officeooo:rsid="0188ed42"/>
    </style:style>
    <style:style style:name="T577" style:family="text">
      <style:text-properties officeooo:rsid="0055a125"/>
    </style:style>
    <style:style style:name="T578" style:family="text">
      <style:text-properties officeooo:rsid="00572cb0"/>
    </style:style>
    <style:style style:name="T579" style:family="text">
      <style:text-properties officeooo:rsid="0176ee1b"/>
    </style:style>
    <style:style style:name="T580" style:family="text">
      <style:text-properties officeooo:rsid="005c5090"/>
    </style:style>
    <style:style style:name="T581" style:family="text">
      <style:text-properties officeooo:rsid="005f2637"/>
    </style:style>
    <style:style style:name="T582" style:family="text">
      <style:text-properties officeooo:rsid="005fb5cb"/>
    </style:style>
    <style:style style:name="T583" style:family="text">
      <style:text-properties officeooo:rsid="0063f681"/>
    </style:style>
    <style:style style:name="T584" style:family="text">
      <style:text-properties officeooo:rsid="00644350"/>
    </style:style>
    <style:style style:name="T585" style:family="text">
      <style:text-properties officeooo:rsid="006579dd"/>
    </style:style>
    <style:style style:name="T586" style:family="text">
      <style:text-properties officeooo:rsid="0066b31e"/>
    </style:style>
    <style:style style:name="T587" style:family="text">
      <style:text-properties officeooo:rsid="0066c57e"/>
    </style:style>
    <style:style style:name="T588" style:family="text">
      <style:text-properties officeooo:rsid="00684bfc"/>
    </style:style>
    <style:style style:name="T589" style:family="text">
      <style:text-properties officeooo:rsid="0069643a"/>
    </style:style>
    <style:style style:name="T590" style:family="text">
      <style:text-properties officeooo:rsid="00703df9"/>
    </style:style>
    <style:style style:name="T591" style:family="text">
      <style:text-properties officeooo:rsid="0072cdc4"/>
    </style:style>
    <style:style style:name="T592" style:family="text">
      <style:text-properties officeooo:rsid="00751d17"/>
    </style:style>
    <style:style style:name="T593" style:family="text">
      <style:text-properties officeooo:rsid="0076848f"/>
    </style:style>
    <style:style style:name="T594" style:family="text">
      <style:text-properties officeooo:rsid="0077a442"/>
    </style:style>
    <style:style style:name="T595" style:family="text">
      <style:text-properties officeooo:rsid="00793c0d"/>
    </style:style>
    <style:style style:name="T596" style:family="text">
      <style:text-properties officeooo:rsid="007b2101"/>
    </style:style>
    <style:style style:name="T597" style:family="text">
      <style:text-properties officeooo:rsid="007ca694"/>
    </style:style>
    <style:style style:name="T598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9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00" style:family="text">
      <style:text-properties fo:font-size="14pt" fo:font-weight="bold" style:font-size-asian="14pt" style:font-weight-asian="bold" style:font-size-complex="14pt" style:font-weight-complex="bold"/>
    </style:style>
    <style:style style:name="T601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3" style:family="text">
      <style:text-properties fo:font-size="14pt" fo:font-style="normal" style:font-size-asian="14pt" style:font-style-asian="normal" style:font-size-complex="14pt" style:font-style-complex="normal"/>
    </style:style>
    <style:style style:name="T604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6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7" style:family="text">
      <style:text-properties fo:font-size="14pt" fo:font-style="italic" style:font-size-asian="14pt" style:font-style-asian="italic" style:font-size-complex="14pt" style:font-style-complex="italic"/>
    </style:style>
    <style:style style:name="T608" style:family="text">
      <style:text-properties officeooo:rsid="007d92ff"/>
    </style:style>
    <style:style style:name="T609" style:family="text">
      <style:text-properties officeooo:rsid="007fd79d"/>
    </style:style>
    <style:style style:name="T610" style:family="text">
      <style:text-properties officeooo:rsid="00819260"/>
    </style:style>
    <style:style style:name="T611" style:family="text">
      <style:text-properties officeooo:rsid="0082c116"/>
    </style:style>
    <style:style style:name="T612" style:family="text">
      <style:text-properties officeooo:rsid="008478a0"/>
    </style:style>
    <style:style style:name="T613" style:family="text">
      <style:text-properties officeooo:rsid="00941a11"/>
    </style:style>
    <style:style style:name="T614" style:family="text">
      <style:text-properties officeooo:rsid="009d5b59"/>
    </style:style>
    <style:style style:name="T615" style:family="text">
      <style:text-properties officeooo:rsid="00a1d04f"/>
    </style:style>
    <style:style style:name="T616" style:family="text">
      <style:text-properties fo:color="#ff8c00"/>
    </style:style>
    <style:style style:name="T617" style:family="text">
      <style:text-properties fo:color="#ff8c00" fo:font-style="italic" style:font-style-asian="italic" style:font-style-complex="italic"/>
    </style:style>
    <style:style style:name="T618" style:family="text">
      <style:text-properties officeooo:rsid="00a1e031"/>
    </style:style>
    <style:style style:name="T619" style:family="text">
      <style:text-properties officeooo:rsid="00a35d76"/>
    </style:style>
    <style:style style:name="T620" style:family="text">
      <style:text-properties officeooo:rsid="00a69dce"/>
    </style:style>
    <style:style style:name="T621" style:family="text">
      <style:text-properties officeooo:rsid="00a6f347"/>
    </style:style>
    <style:style style:name="T622" style:family="text">
      <style:text-properties officeooo:rsid="00a8ca1b"/>
    </style:style>
    <style:style style:name="T623" style:family="text">
      <style:text-properties officeooo:rsid="00acfb9d"/>
    </style:style>
    <style:style style:name="T624" style:family="text">
      <style:text-properties officeooo:rsid="00ad6801"/>
    </style:style>
    <style:style style:name="T625" style:family="text">
      <style:text-properties officeooo:rsid="00b41267"/>
    </style:style>
    <style:style style:name="T626" style:family="text">
      <style:text-properties officeooo:rsid="00ba819c"/>
    </style:style>
    <style:style style:name="T627" style:family="text">
      <style:text-properties officeooo:rsid="00bbf4cd"/>
    </style:style>
    <style:style style:name="T628" style:family="text">
      <style:text-properties officeooo:rsid="00bdd473"/>
    </style:style>
    <style:style style:name="T629" style:family="text">
      <style:text-properties officeooo:rsid="00c12d1c"/>
    </style:style>
    <style:style style:name="T630" style:family="text">
      <style:text-properties officeooo:rsid="00c2c999"/>
    </style:style>
    <style:style style:name="T631" style:family="text">
      <style:text-properties officeooo:rsid="00c50878"/>
    </style:style>
    <style:style style:name="T632" style:family="text">
      <style:text-properties officeooo:rsid="00c88326"/>
    </style:style>
    <style:style style:name="T633" style:family="text">
      <style:text-properties officeooo:rsid="00cbb52c"/>
    </style:style>
    <style:style style:name="T634" style:family="text">
      <style:text-properties officeooo:rsid="00d04e1a"/>
    </style:style>
    <style:style style:name="T635" style:family="text">
      <style:text-properties officeooo:rsid="00d23a32"/>
    </style:style>
    <style:style style:name="T636" style:family="text">
      <style:text-properties officeooo:rsid="00d3f114"/>
    </style:style>
    <style:style style:name="T637" style:family="text">
      <style:text-properties officeooo:rsid="00d833d3"/>
    </style:style>
    <style:style style:name="T638" style:family="text">
      <style:text-properties officeooo:rsid="00d873e2"/>
    </style:style>
    <style:style style:name="T639" style:family="text">
      <style:text-properties officeooo:rsid="00eb49f4"/>
    </style:style>
    <style:style style:name="T640" style:family="text">
      <style:text-properties officeooo:rsid="00fb5f7f"/>
    </style:style>
    <style:style style:name="T641" style:family="text">
      <style:text-properties officeooo:rsid="00fc67ff"/>
    </style:style>
    <style:style style:name="T642" style:family="text">
      <style:text-properties officeooo:rsid="00fdd3aa"/>
    </style:style>
    <style:style style:name="T643" style:family="text">
      <style:text-properties officeooo:rsid="00ffe4b9"/>
    </style:style>
    <style:style style:name="T644" style:family="text">
      <style:text-properties officeooo:rsid="010639c7"/>
    </style:style>
    <style:style style:name="T645" style:family="text">
      <style:text-properties officeooo:rsid="010ab710"/>
    </style:style>
    <style:style style:name="T646" style:family="text">
      <style:text-properties officeooo:rsid="010ff277"/>
    </style:style>
    <style:style style:name="T647" style:family="text">
      <style:text-properties officeooo:rsid="0111d037"/>
    </style:style>
    <style:style style:name="T648" style:family="text">
      <style:text-properties officeooo:rsid="011511c0"/>
    </style:style>
    <style:style style:name="T649" style:family="text">
      <style:text-properties officeooo:rsid="01185712"/>
    </style:style>
    <style:style style:name="T650" style:family="text">
      <style:text-properties officeooo:rsid="01190d75"/>
    </style:style>
    <style:style style:name="T651" style:family="text">
      <style:text-properties officeooo:rsid="01206a6e"/>
    </style:style>
    <style:style style:name="T652" style:family="text">
      <style:text-properties officeooo:rsid="0128c6e8"/>
    </style:style>
    <style:style style:name="T653" style:family="text">
      <style:text-properties officeooo:rsid="00201bd5"/>
    </style:style>
    <style:style style:name="T654" style:family="text">
      <style:text-properties officeooo:rsid="012b24b3"/>
    </style:style>
    <style:style style:name="T655" style:family="text">
      <style:text-properties officeooo:rsid="012e9465"/>
    </style:style>
    <style:style style:name="T656" style:family="text">
      <style:text-properties officeooo:rsid="01305c41"/>
    </style:style>
    <style:style style:name="T657" style:family="text">
      <style:text-properties officeooo:rsid="0140be6f"/>
    </style:style>
    <style:style style:name="T658" style:family="text">
      <style:text-properties officeooo:rsid="0149fc19"/>
    </style:style>
    <style:style style:name="T659" style:family="text">
      <style:text-properties officeooo:rsid="014be95f"/>
    </style:style>
    <style:style style:name="T660" style:family="text">
      <style:text-properties officeooo:rsid="010185dc"/>
    </style:style>
    <style:style style:name="T661" style:family="text">
      <style:text-properties officeooo:rsid="0437fd59"/>
    </style:style>
    <style:style style:name="T662" style:family="text">
      <style:text-properties officeooo:rsid="03ee7eb1"/>
    </style:style>
    <style:style style:name="T663" style:family="text">
      <style:text-properties officeooo:rsid="03f7049e"/>
    </style:style>
    <style:style style:name="T664" style:family="text">
      <style:text-properties officeooo:rsid="0735889c"/>
    </style:style>
    <style:style style:name="T665" style:family="text">
      <style:text-properties officeooo:rsid="0739531b"/>
    </style:style>
    <style:style style:name="T666" style:family="text">
      <style:text-properties officeooo:rsid="0166b397"/>
    </style:style>
    <style:style style:name="T667" style:family="text">
      <style:text-properties officeooo:rsid="066f3d61"/>
    </style:style>
    <style:style style:name="T668" style:family="text">
      <style:text-properties officeooo:rsid="067106c6"/>
    </style:style>
    <style:style style:name="T669" style:family="text">
      <style:text-properties officeooo:rsid="08cb2076"/>
    </style:style>
    <style:style style:name="T670" style:family="text">
      <style:text-properties officeooo:rsid="066eeab0"/>
    </style:style>
    <style:style style:name="T671" style:family="text">
      <style:text-properties officeooo:rsid="018bcdc5"/>
    </style:style>
    <style:style style:name="T672" style:family="text">
      <style:text-properties officeooo:rsid="0194da6f"/>
    </style:style>
    <style:style style:name="T673" style:family="text">
      <style:text-properties officeooo:rsid="019eaf58"/>
    </style:style>
    <style:style style:name="T674" style:family="text">
      <style:text-properties officeooo:rsid="01a04199"/>
    </style:style>
    <style:style style:name="T675" style:family="text">
      <style:text-properties officeooo:rsid="01a19cb6"/>
    </style:style>
    <style:style style:name="T676" style:family="text">
      <style:text-properties officeooo:rsid="01a21e06"/>
    </style:style>
    <style:style style:name="T677" style:family="text">
      <style:text-properties officeooo:rsid="01aed7c1"/>
    </style:style>
    <style:style style:name="T678" style:family="text">
      <style:text-properties officeooo:rsid="01be9082"/>
    </style:style>
    <style:style style:name="T679" style:family="text">
      <style:text-properties officeooo:rsid="01c115fd"/>
    </style:style>
    <style:style style:name="T680" style:family="text">
      <style:text-properties officeooo:rsid="01c2a24c"/>
    </style:style>
    <style:style style:name="T681" style:family="text">
      <style:text-properties officeooo:rsid="01c643a5"/>
    </style:style>
    <style:style style:name="T682" style:family="text">
      <style:text-properties officeooo:rsid="01c94548"/>
    </style:style>
    <style:style style:name="T683" style:family="text">
      <style:text-properties officeooo:rsid="01d3fba1"/>
    </style:style>
    <style:style style:name="T684" style:family="text">
      <style:text-properties officeooo:rsid="01e648d0"/>
    </style:style>
    <style:style style:name="T685" style:family="text">
      <style:text-properties officeooo:rsid="01e7bb27"/>
    </style:style>
    <style:style style:name="T686" style:family="text">
      <style:text-properties officeooo:rsid="01ebd8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4">совершенное</text:span> автор<text:span text:style-name="T184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06"><text:span text:style-name="T1">Помимо </text:span><text:span text:style-name="T140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4"><text:span text:style-name="T1">Дополнение как бы дополняет по смыслу сказуемое. Оно выражено </text:span><text:span text:style-name="T370">одним или несколькими </text:span><text:span text:style-name="T1">существительным</text:span><text:span text:style-name="T370">и</text:span><text:span text:style-name="T1">, перед которым</text:span><text:span text:style-name="T371">и</text:span><text:span text:style-name="T1"> обычно идет предлог или </text:span><text:span text:style-name="T370">инфинитив</text:span><text:span text:style-name="T1">.</text:span></text:p>
      <text:p text:style-name="P1"/>
      <text:p text:style-name="P405"><text:span text:style-name="T1">Обстоятельство описывает место, время, </text:span><text:span text:style-name="T370">или </text:span><text:span text:style-name="T1">способ действия. Оно выражено словом или группой слов, отвечающих на вопросы: «</text:span><text:span text:style-name="T188">где?»</text:span><text:span text:style-name="T255">,</text:span><text:span text:style-name="T188"> «</text:span><text:span text:style-name="T253">когда?», «</text:span><text:span text:style-name="T190">к</text:span><text:span text:style-name="T253">ак?» </text:span><text:span text:style-name="T254">(это тоже дополнение)</text:span></text:p>
      <text:p text:style-name="P66"/>
      <text:p text:style-name="P17">Английское предложение иногда удобнее переводить с конца. Для удобства можно добавлять дополнительные уточняющие слова.</text:p>
      <text:p text:style-name="P16"/>
      <text:p text:style-name="P406"><text:span text:style-name="T191">В а</text:span><text:span text:style-name="T186">нглийско</text:span><text:span text:style-name="T191">м</text:span><text:span text:style-name="T186"> предложени</text:span><text:span text:style-name="T191">и важно</text:span><text:span text:style-name="T186"> </text:span><text:span text:style-name="T193">соблюдать</text:span><text:span text:style-name="T186"> </text:span><text:span text:style-name="T191">правильн</text:span><text:span text:style-name="T193">ый</text:span><text:span text:style-name="T191"> </text:span><text:span text:style-name="T186">поряд</text:span><text:span text:style-name="T193">о</text:span><text:span text:style-name="T186">к слов.</text:span></text:p>
      <text:p text:style-name="P15">Сначала <text:span text:style-name="T577">идет</text:span> <text:span text:style-name="T141">подлежащее</text:span>, затем <text:span text:style-name="T150">сказуемое</text:span>, после <text:span text:style-name="T163">дополнение</text:span> и/или <text:span text:style-name="T171">обстоятельство</text:span>.</text:p>
      <text:p text:style-name="P18"/>
      <text:p text:style-name="P237"><text:span text:style-name="T142">We</text:span><text:span text:style-name="T3"> </text:span><text:span text:style-name="T151">do</text:span><text:span text:style-name="T3"> </text:span><text:span text:style-name="T164">the</text:span><text:span text:style-name="T165"> </text:span><text:span text:style-name="T166">job</text:span><text:span text:style-name="T3"> </text:span><text:span text:style-name="T173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9"/>
      <text:p text:style-name="P407"><text:span text:style-name="T188">С</text:span><text:span text:style-name="T187">казуемое часто разделяется</text:span><text:span text:style-name="T188"> на</text:span><text:span text:style-name="T187"> </text:span><text:span text:style-name="T179">вспомогательный </text:span><text:span text:style-name="T187">и </text:span><text:span text:style-name="T152">смысловой</text:span><text:span text:style-name="T4"> </text:span>глаголы<text:span text:style-name="T187">. </text:span><text:span text:style-name="T192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9"/>
      <text:p text:style-name="P405"><text:span text:style-name="T142">They</text:span><text:span text:style-name="T3"> </text:span><text:span text:style-name="T181">have </text:span><text:span text:style-name="T178">not</text:span><text:span text:style-name="T151"> finish</text:span><text:span text:style-name="T154">ed</text:span><text:span text:style-name="T3"> </text:span><text:span text:style-name="T165">their work</text:span><text:span text:style-name="T3"> </text:span><text:span text:style-name="T172">in time</text:span><text:span text:style-name="T3"> — </text:span><text:span text:style-name="T5">Они не закончили работу вовремя.</text:span></text:p>
      <text:p text:style-name="P240"><text:span text:style-name="T144">I</text:span><text:span text:style-name="T184"> </text:span><text:span text:style-name="T182">will</text:span><text:span text:style-name="T156"> give</text:span><text:span text:style-name="T184"> </text:span><text:span text:style-name="T168">you money</text:span><text:span text:style-name="T184"> — Я дам тебе деньги </text:span><text:span text:style-name="T372">(два дополнения)</text:span><text:span text:style-name="T184">.</text:span></text:p>
      <text:p text:style-name="P20"/>
      <text:p text:style-name="P405"><text:span text:style-name="T188">В вопросительных предложениях порядок слов другой. Сначала идет вспомогательный глагол, затем подлежащее, </text:span><text:span text:style-name="T189">а после — смысловой глагол, дополнение и/</text:span><text:span text:style-name="T190">или</text:span><text:span text:style-name="T189"> обстоятельство.</text:span></text:p>
      <text:p text:style-name="P21">Перед вспомогательным глаголом может также идти вопросительное слово.</text:p>
      <text:p text:style-name="P21"/>
      <text:p text:style-name="P406"><text:span text:style-name="T180">Do</text:span><text:span text:style-name="T6"> </text:span><text:span text:style-name="T143">you</text:span><text:span text:style-name="T6"> </text:span><text:span text:style-name="T153">want</text:span><text:span text:style-name="T373"> </text:span><text:span text:style-name="T2">to live</text:span><text:span text:style-name="T373"> </text:span><text:span text:style-name="T174">in Spain</text:span><text:span text:style-name="T6">? — Ты хочешь жить в Испании?</text:span></text:p>
      <text:p text:style-name="P241"><text:span text:style-name="T375">What</text:span><text:span text:style-name="T372"> </text:span><text:span text:style-name="T183">are</text:span><text:span text:style-name="T372"> </text:span><text:span text:style-name="T145">you</text:span><text:span text:style-name="T372"> </text:span><text:span text:style-name="T157">doing</text:span><text:span text:style-name="T372"> </text:span><text:span text:style-name="T175">here</text:span><text:span text:style-name="T372">? </text:span><text:span text:style-name="T376">—</text:span><text:span text:style-name="T372"> Что ты здесь делаешь?</text:span></text:p>
      <text:p text:style-name="P241"/>
      <text:p text:style-name="P100">Если обстоятельство состоит из нескольких слов, то оно может переехать в самое начало:</text:p>
      <text:p text:style-name="P100"/>
      <text:p text:style-name="P317">Tom walks to work <text:span text:style-name="T171">every morning</text:span> / <text:span text:style-name="T171">Every morning</text:span> Tom walks to work —</text:p>
      <text:p text:style-name="P317">Том ходит на работу каждое утро.</text:p>
      <text:p text:style-name="P317"/>
      <text:p text:style-name="P100">Глаголы, требующие 2х дополнений: <text:span text:style-name="T2">give, lend, pass, send, show.</text:span></text:p>
      <text:p text:style-name="P110"/>
      <text:p text:style-name="P612"><text:span text:style-name="T251">Сами д</text:span><text:span text:style-name="T243">ополнения могут указываться </text:span><text:span text:style-name="T244">2мя</text:span><text:span text:style-name="T243"> способами:</text:span></text:p>
      <text:p text:style-name="P100"/>
      <text:p text:style-name="P100">1. После глагола указывается человек, а затем предмет; без предлогов.</text:p>
      <text:p text:style-name="P611"><text:span text:style-name="T185"><text:s text:c="2"/></text:span><text:span text:style-name="T2"><text:s text:c="2"/>I lent </text:span><text:span text:style-name="T164">Mike</text:span><text:span text:style-name="T2"> some </text:span><text:span text:style-name="T164">money</text:span><text:span text:style-name="T2"> — Я одолжил Майку деньги.</text:span></text:p>
      <text:p text:style-name="P317"/>
      <text:p text:style-name="P100">2. После глагола указывается предмет, а затем человек; перед человеком будет предлог <text:span text:style-name="T2">to</text:span>.</text:p>
      <text:p text:style-name="P100"><text:s text:c="4"/><text:span text:style-name="T2">I </text:span><text:span text:style-name="T164">lent</text:span><text:span text:style-name="T2"> some money </text:span><text:span text:style-name="T617">to</text:span><text:span text:style-name="T2"> </text:span><text:span text:style-name="T164">Mike</text:span><text:span text:style-name="T2"> — Я одолжил деньги Майку.</text:span></text:p>
      <text:p text:style-name="P10"><text:soft-page-break/>Английские времена</text:p>
      <text:p text:style-name="P411"/>
      <text:p text:style-name="P412">В английском языке 12 времен. Они разбиты на 4 группы: <text:span text:style-name="T2">Simple, Continuous, Perfect </text:span><text:span text:style-name="T185">и</text:span><text:span text:style-name="T2"> Perfect Continuous</text:span>. Каждая<text:span text:style-name="T610"> </text:span>групп<text:span text:style-name="T610">а</text:span> включает в себя 3 времени: <text:span text:style-name="T2">Present, Past, Future</text:span>.</text:p>
      <text:p text:style-name="P411"/>
      <text:p text:style-name="P397">Present Simple</text:p>
      <text:p text:style-name="P413"/>
      <text:p text:style-name="P414">Используется чтобы сообщить: </text:p>
      <text:list xml:id="list2559283150" text:style-name="L1">
        <text:list-item>
          <text:p text:style-name="P718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9"><text:span text:style-name="T377">регулярны</text:span><text:span text:style-name="T570">е</text:span><text:span text:style-name="T377"> события настоящего;</text:span></text:p>
        </text:list-item>
      </text:list>
      <text:p text:style-name="P539"/>
      <text:p text:style-name="P448"><text:span text:style-name="T379">I </text:span><text:span text:style-name="T123">live</text:span><text:span text:style-name="T379"> in New York — Я </text:span><text:span text:style-name="T380">живу</text:span><text:span text:style-name="T379"> в Нью Йорке.</text:span></text:p>
      <text:p text:style-name="P415"/>
      <text:p text:style-name="P537">В утверждениях, когда подлежащее в третьем лице, единственном числе <text:span text:style-name="T2">(he, she, it), </text:span></text:p>
      <text:p text:style-name="P439"><text:span text:style-name="T378">к сказуемому добавляется окончание </text:span><text:span text:style-name="T8">-s</text:span><text:span text:style-name="T378"> (</text:span><text:span text:style-name="T8">-es</text:span><text:span text:style-name="T378"> если заканчивается на гласную или шипящий). </text:span></text:p>
      <text:p text:style-name="P538"/>
      <text:p text:style-name="P440"><text:span text:style-name="T379">Peter </text:span><text:span text:style-name="T123">works</text:span><text:span text:style-name="T379"> in New York — Питер </text:span><text:span text:style-name="T380">работает</text:span><text:span text:style-name="T379"> в Нью Йорке;</text:span></text:p>
      <text:p text:style-name="P413"/>
      <text:p text:style-name="P423"><text:span text:style-name="T652">Слова-маячки</text:span><text:span text:style-name="T653"> (перед сказуемым):</text:span></text:p>
      <text:list xml:id="list3397731908" text:style-name="L2">
        <text:list-item>
          <text:p text:style-name="P720">always - <text:span text:style-name="T405">всегда</text:span>;</text:p>
        </text:list-item>
        <text:list-item>
          <text:p text:style-name="P720">usually - <text:span text:style-name="T405">обычно</text:span>;</text:p>
        </text:list-item>
        <text:list-item>
          <text:p text:style-name="P720">often - <text:span text:style-name="T405">часто</text:span>;</text:p>
        </text:list-item>
        <text:list-item>
          <text:p text:style-name="P720">sometimes - <text:span text:style-name="T405">иногда</text:span>;</text:p>
        </text:list-item>
        <text:list-item>
          <text:p text:style-name="P720">never — <text:span text:style-name="T405">никогда;</text:span></text:p>
        </text:list-item>
        <text:list-item>
          <text:p text:style-name="P793">hardly ever — едва ли, почти никогда;</text:p>
        </text:list-item>
      </text:list>
      <text:p text:style-name="P242"/>
      <text:p text:style-name="P243">I <text:span text:style-name="T381">always</text:span> wash my hands before eating — Я <text:span text:style-name="T381">всегда</text:span> мою руки перед едой.</text:p>
      <text:p text:style-name="Standard"/>
      <text:p text:style-name="P527"><text:span text:style-name="T578">Отрицание образуется с помощью частицы </text:span><text:span text:style-name="T13">not</text:span><text:span text:style-name="T578">, </text:span>которая идет в паре со вспомогательным глаголом <text:span text:style-name="T2">do</text:span>. <text:span text:style-name="T537">Если подлежащее </text:span><text:span text:style-name="T96">he/she/it</text:span><text:span text:style-name="T537">, то </text:span><text:span text:style-name="T106">do</text:span><text:span text:style-name="T541"> меняется на</text:span><text:span text:style-name="T537"> </text:span><text:span text:style-name="T96">does</text:span><text:span text:style-name="T537">.</text:span></text:p>
      <text:p text:style-name="P441"/>
      <text:p text:style-name="P334">People <text:span text:style-name="T439">do </text:span><text:span text:style-name="T440">not</text:span><text:span text:style-name="T438"> live</text:span> in space — Люди <text:span text:style-name="T381">не</text:span> живут в космосе.</text:p>
      <text:p text:style-name="P334">Water <text:span text:style-name="T439">does </text:span><text:span text:style-name="T440">not</text:span><text:span text:style-name="T438"> boil</text:span> at 50 degrees Celsius — Вода <text:span text:style-name="T381">не</text:span> кипит при 50 грудусах.</text:p>
      <text:p text:style-name="P334"/>
      <text:p text:style-name="P428"><text:span text:style-name="T309">Практически всегда </text:span><text:span text:style-name="T96">do not</text:span><text:span text:style-name="T309"> использу</text:span><text:span text:style-name="T310">е</text:span><text:span text:style-name="T309">тся в сокращении: </text:span></text:p>
      <text:p text:style-name="P120"/>
      <text:p text:style-name="P335">We <text:span text:style-name="T381">don`t</text:span> drink whisky — Мы <text:span text:style-name="T381">не</text:span> пьем виски. </text:p>
      <text:p text:style-name="P333">He <text:span text:style-name="T381">doesn`t</text:span> drink tea — Он <text:span text:style-name="T381">не</text:span> пьет чай.</text:p>
      <text:p text:style-name="P247"/>
      <text:p text:style-name="P526"><text:span text:style-name="T577">В вопросах вспомогательный глагол </text:span><text:span text:style-name="T12">do</text:span><text:span text:style-name="T311"> ставится перед подлежащим:</text:span></text:p>
      <text:p text:style-name="P121"/>
      <text:p text:style-name="P450"><text:span text:style-name="T546">Do</text:span><text:span text:style-name="T535"> you like action movies? </text:span><text:span text:style-name="T536">— </text:span><text:span text:style-name="T535">Тебе нравятся экшен фильмы? </text:span></text:p>
      <text:p text:style-name="P442"><text:span text:style-name="T447">What books </text:span><text:span text:style-name="T450">do</text:span><text:span text:style-name="T451">es</text:span><text:span text:style-name="T447"> </text:span><text:span text:style-name="T448">he</text:span><text:span text:style-name="T447"> read? </text:span><text:span text:style-name="T449">—</text:span><text:span text:style-name="T447"> Какие книги </text:span><text:span text:style-name="T448">он</text:span><text:span text:style-name="T447"> </text:span><text:span text:style-name="T448">читает</text:span><text:span text:style-name="T447">?</text:span></text:p>
      <text:p text:style-name="P121"/>
      <text:p text:style-name="P353">Present Continuous</text:p>
      <text:p text:style-name="P122"/>
      <text:p text:style-name="P443"><text:span text:style-name="T312">Используется, чтобы </text:span><text:span text:style-name="T329">сообщить</text:span><text:span text:style-name="T312"> о </text:span><text:span text:style-name="T322">действии</text:span><text:span text:style-name="T312">, </text:span><text:span text:style-name="T323">которое происходит</text:span><text:span text:style-name="T312"> </text:span><text:span text:style-name="T366">сейчас</text:span><text:span text:style-name="T312"> и еще не законч</text:span><text:span text:style-name="T329">ено</text:span><text:span text:style-name="T312">.</text:span></text:p>
      <text:p text:style-name="P123">Состоит из связки вспомогательного глагола <text:span text:style-name="T2">be</text:span> и смыслового <text:span text:style-name="T573">глагола </text:span>с окончанием <text:span text:style-name="T2">-ing</text:span>:</text:p>
      <text:p text:style-name="P456"/>
      <text:p text:style-name="P456">She <text:span text:style-name="T381">is driving</text:span> to work. <text:span text:style-name="T557">—</text:span> Она <text:span text:style-name="T381">едет</text:span> на работу.</text:p>
      <text:p text:style-name="P457">I <text:span text:style-name="T386">a</text:span><text:span text:style-name="T381">m not listening</text:span> to you. <text:span text:style-name="T559">—</text:span> Я <text:span text:style-name="T381">не слушаю</text:span> тебя.</text:p>
      <text:p text:style-name="P458">Where <text:span text:style-name="T381">is </text:span>he <text:span text:style-name="T381">going</text:span>? <text:span text:style-name="T559">—</text:span> Куда он <text:span text:style-name="T381">идет</text:span>?</text:p>
      <text:p text:style-name="P136"><text:soft-page-break/><text:span text:style-name="T652">Слова-маячки</text:span> <text:span text:style-name="T562">(в разных местах)</text:span>:</text:p>
      <text:list xml:id="list599814600" text:style-name="L3">
        <text:list-item>
          <text:p text:style-name="P759">look — смотри;</text:p>
        </text:list-item>
        <text:list-item>
          <text:p text:style-name="P798">listen — послушай;</text:p>
        </text:list-item>
        <text:list-item>
          <text:p text:style-name="P759">now — сейчас (<text:span text:style-name="T558">обычно </text:span>в конце);</text:p>
        </text:list-item>
        <text:list-item>
          <text:p text:style-name="P721"><text:span text:style-name="T535">at the moment — в этот момент (</text:span><text:span text:style-name="T545">обычно </text:span><text:span text:style-name="T535">в конце).</text:span></text:p>
        </text:list-item>
        <text:list-item>
          <text:p text:style-name="P798">currently — в текущий момент;</text:p>
        </text:list-item>
      </text:list>
      <text:p text:style-name="P337"/>
      <text:p text:style-name="P336">I am working right <text:span text:style-name="T381">now</text:span>. — Прямо сейчас я работаю.</text:p>
      <text:p text:style-name="P336"><text:span text:style-name="T381">Look</text:span> out of the window! It`s raining. — Посмотри в окно. Идет дождь.</text:p>
      <text:p text:style-name="P146"/>
      <text:p text:style-name="P332"><text:span text:style-name="T549">Non-</text:span><text:span text:style-name="T550">Continuous </text:span><text:span text:style-name="T549">глаголы</text:span></text:p>
      <text:p text:style-name="P145"/>
      <text:p text:style-name="P133">Как правило это глаголы, описывающие чувства или мысли.</text:p>
      <text:p text:style-name="P523"><text:span text:style-name="T333">Но если они </text:span><text:span text:style-name="T334">идут</text:span><text:span text:style-name="T333"> </text:span><text:span text:style-name="T334">внутри</text:span><text:span text:style-name="T333"> </text:span><text:span text:style-name="T334">какой-</text:span><text:span text:style-name="T335">то</text:span><text:span text:style-name="T334"> </text:span><text:span text:style-name="T333">устойчивой связки, то могут быть и с </text:span><text:span text:style-name="T107">-ing</text:span><text:span text:style-name="T333">.</text:span></text:p>
      <text:p text:style-name="P339"/>
      <text:p text:style-name="P509">Глаголы восприятия:</text:p>
      <text:list xml:id="list778336565" text:style-name="L4">
        <text:list-item>
          <text:p text:style-name="P799">see — видеть;</text:p>
        </text:list-item>
        <text:list-item>
          <text:p text:style-name="P799">hear — слышать;</text:p>
        </text:list-item>
        <text:list-item>
          <text:p text:style-name="P799">feel — чувствовать <text:span text:style-name="T560">себя</text:span>;</text:p>
        </text:list-item>
        <text:list-item>
          <text:p text:style-name="P799">taste — чувствовать вкус (пробовать);</text:p>
        </text:list-item>
        <text:list-item>
          <text:p text:style-name="P799">smell — чувствовать запах (нюхать);</text:p>
        </text:list-item>
      </text:list>
      <text:p text:style-name="P510"/>
      <text:p text:style-name="P509">Глаголы для выражения мнения:</text:p>
      <text:list xml:id="list2351434502" text:style-name="L5">
        <text:list-item>
          <text:p text:style-name="P800">belive — верить;</text:p>
        </text:list-item>
        <text:list-item>
          <text:p text:style-name="P800">doubt — сомневаться;</text:p>
        </text:list-item>
        <text:list-item>
          <text:p text:style-name="P800">think — думать;</text:p>
        </text:list-item>
        <text:list-item>
          <text:p text:style-name="P795">assume — полагать;</text:p>
        </text:list-item>
        <text:list-item>
          <text:p text:style-name="P795">consider — считать, полагать;</text:p>
        </text:list-item>
        <text:list-item>
          <text:p text:style-name="P795">find — находить;</text:p>
        </text:list-item>
        <text:list-item>
          <text:p text:style-name="P802">suppose — предполагать;</text:p>
        </text:list-item>
      </text:list>
      <text:p text:style-name="P511"/>
      <text:p text:style-name="P509">Глаголы, показывающие состояние мыслей:</text:p>
      <text:list xml:id="list557984713" text:style-name="L6">
        <text:list-item>
          <text:p text:style-name="P801">forget — забывать;</text:p>
        </text:list-item>
        <text:list-item>
          <text:p text:style-name="P801">imagine — представлять;</text:p>
        </text:list-item>
        <text:list-item>
          <text:p text:style-name="P801">know — знать;</text:p>
        </text:list-item>
        <text:list-item>
          <text:p text:style-name="P801">understand — понимать;</text:p>
        </text:list-item>
        <text:list-item>
          <text:p text:style-name="P796">mean — иметь в виду;</text:p>
        </text:list-item>
        <text:list-item>
          <text:p text:style-name="P796">notice — замечать, обращать внимание;</text:p>
        </text:list-item>
        <text:list-item>
          <text:p text:style-name="P796">recognise — узнавать;</text:p>
        </text:list-item>
        <text:list-item>
          <text:p text:style-name="P803">remember — помнить;</text:p>
        </text:list-item>
      </text:list>
      <text:p text:style-name="P510"/>
      <text:p text:style-name="P512">Глаголы, указывающие на эмоции и желания:</text:p>
      <text:list xml:id="list935919963" text:style-name="L7">
        <text:list-item>
          <text:p text:style-name="P805">love — любить;</text:p>
        </text:list-item>
        <text:list-item>
          <text:p text:style-name="P805">like — нравиться;</text:p>
        </text:list-item>
        <text:list-item>
          <text:p text:style-name="P805">hate — ненавидеть;</text:p>
        </text:list-item>
        <text:list-item>
          <text:p text:style-name="P805">hope — надеяться;</text:p>
        </text:list-item>
        <text:list-item>
          <text:p text:style-name="P805">want — хотеть;</text:p>
        </text:list-item>
        <text:list-item>
          <text:p text:style-name="P805">wish — желать;</text:p>
        </text:list-item>
        <text:list-item>
          <text:p text:style-name="P797">dislike — не любить, не нравиться;</text:p>
        </text:list-item>
        <text:list-item>
          <text:p text:style-name="P797">envy — завидовать;</text:p>
        </text:list-item>
        <text:list-item>
          <text:p text:style-name="P797">fear — бояться;</text:p>
        </text:list-item>
        <text:list-item>
          <text:p text:style-name="P797">mind — возражать;</text:p>
        </text:list-item>
        <text:list-item>
          <text:p text:style-name="P797"><text:soft-page-break/>need — нуждаться;</text:p>
        </text:list-item>
        <text:list-item>
          <text:p text:style-name="P797">prefer — предпочитать;</text:p>
        </text:list-item>
        <text:list-item>
          <text:p text:style-name="P804">regret — сожалеть;</text:p>
        </text:list-item>
      </text:list>
      <text:p text:style-name="P512"/>
      <text:p text:style-name="P512">Другие глаголы:</text:p>
      <text:list xml:id="list1212201546" text:style-name="L8">
        <text:list-item>
          <text:p text:style-name="P806">look — выглядеть;</text:p>
        </text:list-item>
        <text:list-item>
          <text:p text:style-name="P806">have — иметь;</text:p>
        </text:list-item>
        <text:list-item>
          <text:p text:style-name="P794">be — быть;</text:p>
        </text:list-item>
        <text:list-item>
          <text:p text:style-name="P794">care — быть не безразличным, заботиться;</text:p>
        </text:list-item>
        <text:list-item>
          <text:p text:style-name="P794">contain — содержать;</text:p>
        </text:list-item>
        <text:list-item>
          <text:p text:style-name="P794">cost — стоить, иметь стоимость;</text:p>
        </text:list-item>
        <text:list-item>
          <text:p text:style-name="P794">possess — владеть;</text:p>
        </text:list-item>
        <text:list-item>
          <text:p text:style-name="P794">seem — казаться;</text:p>
        </text:list-item>
        <text:list-item>
          <text:p text:style-name="P807">weigh — весить, иметь вес;</text:p>
        </text:list-item>
      </text:list>
      <text:p text:style-name="P124"/>
      <text:p text:style-name="P340">I <text:span text:style-name="T381">think</text:span> Amy is a strange girl. - Я <text:span text:style-name="T381">думаю</text:span>, Эмми странная девушка.</text:p>
      <text:p text:style-name="P340">You <text:span text:style-name="T381">look</text:span> great! - Ты <text:span text:style-name="T381">выглядишь</text:span> отлично!</text:p>
      <text:p text:style-name="P338"/>
      <text:p text:style-name="P354">Present Perfect</text:p>
      <text:p text:style-name="P135"/>
      <text:p text:style-name="P520"><text:span text:style-name="T313">И</text:span><text:span text:style-name="T325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6"/>
      <text:p text:style-name="P126">Состоит из связки вспомогательного глагола have и смыслового глагола в 3й форме.</text:p>
      <text:p text:style-name="P445"><text:span text:style-name="T359">В </text:span><text:span text:style-name="T356">отрицаниях почти всегда используется сокращенная форма глагола </text:span><text:span text:style-name="T116">haven`t</text:span><text:span text:style-name="T356">.</text:span></text:p>
      <text:p text:style-name="P128"><text:span text:style-name="T563">Сокращени</text:span><text:span text:style-name="T579">е</text:span><text:span text:style-name="T563"> </text:span><text:span text:style-name="T14">`ve not</text:span><text:span text:style-name="T563"> не используется.</text:span></text:p>
      <text:p text:style-name="P127"/>
      <text:p text:style-name="P444"><text:span text:style-name="T102">You </text:span><text:span text:style-name="T120">have</text:span><text:span text:style-name="T102"> </text:span><text:span text:style-name="T120">broken</text:span><text:span text:style-name="T102"> the vase. </text:span><text:span text:style-name="T103">— </text:span><text:span text:style-name="T102">Ты </text:span><text:span text:style-name="T120">разбил</text:span><text:span text:style-name="T102"> вазу (результат, кот. </text:span><text:span text:style-name="T104">важен сейчас</text:span><text:span text:style-name="T102">).</text:span></text:p>
      <text:p text:style-name="P672"><text:span text:style-name="T407">I </text:span><text:span text:style-name="T389">haven</text:span><text:span text:style-name="T383">`</text:span><text:span text:style-name="T389">t</text:span><text:span text:style-name="T407"> </text:span><text:span text:style-name="T389">expected</text:span><text:span text:style-name="T407"> that. </text:span><text:span text:style-name="T409">—</text:span><text:span text:style-name="T407"> Я этого </text:span><text:span text:style-name="T389">не</text:span><text:span text:style-name="T407"> </text:span><text:span text:style-name="T389">ожидал</text:span><text:span text:style-name="T407">.</text:span></text:p>
      <text:p text:style-name="P672"><text:span text:style-name="T387">Ha</text:span><text:span text:style-name="T388">s</text:span><text:span text:style-name="T411"> </text:span><text:span text:style-name="T412">he</text:span><text:span text:style-name="T411"> </text:span><text:span text:style-name="T387">been</text:span><text:span text:style-name="T411"> to Rome? </text:span><text:span text:style-name="T409">—</text:span><text:span text:style-name="T411"> </text:span><text:span text:style-name="T412">Он</text:span><text:span text:style-name="T411"> </text:span><text:span text:style-name="T387">бывал</text:span><text:span text:style-name="T411"> в Риме?</text:span></text:p>
      <text:p text:style-name="P344"/>
      <text:p text:style-name="P561"><text:span text:style-name="T313">Также использу</text:span><text:span text:style-name="T320">ется</text:span><text:span text:style-name="T313">, </text:span><text:span text:style-name="T314">если</text:span><text:span text:style-name="T313"> что-то произошло впервые.</text:span></text:p>
      <text:p text:style-name="P341"><text:span text:style-name="T561">It`s the fitst time I </text:span><text:span text:style-name="T382">have</text:span><text:span text:style-name="T561"> </text:span><text:span text:style-name="T382">driven</text:span><text:span text:style-name="T561"> a car — Это впервые, когда я </text:span><text:span text:style-name="T382">веду</text:span><text:span text:style-name="T561"> машину.</text:span></text:p>
      <text:p text:style-name="P341"/>
      <text:p text:style-name="P129">Как образуется 3я форма глагола:</text:p>
      <text:list xml:id="list1144313985" text:style-name="L9">
        <text:list-item>
          <text:p text:style-name="P760">если глагол правильный, то к нему добавляется окончание -ed;</text:p>
        </text:list-item>
        <text:list-item>
          <text:p text:style-name="P761">если глагол неправильный, то <text:span text:style-name="T567">его <text:s/></text:span>нужно<text:span text:style-name="T567"> </text:span>искать в таблице неправильных глаголов;</text:p>
        </text:list-item>
      </text:list>
      <text:p text:style-name="P125"/>
      <text:p text:style-name="P130"><text:span text:style-name="T652">Слова-маячки</text:span>:</text:p>
      <text:list xml:id="list2493380219" text:style-name="L10">
        <text:list-item>
          <text:p text:style-name="P765">just — только что;</text:p>
        </text:list-item>
        <text:list-item>
          <text:p text:style-name="P765">already — уже;</text:p>
        </text:list-item>
        <text:list-item>
          <text:p text:style-name="P762">yet — еще не;</text:p>
        </text:list-item>
      </text:list>
      <text:p text:style-name="P342"/>
      <text:p text:style-name="P147">Место <text:span text:style-name="T2">just</text:span>, <text:span text:style-name="T2">already</text:span> — между <text:span text:style-name="T2">have</text:span> и 3й формой глагола. <text:span text:style-name="T406">Слово </text:span><text:span text:style-name="T59">yet</text:span><text:span text:style-name="T406"> стоит </text:span><text:span text:style-name="T408">всегда </text:span><text:span text:style-name="T406">в конце предложения. </text:span><text:span text:style-name="T59">Just</text:span><text:span text:style-name="T406"> и </text:span><text:span text:style-name="T59">already</text:span><text:span text:style-name="T406"> использ</text:span><text:span text:style-name="T410">уются</text:span><text:span text:style-name="T406"> в утверждениях. </text:span><text:span text:style-name="T59">Yet</text:span><text:span text:style-name="T406"> — в вопросах и отрицаниях</text:span><text:span text:style-name="T409">. </text:span></text:p>
      <text:p text:style-name="P342"/>
      <text:p text:style-name="P349">I have <text:span text:style-name="T381">just</text:span> eaten a sandwich. <text:span text:style-name="T564">—</text:span> Я <text:span text:style-name="T381">только что</text:span> съел бутерброд.</text:p>
      <text:p text:style-name="P343">We have n<text:span text:style-name="T563">o</text:span>t finished <text:span text:style-name="T381">yet</text:span>. <text:span text:style-name="T564">—</text:span> Мы <text:span text:style-name="T381">еще не</text:span> закончили.</text:p>
      <text:p text:style-name="P343"/>
      <text:p text:style-name="P416"><text:span text:style-name="T357">Другие </text:span><text:span text:style-name="T358">маячки</text:span><text:span text:style-name="T357">:</text:span></text:p>
      <text:list xml:id="list1635705201" text:style-name="L11">
        <text:list-item>
          <text:p text:style-name="P722"><text:span text:style-name="T551">ever — когда-</text:span><text:span text:style-name="T555">либо, всегда</text:span><text:span text:style-name="T551">;</text:span></text:p>
        </text:list-item>
        <text:list-item>
          <text:p text:style-name="P766"><text:soft-page-break/>never — никогда;</text:p>
        </text:list-item>
        <text:list-item>
          <text:p text:style-name="P766">recently — в последнее время;</text:p>
        </text:list-item>
        <text:list-item>
          <text:p text:style-name="P766">these days — в последние дни;</text:p>
        </text:list-item>
        <text:list-item>
          <text:p text:style-name="P722"><text:span text:style-name="T551">словосочетани</text:span><text:span text:style-name="T556">я</text:span><text:span text:style-name="T551"> с this (this mornig, this week);</text:span></text:p>
        </text:list-item>
        <text:list-item>
          <text:p text:style-name="P809">so far — на дайнный момент / до настоящего времени;</text:p>
        </text:list-item>
      </text:list>
      <text:p text:style-name="P148"/>
      <text:p text:style-name="P148">Место <text:span text:style-name="T2">ever</text:span>, <text:span text:style-name="T2">never</text:span> — перед 3й формой глагола, <text:span text:style-name="T566">а</text:span> <text:span text:style-name="T2">recently</text:span>, <text:span text:style-name="T2">these days</text:span> и </text:p>
      <text:p text:style-name="P148">словосочетания с <text:span text:style-name="T2">this</text:span> — в конце предложения.</text:p>
      <text:p text:style-name="P148"/>
      <text:p text:style-name="P350">I <text:span text:style-name="T563">ha</text:span>ve <text:span text:style-name="T381">never</text:span> been to New York. <text:span text:style-name="T565">— </text:span>Я <text:span text:style-name="T381">никогда</text:span> не был в Нью Йорке.</text:p>
      <text:p text:style-name="P519"><text:span text:style-name="T100">I </text:span><text:span text:style-name="T97">ha</text:span><text:span text:style-name="T100">ve worked a lot </text:span><text:span text:style-name="T119">these days</text:span><text:span text:style-name="T100">. </text:span><text:span text:style-name="T101">—</text:span><text:span text:style-name="T100"> Я много работал </text:span><text:span text:style-name="T119">в эти дни</text:span><text:span text:style-name="T100">.</text:span></text:p>
      <text:p text:style-name="P662"/>
      <text:p text:style-name="P654">Present Perfect Continuous</text:p>
      <text:p text:style-name="P648"/>
      <text:p text:style-name="P656"><text:span text:style-name="T315">И</text:span><text:span text:style-name="T321">спользуется чтобы сообщить о действии, которое еще не закончено и при этом известна </text:span></text:p>
      <text:p text:style-name="P657"><text:span text:style-name="T321">его продолжительность, </text:span><text:span text:style-name="T323">т. е. «</text:span><text:span text:style-name="T324">я </text:span><text:span text:style-name="T323">делал и продолжаю делать». </text:span></text:p>
      <text:p text:style-name="P649"/>
      <text:p text:style-name="P670"><text:span text:style-name="T317">С</text:span><text:span text:style-name="T308">остоит из связки вспомогательного глагола </text:span><text:span text:style-name="T95">have</text:span><text:span text:style-name="T308">, cлова </text:span><text:span text:style-name="T95">been</text:span><text:span text:style-name="T308"> </text:span><text:span text:style-name="T319">(особая форма глагола </text:span><text:span text:style-name="T98">be</text:span><text:span text:style-name="T319">) </text:span></text:p>
      <text:p text:style-name="P657"><text:span text:style-name="T318">и смыслового глагола с окончанием </text:span><text:span text:style-name="T99">-ing</text:span><text:span text:style-name="T318">. </text:span><text:span text:style-name="T316">Переводится</text:span><text:span text:style-name="T321"> настоящим</text:span><text:span text:style-name="T107">.</text:span></text:p>
      <text:p text:style-name="P664"/>
      <text:p text:style-name="P244"><text:span text:style-name="T534">I </text:span><text:span text:style-name="T546">have been learning</text:span><text:span text:style-name="T534"> English for 2 years. </text:span><text:span text:style-name="T551">—</text:span><text:span text:style-name="T534"> Я </text:span><text:span text:style-name="T546">учу</text:span><text:span text:style-name="T534"> английский уже 2 года (и еще не закончил).</text:span></text:p>
      <text:p text:style-name="P613"><text:span text:style-name="T111">I </text:span><text:span text:style-name="T122">have not been waiting</text:span><text:span text:style-name="T111"> long. </text:span><text:span text:style-name="T109">—</text:span><text:span text:style-name="T111"> Я </text:span><text:span text:style-name="T122">не жду</text:span><text:span text:style-name="T111"> долго </text:span><text:span text:style-name="T112">(это не происходит в течен</text:span><text:span text:style-name="T115">ии</text:span><text:span text:style-name="T112"> указ. времени)</text:span><text:span text:style-name="T111">.</text:span></text:p>
      <text:p text:style-name="P345"/>
      <text:p text:style-name="P633"><text:span text:style-name="T121">Have</text:span><text:span text:style-name="T108"> you </text:span><text:span text:style-name="T121">been</text:span><text:span text:style-name="T108"> </text:span><text:span text:style-name="T121">waiting</text:span><text:span text:style-name="T108"> long? </text:span><text:span text:style-name="T109">— </text:span><text:span text:style-name="T108">Вы </text:span><text:span text:style-name="T110">долго</text:span><text:span text:style-name="T108"> </text:span><text:span text:style-name="T121">ждете</text:span><text:span text:style-name="T108">? </text:span></text:p>
      <text:p text:style-name="P633"><text:span text:style-name="T112">(как долго происходит действие вплоть до текущего момента)</text:span><text:span text:style-name="T108"> </text:span></text:p>
      <text:p text:style-name="P671"><text:span text:style-name="T340"/></text:p>
      <text:p text:style-name="P671"><text:span text:style-name="T340">Слова-маячки</text:span><text:span text:style-name="T308">:</text:span></text:p>
      <text:list xml:id="list4279722719" text:style-name="L12">
        <text:list-item>
          <text:p text:style-name="P767">for — в течении;</text:p>
        </text:list-item>
        <text:list-item>
          <text:p text:style-name="P767">since — с какого-то времени;</text:p>
        </text:list-item>
        <text:list-item>
          <text:p text:style-name="P857">how long — как долго.</text:p>
        </text:list-item>
      </text:list>
      <text:p text:style-name="P666"/>
      <text:p text:style-name="P668"><text:span text:style-name="T539">We`ve been staying in this hotel </text:span><text:span text:style-name="T547">since</text:span><text:span text:style-name="T539"> Tuesday. </text:span><text:span text:style-name="T540">— </text:span><text:span text:style-name="T539">Мы находимся в этом отеле </text:span><text:span text:style-name="T547">со</text:span><text:span text:style-name="T539"> вторника.</text:span></text:p>
      <text:p text:style-name="P650"/>
      <text:p text:style-name="P446"><text:span text:style-name="T360">Е</text:span><text:span text:style-name="T356">сли используется глагол </text:span><text:span text:style-name="T116">be</text:span><text:span text:style-name="T356"> или глаголы состояния, которые не стоят в Continuous</text:span><text:span text:style-name="T361">,</text:span><text:span text:style-name="T356"> </text:span></text:p>
      <text:p text:style-name="P447"><text:span text:style-name="T362">то </text:span><text:span text:style-name="T363">Present Perfect Continuous</text:span><text:span text:style-name="T362"> будет в </text:span><text:span text:style-name="T363">форме</text:span><text:span text:style-name="T362"> Present Perfect. </text:span></text:p>
      <text:p text:style-name="P348"/>
      <text:p text:style-name="P245"><text:span text:style-name="T535">I have known</text:span><text:span text:style-name="T546"> </text:span><text:span text:style-name="T535">(</text:span><text:span text:style-name="T538">а </text:span><text:span text:style-name="T535">не have been knowing)</text:span><text:span text:style-name="T534"> Alice for 3 years. </text:span><text:span text:style-name="T552">—</text:span><text:span text:style-name="T534"> Я </text:span><text:span text:style-name="T535">знаю</text:span><text:span text:style-name="T534"> Алису уже 3 года</text:span></text:p>
      <text:p text:style-name="P352"/>
      <text:p text:style-name="P14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5"><text:span text:style-name="T416">Если у смыслового глагола окончание</text:span><text:span text:style-name="T60"> -ing</text:span><text:span text:style-name="T416">, то </text:span><text:span text:style-name="T60">have</text:span><text:span text:style-name="T416"> применяется только с </text:span><text:span text:style-name="T60">been</text:span><text:span text:style-name="T416">.</text:span></text:p>
      <text:p text:style-name="P352"/>
      <text:p text:style-name="P398"><text:span text:style-name="T534">Past </text:span><text:span text:style-name="T554">Simple</text:span></text:p>
      <text:p text:style-name="P131"/>
      <text:p text:style-name="P132">Используется, чтобы сообщить:</text:p>
      <text:list xml:id="list2561078747" text:style-name="L13">
        <text:list-item>
          <text:p text:style-name="P763">факт<text:span text:style-name="T568">ы</text:span> прошлого, историю, биографию;</text:p>
        </text:list-item>
        <text:list-item>
          <text:p text:style-name="P763">результат, который не важен в настоящем;</text:p>
        </text:list-item>
      </text:list>
      <text:p text:style-name="P346"/>
      <text:p text:style-name="P521"><text:span text:style-name="T336">Глагол</text:span><text:span text:style-name="T326"> </text:span><text:span text:style-name="T332">принимает</text:span><text:span text:style-name="T326"> 2ю форму. </text:span><text:span text:style-name="T336">Она</text:span><text:span text:style-name="T326"> образуется с пом</text:span><text:span text:style-name="T336">ощью</text:span><text:span text:style-name="T326"> окончания -ed для правильных глоголов, </text:span><text:span text:style-name="T332">а н</text:span><text:span text:style-name="T326">еправильные глаголы находится в таблице.</text:span></text:p>
      <text:p text:style-name="P134"/>
      <text:p text:style-name="P246"><text:span text:style-name="T534">Mozart </text:span><text:span text:style-name="T546">lived</text:span><text:span text:style-name="T534"> from 1756 to 1791 — Моцарт </text:span><text:span text:style-name="T546">жил</text:span><text:span text:style-name="T534"> с 1756 по 1791 год. </text:span></text:p>
      <text:p text:style-name="P248"><text:span text:style-name="T548">Did</text:span><text:span text:style-name="T553"> you </text:span><text:span text:style-name="T548">go</text:span><text:span text:style-name="T553"> to Los Angeles last week? - Ты </text:span><text:span text:style-name="T548">ездил</text:span><text:span text:style-name="T553"> в Лос Анжелес на прошлой неделе?</text:span></text:p>
      <text:p text:style-name="P665"><text:soft-page-break/><text:span text:style-name="T415">I </text:span><text:span text:style-name="T384">didn`t go</text:span><text:span text:style-name="T415"> to Los Angeles — Я </text:span><text:span text:style-name="T384">не ездил</text:span><text:span text:style-name="T415"> в Лос Анжелес.</text:span></text:p>
      <text:p text:style-name="P106"><text:span text:style-name="T544"/></text:p>
      <text:p text:style-name="P106"><text:span text:style-name="T544">Слова-маячки</text:span><text:span text:style-name="T535">:</text:span></text:p>
      <text:list xml:id="list2104972149" text:style-name="L14">
        <text:list-item>
          <text:p text:style-name="P723">ago — <text:span text:style-name="T569">тому назад</text:span>;</text:p>
        </text:list-item>
        <text:list-item>
          <text:p text:style-name="P723">last — <text:span text:style-name="T569">прошлый</text:span>;</text:p>
        </text:list-item>
        <text:list-item>
          <text:p text:style-name="P764">yesterday — вчера;</text:p>
        </text:list-item>
      </text:list>
      <text:p text:style-name="P143"/>
      <text:p text:style-name="P644"><text:span text:style-name="T348">Past Simple часто путают с Present Perfect. </text:span><text:span text:style-name="T351">Здесь</text:span><text:span text:style-name="T349"> </text:span><text:span text:style-name="T350">г</text:span><text:span text:style-name="T349">лавное отличие в том, что </text:span><text:span text:style-name="T348">Present Perfect всегда сообща</text:span><text:span text:style-name="T350">ет</text:span><text:span text:style-name="T348"> доп</text:span><text:span text:style-name="T351">олнительную</text:span><text:span text:style-name="T348"> информацию, </text:span><text:span text:style-name="T350">которая </text:span><text:span text:style-name="T348">указыва</text:span><text:span text:style-name="T350">ет</text:span><text:span text:style-name="T327"> </text:span><text:span text:style-name="T348">на настоящее время </text:span><text:span text:style-name="T349">(</text:span><text:span text:style-name="T351">она может остутствовать в предложении </text:span><text:span text:style-name="T352">явно</text:span><text:span text:style-name="T351">, но всегда будет понятна из контекста</text:span><text:span text:style-name="T349">).</text:span><text:span text:style-name="T348"> </text:span><text:span text:style-name="T354">Но</text:span><text:span text:style-name="T349"> е</text:span><text:span text:style-name="T327">сли </text:span><text:span text:style-name="T349">изветно</text:span><text:span text:style-name="T327">, когда </text:span><text:span text:style-name="T350">именно </text:span><text:span text:style-name="T327">произошло событие, то Present Perfect </text:span><text:span text:style-name="T354">уже нельзя</text:span><text:span text:style-name="T353"> использ</text:span><text:span text:style-name="T355">овать.</text:span></text:p>
      <text:p text:style-name="P144"/>
      <text:p text:style-name="P634"><text:span text:style-name="T105">Tom has lost his key last weak </text:span><text:span text:style-name="T112">(неправильно) </text:span></text:p>
      <text:p text:style-name="P634"><text:span text:style-name="T105">Tom lost his key last weak </text:span><text:span text:style-name="T112">(правильно) </text:span></text:p>
      <text:p text:style-name="P347"/>
      <text:p text:style-name="P522"><text:span text:style-name="T364">Если вопрос содержит слово </text:span><text:span text:style-name="T117">when</text:span><text:span text:style-name="T364">, то он автоматич. привязывает </text:span><text:span text:style-name="T365">предложение</text:span><text:span text:style-name="T364"> к моменту </text:span></text:p>
      <text:p text:style-name="P150"><text:span text:style-name="T413">в прошлом. </text:span><text:span text:style-name="T414">Поэтому Present Perfect в вопросах с </text:span><text:span text:style-name="T61">when</text:span><text:span text:style-name="T414"> не используется.</text:span></text:p>
      <text:p text:style-name="P667"/>
      <text:p text:style-name="P667">Past Continuous</text:p>
      <text:p text:style-name="P651"/>
      <text:p text:style-name="P658"><text:span text:style-name="T328">И</text:span><text:span text:style-name="T329">спользуется, чтобы сообщить о действии, которое происходило в </text:span><text:span text:style-name="T332">точный</text:span><text:span text:style-name="T329"> момент</text:span></text:p>
      <text:p text:style-name="P658"><text:span text:style-name="T329">прошлого, </text:span><text:span text:style-name="T330">и </text:span><text:span text:style-name="T329">не было закончено.</text:span></text:p>
      <text:p text:style-name="P652"/>
      <text:p text:style-name="P659"><text:span text:style-name="T330">В предложении не обязательно должен </text:span><text:span text:style-name="T332">указываться</text:span><text:span text:style-name="T330"> точный момент. Он может только подразумеваться и быть понятен по контексту (</text:span><text:span text:style-name="T332">по</text:span><text:span text:style-name="T330"> </text:span><text:span text:style-name="T331">ситуаци</text:span><text:span text:style-name="T332">и</text:span><text:span text:style-name="T330">).</text:span></text:p>
      <text:p text:style-name="P659"><text:span text:style-name="T330"/></text:p>
      <text:p text:style-name="P647">Cхема такая же, как и в Present Continuous, только глагол <text:span text:style-name="T2">be</text:span> записывается </text:p>
      <text:p text:style-name="P647">в прошедшей форме (<text:span text:style-name="T2">was/were</text:span>):</text:p>
      <text:p text:style-name="P646"/>
      <text:p text:style-name="P351">Last Sunday at 5 I <text:span text:style-name="T381">was having</text:span> dinner with my friends — В прошлое воскресенье в 5 </text:p>
      <text:p text:style-name="P351">я <text:span text:style-name="T381">ужинал</text:span> со своими друзьями (привязка к точному моменту в прошлом).</text:p>
      <text:p text:style-name="P351"/>
      <text:p text:style-name="P661"><text:span text:style-name="T571">My parents </text:span><text:span text:style-name="T385">were watching</text:span><text:span text:style-name="T571"> TV when I came home yesterday — Мои родители </text:span><text:span text:style-name="T385">смотрели</text:span><text:span text:style-name="T571"> телевизор, когда я пришел вчера домой (незаконченное действие </text:span><text:span text:style-name="T572">в тот момент</text:span><text:span text:style-name="T571">).</text:span></text:p>
      <text:p text:style-name="P661"/>
      <text:p text:style-name="P669"><text:span text:style-name="T542">W</text:span><text:span text:style-name="T543">e weren`t reading — Мы не читали (именно тогда). </text:span></text:p>
      <text:p text:style-name="P663">Was I running? — Я бежал?</text:p>
      <text:p text:style-name="P478"/>
      <text:p text:style-name="P478">Future Simple</text:p>
      <text:p text:style-name="P479"/>
      <text:p text:style-name="P524"><text:span text:style-name="T575">Используется чтобы сообщить о будущих </text:span><text:span text:style-name="T580">действиях</text:span><text:span text:style-name="T575">. </text:span><text:span text:style-name="T472">Эта форма говорит о том, что человек сделает что-то в будущем, но решение он принял в момент речи.</text:span></text:p>
      <text:p text:style-name="Standard"/>
      <text:p text:style-name="P525">Состоит из вспомогательного глагола <text:span text:style-name="T2">will</text:span> и смыслового глагола в начальной форме.</text:p>
      <text:p text:style-name="P482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6">о</text:span> <text:span text:style-name="T2">won`t</text:span>.</text:p>
      <text:p text:style-name="P525"/>
      <text:p text:style-name="P463">We <text:span text:style-name="T381">will</text:span> proobably <text:span text:style-name="T381">meet</text:span> soon — Мы, возможно, скоро <text:span text:style-name="T381">встретимся</text:span>.</text:p>
      <text:p text:style-name="P463">I hope everything <text:span text:style-name="T381">will be</text:span> fine — Надеюсь, все <text:span text:style-name="T381">будет </text:span>хорошо.</text:p>
      <text:p text:style-name="P482"><text:span text:style-name="T123">Will</text:span><text:span text:style-name="T2"> you </text:span><text:span text:style-name="T123">be</text:span><text:span text:style-name="T2"> at home toworrow? No, I won`t — </text:span><text:span text:style-name="T11">Ты </text:span><text:span text:style-name="T124">будешь</text:span><text:span text:style-name="T11"> завтра дома? Нет</text:span><text:span text:style-name="T2">.</text:span></text:p>
      <text:p text:style-name="P464"/>
      <text:p text:style-name="P429"><text:span text:style-name="T473">В</text:span><text:span text:style-name="T474"> предложени</text:span><text:span text:style-name="T473">ях</text:span><text:span text:style-name="T474"> </text:span><text:span text:style-name="T473">будут </text:span><text:span text:style-name="T474">часто </text:span><text:span text:style-name="T473">попадаться слова</text:span><text:span text:style-name="T474">, </text:span><text:span text:style-name="T473">выражающие</text:span><text:span text:style-name="T474"> мнение: <text:s/></text:span></text:p>
      <text:p text:style-name="P429"><text:span text:style-name="T456">I think </text:span><text:span text:style-name="T457">(я думаю)</text:span><text:span text:style-name="T456">, I`m sure </text:span><text:span text:style-name="T457">(я уверен), I hope (я надеюсь), </text:span><text:span text:style-name="T456">probably (возможно).</text:span></text:p>
      <text:p text:style-name="P430"><text:soft-page-break/><text:span text:style-name="T507">Оборот </text:span><text:span text:style-name="T452">be going to</text:span></text:p>
      <text:p text:style-name="P528"/>
      <text:p text:style-name="P431"><text:span text:style-name="T473">Также позволяет </text:span><text:span text:style-name="T478">сообщить</text:span><text:span text:style-name="T473"> о будущем. </text:span><text:span text:style-name="T478">Но п</text:span><text:span text:style-name="T475">одразумевает, что человек говорит не о спонтанном </text:span><text:span text:style-name="T478">решении</text:span><text:span text:style-name="T475">, </text:span><text:span text:style-name="T476">а о заранее </text:span><text:span text:style-name="T477">продуманных</text:span><text:span text:style-name="T476"> действиях. </text:span><text:span text:style-name="T478">Означает</text:span><text:span text:style-name="T475"> «собираюсь сделать».</text:span></text:p>
      <text:p text:style-name="P484"/>
      <text:p text:style-name="P461">I`m going to meet my friends tomorrow — Я собираюсь встретиться с друзьями завтра.</text:p>
      <text:p text:style-name="P529"><text:span text:style-name="T438">I`m going to go</text:span><text:span text:style-name="T508"> out after I finish my work — Я собираюсь погулять после, как закончу работу.</text:span></text:p>
      <text:p text:style-name="P466"/>
      <text:p text:style-name="P433"><text:span text:style-name="T480">Когда очевидно что вот-вот случится какое-то действие, то </text:span><text:span text:style-name="T458">be going to</text:span><text:span text:style-name="T480"> </text:span><text:span text:style-name="T479">передает оттенок неизбежности происходящего и применяется по отношению к </text:span><text:span text:style-name="T480">другому </text:span><text:span text:style-name="T479">человеку или объетку.</text:span></text:p>
      <text:p text:style-name="P483"/>
      <text:p text:style-name="P465">Look! He`s going to fall — Смотри! Он сейчас упадет.</text:p>
      <text:p text:style-name="P466">The sky is dark. It`s going to rain — Небо темное. Сейчас пойдет дождь.</text:p>
      <text:p text:style-name="P466"/>
      <text:p text:style-name="P529"><text:span text:style-name="T496">В разговорной </text:span><text:span text:style-name="T500">стиле</text:span><text:span text:style-name="T499"> </text:span><text:span text:style-name="T501">этот </text:span><text:span text:style-name="T499">оборот </text:span><text:span text:style-name="T496">очень часто </text:span><text:span text:style-name="T500">записывается</text:span><text:span text:style-name="T496"> как </text:span><text:span text:style-name="T438">gonna</text:span><text:span text:style-name="T496"> </text:span><text:span text:style-name="T438">[гона].</text:span></text:p>
      <text:p text:style-name="P467"/>
      <text:p text:style-name="P655"><text:span text:style-name="T118">P</text:span><text:span text:style-name="T116">resent</text:span><text:span text:style-name="T534"> в значении будущего</text:span></text:p>
      <text:p text:style-name="P653"/>
      <text:p text:style-name="P660"><text:span text:style-name="T339">О</text:span><text:span text:style-name="T337"> будущем можно </text:span><text:span text:style-name="T339">также </text:span><text:span text:style-name="T337">говорить с помощью </text:span><text:span text:style-name="T338">формы </text:span><text:span text:style-name="T337">Present. </text:span><text:span text:style-name="T497">Present Simple </text:span><text:span text:style-name="T498">часто </text:span><text:span text:style-name="T497">использ</text:span><text:span text:style-name="T498">уется</text:span><text:span text:style-name="T497">, когда речь идет о рассписании, которое не зависит от говорящего. </text:span></text:p>
      <text:p text:style-name="P660"><text:span text:style-name="T497">Present Continuous </text:span><text:span text:style-name="T504">используется</text:span><text:span text:style-name="T497"> </text:span><text:span text:style-name="T503">когда говорят о личных планах.</text:span></text:p>
      <text:p text:style-name="P451"/>
      <text:p text:style-name="P460">I am flying to London tomorrow — <text:span text:style-name="T574">Завтра я лечу в Лондон (личный план)</text:span></text:p>
      <text:p text:style-name="P462">My airplane flies at 6 o`clock tomorrow — Мой самолет летит завтра в 6 (рассписание)</text:p>
      <text:p text:style-name="P459"/>
      <text:p text:style-name="P459"/>
      <text:p text:style-name="P513">Модальные глаголы</text:p>
      <text:p text:style-name="Standard"/>
      <text:p text:style-name="P542"><text:span text:style-name="T581">Это особенные глаголы, которые </text:span><text:span text:style-name="T625">могут</text:span><text:span text:style-name="T581"> </text:span><text:span text:style-name="T625">использоваться</text:span><text:span text:style-name="T581"> и как смысловые, и как вспомогательные, притендуя со </text:span><text:span text:style-name="T625">вспомогательными</text:span><text:span text:style-name="T581"> на одну позицию в предложении.</text:span></text:p>
      <text:p text:style-name="P578"><text:span text:style-name="T582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2">.</text:span></text:p>
      <text:p text:style-name="P578"/>
      <text:p text:style-name="P549"><text:span text:style-name="T581">Модальные глаголы не меняют свою форму (не </text:span><text:span text:style-name="T587">имеют</text:span><text:span text:style-name="T581"> окончаний </text:span><text:span text:style-name="T15">-s, -ed</text:span><text:span text:style-name="T581">). В связи с </text:span><text:span text:style-name="T587">этим</text:span><text:span text:style-name="T581">, </text:span></text:p>
      <text:p text:style-name="P549"><text:span text:style-name="T581">они не могут </text:span><text:span text:style-name="T587">применяться</text:span><text:span text:style-name="T581"> во всех временах и поэтому, дополняют</text:span><text:span text:style-name="T587">ся</text:span><text:span text:style-name="T581"> модальны</text:span><text:span text:style-name="T587">ми</text:span><text:span text:style-name="T581"> конструкци</text:span><text:span text:style-name="T587">ями</text:span><text:span text:style-name="T581">: </text:span><text:span text:style-name="T16">be able to, have to </text:span><text:span text:style-name="T194">и</text:span><text:span text:style-name="T16"> used to</text:span><text:span text:style-name="T582">.</text:span></text:p>
      <text:p text:style-name="P542"/>
      <text:p text:style-name="P543">После модальных глаголов и конструкций почти всегда идет <text:span text:style-name="T625">голый </text:span>инфинитив.</text:p>
      <text:p text:style-name="P535"/>
      <text:p text:style-name="P543"><text:span text:style-name="T381">Глаголы </text:span><text:span text:style-name="T123">will</text:span><text:span text:style-name="T381"> и </text:span><text:span text:style-name="T123">shall</text:span></text:p>
      <text:p text:style-name="P543"/>
      <text:p text:style-name="P543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3">а с <text:span text:style-name="T2">won`t</text:span> — настоящим. <text:span text:style-name="T2">Won`t</text:span> означает «отказывается».</text:p>
      <text:p text:style-name="P543"/>
      <text:p text:style-name="P249">What`s wrong? My Car won`t start — Что случилось? Моя машина не заводится.</text:p>
      <text:p text:style-name="P250">(не смотря на мои ожидание, действие не происходит).</text:p>
      <text:p text:style-name="P250"/>
      <text:p text:style-name="P544"><text:span text:style-name="T17">S</text:span><text:span text:style-name="T16">hall</text:span><text:span text:style-name="T194"> не используется в современном английском. Он </text:span><text:span text:style-name="T196">встречается</text:span><text:span text:style-name="T194"> в вопросах вместо </text:span><text:span text:style-name="T16">will, </text:span><text:span text:style-name="T195">когда нужно получить одобрение от собеседника (только когда подлежащее </text:span><text:span text:style-name="T17">I</text:span><text:span text:style-name="T195"> или </text:span><text:span text:style-name="T17">we</text:span><text:span text:style-name="T195">).</text:span></text:p>
      <text:p text:style-name="P22"/>
      <text:p text:style-name="P250">Shall I close the door? - Я закрою дверь? (вы не против, если я закрою дверь?)</text:p>
      <text:p text:style-name="P249"/>
      <text:p text:style-name="P184"/>
      <text:p text:style-name="P673">Глаголы <text:span text:style-name="T2">can</text:span> и <text:span text:style-name="T2">could</text:span></text:p>
      <text:p text:style-name="P249"/>
      <text:p text:style-name="P24"><text:span text:style-name="T2">Can</text:span> переводится как «могу», «умею». <text:s/>С частицей <text:span text:style-name="T2">not</text:span> он пишется либо слитно, </text:p>
      <text:p text:style-name="P24">либо сокращенно (<text:span text:style-name="T2">cannot <text:s/></text:span>или<text:span text:style-name="T2"> can`t</text:span>).</text:p>
      <text:p text:style-name="P23"/>
      <text:p text:style-name="P251">She can play the guitar — Она умеет играть на гитаре.</text:p>
      <text:p text:style-name="P251">You can`t smoke here — Ты не можешь сдесь курить.</text:p>
      <text:p text:style-name="P251">Can I help you? - Я могу вам помочь?</text:p>
      <text:p text:style-name="P249"/>
      <text:p text:style-name="P542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3">Он часто применяется в качестве официальной формы обращения.</text:p>
      <text:p text:style-name="P23"/>
      <text:p text:style-name="P251">I could read at the age of 4 — Я мог читать в 4 года.</text:p>
      <text:p text:style-name="P161"/>
      <text:p text:style-name="P23"><text:span text:style-name="T381">Глаголы </text:span><text:span text:style-name="T123">might</text:span><text:span text:style-name="T381"> и </text:span><text:span text:style-name="T123">may</text:span></text:p>
      <text:p text:style-name="P23"/>
      <text:p text:style-name="P545"><text:span text:style-name="T17">Might [майт]</text:span><text:span text:style-name="T195"> переводится как «может </text:span><text:span text:style-name="T197">ли</text:span><text:span text:style-name="T195">», «мог бы», </text:span><text:span text:style-name="T197">или</text:span><text:span text:style-name="T195"> «должно быть»</text:span><text:span text:style-name="T197">, </text:span><text:span text:style-name="T195">«наверное». </text:span></text:p>
      <text:p text:style-name="P35">Он указывает на вероятность того, что что-то произойдет сейчас или в будущем. </text:p>
      <text:p text:style-name="P545"><text:span text:style-name="T195">Отрицание </text:span><text:span text:style-name="T17">might not</text:span><text:span text:style-name="T195"> сокращается до </text:span><text:span text:style-name="T17">mightn`t [майтэнт].</text:span></text:p>
      <text:p text:style-name="P545"/>
      <text:p text:style-name="P252">Might Tom call in the evening? - <text:span text:style-name="T583">Может ли </text:span>Том позвонить вечером?</text:p>
      <text:p text:style-name="P542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2"/>
      <text:p text:style-name="P635"><text:span text:style-name="T18">M</text:span><text:span text:style-name="T2">ay</text:span><text:span text:style-name="T185"> </text:span><text:span text:style-name="T256">почти не используется</text:span><text:span text:style-name="T185">. </text:span><text:span text:style-name="T256">Е</text:span><text:span text:style-name="T185">го применяют, </text:span><text:span text:style-name="T527">когда нужно</text:span><text:span text:style-name="T529"> </text:span><text:span text:style-name="T528">вежливо обратиться к незнакомому человеку или </text:span><text:span text:style-name="T527">предложить </text:span><text:span text:style-name="T528">ему </text:span><text:span text:style-name="T527">помощь </text:span><text:span text:style-name="T528">(как </text:span><text:span text:style-name="T531">could</text:span><text:span text:style-name="T528">)</text:span><text:span text:style-name="T527">. </text:span><text:span text:style-name="T529">П</text:span><text:span text:style-name="T527">ереводится как «име</text:span><text:span text:style-name="T530">ю</text:span><text:span text:style-name="T527"> возможность».</text:span></text:p>
      <text:p text:style-name="P517"/>
      <text:p text:style-name="P518">May I help you, sir? — <text:span text:style-name="T583">И</text:span>мею ли я возможность вам помочь?</text:p>
      <text:p text:style-name="P820"/>
      <text:p text:style-name="P36"><text:span text:style-name="T381">Глагол </text:span><text:span text:style-name="T123">must</text:span></text:p>
      <text:p text:style-name="P36"/>
      <text:p text:style-name="P37">Переводится как «должен», «обязан» или «должно быть», «наверное». </text:p>
      <text:p text:style-name="P547"><text:span text:style-name="T198">Он указывает на обязанност</text:span><text:span text:style-name="T200">ь</text:span><text:span text:style-name="T198">, долг, приказ.</text:span></text:p>
      <text:p text:style-name="P36"/>
      <text:p text:style-name="P252">I must go — Я должен идти.</text:p>
      <text:p text:style-name="P252">Must we hurry? — Нам нужно торопиться?</text:p>
      <text:p text:style-name="P36"/>
      <text:p text:style-name="P542"><text:span text:style-name="T185">Отрицание </text:span><text:span text:style-name="T2">must not</text:span><text:span text:style-name="T185"> означает «нельзя», «запрещено». Сокращается до </text:span><text:span text:style-name="T2">musn`t [мазнт].</text:span></text:p>
      <text:p text:style-name="P253">You musn`t park here — Здесь нельзя парковаться. (здесь «you» это формальное подлежащее)</text:p>
      <text:p text:style-name="P36"/>
      <text:p text:style-name="P546"><text:span text:style-name="T185">В отличие от </text:span><text:span text:style-name="T2">might</text:span><text:span text:style-name="T185">, в значениях «должно быть», «наверное», он передает не вероятност</text:span><text:span text:style-name="T257">ь</text:span><text:span text:style-name="T185">, </text:span></text:p>
      <text:p text:style-name="P25">а уверенное предположение.</text:p>
      <text:p text:style-name="P25"/>
      <text:p text:style-name="P254">She must be very tired — Она, наверное, очень уставшая <text:span text:style-name="T672">(я почти уверен в этом)</text:span>.</text:p>
      <text:p text:style-name="P254"/>
      <text:p text:style-name="P152">Глагол should</text:p>
      <text:p text:style-name="P25"/>
      <text:p text:style-name="P25"><text:span text:style-name="T2">Should [шуд]</text:span> <text:span text:style-name="T585">переводится как «нужно», «следует сделать». Подходит чтобы дать совет.</text:span></text:p>
      <text:p text:style-name="P548"><text:span text:style-name="T198">Для совета, </text:span><text:span text:style-name="T199">к</text:span><text:span text:style-name="T198"> </text:span><text:span text:style-name="T20">should</text:span><text:span text:style-name="T198"> можно также </text:span><text:span text:style-name="T199">добавить</text:span><text:span text:style-name="T198"> обороты, </text:span><text:span text:style-name="T199">в</text:span><text:span text:style-name="T198">ыра</text:span><text:span text:style-name="T199">жающие</text:span><text:span text:style-name="T198"> мне</text:span><text:span text:style-name="T199">н</text:span><text:span text:style-name="T198">ие, </text:span></text:p>
      <text:p text:style-name="P548"><text:span text:style-name="T198">например: </text:span><text:span text:style-name="T20">I think, I don`t think</text:span><text:span text:style-name="T198">.</text:span></text:p>
      <text:p text:style-name="P30"/>
      <text:p text:style-name="P256">You should be more attentive — Вам следует быть более внимательным.</text:p>
      <text:p text:style-name="P254">I think you should leave — Думаю, вам пора уйти.</text:p>
      <text:p text:style-name="P25"><text:soft-page-break/><text:span text:style-name="T2">Should</text:span> также выражает: недоумение, удивление, возмущение. В этом случае он передает</text:p>
      <text:p text:style-name="P25">эмоциональную окраску высказыванию. Отрицательная форма говорит о плохой затее.</text:p>
      <text:p text:style-name="P25"/>
      <text:p text:style-name="P255">Why should I go there? — Скакой стати мне туда идти?</text:p>
      <text:p text:style-name="P254"/>
      <text:p text:style-name="P152">Глагол would</text:p>
      <text:p text:style-name="P25"/>
      <text:p text:style-name="P583"><text:span text:style-name="T20">Would </text:span><text:span text:style-name="T21">[вуд]</text:span><text:span text:style-name="T228"> соответствует частице «бы» когда люди представляют ситуацию </text:span><text:span text:style-name="T261">либо</text:span><text:span text:style-name="T228"> сообщает </text:span></text:p>
      <text:p text:style-name="P583"><text:span text:style-name="T228">о привычках прошлого. </text:span><text:span text:style-name="T229">Он ч</text:span><text:span text:style-name="T228">асто сокращается до `d. </text:span><text:span text:style-name="T230">Я</text:span><text:span text:style-name="T228">вляется прошедшей формой от </text:span><text:span text:style-name="T21">will</text:span><text:span text:style-name="T228">.</text:span></text:p>
      <text:p text:style-name="P26"/>
      <text:p text:style-name="P255">I would like to live in New Your — Я бы хотел жить в Нью Йорке (представил).</text:p>
      <text:p text:style-name="P255">I wouldn`t watch this film with my child — Я бы не смотрела этот фильм с моим ребенком.</text:p>
      <text:p text:style-name="P636"><text:span text:style-name="T55">When I was young I </text:span><text:span text:style-name="T131">would</text:span><text:span text:style-name="T55"> </text:span><text:span text:style-name="T131">play</text:span><text:span text:style-name="T55"> </text:span><text:span text:style-name="T56">games</text:span><text:span text:style-name="T55"> — Когда я был молод, я </text:span><text:span text:style-name="T13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6"/>
      <text:p text:style-name="P26">Фраза <text:span text:style-name="T2">would you like</text:span> часто используется, когда хотят <text:span text:style-name="T586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7"/>
      <text:p text:style-name="P255">Would you like a cup of tea? Yes, I would — Вы бы хотили чашечку чая? Да, хотел бы.</text:p>
      <text:p text:style-name="P255">What would you like? I`d like some cofee — Чтобы вы хотели? Я бы хотел кофе.</text:p>
      <text:p text:style-name="P31"/>
      <text:p text:style-name="P153">Конструкция <text:span text:style-name="T2">be able to</text:span></text:p>
      <text:p text:style-name="P26"/>
      <text:p text:style-name="P28">Дублирует по значению модальные глаголы <text:span text:style-name="T2">can/could</text:span>. <text:span text:style-name="T588">В основном используется в будущем, </text:span></text:p>
      <text:p text:style-name="P38">в значении «смогу», «<text:span text:style-name="T671">сумею</text:span>»; или в прошлом, в значении «смог», а не «мог».</text:p>
      <text:p text:style-name="P28"/>
      <text:p text:style-name="P257"><text:span text:style-name="T584">If I learn </text:span><text:span text:style-name="T588">Eng</text:span><text:span text:style-name="T584">, I will be able to understand it — Если я буду учить </text:span><text:span text:style-name="T588">англ</text:span><text:span text:style-name="T584">, я смогу понимать его.</text:span></text:p>
      <text:p text:style-name="P257"><text:span text:style-name="T588">He</text:span><text:span text:style-name="T584"> talked quickly, but I was able to understand h</text:span><text:span text:style-name="T588">im </text:span><text:span text:style-name="T584">— <text:s/></text:span><text:span text:style-name="T588">Он</text:span><text:span text:style-name="T584"> говорил быстр</text:span><text:span text:style-name="T588">о</text:span><text:span text:style-name="T584">, но я смог </text:span><text:span text:style-name="T588">его </text:span><text:span text:style-name="T584">понять</text:span></text:p>
      <text:p text:style-name="P153"/>
      <text:p text:style-name="P26"><text:span text:style-name="T381">Конструкция </text:span><text:span text:style-name="T123">have to</text:span></text:p>
      <text:p text:style-name="P26"/>
      <text:p text:style-name="P550"><text:span text:style-name="T198">Дублирует по значению модальный глагол </text:span><text:span text:style-name="T20">must</text:span><text:span text:style-name="T198">. </text:span><text:span text:style-name="T200">Указывает</text:span><text:span text:style-name="T198"> </text:span><text:span text:style-name="T200">на </text:span><text:span text:style-name="T198">обязанност</text:span><text:span text:style-name="T200">ь</text:span><text:span text:style-name="T198">, котор</text:span><text:span text:style-name="T200">ую</text:span><text:span text:style-name="T198"> человек вынежден выполнять не по свое воле. </text:span><text:span text:style-name="T258">Также заменяет </text:span><text:span text:style-name="T54">must</text:span><text:span text:style-name="T258"> в прошедшем и будущем.</text:span></text:p>
      <text:p text:style-name="P26"/>
      <text:p text:style-name="P255">I must do it — Я должен это сделать (это мой долг).</text:p>
      <text:p text:style-name="P255">I have to do it — Я должен это сделать (того требуют обстоятельства).</text:p>
      <text:p text:style-name="P26"/>
      <text:p text:style-name="P29">В отрицательных предложениях <text:span text:style-name="T2">must</text:span> <text:span text:style-name="T589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6"/>
      <text:p text:style-name="P255">You mustn`t tell anyone — Ты не должен рассказывать никому.</text:p>
      <text:p text:style-name="P255">You don`t have to tell me everything — Можешь не рассказывать мне всего.</text:p>
      <text:p text:style-name="P255"/>
      <text:p text:style-name="P154">Конструкция <text:span text:style-name="T2">used to</text:span></text:p>
      <text:p text:style-name="P258"/>
      <text:p text:style-name="P637"><text:span text:style-name="T260">Заменяет</text:span><text:span text:style-name="T201"> глагол </text:span><text:span text:style-name="T22">would</text:span><text:span text:style-name="T201">,</text:span><text:span text:style-name="T259"> </text:span><text:span text:style-name="T201">когда говорят о </text:span><text:span text:style-name="T259">состоянии в</text:span><text:span text:style-name="T201"> прошло</text:span><text:span text:style-name="T259">м</text:span><text:span text:style-name="T202">. </text:span><text:span text:style-name="T201">Переводится как «раньше» </text:span><text:span text:style-name="T202">либо</text:span><text:span text:style-name="T201"> </text:span><text:span text:style-name="T202">вообще </text:span><text:span text:style-name="T201">выпадает при переводе. </text:span></text:p>
      <text:p text:style-name="P39"/>
      <text:p text:style-name="P266">I used to live in Bristol — Раньше я жил в Бристоле (а сейчас нет).</text:p>
      <text:p text:style-name="P266">I didn`t use to drink tea — Раньше я не пил чай (а теперь пью).</text:p>
      <text:p text:style-name="P266">Did you use to play tennis? — Ты раньше играл в теннис?</text:p>
      <text:p text:style-name="P39"/>
      <text:p text:style-name="P39"/>
      <text:p text:style-name="P5"><text:soft-page-break/><text:span text:style-name="T201">П</text:span><text:span text:style-name="T185">овелительное наклонение </text:span><text:span text:style-name="T2">(Imperative)</text:span></text:p>
      <text:p text:style-name="P40"/>
      <text:p text:style-name="P553"><text:span text:style-name="T204">Это способ озвучить просьбу, приказ, призыв к действию </text:span><text:span text:style-name="T205">или </text:span><text:span text:style-name="T203">пожелание</text:span><text:span text:style-name="T204">. </text:span><text:span text:style-name="T203">Предложение в повелительном наклонении не имеет подлежащего и начинается с </text:span><text:span text:style-name="T214">начальной формы глагола</text:span><text:span text:style-name="T203">.</text:span></text:p>
      <text:p text:style-name="P259"/>
      <text:p text:style-name="P260">Don`t come here — Не подходи сюда <text:span text:style-name="T590">(просьба).</text:span></text:p>
      <text:p text:style-name="P267">Put your gun down! — Опусти оружие! (приказ).</text:p>
      <text:p text:style-name="P268">Come here — Подойдите сюда (призыв к действию).</text:p>
      <text:p text:style-name="P41"/>
      <text:p text:style-name="P551"><text:span text:style-name="T203">Ч</text:span><text:span text:style-name="T185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67"/>
      <text:p text:style-name="P267">Have a cake, please — Угощайтесь тортом, пожалуйста.</text:p>
      <text:p text:style-name="P267">Have a nice time — Приятно провести время.</text:p>
      <text:p text:style-name="P267">Have fun — Повеселитесь.</text:p>
      <text:p text:style-name="P41"/>
      <text:p text:style-name="P552"><text:span text:style-name="T203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3"> (</text:span><text:span text:style-name="T23">let us — давай</text:span><text:span text:style-name="T203">). Это один из способом быть вежливее.</text:span></text:p>
      <text:p text:style-name="P41"/>
      <text:p text:style-name="P267">Let`s not watch this movie — Давай не будем смотреть этот фильм.</text:p>
      <text:p text:style-name="P267">Let`s do it — Давай сделаем это.</text:p>
      <text:p text:style-name="P41"/>
      <text:p text:style-name="P41"/>
      <text:p text:style-name="P6"><text:span text:style-name="T203">П</text:span><text:span text:style-name="T185">ассивный залог </text:span><text:span text:style-name="T2">(Passive Voice)</text:span></text:p>
      <text:p text:style-name="P76"/>
      <text:p text:style-name="P584"><text:span text:style-name="T232">В английском язые есть 2 вида залогов</text:span><text:span text:style-name="T231">: активный и пассивный. В активном залоге дейсвие совершает автор, а в пассивном —</text:span><text:span text:style-name="T232"> </text:span><text:span text:style-name="T231">дейс</text:span><text:span text:style-name="T232">т</text:span><text:span text:style-name="T231">вие совершается над автором.</text:span></text:p>
      <text:p text:style-name="P77"/>
      <text:p text:style-name="P554"><text:span text:style-name="T185">Сказуемое в пассивном залоге состоит из </text:span><text:span text:style-name="T206">вспомогательного глагола </text:span><text:span text:style-name="T25">be</text:span><text:span text:style-name="T206"> и смыслового глагола в 3й форме (для группы Simple).</text:span></text:p>
      <text:p text:style-name="P42"/>
      <text:p text:style-name="P261"><text:span text:style-name="T592">The work </text:span><text:span text:style-name="T399">was finished</text:span><text:span text:style-name="T592"> yesterday — Работа </text:span><text:span text:style-name="T399">закончена</text:span><text:span text:style-name="T592"> вчера (пассивный залог).</text:span></text:p>
      <text:p text:style-name="P261"><text:span text:style-name="T592">I </text:span><text:span text:style-name="T399">finished</text:span><text:span text:style-name="T592"> my work yesterday — Я </text:span><text:span text:style-name="T399">закончил</text:span><text:span text:style-name="T592"> работу вчера (активный залог).</text:span></text:p>
      <text:p text:style-name="P42"/>
      <text:p text:style-name="P555"><text:span text:style-name="T206">Если нужно указать автора действия, то это можно сделать с помощью предлога </text:span><text:span text:style-name="T25">by</text:span><text:span text:style-name="T206">:</text:span></text:p>
      <text:p text:style-name="P554"><text:span text:style-name="T25">Ann Karenina was written </text:span><text:span text:style-name="T62">by Leo Tolstoy</text:span><text:span text:style-name="T25"> — Анна Каренина была написана Львом Толстым.</text:span></text:p>
      <text:p text:style-name="P261"/>
      <text:p text:style-name="P32"><text:span text:style-name="T591">Подлежащие </text:span><text:span text:style-name="T24">I</text:span><text:span text:style-name="T591">, в пассивн</text:span><text:span text:style-name="T592">ом</text:span><text:span text:style-name="T591"> залог</text:span><text:span text:style-name="T592">е</text:span><text:span text:style-name="T591"> </text:span><text:span text:style-name="T592">часто </text:span><text:span text:style-name="T591">переводится не как «я», а как «мне/мной/меня».</text:span></text:p>
      <text:p text:style-name="P32"/>
      <text:p text:style-name="P262">I am ignored all the time — Меня игнорируют все время.</text:p>
      <text:p text:style-name="P262">I was born in 1990 — Я родился в 1990 году (Меня родили в 1990 году).</text:p>
      <text:p text:style-name="P41"/>
      <text:p text:style-name="P42">Present Perfect Passive требует дополнительного слова been, после have. Если его не указать,</text:p>
      <text:p text:style-name="P42">то предложение получится в форме активного залога Present Perfect.</text:p>
      <text:p text:style-name="P42"/>
      <text:p text:style-name="P263">I have been taught an important lesson — Мне преподали важный урок.</text:p>
      <text:p text:style-name="P263">I have taught an important lesson — Я преподал важный урок.</text:p>
      <text:p text:style-name="P41"/>
      <text:p text:style-name="P41">Предложение в Present Perfect Passive можно перепутать с Present Perfect Continuous.</text:p>
      <text:p text:style-name="P552"><text:span text:style-name="T203">Здесь главное </text:span><text:span text:style-name="T207">отличие</text:span><text:span text:style-name="T203"> в том, что в Passive смысловой глагол стоит в 3й форме,</text:span></text:p>
      <text:p text:style-name="P41">а в Continuous — с окончанием ing.</text:p>
      <text:p text:style-name="P41"/>
      <text:p text:style-name="P269"><text:soft-page-break/>I have been spoken English — Со мной говорили по английски.</text:p>
      <text:p text:style-name="P267">I have been speaking English for 2 years. — Я говорю по английски уже 2 года.</text:p>
      <text:p text:style-name="P259"/>
      <text:p text:style-name="P33">Также можно легко перепутать ситуации, когда be используется с прилагательным и когда</text:p>
      <text:p text:style-name="P552"><text:span text:style-name="T207">в </text:span><text:span text:style-name="T185">пассивн</text:span><text:span text:style-name="T207">о</text:span><text:span text:style-name="T185">м залог</text:span><text:span text:style-name="T207">е</text:span><text:span text:style-name="T185">. Здесь важно отличать прилагательное от глагола.</text:span></text:p>
      <text:p text:style-name="P259"/>
      <text:p text:style-name="P259">I am ignored all the time — Меня игнорируют все время (ignored — глагол в 3й форме).</text:p>
      <text:p text:style-name="P290">I am interested in art — Я интересуюсь искусством (interested — прилагательное).</text:p>
      <text:p text:style-name="Standard"/>
      <text:p text:style-name="Standard"/>
      <text:p text:style-name="P12">Вопросительные предложения</text:p>
      <text:p text:style-name="P11"/>
      <text:p text:style-name="Standard">В английском <text:span text:style-name="T593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7">Помимо этого </text:span><text:span text:style-name="T643">по особенному</text:span><text:span text:style-name="T597"> формируются вопросы с предлогами.</text:span></text:p>
      <text:p text:style-name="Standard"/>
      <text:p text:style-name="P530">Общий вопрос</text:p>
      <text:p text:style-name="Standard"/>
      <text:p text:style-name="Standard"><text:span text:style-name="T593">В</text:span>опрос, предполага<text:span text:style-name="T596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38">Do you play the piano? — Yes, I do.</text:p>
      <text:p text:style-name="P238">Does Rita play football? — No, she doesn`t.</text:p>
      <text:p text:style-name="P238"/>
      <text:p text:style-name="P151">Разделительный вопрос</text:p>
      <text:p text:style-name="P151"/>
      <text:p text:style-name="P557"><text:span text:style-name="T265">З</text:span><text:span text:style-name="T266">адается</text:span><text:span text:style-name="T264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85"/>
      <text:p text:style-name="P185">Состоит из 2х частей, разделенных запятой: утверждения и противоположного корешка.</text:p>
      <text:p text:style-name="P185">Корешок можно переводить словами: «правда?» «да?», «не так ли?», «верно?»</text:p>
      <text:p text:style-name="P185"/>
      <text:p text:style-name="P185">В корешке, <text:span text:style-name="T594">п</text:span>осле <text:span text:style-name="T594">вспомогательного </text:span>глагола, стоит местоимение, заменяющее подлежащее:</text:p>
      <text:p text:style-name="P356">You play tennis every day, don`t you? — Ты играешь в теннис, да?</text:p>
      <text:p text:style-name="P185"/>
      <text:p text:style-name="P185">Если в главной части отрицание, то в корешке должно быть утверждение (и наоборот).</text:p>
      <text:p text:style-name="P355">You don`t like tomato juice, do you? — Ты не любишь томатный сок, да?</text:p>
      <text:p text:style-name="P185"/>
      <text:p text:style-name="P185">Если в главной части используется <text:span text:style-name="T2">I am</text:span>, то в корешке нужно говорить <text:span text:style-name="T2">aren`t I:</text:span></text:p>
      <text:p text:style-name="P355">I am a famous artist, aren`t I? — Я знаменитая художница, да?</text:p>
      <text:p text:style-name="Standard"/>
      <text:p text:style-name="P530">Специальный вопрос</text:p>
      <text:p text:style-name="Standard"/>
      <text:p text:style-name="P558"><text:span text:style-name="T596">З</text:span><text:span text:style-name="T595">адается для получения дополнительной информации и поэтому всегда начинается </text:span></text:p>
      <text:p text:style-name="P556">с вопросительного слова или вопросительной связки:</text:p>
      <text:p text:style-name="P847"/>
      <text:list xml:id="list3689517303" text:style-name="L15">
        <text:list-item>
          <text:p text:style-name="P724">who [ху] — кто;</text:p>
        </text:list-item>
        <text:list-item>
          <text:p text:style-name="P724">whom [хум] — кого;</text:p>
        </text:list-item>
        <text:list-item>
          <text:p text:style-name="P724"><text:soft-page-break/>whose [хуз] — чей;</text:p>
        </text:list-item>
        <text:list-item>
          <text:p text:style-name="P724">what — что, какой;</text:p>
        </text:list-item>
        <text:list-item>
          <text:p text:style-name="P724">which — который;</text:p>
        </text:list-item>
        <text:list-item>
          <text:p text:style-name="P724">where [вэа] — где, куда;</text:p>
        </text:list-item>
        <text:list-item>
          <text:p text:style-name="P724">when — когда;</text:p>
        </text:list-item>
        <text:list-item>
          <text:p text:style-name="P724">why [вай] — зачем, почему;</text:p>
        </text:list-item>
        <text:list-item>
          <text:p text:style-name="P724">how [хау] — как;</text:p>
        </text:list-item>
        <text:list-item>
          <text:p text:style-name="P724">how often [хау офэн] — как часто;</text:p>
        </text:list-item>
        <text:list-item>
          <text:p text:style-name="P724">how many — сколько (исчисляемые существительные);</text:p>
        </text:list-item>
        <text:list-item>
          <text:p text:style-name="P724">how much — сколько (неисчесляемые существительные);</text:p>
        </text:list-item>
        <text:list-item>
          <text:p text:style-name="P724">how long [хау лон] — как долго;</text:p>
        </text:list-item>
        <text:list-item>
          <text:p text:style-name="P724">how long ago — как давно;</text:p>
        </text:list-item>
        <text:list-item>
          <text:p text:style-name="P724">how old — сколько лет.</text:p>
        </text:list-item>
      </text:list>
      <text:p text:style-name="Standard"/>
      <text:p text:style-name="P557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5">соотв</text:span>. <text:span text:style-name="T2">Which</text:span> подразумевает выбор из нескольких вариантов.</text:p>
      <text:p text:style-name="Standard"/>
      <text:p text:style-name="P238">What do you like? — Что ты любишь?</text:p>
      <text:p text:style-name="P238">What car have you got? — Какая у тебя машина?</text:p>
      <text:p text:style-name="P238">Which car is yours? — Какая из машин твоя?</text:p>
      <text:p text:style-name="P238"/>
      <text:p text:style-name="P34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4">и самостоятельно.</text:p>
      <text:p text:style-name="P34"/>
      <text:p text:style-name="P264">How old are you? — Сколько тебе лет?</text:p>
      <text:p text:style-name="P264">How are you? — Как ты?</text:p>
      <text:p text:style-name="P264"/>
      <text:p text:style-name="P155">Вопрос к подлежащему</text:p>
      <text:p text:style-name="P34"/>
      <text:p text:style-name="P34">Задается, когда хотят узнать кто или что совершает действие. Начинается со слова <text:span text:style-name="T2">who</text:span></text:p>
      <text:p text:style-name="P34">или <text:span text:style-name="T2">what</text:span>, которое заменяют собой подлежащее. При этом порядок слов остается таким же,</text:p>
      <text:p text:style-name="P557"><text:span text:style-name="T208">как</text:span><text:span text:style-name="T185"> и в утверждении. Вспомогательный глагол часто отсутсвует в таком вопросе.</text:span></text:p>
      <text:p text:style-name="P34"/>
      <text:p text:style-name="P264">Who is in the Room? — Кто в комнате?</text:p>
      <text:p text:style-name="P264">What was that? — Что это было?</text:p>
      <text:p text:style-name="P44"/>
      <text:p text:style-name="P43">Если подлежащее предполагается во множественном числе, то в форму множественного</text:p>
      <text:p text:style-name="P43">числа нужно поставить и глагол.</text:p>
      <text:p text:style-name="P43"/>
      <text:p text:style-name="P270">Who are my best friends? → Mike and Paul are my best friends.</text:p>
      <text:p text:style-name="P265"/>
      <text:p text:style-name="P156">Вопрос с альтернативой</text:p>
      <text:p text:style-name="P156"/>
      <text:p text:style-name="P186"><text:span text:style-name="T596">В</text:span>опрос, <text:span text:style-name="T596">предполагающий </text:span>выбор между двумя альтернативами. Вопросительное слово не</text:p>
      <text:p text:style-name="P186">используется. Порядок слов такой же, как в общем вопросе, но в какой-то части вопроса</text:p>
      <text:p text:style-name="P186">обязательно нужно преложить альтернативу с помощью союза or.</text:p>
      <text:p text:style-name="P186"/>
      <text:p text:style-name="P357">Does <text:span text:style-name="T381">your mother </text:span>or<text:span text:style-name="T381"> your father</text:span> help you? (<text:span text:style-name="T596">альтернатива в </text:span>подлежаще<text:span text:style-name="T596">м</text:span>)</text:p>
      <text:p text:style-name="P357">Has he just <text:span text:style-name="T381">arrived </text:span>or<text:span text:style-name="T381"> left</text:span>? (в смыслово<text:span text:style-name="T596">м</text:span> глагол<text:span text:style-name="T596">е</text:span>)</text:p>
      <text:p text:style-name="P558"><text:span text:style-name="T59">Will you go to Kiev </text:span><text:span text:style-name="T123">by train </text:span><text:span text:style-name="T59">or</text:span><text:span text:style-name="T123"> by plane</text:span><text:span text:style-name="T59">? (</text:span><text:span text:style-name="T63">в </text:span><text:span text:style-name="T59">дополнени</text:span><text:span text:style-name="T63">и</text:span><text:span text:style-name="T59">)</text:span></text:p>
      <text:p text:style-name="P357"/>
      <text:p text:style-name="P157"/>
      <text:p text:style-name="P860">Вопросы с предлогами</text:p>
      <text:p text:style-name="P157"/>
      <text:p text:style-name="P187">В английском вопросе предлог всегда стоит в конце, <text:span text:style-name="T678">после глагола, который </text:span><text:span text:style-name="T679">он</text:span><text:span text:style-name="T678"> дополняет.</text:span></text:p>
      <text:p text:style-name="P188"/>
      <text:p text:style-name="P358"><text:span text:style-name="T374">Who</text:span> do you <text:span text:style-name="T438">meet</text:span> <text:span text:style-name="T381">with</text:span>? — <text:span text:style-name="T381">С</text:span> <text:span text:style-name="T374">кем</text:span> ты встречаешься?</text:p>
      <text:p text:style-name="P358"><text:span text:style-name="T374">What</text:span> are you <text:span text:style-name="T438">looking</text:span> <text:span text:style-name="T381">at</text:span>? — <text:span text:style-name="T381">На</text:span> <text:span text:style-name="T374">что</text:span> ты смотришь?</text:p>
      <text:p text:style-name="P359"/>
      <text:p text:style-name="P358"/>
      <text:p text:style-name="P514">Отрицательные предложения</text:p>
      <text:p text:style-name="P449"/>
      <text:p text:style-name="P515">Чтобы придать мысли отрицательное значение используется частица <text:span text:style-name="T2">not </text:span><text:span text:style-name="T185">или</text:span> слово <text:span text:style-name="T2">never</text:span> </text:p>
      <text:p text:style-name="P819"><text:span text:style-name="T209">Частица</text:span><text:span text:style-name="T27"> not</text:span><text:span text:style-name="T608"> переводится как «не». Она всегда стоит либо в связке со вспомогательным, </text:span></text:p>
      <text:p text:style-name="P819"><text:span text:style-name="T608">либо с модальным глаголом и является частью сказуемого.</text:span></text:p>
      <text:p text:style-name="P516"/>
      <text:p text:style-name="P516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15"/>
      <text:p text:style-name="P515">Но если отрицатульную мысль сообщить в дополнении, то <text:span text:style-name="T2">not</text:span> будет стоять самостоятельно.</text:p>
      <text:p text:style-name="P452">It`s quite impolite not to call me back — Очень не вежливо не перезванивать мне.</text:p>
      <text:p text:style-name="P559"/>
      <text:p text:style-name="P559"/>
      <text:p text:style-name="P7">Самые важные глаголы</text:p>
      <text:p text:style-name="Standard"/>
      <text:p text:style-name="P560"><text:span text:style-name="T608">Это глаголы: </text:span><text:span text:style-name="T27">be</text:span><text:span text:style-name="T608">, </text:span><text:span text:style-name="T27">do</text:span><text:span text:style-name="T608">, </text:span><text:span text:style-name="T27">have</text:span><text:span text:style-name="T608"> и </text:span><text:span text:style-name="T27">get</text:span><text:span text:style-name="T608">. Они могут быть как смысловыми, так и вспомогательными. (кроме </text:span><text:span text:style-name="T27">get</text:span><text:span text:style-name="T608">). А также входить в устойчивые обороты, меняя свое основное значение.</text:span></text:p>
      <text:p text:style-name="P560"/>
      <text:p text:style-name="P531">Глагол <text:span text:style-name="T2">be</text:span></text:p>
      <text:p text:style-name="Standard"/>
      <text:p text:style-name="P418"><text:span text:style-name="T212">Переводится как</text:span><text:span text:style-name="T609"> «быть» </text:span><text:span text:style-name="T632">и</text:span><text:span text:style-name="T610"> </text:span><text:span text:style-name="T609">меняется в зависимости от подлежащего.</text:span></text:p>
      <text:p text:style-name="P418"/>
      <text:p text:style-name="P417"><text:span text:style-name="T610">В </text:span><text:span text:style-name="T28">Present</text:span><text:span text:style-name="T610"> </text:span><text:span text:style-name="T612">этот глагол</text:span><text:span text:style-name="T611"> </text:span><text:span text:style-name="T610">принимает следующие формы:</text:span></text:p>
      <text:list xml:id="list4268036179" text:style-name="L16">
        <text:list-item>
          <text:p text:style-name="P725">am — если подлежащее в первом лице (I);</text:p>
        </text:list-item>
        <text:list-item>
          <text:p text:style-name="P725">is — если подлежащее в третьем лице, единственном числе (he/she/it);</text:p>
        </text:list-item>
        <text:list-item>
          <text:p text:style-name="P725">are — если подлежащее во множественном числе (you/we/they).</text:p>
        </text:list-item>
      </text:list>
      <text:p text:style-name="P271"/>
      <text:p text:style-name="P45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2">После <text:span text:style-name="T2">be</text:span> обычно указывается характеристика (какой) или место (где).</text:p>
      <text:p text:style-name="P45"/>
      <text:p text:style-name="P271">This dress is blue — Это платье синие.</text:p>
      <text:p text:style-name="P271">I am in my office now — Я у себя в офисе сейчас.</text:p>
      <text:p text:style-name="P45"/>
      <text:p text:style-name="P46">Связка <text:span text:style-name="T2">be </text:span>+ прилагательное, <text:span text:style-name="T651">очень </text:span>часто переводится глаголом:</text:p>
      <text:p text:style-name="P360">I am interested in art — Я интересуюсь искусством.</text:p>
      <text:p text:style-name="P46"/>
      <text:p text:style-name="P562"><text:span text:style-name="T210">В вопрос</text:span><text:span text:style-name="T211">ах</text:span><text:span text:style-name="T210"> глагол </text:span><text:span text:style-name="T28">be</text:span><text:span text:style-name="T210"> меняется местами с подлежащим, а в отрица</text:span><text:span text:style-name="T211">ниях</text:span><text:span text:style-name="T210">, используется </text:span></text:p>
      <text:p text:style-name="P562"><text:span text:style-name="T210">с частицей </text:span><text:span text:style-name="T28">not</text:span><text:span text:style-name="T210">: В корешке ответа, вместо </text:span><text:span text:style-name="T28">do/does,</text:span><text:span text:style-name="T210"> используется </text:span><text:span text:style-name="T28">am/is/are</text:span><text:span text:style-name="T210">:</text:span></text:p>
      <text:p text:style-name="P46"/>
      <text:p text:style-name="P272">Is John married? No, he isn`t. — Джон женат? Нет.</text:p>
      <text:p text:style-name="P272"/>
      <text:p text:style-name="P839">Очень часто <text:span text:style-name="T2">am/is/are</text:span> сокращают:</text:p>
      <text:list xml:id="list1143259605" text:style-name="L17">
        <text:list-item>
          <text:p text:style-name="P838">I am → I`m;</text:p>
        </text:list-item>
        <text:list-item>
          <text:p text:style-name="P838">he is → he`s;</text:p>
        </text:list-item>
        <text:list-item>
          <text:p text:style-name="P838"><text:soft-page-break/>you are → you`re;</text:p>
        </text:list-item>
        <text:list-item>
          <text:p text:style-name="P838">John is → John`s;</text:p>
        </text:list-item>
      </text:list>
      <text:p text:style-name="P540"/>
      <text:p text:style-name="P541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41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2"/>
      <text:p text:style-name="P417"><text:span text:style-name="T210">В </text:span><text:span text:style-name="T28">Past</text:span><text:span text:style-name="T210"> </text:span><text:span text:style-name="T211">он </text:span><text:span text:style-name="T210">принимает слудеющие формы:</text:span></text:p>
      <text:list xml:id="list1895685889" text:style-name="L18">
        <text:list-item>
          <text:p text:style-name="P726">was — если подлежащее в единственном числе (I/he/she/it);</text:p>
        </text:list-item>
        <text:list-item>
          <text:p text:style-name="P726">were — если подлежащее во множественном числе (you/we/they).</text:p>
        </text:list-item>
      </text:list>
      <text:p text:style-name="P272"/>
      <text:p text:style-name="P46">В <text:span text:style-name="T2">Future</text:span> принимает только одну форму — <text:span text:style-name="T2">will be:</text:span></text:p>
      <text:p text:style-name="P272"/>
      <text:p text:style-name="P273">Was the weather good? No, it wasn`t — Погода была хорошая? Нет.</text:p>
      <text:p text:style-name="P272">I will be happy to eat — Я буду рад поесть.</text:p>
      <text:p text:style-name="P272"/>
      <text:p text:style-name="P158">Глагол <text:span text:style-name="T2">do</text:span></text:p>
      <text:p text:style-name="P189"/>
      <text:p text:style-name="P189">Переводится как «делать». В одном предложении может встречаться несколько раз,</text:p>
      <text:p text:style-name="P189">в качестве вспомогательного глагола и смыслового. Вспомогательным глаголом он может</text:p>
      <text:p text:style-name="P189">быть только в отрицаниях и вопросах, времен группы <text:span text:style-name="T2">Simple</text:span>.</text:p>
      <text:p text:style-name="P360"/>
      <text:p text:style-name="P360">What do you <text:span text:style-name="T381">do</text:span>? — Что ты <text:span text:style-name="T381">делаешь</text:span>?</text:p>
      <text:p text:style-name="P360">Do you like pets? No, I don`t — Ты любишь домашних животних? Нет.</text:p>
      <text:p text:style-name="P189"/>
      <text:p text:style-name="P189">В прошедшем времени преорбазуется в <text:span text:style-name="T2">did</text:span> — «делал».</text:p>
      <text:p text:style-name="P272"/>
      <text:p text:style-name="P158">Глагол <text:span text:style-name="T2">have</text:span></text:p>
      <text:p text:style-name="P46"/>
      <text:p text:style-name="P46">Переводится как «иметь». Для времен группы <text:span text:style-name="T2">Perfect</text:span> выступает в роли вспомогательного</text:p>
      <text:p text:style-name="P47">глагола. Также может быть частью устойчивых словосотечаний. </text:p>
      <text:p text:style-name="P47"/>
      <text:p text:style-name="P47">Когда <text:span text:style-name="T2">have</text:span> является смысловым глаголом, он работает по тем же правилам что и другие</text:p>
      <text:p text:style-name="P47">смысловые глаголы, т. е. требует вспомогательного <text:span text:style-name="T2">do</text:span> для отрицаний и вопросов.</text:p>
      <text:p text:style-name="P47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7"/>
      <text:p text:style-name="P274">Mike has many friends — У Майка много друзей.</text:p>
      <text:p text:style-name="P274">He doesn`t have many friends — У него не много друзей.</text:p>
      <text:p text:style-name="P274">Do you have many friends? — У тебя много друзей?</text:p>
      <text:p text:style-name="P47"/>
      <text:p text:style-name="P57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7"/>
      <text:p text:style-name="P274">I have a lot of friends — У меня (есть) много друзей.</text:p>
      <text:p text:style-name="P47"/>
      <text:p text:style-name="P47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4">He hasn`t lost his keys — Он не потерял свои ключи (has в отрицании).</text:p>
      <text:p text:style-name="P274"/>
      <text:p text:style-name="P48">В прошедшем времени преобразуется в <text:span text:style-name="T2">had</text:span> — «имел».</text:p>
      <text:p text:style-name="P282">I had a lot of friends — У меня было много друзей (Я имел много друзей).</text:p>
      <text:p text:style-name="P274"/>
      <text:p text:style-name="P47"><text:span text:style-name="T647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5">I am having many friends now (неправильно). I have many friends (правильно).</text:p>
      <text:p text:style-name="P46"><text:soft-page-break/>В разговорной речи часто используется оборот <text:span text:style-name="T2">have got</text:span>. Он обозначает тоже самое,</text:p>
      <text:p text:style-name="P46">что и <text:span text:style-name="T2">have</text:span> (иметь/владеть), но используется только в настоящем времени.</text:p>
      <text:p text:style-name="P46"/>
      <text:p text:style-name="P272">Have you got a Mercedes? / Do you have a Mercedes? — У тебя есть мерседес?</text:p>
      <text:p text:style-name="P272">I haven`t got a Mercedes / I don`t have a Mercedes — У меня нет мерседеса.</text:p>
      <text:p text:style-name="P272"/>
      <text:p text:style-name="P608"><text:span text:style-name="T210">Глагол </text:span><text:span text:style-name="T28">have</text:span><text:span text:style-name="T210"> может входить в состав устойчивых словосочетаний. В этом он переводится по другому. Также здесь отменяется правило, </text:span><text:span text:style-name="T239">когда</text:span><text:span text:style-name="T210"> </text:span><text:span text:style-name="T28">have</text:span><text:span text:style-name="T210"> нельзя употребять в </text:span><text:span text:style-name="T28">Continuous</text:span><text:span text:style-name="T210">:</text:span></text:p>
      <text:p text:style-name="P49"/>
      <text:p text:style-name="P54"><text:span text:style-name="T613">В</text:span><text:span text:style-name="T610">ыражения, связанные с приемом пищи:</text:span></text:p>
      <text:list xml:id="list362525987" text:style-name="L19">
        <text:list-item>
          <text:p text:style-name="P727">have a coffee/tea/drink — пить кофе/чай/напиток;</text:p>
        </text:list-item>
        <text:list-item>
          <text:p text:style-name="P727">have a meal — принимать пищу;</text:p>
        </text:list-item>
        <text:list-item>
          <text:p text:style-name="P727">have a breakfast/luch/dinner — завтракать/обедать/ужинать;</text:p>
        </text:list-item>
      </text:list>
      <text:p text:style-name="P111"/>
      <text:p text:style-name="P420"><text:span text:style-name="T213">В</text:span><text:span text:style-name="T210">ыражения, связанные с времяпровождением:</text:span></text:p>
      <text:list xml:id="list2786498785" text:style-name="L20">
        <text:list-item>
          <text:p text:style-name="P728">have a date — ходить на свидание;</text:p>
        </text:list-item>
        <text:list-item>
          <text:p text:style-name="P728">have a good time — хорошо проводить время;</text:p>
        </text:list-item>
        <text:list-item>
          <text:p text:style-name="P728">have a meeting / an appointment — назначать встречу;</text:p>
        </text:list-item>
        <text:list-item>
          <text:p text:style-name="P728">have a nice day — удачного дня (пожелание);</text:p>
        </text:list-item>
      </text:list>
      <text:p text:style-name="P54"/>
      <text:p text:style-name="P54"><text:span text:style-name="T613">В</text:span><text:span text:style-name="T610">ыражения, связанные с внешностью:</text:span></text:p>
      <text:list xml:id="list576235735" text:style-name="L21">
        <text:list-item>
          <text:p text:style-name="P729">have a bath/shower— принимать ванну/душ;</text:p>
        </text:list-item>
        <text:list-item>
          <text:p text:style-name="P729">have a shave/haircat — побриться/постричься;</text:p>
        </text:list-item>
      </text:list>
      <text:p text:style-name="P275"/>
      <text:p text:style-name="P419"><text:span text:style-name="T213">В</text:span><text:span text:style-name="T210">ыражения, связанные с общением:</text:span></text:p>
      <text:list xml:id="list1100329678" text:style-name="L22">
        <text:list-item>
          <text:p text:style-name="P730">have a guess — угадывать, догадываться;</text:p>
        </text:list-item>
        <text:list-item>
          <text:p text:style-name="P730">have a talk/discussion/chat — беседовать/обсуждать/болтать;</text:p>
        </text:list-item>
        <text:list-item>
          <text:p text:style-name="P730">have a call — позвонить;</text:p>
        </text:list-item>
      </text:list>
      <text:p text:style-name="P272"/>
      <text:p text:style-name="P417"><text:span text:style-name="T213">В</text:span><text:span text:style-name="T210">ыражения связанные со здоровьем:</text:span></text:p>
      <text:list xml:id="list1721053294" text:style-name="L23">
        <text:list-item>
          <text:p text:style-name="P731">have a baby — родить;</text:p>
        </text:list-item>
        <text:list-item>
          <text:p text:style-name="P732">have a cold/cough — простудиться/кашлять;</text:p>
        </text:list-item>
        <text:list-item>
          <text:p text:style-name="P731">have a headache — болит голова;</text:p>
        </text:list-item>
      </text:list>
      <text:p text:style-name="P272"/>
      <text:p text:style-name="P417"><text:span text:style-name="T213">В</text:span><text:span text:style-name="T210">ыражения, связанные с отдыхом:</text:span></text:p>
      <text:list xml:id="list2500192046" text:style-name="L24">
        <text:list-item>
          <text:p text:style-name="P733">have a day off — взять выходной;</text:p>
        </text:list-item>
        <text:list-item>
          <text:p text:style-name="P733">have a dream/nightmare — видеть сон/кошмар;</text:p>
        </text:list-item>
        <text:list-item>
          <text:p text:style-name="P733">have a rest — отдыхать;</text:p>
        </text:list-item>
        <text:list-item>
          <text:p text:style-name="P733">have a sleep — спать.</text:p>
        </text:list-item>
      </text:list>
      <text:p text:style-name="P272"/>
      <text:p text:style-name="P53"><text:span text:style-name="T613">В</text:span><text:span text:style-name="T610">ыражения, свяханые с физической активностью:</text:span></text:p>
      <text:list xml:id="list3764851539" text:style-name="L25">
        <text:list-item>
          <text:p text:style-name="P734">have a good journey — добраться без проблем (пожелание);</text:p>
        </text:list-item>
        <text:list-item>
          <text:p text:style-name="P734">have a good flight — хорошо долететь (пожелание);</text:p>
        </text:list-item>
        <text:list-item>
          <text:p text:style-name="P734">have a lift — подвести (на машине);</text:p>
        </text:list-item>
        <text:list-item>
          <text:p text:style-name="P734">have a ride — проехаться;</text:p>
        </text:list-item>
        <text:list-item>
          <text:p text:style-name="P734">have a walk — пройтись (прогуляться);</text:p>
        </text:list-item>
        <text:list-item>
          <text:p text:style-name="P734">have a swim — поплавать;</text:p>
        </text:list-item>
        <text:list-item>
          <text:p text:style-name="P734">have a hug — обняться;</text:p>
        </text:list-item>
        <text:list-item>
          <text:p text:style-name="P734">have a kiss — поцеловаться.</text:p>
        </text:list-item>
      </text:list>
      <text:p text:style-name="P160"/>
      <text:p text:style-name="P159"/>
      <text:p text:style-name="P674">Глагол <text:span text:style-name="T2">get</text:span></text:p>
      <text:p text:style-name="P50"/>
      <text:p text:style-name="P50">Переводится по разному, в зависимости от слов, идущих после него. Поэтому его нужно переводить в связке с соседними словами.</text:p>
      <text:p text:style-name="P50"/>
      <text:p text:style-name="P50">Если после <text:span text:style-name="T2">get</text:span> идет существительное, то он передает значение «получать, покупать».</text:p>
      <text:p text:style-name="P50"/>
      <text:p text:style-name="P276">I got an A — Я получил пятерку. (A — это оценка)</text:p>
      <text:p text:style-name="P276">I got a new car — Я купил новую машину.</text:p>
      <text:p text:style-name="P276"/>
      <text:p text:style-name="P50">Если после <text:span text:style-name="T2">get</text:span> идет прилагательное, то это означает «прийти к этому состоянию»,</text:p>
      <text:p text:style-name="P50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0"/>
      <text:p text:style-name="P276">He <text:span text:style-name="T381">got dressed</text:span> quickly and left — Он <text:span text:style-name="T381">оделся</text:span> быстро и ушел.</text:p>
      <text:p text:style-name="P276"/>
      <text:p text:style-name="P50">Если <text:span text:style-name="T2">get</text:span> используется с частицей <text:span text:style-name="T2">to</text:span>, то это означает «прибывать в такое-то место».</text:p>
      <text:p text:style-name="P50"/>
      <text:p text:style-name="P276">I got to work late — Я приехал на работу поздно.</text:p>
      <text:p text:style-name="P276">I got to the airport by train — Я приехал в аэропорт на поезде.</text:p>
      <text:p text:style-name="P276"/>
      <text:p text:style-name="P50">Если <text:span text:style-name="T2">get</text:span> используется со средством передвижения, то он приобретает значение</text:p>
      <text:p text:style-name="P614"><text:span text:style-name="T245">«сесть в транспорт». В этом случае он может </text:span><text:span text:style-name="T244">идти</text:span><text:span text:style-name="T245"> с предлогом </text:span><text:span text:style-name="T46">on</text:span><text:span text:style-name="T245">.</text:span></text:p>
      <text:p text:style-name="P50"/>
      <text:p text:style-name="P276">I got on a bus at 5 o`clock — Я сел в автобус в 5 часов.</text:p>
      <text:p text:style-name="P276">I got a taxi — Я взял такси.</text:p>
      <text:p text:style-name="P276"/>
      <text:p text:style-name="P50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0"/>
      <text:p text:style-name="P51">После <text:span text:style-name="T2">get</text:span> могут стоять предлоги, от которых он может сильно меняться:</text:p>
      <text:list xml:id="list3106643297" text:style-name="L26">
        <text:list-item>
          <text:p text:style-name="P735">get along — ладить друг с другом;</text:p>
        </text:list-item>
        <text:list-item>
          <text:p text:style-name="P735">get away — удирать;</text:p>
        </text:list-item>
        <text:list-item>
          <text:p text:style-name="P735">get back — вернуться;</text:p>
        </text:list-item>
        <text:list-item>
          <text:p text:style-name="P735">get in — попасть внутрь;</text:p>
        </text:list-item>
        <text:list-item>
          <text:p text:style-name="P735">get on — справиться с ситуацией.</text:p>
        </text:list-item>
      </text:list>
      <text:p text:style-name="P50"/>
      <text:p text:style-name="P276">I`ll get away from work as soon as I can — Я уйду с этой работы, как только смогу.</text:p>
      <text:p text:style-name="P276">Get in the car quickly! — Быстро садись в машину!</text:p>
      <text:p text:style-name="P276">How are you getting on with your new job? — Как дела на новой работе?</text:p>
      <text:p text:style-name="P276"/>
      <text:p text:style-name="P159">Глаголы, в которых все путаются</text:p>
      <text:p text:style-name="P159"/>
      <text:p text:style-name="P563"><text:span text:style-name="T64">Tell</text:span><text:span text:style-name="T267"> и </text:span><text:span text:style-name="T64">say</text:span><text:span text:style-name="T267"> </text:span><text:span text:style-name="T268">передают значение</text:span><text:span text:style-name="T267"> «сказать». Только </text:span><text:span text:style-name="T64">tell</text:span><text:span text:style-name="T267"> </text:span><text:span text:style-name="T268">означает</text:span><text:span text:style-name="T267"> «рассказать кому-то» или «рассказать что-то» и требует дополнения. А </text:span><text:span text:style-name="T64">say</text:span><text:span text:style-name="T267"> означает просто «сказать».</text:span></text:p>
      <text:p text:style-name="P190"/>
      <text:p text:style-name="P277"><text:span text:style-name="T390">Tell me</text:span><text:span text:style-name="T417"> the truth — </text:span><text:span text:style-name="T390">Скажи мне</text:span><text:span text:style-name="T417"> правду.</text:span></text:p>
      <text:p text:style-name="P278"><text:span text:style-name="T406">`It is good,` Mr Bean </text:span><text:span text:style-name="T381">said</text:span><text:span text:style-name="T406"> — «Это хорошо», </text:span><text:span text:style-name="T381">сказал</text:span><text:span text:style-name="T406"> мистер Бин.</text:span></text:p>
      <text:p text:style-name="P361"/>
      <text:p text:style-name="P564"><text:span text:style-name="T65">See, look, watch </text:span><text:span text:style-name="T268">передают значение «видеть». </text:span><text:span text:style-name="T66">See</text:span><text:span text:style-name="T269"> означает «видеть», как визическую возможность. </text:span><text:span text:style-name="T66">Look</text:span><text:span text:style-name="T269"> означает «смотреть» </text:span><text:span text:style-name="T270">как осознанное действие</text:span><text:span text:style-name="T269">. Если смотрят </text:span><text:span text:style-name="T367">на</text:span><text:span text:style-name="T269"> какой-то объект, то доб. предлог </text:span><text:span text:style-name="T66">at</text:span><text:span text:style-name="T269">. W</text:span><text:span text:style-name="T66">atch</text:span><text:span text:style-name="T269"> означает «наблюдать за объектом» и требует дополнения.</text:span></text:p>
      <text:p text:style-name="P191"/>
      <text:p text:style-name="P279"><text:soft-page-break/><text:span text:style-name="T406">I </text:span><text:span text:style-name="T381">see</text:span><text:span text:style-name="T406"> a bird in the tree — Я </text:span><text:span text:style-name="T381">вижу</text:span><text:span text:style-name="T406"> птицу на дереве.</text:span></text:p>
      <text:p text:style-name="P278"><text:span text:style-name="T406">Don`t worry, I`m not </text:span><text:span text:style-name="T381">looking</text:span><text:span text:style-name="T406"> — Не волнуйся, я не </text:span><text:span text:style-name="T381">смотрю</text:span><text:span text:style-name="T406">.</text:span></text:p>
      <text:p text:style-name="P278"><text:span text:style-name="T406">I`m </text:span><text:span text:style-name="T381">looking at</text:span><text:span text:style-name="T406"> the dog — Я </text:span><text:span text:style-name="T381">смотрю на</text:span><text:span text:style-name="T406"> собаку.</text:span></text:p>
      <text:p text:style-name="P278"><text:span text:style-name="T406">I like </text:span><text:span text:style-name="T381">watching birds</text:span><text:span text:style-name="T406"> — Мне нравится </text:span><text:span text:style-name="T381">наблюдать за птицами</text:span><text:span text:style-name="T406">.</text:span></text:p>
      <text:p text:style-name="P361"/>
      <text:p text:style-name="P565"><text:span text:style-name="T67">Hear</text:span><text:span text:style-name="T271"> и </text:span><text:span text:style-name="T67">list</text:span><text:span text:style-name="T271"> переводятся как «слышать» и «слушать». Первый означает физическую возможность (подобно </text:span><text:span text:style-name="T67">see</text:span><text:span text:style-name="T271">) а второй — осознанное действие (подобно </text:span><text:span text:style-name="T67">look</text:span><text:span text:style-name="T271">). Когда говорят </text:span></text:p>
      <text:p text:style-name="P565"><text:span text:style-name="T271">о том, что именно слушают, то к </text:span><text:span text:style-name="T67">listen</text:span><text:span text:style-name="T271"> доб. предлог </text:span><text:span text:style-name="T67">to</text:span><text:span text:style-name="T271">, но при переводе он выпадает.</text:span></text:p>
      <text:p text:style-name="P192"/>
      <text:p text:style-name="P280"><text:span text:style-name="T418">Can you </text:span><text:span text:style-name="T391">hear</text:span><text:span text:style-name="T418"> some noise? — Ты </text:span><text:span text:style-name="T391">слышишь</text:span><text:span text:style-name="T418"> шум?</text:span></text:p>
      <text:p text:style-name="P280"><text:span text:style-name="T391">Listen to</text:span><text:span text:style-name="T418"> me, please — Пожалуйста, </text:span><text:span text:style-name="T391">послушай</text:span><text:span text:style-name="T418"> меня.</text:span></text:p>
      <text:p text:style-name="P280"><text:span text:style-name="T418">What music do you </text:span><text:span text:style-name="T391">listen to</text:span><text:span text:style-name="T418">? - Какую музыку ты </text:span><text:span text:style-name="T391">слушает</text:span><text:span text:style-name="T418">?</text:span></text:p>
      <text:p text:style-name="P362"/>
      <text:p text:style-name="P52"><text:span text:style-name="T68">D</text:span><text:span text:style-name="T67">o</text:span><text:span text:style-name="T418"> </text:span><text:span text:style-name="T419">и</text:span><text:span text:style-name="T418"> </text:span><text:span text:style-name="T67">make</text:span><text:span text:style-name="T418"> означают «делать». Только первый имеет абстрактное значение (заниматься</text:span></text:p>
      <text:p text:style-name="P192">делом), а второй больше связан с физической активностью, с созданием предметов.</text:p>
      <text:p text:style-name="P363"/>
      <text:p text:style-name="P281"><text:span text:style-name="T418">Could you </text:span><text:span text:style-name="T391">do</text:span><text:span text:style-name="T418"> me a favour — Не мог бы ты </text:span><text:span text:style-name="T391">оказать</text:span><text:span text:style-name="T418"> мне услугу?</text:span></text:p>
      <text:p text:style-name="P281"><text:span text:style-name="T418">I belive she`ll </text:span><text:span text:style-name="T391">make</text:span><text:span text:style-name="T418"> the right choice — Я верю, что она </text:span><text:span text:style-name="T391">сделает</text:span><text:span text:style-name="T418"> правильный выбор.</text:span></text:p>
      <text:p text:style-name="P192"/>
      <text:p text:style-name="P193">Устойчивые выражения с do:</text:p>
      <text:list xml:id="list3631599160" text:style-name="L27">
        <text:list-item>
          <text:p text:style-name="P768">do an exam/test — сдавать экзамен/тест;</text:p>
        </text:list-item>
        <text:list-item>
          <text:p text:style-name="P768">do a course — пройти курс;</text:p>
        </text:list-item>
        <text:list-item>
          <text:p text:style-name="P768">do work/homework/housework — делать работу / домашнюю работу / работу по дому;</text:p>
        </text:list-item>
        <text:list-item>
          <text:p text:style-name="P768">do a favour — оказывать услугу;</text:p>
        </text:list-item>
        <text:list-item>
          <text:p text:style-name="P768">do business — заниматься бизнесом;</text:p>
        </text:list-item>
        <text:list-item>
          <text:p text:style-name="P768">do right/wrong — поступать правильно/неправильно;</text:p>
        </text:list-item>
        <text:list-item>
          <text:p text:style-name="P768">do the shopping — делать покупки;</text:p>
        </text:list-item>
        <text:list-item>
          <text:p text:style-name="P768">do the wassing up — мыть посуду;</text:p>
        </text:list-item>
      </text:list>
      <text:p text:style-name="P192"/>
      <text:p text:style-name="P193">Устойчивые выражения с make:</text:p>
      <text:list xml:id="list600373682" text:style-name="L28">
        <text:list-item>
          <text:p text:style-name="P769">make a noise — шуметь;</text:p>
        </text:list-item>
        <text:list-item>
          <text:p text:style-name="P769">make a bed — застилать постель;</text:p>
        </text:list-item>
        <text:list-item>
          <text:p text:style-name="P769">make a cake/tea/dinner — приготовить торт/чай/ужин;</text:p>
        </text:list-item>
        <text:list-item>
          <text:p text:style-name="P769">make a choice — сделать выбор;</text:p>
        </text:list-item>
        <text:list-item>
          <text:p text:style-name="P769">make a scision — принять решение;</text:p>
        </text:list-item>
        <text:list-item>
          <text:p text:style-name="P769">make a promise — обещать, дать обещание;</text:p>
        </text:list-item>
        <text:list-item>
          <text:p text:style-name="P769">make a friends — подружиться.</text:p>
        </text:list-item>
      </text:list>
      <text:p text:style-name="Standard"/>
      <text:p text:style-name="Standard"/>
      <text:p text:style-name="P56"><text:span text:style-name="T598">И</text:span><text:span text:style-name="T599">нфинитив и герундий</text:span></text:p>
      <text:p text:style-name="P566"/>
      <text:p text:style-name="P570">Когда в английском предложении несколько глаголов идут подряд, то первый является <text:span text:style-name="T614">смысловым</text:span>, а следующ<text:span text:style-name="T614">ие</text:span>, свободны<text:span text:style-name="T614">е</text:span> от времени, <text:span text:style-name="T614">будут</text:span> в форме инфинитива или герундия.</text:p>
      <text:p text:style-name="P566">Инфинитив и герундий дополняют по смыслу сказуемое. Они являются взаимозаменяемы.</text:p>
      <text:p text:style-name="Standard"/>
      <text:p text:style-name="P532">Инфинитив</text:p>
      <text:p text:style-name="P567"/>
      <text:p text:style-name="P567">Это глагол в начальной форме, который почти всегда пишется с частицей to.</text:p>
      <text:p text:style-name="P568"/>
      <text:p text:style-name="P283">We <text:span text:style-name="T150">promise</text:span> <text:span text:style-name="T381">to get</text:span> the money — Мы обещали <text:span text:style-name="T381">достать</text:span> денег.</text:p>
      <text:p text:style-name="P283">Don`t <text:span text:style-name="T150">forget</text:span> <text:span text:style-name="T381">to write</text:span> importang things — Не забывай <text:span text:style-name="T381">записывать</text:span> самое главное.</text:p>
      <text:p text:style-name="P567"/>
      <text:p text:style-name="P58"><text:soft-page-break/>Между смысловым глаголом и идущим за ним инфинитивом часто стоит дополнение.</text:p>
      <text:p text:style-name="P421"><text:span text:style-name="T214">Обычно дополнение </text:span><text:span text:style-name="T215">ставиться</text:span><text:span text:style-name="T214"> после: </text:span><text:span text:style-name="T29">ask, tell, advice, expect, pesuade, teach.</text:span></text:p>
      <text:p text:style-name="P283"/>
      <text:p text:style-name="P283">I <text:span text:style-name="T158">asked</text:span> <text:span text:style-name="T163">Mike</text:span> <text:span text:style-name="T381">to come</text:span> in — Я просила Майка войти.</text:p>
      <text:p text:style-name="P283"><text:span text:style-name="T158">Tell</text:span> <text:span text:style-name="T163">them</text:span> <text:span text:style-name="T381">to leave</text:span> us alone — Попроси их оставить нас в покое.</text:p>
      <text:p text:style-name="P283"/>
      <text:p text:style-name="P59">Если после смыслового глагола указано дополнение, то такие предложения удобней</text:p>
      <text:p text:style-name="P59">переводить с использованием придаточного предложения.</text:p>
      <text:p text:style-name="P283"/>
      <text:p text:style-name="P569"><text:span text:style-name="T29">I </text:span><text:span text:style-name="T2">promise you</text:span><text:span text:style-name="T29"> </text:span><text:span text:style-name="T125">to be</text:span><text:span text:style-name="T29"> there always — Я обещаю тебе, </text:span><text:span text:style-name="T125">что буду</text:span><text:span text:style-name="T29"> рядом всегда.</text:span></text:p>
      <text:p text:style-name="P284"/>
      <text:p text:style-name="P60"><text:span text:style-name="T614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6">в</text:span>).</text:p>
      <text:p text:style-name="P408"/>
      <text:p text:style-name="P505"><text:span text:style-name="T29">I went out </text:span><text:span text:style-name="T125">to buy</text:span><text:span text:style-name="T29"> food — Я вышел, </text:span><text:span text:style-name="T125">чтобы купить</text:span><text:span text:style-name="T29"> еды.</text:span></text:p>
      <text:p text:style-name="P505"><text:span text:style-name="T29">I went out </text:span><text:span text:style-name="T125">for</text:span><text:span text:style-name="T29"> food — Я вышел </text:span><text:span text:style-name="T125">за</text:span><text:span text:style-name="T29"> едой.</text:span></text:p>
      <text:p text:style-name="P505"><text:span text:style-name="T29">I surfed the Internet </text:span><text:span text:style-name="T125">for</text:span><text:span text:style-name="T29"> new information — Я ходил по интернету </text:span><text:span text:style-name="T125">в</text:span><text:span text:style-name="T29"> поисках новой информации.</text:span></text:p>
      <text:p text:style-name="P454"/>
      <text:p text:style-name="P506">Есть глаголы, после который инфинитив идет без частицы <text:span text:style-name="T2">to</text:span> (голый инфинитив).</text:p>
      <text:p text:style-name="P506">Самыми распространенным из них являются <text:span text:style-name="T2">let,</text:span> <text:span text:style-name="T2">make </text:span><text:span text:style-name="T674">и</text:span><text:span text:style-name="T57"> help</text:span>.</text:p>
      <text:p text:style-name="P506"/>
      <text:p text:style-name="P453"><text:span text:style-name="T150">Let</text:span> Peter <text:span text:style-name="T381">explain</text:span> himself — Позволь Питеру <text:span text:style-name="T406">объясниться</text:span>.</text:p>
      <text:p text:style-name="P453"><text:span text:style-name="T150">Let</text:span> us (let`s) <text:span text:style-name="T381">watch</text:span> this movie — Давай посмотрим этот фильм <text:span text:style-name="T675">(позоволь нам)</text:span>.</text:p>
      <text:p text:style-name="P453"/>
      <text:p text:style-name="P638"><text:span text:style-name="T505">Если после </text:span><text:span text:style-name="T470">make</text:span><text:span text:style-name="T505"> </text:span><text:span text:style-name="T506">есть</text:span><text:span text:style-name="T505"> еще один глагол, то в этом случае </text:span><text:span text:style-name="T470">make</text:span><text:span text:style-name="T505"> переводится не как «делать», </text:span></text:p>
      <text:p text:style-name="P507">а как «заставлять». <text:span text:style-name="T673">П</text:span>осле <text:span text:style-name="T2">make</text:span> нужно <text:span text:style-name="T673">обязательно </text:span>указать дополнение.</text:p>
      <text:p text:style-name="P453"/>
      <text:p text:style-name="P571"><text:span text:style-name="T470">I can`t </text:span><text:span text:style-name="T155">make</text:span><text:span text:style-name="T470"> </text:span><text:span text:style-name="T167">John</text:span><text:span text:style-name="T470"> </text:span><text:span text:style-name="T453">work</text:span><text:span text:style-name="T470"> — Я не могу заставить Джона работать.</text:span></text:p>
      <text:p text:style-name="P455"/>
      <text:p text:style-name="P181"><text:span text:style-name="T509">Г</text:span><text:span text:style-name="T438">ерундий</text:span></text:p>
      <text:p text:style-name="P508"/>
      <text:p text:style-name="P508">Это нечно среднее между глаголом и существительным, потому что может переводиться</text:p>
      <text:p text:style-name="P573"><text:span text:style-name="T502">и так, и этак. Выглядит как глагол c окончанием -ing</text:span>.</text:p>
      <text:p text:style-name="Standard"/>
      <text:p text:style-name="P574">Герундий <text:span text:style-name="T620">используется после предлогов и некоторых глаголов. </text:span></text:p>
      <text:p text:style-name="P574">В этом случае он переводится глаголом.</text:p>
      <text:p text:style-name="P409"/>
      <text:p text:style-name="P238">I <text:span text:style-name="T150">ran</text:span> for a long time <text:span text:style-name="T616">without</text:span> <text:span text:style-name="T381">stopping</text:span> — Я долго бежал, не <text:span text:style-name="T381">останавливаясь</text:span>.</text:p>
      <text:p text:style-name="P238">Don`t stop. <text:span text:style-name="T150">Keep</text:span> <text:span text:style-name="T616">on</text:span> <text:span text:style-name="T381">running</text:span>! — Не останавливайся. Продолжай <text:span text:style-name="T381">бежать</text:span>!</text:p>
      <text:p text:style-name="P238"/>
      <text:p text:style-name="P575">Между смысловым глаголом <text:span text:style-name="T618">и герундием также </text:span>может стоять дополнение:</text:p>
      <text:p text:style-name="P238">I <text:span text:style-name="T150">saw</text:span> <text:span text:style-name="T163">John</text:span> <text:span text:style-name="T381">working</text:span> in the garden — Я видел, как Джон работает в саду.</text:p>
      <text:p text:style-name="P61"/>
      <text:p text:style-name="P62">Связка <text:span text:style-name="T2">go</text:span> + герундий означает «занимаюсь этим делом»</text:p>
      <text:p text:style-name="P62">А связка <text:span text:style-name="T2">like</text:span> + герундий означает «люблю заниматься этим делом».</text:p>
      <text:p text:style-name="P62"/>
      <text:p text:style-name="P285">Would you like <text:span text:style-name="T381">to go skiing</text:span>? — Ты хочешь <text:span text:style-name="T381">покататься на лыжах</text:span>?</text:p>
      <text:p text:style-name="P285">I would rather <text:span text:style-name="T381">go shopping</text:span> — <text:span text:style-name="T619">Я</text:span> <text:span text:style-name="T619">бы </text:span>лучше <text:span text:style-name="T381">по</text:span><text:span text:style-name="T392">шопилась</text:span>.</text:p>
      <text:p text:style-name="P285">I <text:span text:style-name="T381">like shopping</text:span>! — Я <text:span text:style-name="T381">люблю </text:span><text:span text:style-name="T392">шопиться</text:span>!</text:p>
      <text:p text:style-name="P285"/>
      <text:p text:style-name="P63">Если герундий стоит в начале предложения, то он является подлежащим и будет переводиться существительным.</text:p>
      <text:p text:style-name="P286"><text:soft-page-break/><text:span text:style-name="T393">Swimming</text:span><text:span text:style-name="T621"> is very good for your health — </text:span><text:span text:style-name="T393">Плаванье</text:span><text:span text:style-name="T621"> хорошо для здоровья</text:span></text:p>
      <text:p text:style-name="P286"><text:span text:style-name="T393">Learning</text:span><text:span text:style-name="T621"> English is not easy — </text:span><text:span text:style-name="T393">Изучение</text:span><text:span text:style-name="T621"> английского это нелегко.</text:span></text:p>
      <text:p text:style-name="P63"/>
      <text:p text:style-name="P422">Глаголы, после которых принято использовать герундий:</text:p>
      <text:list xml:id="list958451220" text:style-name="L29">
        <text:list-item>
          <text:p text:style-name="P736">stop, finish, give up, carry on, go on, keep on (начало или конец процесса);</text:p>
        </text:list-item>
        <text:list-item>
          <text:p text:style-name="P840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37"><text:span text:style-name="T615">see, watch, hear, listen to (чувственн</text:span><text:span text:style-name="T622">ые</text:span><text:span text:style-name="T615"> восприяти</text:span><text:span text:style-name="T622">е</text:span><text:span text:style-name="T615">);</text:span></text:p>
        </text:list-item>
        <text:list-item>
          <text:p text:style-name="P737"><text:span text:style-name="T621">suggest, mind, avoid, practive, can`t help </text:span><text:span text:style-name="T618">(</text:span><text:span text:style-name="T622">другие глаголы и словосочетания)</text:span><text:span text:style-name="T621">;</text:span></text:p>
        </text:list-item>
      </text:list>
      <text:p text:style-name="P64"/>
      <text:p text:style-name="P288"><text:span text:style-name="T216">Г</text:span><text:span text:style-name="T185">лаголы, после которых можно использовать как инфинитив, так и герундий:</text:span></text:p>
      <text:list xml:id="list726291442" text:style-name="L30">
        <text:list-item>
          <text:p text:style-name="P738">start, begin, continues (связанные с процессом)</text:p>
        </text:list-item>
        <text:list-item>
          <text:p text:style-name="P738">love, like, hate, prefer (связанные с отношением)</text:p>
        </text:list-item>
      </text:list>
      <text:p text:style-name="P65"/>
      <text:p text:style-name="P287">I started to leart English at school / I started learning English at school.</text:p>
      <text:p text:style-name="P621"/>
      <text:p text:style-name="P621"/>
      <text:p text:style-name="P63"><text:span text:style-name="T600">Формальное подлежащее </text:span><text:span text:style-name="T606">(</text:span><text:span text:style-name="T605">Dummy subject</text:span><text:span text:style-name="T606">)</text:span></text:p>
      <text:p text:style-name="P63"/>
      <text:p text:style-name="P615"><text:span text:style-name="T218">Когда в авнглийском предложен. отсутстует подлежащее, то его место </text:span><text:span text:style-name="T247">занимает</text:span><text:span text:style-name="T218"> формальное подлежащее. Обычно это либо </text:span><text:span text:style-name="T32">there</text:span><text:span text:style-name="T218">, либо </text:span><text:span text:style-name="T32">it</text:span><text:span text:style-name="T218">, но иногда это могут быть: </text:span><text:span text:style-name="T32">they</text:span><text:span text:style-name="T218">, </text:span><text:span text:style-name="T32">this</text:span><text:span text:style-name="T218">, </text:span><text:span text:style-name="T32">that</text:span><text:span text:style-name="T218">, </text:span><text:span text:style-name="T32">you</text:span><text:span text:style-name="T218">. Такие предложения удобнее переводить с конца </text:span><text:span text:style-name="T263">или с дополнения</text:span><text:span text:style-name="T218">.</text:span></text:p>
      <text:p text:style-name="P67"/>
      <text:p text:style-name="P576"><text:span text:style-name="T218">Подлежащее </text:span><text:span text:style-name="T32">there</text:span><text:span text:style-name="T218"> всегда идет в связке с глаголом </text:span><text:span text:style-name="T32">be</text:span><text:span text:style-name="T218">. Оно необходимо, чтобы указать</text:span></text:p>
      <text:p text:style-name="P576"><text:span text:style-name="T218">на местоположение существительного, которое идет после </text:span><text:span text:style-name="T32">be</text:span><text:span text:style-name="T218">.</text:span></text:p>
      <text:p text:style-name="P67"/>
      <text:p text:style-name="P289"><text:span text:style-name="T146">There</text:span><text:span text:style-name="T623"> </text:span><text:span text:style-name="T159">is</text:span><text:span text:style-name="T623"> </text:span><text:span text:style-name="T169">a new restaurant</text:span><text:span text:style-name="T623"> </text:span><text:span text:style-name="T176">in King Street</text:span><text:span text:style-name="T623"> — На Кинг-стрит есть новый ресторан.</text:span></text:p>
      <text:p text:style-name="P289"><text:span text:style-name="T146">There</text:span><text:span text:style-name="T623"> </text:span><text:span text:style-name="T159">was</text:span><text:span text:style-name="T623"> </text:span><text:span text:style-name="T169">a fight</text:span><text:span text:style-name="T623"> </text:span><text:span text:style-name="T176">in the street today</text:span><text:span text:style-name="T623"> — На улице сегодня была драка.</text:span></text:p>
      <text:p text:style-name="P63"/>
      <text:p text:style-name="P62">Иногда с помощью <text:span text:style-name="T2">there</text:span> + <text:span text:style-name="T2">be</text:span> говорят о существительном, которое не соверша<text:span text:style-name="T624">ет никаких</text:span></text:p>
      <text:p text:style-name="P62">действий, но с которым связана дополнительная информация.</text:p>
      <text:p text:style-name="P285"/>
      <text:p text:style-name="P285">There is something I want to tell you — Есть, кое-что, что я должен сказать тебе.</text:p>
      <text:p text:style-name="P285"/>
      <text:p text:style-name="P62">Подлежащее <text:span text:style-name="T2">it</text:span> обычно используется, когда надо сообщить время или сказать о погоде.</text:p>
      <text:p text:style-name="P68">После него может идти существительное, прилагательное или глагол (любой).</text:p>
      <text:p text:style-name="P285"/>
      <text:p text:style-name="P285"><text:span text:style-name="T141">It</text:span> <text:span text:style-name="T150">is</text:span> 5 o`clock — Сейчас 5 часов.</text:p>
      <text:p text:style-name="P285"><text:span text:style-name="T141">It</text:span> <text:span text:style-name="T150">is</text:span> warm — Тепло.</text:p>
      <text:p text:style-name="P285"><text:span text:style-name="T141">It</text:span> often <text:span text:style-name="T150">snows</text:span> in the winter — Зимой часто идет снег.</text:p>
      <text:p text:style-name="P285"/>
      <text:p text:style-name="P62">Также формальное подлежащее используется, когда действие не выполняет кто-то</text:p>
      <text:p text:style-name="P577"><text:span text:style-name="T217">конкретный. Такие предложения можно </text:span><text:span text:style-name="T219">переводить</text:span><text:span text:style-name="T217"> из активного залога в пассивный.</text:span></text:p>
      <text:p text:style-name="P62"/>
      <text:p text:style-name="P238">They say this film is interesting / This film is said to be interesting —</text:p>
      <text:p text:style-name="P238">Говорят, этот фильминтересный.</text:p>
      <text:p text:style-name="P285"/>
      <text:p text:style-name="P285"/>
      <text:p text:style-name="P585"><text:span text:style-name="T601">Местоимени</text:span><text:span text:style-name="T602">е</text:span><text:span text:style-name="T601"> </text:span><text:span text:style-name="T606">(Pronoun)</text:span></text:p>
      <text:p text:style-name="P62"/>
      <text:p text:style-name="P579"><text:span text:style-name="T217">Это слово, которым заменяют имя человека, название предмета или понятие. </text:span><text:span text:style-name="T220">М</text:span><text:span text:style-name="T217">естоимения </text:span><text:span text:style-name="T234">бывают</text:span><text:span text:style-name="T217">: </text:span><text:span text:style-name="T220">личны</text:span><text:span text:style-name="T234">ми</text:span><text:span text:style-name="T220">, притяжательны</text:span><text:span text:style-name="T234">ми</text:span><text:span text:style-name="T220">, возвратны</text:span><text:span text:style-name="T234">ми</text:span><text:span text:style-name="T220">, указательны</text:span><text:span text:style-name="T234">ми,</text:span><text:span text:style-name="T220"> неопределенны</text:span><text:span text:style-name="T234">ми</text:span><text:span text:style-name="T220">.</text:span></text:p>
      <text:p text:style-name="P69"/>
      <text:p text:style-name="P163"><text:soft-page-break/>Личные местоимения</text:p>
      <text:p text:style-name="P69"/>
      <text:p text:style-name="P594"><text:span text:style-name="T220">Имеют 2 формы: именительный и объектный падеж. В английском языке</text:span><text:span text:style-name="T234"> всего </text:span><text:span text:style-name="T225">2</text:span><text:span text:style-name="T220"> падежа: именительный и объектный. Объектный падеж соответсвует косвенному падежу.</text:span></text:p>
      <text:p text:style-name="P69"/>
      <text:p text:style-name="P580"><text:span text:style-name="T185">Личные местоимения </text:span><text:span text:style-name="T222">в именительном падеже</text:span><text:span text:style-name="T223"> </text:span><text:span text:style-name="T224">отвечают на вопросы «кто?», «что?» </text:span></text:p>
      <text:p text:style-name="P580"><text:span text:style-name="T224">и заменяют </text:span><text:span text:style-name="T225">собой </text:span><text:span text:style-name="T224">подлежащее:</text:span></text:p>
      <text:p text:style-name="P112"/>
      <text:list xml:id="list810223463" text:style-name="L31">
        <text:list-item>
          <text:p text:style-name="P739">I — я;</text:p>
        </text:list-item>
        <text:list-item>
          <text:p text:style-name="P739">you — ты/вы;</text:p>
        </text:list-item>
        <text:list-item>
          <text:p text:style-name="P739">he — он;</text:p>
        </text:list-item>
        <text:list-item>
          <text:p text:style-name="P739">she — она;</text:p>
        </text:list-item>
        <text:list-item>
          <text:p text:style-name="P739">it — он/она/оно/это;</text:p>
        </text:list-item>
        <text:list-item>
          <text:p text:style-name="P739">we — мы;</text:p>
        </text:list-item>
        <text:list-item>
          <text:p text:style-name="P739">they — они;</text:p>
        </text:list-item>
      </text:list>
      <text:p text:style-name="P410"/>
      <text:p text:style-name="P293"><text:span text:style-name="T141">I</text:span> <text:span text:style-name="T150">love</text:span> <text:span text:style-name="T163">Jave</text:span> — Я люблю Джейн</text:p>
      <text:p text:style-name="P293"/>
      <text:p text:style-name="P70"><text:span text:style-name="T628">Местоимение</text:span><text:span text:style-name="T35"> </text:span><text:span text:style-name="T2">I</text:span> заменяет первое лицо <text:span text:style-name="T627">и</text:span> <text:span text:style-name="T627">в</text:span>сегда пишется с большой буквы. </text:p>
      <text:p text:style-name="P70"><text:span text:style-name="T628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9"/>
      <text:p text:style-name="P70"><text:span text:style-name="T628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70">и словам можно догадаться что вместо «вы», хотят сказать «ты».</text:p>
      <text:p text:style-name="P69"/>
      <text:p text:style-name="P579"><text:span text:style-name="T221">Местоимение</text:span><text:span text:style-name="T33"> i</text:span><text:span text:style-name="T34">t</text:span><text:span text:style-name="T220"> заменяет неодушевленный предмет </text:span><text:span text:style-name="T221">и</text:span><text:span text:style-name="T220"> животн</text:span><text:span text:style-name="T222">ое (в единственном числе)</text:span><text:span text:style-name="T220">.</text:span></text:p>
      <text:p text:style-name="P581"><text:span text:style-name="T222">Местоимение</text:span><text:span text:style-name="T34"> they</text:span><text:span text:style-name="T220"> </text:span><text:span text:style-name="T222">з</text:span><text:span text:style-name="T220">аменя</text:span><text:span text:style-name="T222">е</text:span><text:span text:style-name="T220">т людей и неодушевленные предметы.</text:span></text:p>
      <text:p text:style-name="P69"/>
      <text:p text:style-name="P579"><text:span text:style-name="T34">Where is the </text:span><text:span text:style-name="T126">book</text:span><text:span text:style-name="T34">? </text:span><text:span text:style-name="T126">It</text:span><text:span text:style-name="T34"> is on the table — Где </text:span><text:span text:style-name="T126">книга</text:span><text:span text:style-name="T34">? </text:span><text:span text:style-name="T126">Она</text:span><text:span text:style-name="T34"> на столе.</text:span></text:p>
      <text:p text:style-name="P292"><text:span text:style-name="T626">Where are the </text:span><text:span text:style-name="T394">keys</text:span><text:span text:style-name="T626">? </text:span><text:span text:style-name="T394">They</text:span><text:span text:style-name="T626"> are on the table — Где </text:span><text:span text:style-name="T394">ключи</text:span><text:span text:style-name="T626">? </text:span><text:span text:style-name="T394">Они</text:span><text:span text:style-name="T626"> на столе.</text:span></text:p>
      <text:p text:style-name="P292"/>
      <text:p text:style-name="P432"><text:span text:style-name="T223">Если</text:span><text:span text:style-name="T222"> сказуемое </text:span><text:span text:style-name="T223">это</text:span><text:span text:style-name="T220">: </text:span><text:span text:style-name="T34">like</text:span><text:span text:style-name="T220">, </text:span><text:span text:style-name="T34">have</text:span><text:span text:style-name="T220">, </text:span><text:span text:style-name="T34">enjoy,</text:span><text:span text:style-name="T220"> </text:span><text:span text:style-name="T34">need</text:span><text:span text:style-name="T220">, </text:span><text:span text:style-name="T223">то </text:span><text:span text:style-name="T220">подлежащие </text:span><text:span text:style-name="T223">будет</text:span><text:span text:style-name="T220"> </text:span><text:span text:style-name="T223">в </text:span><text:span text:style-name="T222">объектн</text:span><text:span text:style-name="T223">ом</text:span><text:span text:style-name="T220"> падеж</text:span><text:span text:style-name="T223">е</text:span><text:span text:style-name="T220">.</text:span></text:p>
      <text:p text:style-name="P291"><text:span text:style-name="T381">I</text:span> like my job — <text:span text:style-name="T381">Мне</text:span> нравится моя работа.</text:p>
      <text:p text:style-name="P69"/>
      <text:p text:style-name="P71">Личные местоимения в объектном падеже <text:span text:style-name="T629">отвечают на вопрос</text:span><text:span text:style-name="T630">ы</text:span><text:span text:style-name="T629"> «кого?», «кому?», «кем?» </text:span><text:s/></text:p>
      <text:p text:style-name="P71"><text:span text:style-name="T629">(«чего?», «чему?», «чем?» для неодушевлен.) и </text:span><text:span text:style-name="T628">заменяют дополнение:</text:span></text:p>
      <text:p text:style-name="P71"/>
      <text:list xml:id="list152682966" text:style-name="L32">
        <text:list-item>
          <text:p text:style-name="P740">me — меня, мне, мной;</text:p>
        </text:list-item>
        <text:list-item>
          <text:p text:style-name="P740">you — тебя, тебе, тобой / вас, вам, вами;</text:p>
        </text:list-item>
        <text:list-item>
          <text:p text:style-name="P740">him — его, ему, им;</text:p>
        </text:list-item>
        <text:list-item>
          <text:p text:style-name="P740">her — ее, ей;</text:p>
        </text:list-item>
        <text:list-item>
          <text:p text:style-name="P741">it — его, ему, им, <text:span text:style-name="T629">ее, ей</text:span> (неодушевлен.);</text:p>
        </text:list-item>
        <text:list-item>
          <text:p text:style-name="P740">us — нас, нам, нами;</text:p>
        </text:list-item>
        <text:list-item>
          <text:p text:style-name="P740">them — их, им, ими.</text:p>
        </text:list-item>
      </text:list>
      <text:p text:style-name="P295"/>
      <text:p text:style-name="P294"><text:span text:style-name="T141">Jane</text:span> <text:span text:style-name="T150">loves</text:span> <text:span text:style-name="T163">me</text:span> — Джейн любит меня</text:p>
      <text:p text:style-name="P164"/>
      <text:p text:style-name="P164">Притяжательные местоимения</text:p>
      <text:p text:style-name="P78"/>
      <text:p text:style-name="P72">Отвечают на вопрос «чей?» и заменяют собой артикли.</text:p>
      <text:p text:style-name="P72"/>
      <text:p text:style-name="P73">Притяжательные местоимения 1 типа употребляются в связке с существительным</text:p>
      <text:p text:style-name="P73">(существительное обязательно идет после):</text:p>
      <text:list xml:id="list472759340" text:style-name="L33">
        <text:list-item>
          <text:p text:style-name="P742"><text:soft-page-break/>my — мой;</text:p>
        </text:list-item>
        <text:list-item>
          <text:p text:style-name="P742">your — твой/ваш;</text:p>
        </text:list-item>
        <text:list-item>
          <text:p text:style-name="P742">his — его;</text:p>
        </text:list-item>
        <text:list-item>
          <text:p text:style-name="P742">her — ее;</text:p>
        </text:list-item>
        <text:list-item>
          <text:p text:style-name="P742">its — этого.</text:p>
        </text:list-item>
        <text:list-item>
          <text:p text:style-name="P742">our — наш;</text:p>
        </text:list-item>
        <text:list-item>
          <text:p text:style-name="P742">their — их;</text:p>
        </text:list-item>
      </text:list>
      <text:p text:style-name="P297"/>
      <text:p text:style-name="P296">I like <text:span text:style-name="T381">my work</text:span> — Мне нравится <text:span text:style-name="T381">моя работа</text:span>. (без артикля)</text:p>
      <text:p text:style-name="P296">He likes <text:span text:style-name="T381">his work</text:span> — Ему нравится <text:span text:style-name="T381">его работа</text:span>.</text:p>
      <text:p text:style-name="P296"/>
      <text:p text:style-name="P72">Иногда такие местоимения удобнее переводить словом «свой» и его вариантами.</text:p>
      <text:p text:style-name="P296">He loves <text:span text:style-name="T381">his</text:span> native town — Он любит <text:span text:style-name="T381">свой</text:span> родной город.</text:p>
      <text:p text:style-name="P296"/>
      <text:p text:style-name="P74">Притяжательные местоимения 2го типа употребляются самостоятельно:</text:p>
      <text:list xml:id="list345726054" text:style-name="L34">
        <text:list-item>
          <text:p text:style-name="P743">mine — мой;</text:p>
        </text:list-item>
        <text:list-item>
          <text:p text:style-name="P744">yours — твой/ваш;</text:p>
        </text:list-item>
        <text:list-item>
          <text:p text:style-name="P744">his — его;</text:p>
        </text:list-item>
        <text:list-item>
          <text:p text:style-name="P744">hers — ее;</text:p>
        </text:list-item>
        <text:list-item>
          <text:p text:style-name="P744">its — этого;</text:p>
        </text:list-item>
        <text:list-item>
          <text:p text:style-name="P744">ours — наш;</text:p>
        </text:list-item>
        <text:list-item>
          <text:p text:style-name="P744">theirs — их;</text:p>
        </text:list-item>
      </text:list>
      <text:p text:style-name="P298"/>
      <text:p text:style-name="P298">Don`t touch it. It`s <text:span text:style-name="T381">mine</text:span> — Не трогай это. Это <text:span text:style-name="T381">мое</text:span>.</text:p>
      <text:p text:style-name="P298"/>
      <text:p text:style-name="P823">Возвратные местоимения</text:p>
      <text:p text:style-name="P75"/>
      <text:p text:style-name="P582"><text:span text:style-name="T263">С</text:span><text:span text:style-name="T226">остоят из 2х частей: корня </text:span><text:span text:style-name="T36">my/your/him/her/it/our/them</text:span><text:span text:style-name="T226"> и окончания </text:span><text:span text:style-name="T36">-self</text:span><text:span text:style-name="T226">. </text:span></text:p>
      <text:p text:style-name="P582"><text:span text:style-name="T233">П</text:span><text:span text:style-name="T227">оказывают, что человек совершает дейсвтие по отношению к самому себе и перевод</text:span><text:span text:style-name="T233">ся</text:span><text:span text:style-name="T227"> словами «себя», «себе», «собой» либо появляются у глаголов, в виде окончания -сь, -ся.</text:span></text:p>
      <text:p text:style-name="P79"/>
      <text:p text:style-name="P299"><text:span text:style-name="T631">I looked at </text:span><text:span text:style-name="T395">myself</text:span><text:span text:style-name="T631"> in the mirror — Я посмотрела на </text:span><text:span text:style-name="T395">себя</text:span><text:span text:style-name="T631"> в зеркало.</text:span></text:p>
      <text:p text:style-name="P299"><text:span text:style-name="T631">He had to explain </text:span><text:span text:style-name="T395">himself</text:span><text:span text:style-name="T631"> — Ему пришлось объяснить</text:span><text:span text:style-name="T395">ся</text:span></text:p>
      <text:p text:style-name="P399"/>
      <text:p text:style-name="P194"><text:span text:style-name="T631">Местоимение, образованное от </text:span><text:span text:style-name="T37">you,</text:span><text:span text:style-name="T631"> имеет варианты: </text:span><text:span text:style-name="T37">yourself</text:span><text:span text:style-name="T631"> и </text:span><text:span text:style-name="T37">yourselves</text:span><text:span text:style-name="T631">. Это практически</text:span></text:p>
      <text:p text:style-name="P204">единственный случай в английском, когда видны отличия между «ты» и «вы».</text:p>
      <text:p text:style-name="P194"/>
      <text:p text:style-name="P364">You talk to yourself when you sleep — Ты говоришь с собой, когда спишь.</text:p>
      <text:p text:style-name="P364">You should belive in yourselves — Вы должны верить в себя.</text:p>
      <text:p text:style-name="P364"/>
      <text:p text:style-name="P194">Местоимение <text:span text:style-name="T2">itself</text:span> используется в значении «сам по себе», «само собой» и стоит после</text:p>
      <text:p text:style-name="P194">существительных в единственном числе или абстракный понятиях.</text:p>
      <text:p text:style-name="P364"/>
      <text:p text:style-name="P364">I hope crisis resolves itself — Я надеюсь, кризис разрешится сам собой.</text:p>
      <text:p text:style-name="P364"/>
      <text:p text:style-name="P195">Глаголы, <text:span text:style-name="T633">с котор.</text:span> не используются возвратные местоимения: <text:span text:style-name="T2">concentrate, relax, feel, meet</text:span>.</text:p>
      <text:p text:style-name="P194"/>
      <text:p text:style-name="P364">I feel good — Я чувствую себя хорошо <text:span text:style-name="T633">(feel myself — неправильно)</text:span>.</text:p>
      <text:p text:style-name="P364">You need to relax — Тебе нужно расслабиться.</text:p>
      <text:p text:style-name="P364"/>
      <text:p text:style-name="P194">Возвратные местоимения также используются, когда необходимо подчеркнуть что человек</text:p>
      <text:p text:style-name="P194">сделал что-то сам. В этом случае они так и переводятся: «сам, самостоятельно».</text:p>
      <text:p text:style-name="P364"><text:soft-page-break/>If you want to do it well, do it yourself — Хочешь сделать хорошо, делай это сам.</text:p>
      <text:p text:style-name="P364"/>
      <text:p text:style-name="P162">Указательные местоимения</text:p>
      <text:p text:style-name="P194"/>
      <text:p text:style-name="P586"><text:span text:style-name="T654">У</text:span>казывают на человека, предмет или <text:span text:style-name="T635">мысль. </text:span><text:span text:style-name="T636">Заменяются артиклем the:</text:span></text:p>
      <text:list xml:id="list2479474947" text:style-name="L35">
        <text:list-item>
          <text:p text:style-name="P770">this, <text:span text:style-name="T634">that</text:span> — этот, <text:span text:style-name="T634">тот</text:span>;</text:p>
        </text:list-item>
        <text:list-item>
          <text:p text:style-name="P771">these, those — эти, те;</text:p>
        </text:list-item>
      </text:list>
      <text:p text:style-name="P365"/>
      <text:p text:style-name="P197">Если объект близко, то используют<text:span text:style-name="T634">ся</text:span> this <text:span text:style-name="T634">или </text:span>these. </text:p>
      <text:p text:style-name="P197">Если объект далеко и до него не дотянуться — то that <text:span text:style-name="T634">или </text:span>those.</text:p>
      <text:p text:style-name="P196"/>
      <text:p text:style-name="P365">This is my friend Joe — <text:span text:style-name="T634">(Вот) Э</text:span>то мой друг Джо.</text:p>
      <text:p text:style-name="P365">Those pictures on the wall are very beautiful — Те картины на стене очень красивые.</text:p>
      <text:p text:style-name="P199"/>
      <text:p text:style-name="P594"><text:span text:style-name="T272">Очень часто </text:span><text:span text:style-name="T69">this</text:span><text:span text:style-name="T272"> и </text:span><text:span text:style-name="T69">that</text:span><text:span text:style-name="T272"> выступают формальным подлежащим, указывая на мысль. В этом случае </text:span><text:span text:style-name="T69">this</text:span><text:span text:style-name="T272"> соответсвует тому, о чем человек </text:span><text:span text:style-name="T273">говорит или </text:span><text:span text:style-name="T272">думает сейчас, а </text:span><text:span text:style-name="T69">that</text:span><text:span text:style-name="T272"> — тому, </text:span></text:p>
      <text:p text:style-name="P594"><text:span text:style-name="T272">о чем </text:span><text:span text:style-name="T273">говорил или </text:span><text:span text:style-name="T272">думал раньше. Также </text:span><text:span text:style-name="T69">that</text:span><text:span text:style-name="T272"> может указывать на прошло</text:span><text:span text:style-name="T282">е </text:span><text:span text:style-name="T272">событие.</text:span></text:p>
      <text:p text:style-name="P198"/>
      <text:p text:style-name="P366">I`ve got a new job! That`s good news — Я получил работу. Это хорошие новости</text:p>
      <text:p text:style-name="P366">(that указывает на озвученную ранее мысл<text:span text:style-name="T636">ь</text:span>).</text:p>
      <text:p text:style-name="P198"/>
      <text:p text:style-name="P366">Thanks for help. That was nice of you — Спасибо за помощь. Это было мило с вашей стороны (that указывает на ранее произошедшее событие).</text:p>
      <text:p text:style-name="P366"/>
      <text:p text:style-name="P622"><text:span text:style-name="T301">Иногда,</text:span><text:span text:style-name="T302"> вместо </text:span><text:span text:style-name="T89">this is,</text:span><text:span text:style-name="T302"> используют </text:span><text:span text:style-name="T89">it is</text:span><text:span text:style-name="T302">. Разницы между этим</text:span><text:span text:style-name="T303">и</text:span><text:span text:style-name="T302"> словосочетаниями нет.</text:span></text:p>
      <text:p text:style-name="P367">This is my book / It is my book — Это моя книга.</text:p>
      <text:p text:style-name="P367"/>
      <text:p text:style-name="P183">Неопределенные местоимения </text:p>
      <text:p text:style-name="P200"/>
      <text:p text:style-name="P643"><text:span text:style-name="T93">S</text:span><text:span text:style-name="T70">ome, any, no, every</text:span><text:span text:style-name="T274"> связаны с чем-то неопределенным и часто выпадают при переводе. </text:span></text:p>
      <text:p text:style-name="P235">Могут использоваться как с существительным, так и сами по себе.</text:p>
      <text:p text:style-name="P201"/>
      <text:p text:style-name="P587"><text:span text:style-name="T274">Местоимения </text:span><text:span text:style-name="T70">some</text:span><text:span text:style-name="T274"> и </text:span><text:span text:style-name="T70">any</text:span><text:span text:style-name="T274"> означают «какой-то», «некоторый», «несколько». </text:span><text:span text:style-name="T275">Они с</text:span><text:span text:style-name="T274">тоят перед существительным во множественно числе или перед неисчисляемым существительным.</text:span></text:p>
      <text:p text:style-name="P201"/>
      <text:p text:style-name="P368">I have some friends — У меня есть (некоторые) друзья.</text:p>
      <text:p text:style-name="P368">Give me some water, please — Дай мне немного воды, пожалуйста.</text:p>
      <text:p text:style-name="P368">Here are the cookies. Would you like some? — Вот печенье. Хочешь?</text:p>
      <text:p text:style-name="P201"/>
      <text:p text:style-name="P201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01">Связка <text:span text:style-name="T2">not</text:span> + <text:span text:style-name="T2">any</text:span> обычно переводится двойным отрицанием.</text:p>
      <text:p text:style-name="P201"/>
      <text:p text:style-name="P368">I have n<text:span text:style-name="T639">o</text:span>t got any friends — У меня нет никаких друзей.</text:p>
      <text:p text:style-name="P368"/>
      <text:p text:style-name="P202">В утвержениях <text:span text:style-name="T2">some</text:span> ставить не обязательно. <text:span text:style-name="T637">А вот в вопросах активно используются </text:span></text:p>
      <text:p text:style-name="P205">оба местоимения, т. к. здесь они передают разный смысл.</text:p>
      <text:p text:style-name="P201"/>
      <text:p text:style-name="P588"><text:span text:style-name="T71">Some</text:span><text:span text:style-name="T275"> в вопросах имеет позитивный оттенок и используется когда что-то предлагают или просят, предполагая что это </text:span><text:span text:style-name="T276">есть</text:span><text:span text:style-name="T275"> у самих, либо у т</text:span><text:span text:style-name="T276">ех</text:span><text:span text:style-name="T275">, кому адресована просьба.</text:span></text:p>
      <text:p text:style-name="P588"><text:span text:style-name="T70"/></text:p>
      <text:p text:style-name="P588"><text:span text:style-name="T70">Any,</text:span><text:span text:style-name="T274"> </text:span><text:span text:style-name="T276">наоборот, </text:span><text:span text:style-name="T274">передает сомнение </text:span><text:span text:style-name="T276">о </text:span><text:span text:style-name="T274">наличии </text:span><text:span text:style-name="T276">того</text:span><text:span text:style-name="T274">, </text:span><text:span text:style-name="T277">что</text:span><text:span text:style-name="T274"> спрашивают, поэтому обычно используется </text:span><text:span text:style-name="T276">в вопросах</text:span><text:span text:style-name="T274">, </text:span><text:span text:style-name="T276">где</text:span><text:span text:style-name="T274"> нужн</text:span><text:span text:style-name="T283">а</text:span><text:span text:style-name="T274"> дополнительн</text:span><text:span text:style-name="T283">ая</text:span><text:span text:style-name="T274"> информаци</text:span><text:span text:style-name="T283">я</text:span><text:span text:style-name="T274">.</text:span></text:p>
      <text:p text:style-name="P369"><text:soft-page-break/>Would you like some milk? — Вы хотите молока? (<text:span text:style-name="T638">могу </text:span>поделиться)</text:p>
      <text:p text:style-name="P369">Could you give me some milk? — Я могу попросить молока? (поделитесь пожалуйста)</text:p>
      <text:p text:style-name="P369">Have you got any milk in the fridge? — У тебя есть молоко в холодильнике?</text:p>
      <text:p text:style-name="P369"/>
      <text:p text:style-name="P202">Если задается вопрос и ожидается положительный ответ, то используется <text:span text:style-name="T2">some</text:span>.</text:p>
      <text:p text:style-name="P369">Are you waiting for some people? — Ты ждешь каких-то людей? (не так ли?)</text:p>
      <text:p text:style-name="P369"/>
      <text:p text:style-name="P641"><text:span text:style-name="T284">Местоимение </text:span><text:span text:style-name="T75">no</text:span><text:span text:style-name="T284"> </text:span><text:span text:style-name="T285">может </text:span><text:span text:style-name="T284">заменя</text:span><text:span text:style-name="T285">ть</text:span><text:span text:style-name="T284"> </text:span><text:span text:style-name="T94">not</text:span><text:span text:style-name="T307"> + </text:span><text:span text:style-name="T75">any</text:span><text:span text:style-name="T284">. </text:span><text:span text:style-name="T94">N</text:span><text:span text:style-name="T75">o</text:span><text:span text:style-name="T284"> стоит перед существительным, а</text:span><text:span text:style-name="T306"> </text:span><text:span text:style-name="T75">not</text:span><text:span text:style-name="T284"> идет вместе со вспом</text:span><text:span text:style-name="T305">.</text:span><text:span text:style-name="T284"> глаголом. Они не могут использоваться вместе в одном предложении.</text:span></text:p>
      <text:p text:style-name="P203"/>
      <text:p text:style-name="P370">There are no shops here / There aren`t any shops here — Здесь нет магазинов.</text:p>
      <text:p text:style-name="P370"/>
      <text:p text:style-name="P234">Местоимение <text:span text:style-name="T2">every</text:span> означает «всякий», «каждый». <text:span text:style-name="T683">Используется в утверждениях и вопросах.</text:span></text:p>
      <text:p text:style-name="P370"/>
      <text:p text:style-name="P589"><text:span text:style-name="T278">Неопределенные местоимения могут объединяться со словами: </text:span><text:span text:style-name="T72">body/one</text:span><text:span text:style-name="T278">, </text:span><text:span text:style-name="T72">thing</text:span><text:span text:style-name="T278"> или </text:span><text:span text:style-name="T72">where</text:span><text:span text:style-name="T278">.</text:span></text:p>
      <text:p text:style-name="P210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6"/>
      <text:p text:style-name="P300"><text:span text:style-name="T406">There is </text:span><text:span text:style-name="T381">somebody</text:span><text:span text:style-name="T406"> in the street — </text:span><text:span text:style-name="T381">Кто-то</text:span><text:span text:style-name="T406"> на улице.</text:span></text:p>
      <text:p text:style-name="P300"><text:span text:style-name="T406">Is there </text:span><text:span text:style-name="T381">anybody</text:span><text:span text:style-name="T406"> in the street? — Есть </text:span><text:span text:style-name="T381">кто</text:span><text:span text:style-name="T406"> на улице?</text:span></text:p>
      <text:p text:style-name="P300"><text:span text:style-name="T406">There is </text:span><text:span text:style-name="T381">nobody</text:span><text:span text:style-name="T406"> in the street / There isn`t </text:span><text:span text:style-name="T381">anybody</text:span><text:span text:style-name="T406"> in the street — </text:span><text:span text:style-name="T381">Никого</text:span><text:span text:style-name="T406"> нет на улице.</text:span></text:p>
      <text:p text:style-name="P642"><text:span text:style-name="T91">There is </text:span><text:span text:style-name="T132">everybody</text:span><text:span text:style-name="T91"> in the street — На улице </text:span><text:span text:style-name="T132">все</text:span><text:span text:style-name="T91"> </text:span><text:span text:style-name="T92">(каждый)</text:span><text:span text:style-name="T91">.</text:span></text:p>
      <text:p text:style-name="P642"><text:span text:style-name="T91"/></text:p>
      <text:p text:style-name="P642"><text:span text:style-name="T91"/></text:p>
      <text:p text:style-name="P536"><text:span text:style-name="T604">П</text:span><text:span text:style-name="T603">ритяжательный падеж </text:span><text:span text:style-name="T607">(Possessive Voice)</text:span></text:p>
      <text:p text:style-name="P206"/>
      <text:p text:style-name="P593"><text:span text:style-name="T281">У</text:span><text:span text:style-name="T278">казывает на владельца </text:span><text:span text:style-name="T281">предмета</text:span><text:span text:style-name="T278">. Чтобы поставить </text:span><text:span text:style-name="T279">владельца</text:span><text:span text:style-name="T278"> в этот падеж, нужно добавить к нему окончание </text:span><text:span text:style-name="T72">`s</text:span><text:span text:style-name="T278">. </text:span><text:span text:style-name="T281">Как</text:span><text:span text:style-name="T278"> и притяжательное местоимение, отвечает на вопрос «чей?». </text:span></text:p>
      <text:p text:style-name="P207"/>
      <text:p text:style-name="P301"><text:span text:style-name="T420">This is </text:span><text:span text:style-name="T396">Tom`s</text:span><text:span text:style-name="T420"> friend — Это друг </text:span><text:span text:style-name="T396">Тома</text:span><text:span text:style-name="T420"> (</text:span><text:span text:style-name="T421">владелец</text:span><text:span text:style-name="T420"> в притяжательном падеже)</text:span></text:p>
      <text:p text:style-name="P301"><text:span text:style-name="T420">This is </text:span><text:span text:style-name="T396">his</text:span><text:span text:style-name="T420"> friend — Это </text:span><text:span text:style-name="T396">его</text:span><text:span text:style-name="T420"> друг (притяжательное местоимение)</text:span></text:p>
      <text:p text:style-name="P206"/>
      <text:p text:style-name="P591"><text:span text:style-name="T278">Если предмет является частью другого </text:span><text:span text:style-name="T280">(большего) </text:span><text:span text:style-name="T278">предмета, то вместо притяжательного падежа используется предлог </text:span><text:span text:style-name="T72">of</text:span><text:span text:style-name="T278">. Т. к. владельцем может быть кто-то живой.</text:span></text:p>
      <text:p text:style-name="P208"/>
      <text:p text:style-name="P372">The wheel of the car — Колесо машины (Car`s wheel неправильно).</text:p>
      <text:p text:style-name="P372"/>
      <text:p text:style-name="P236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396">government`s policy / policy of the government (политика правительства).</text:p>
      <text:p text:style-name="P206"/>
      <text:p text:style-name="P589"><text:span text:style-name="T278">Если </text:span><text:span text:style-name="T279">владелец</text:span><text:span text:style-name="T278"> только подразумевается, то его можно не указывать.</text:span></text:p>
      <text:p text:style-name="P371">This isn`t my car. It`s my brothers`s — Это не моя машина. Она брата.</text:p>
      <text:p text:style-name="P206"/>
      <text:p text:style-name="P590"><text:span text:style-name="T278">Если </text:span><text:span text:style-name="T280">владелец</text:span><text:span text:style-name="T278"> идет в связке с прилагательным или местоимением, </text:span><text:span text:style-name="T279">или владельцев несколько, то </text:span><text:span text:style-name="T73">`s</text:span><text:span text:style-name="T279"> ставится в конце: </text:span><text:span text:style-name="T73">a </text:span><text:span text:style-name="T127">big dog`s</text:span><text:span text:style-name="T73"> owner, </text:span><text:span text:style-name="T127">my friend`s</text:span><text:span text:style-name="T73"> house, </text:span><text:span text:style-name="T128">Tom</text:span><text:span text:style-name="T129"> and </text:span><text:span text:style-name="T128">Jil</text:span><text:span text:style-name="T129">`s</text:span><text:span text:style-name="T72"> wedding.</text:span></text:p>
      <text:p text:style-name="P206"/>
      <text:p text:style-name="P592"><text:span text:style-name="T278">Если </text:span><text:span text:style-name="T280">владелец</text:span><text:span text:style-name="T278"> во множественном числе, то в конце пишется только апостроф, без </text:span><text:span text:style-name="T72">s</text:span><text:span text:style-name="T278">. </text:span></text:p>
      <text:p text:style-name="P209">Но если во множественном числе слово-исключение, то применяются обычные правила: </text:p>
      <text:p text:style-name="P623"><text:span text:style-name="T72">my </text:span><text:span text:style-name="T129">friends`</text:span><text:span text:style-name="T72"> school, </text:span><text:span text:style-name="T129">men`s</text:span><text:span text:style-name="T72"> clothes </text:span><text:span text:style-name="T74">(мужская одежда)</text:span><text:span text:style-name="T278">.</text:span></text:p>
      <text:p text:style-name="P851"><text:span text:style-name="T604"/></text:p>
      <text:p text:style-name="P851"><text:span text:style-name="T604"/></text:p>
      <text:p text:style-name="P851"><text:span text:style-name="T604"/></text:p>
      <text:p text:style-name="P862"><text:span text:style-name="T604">С</text:span><text:span text:style-name="T603">уществительное </text:span><text:span text:style-name="T607">(Noun)</text:span></text:p>
      <text:p text:style-name="P211"/>
      <text:p text:style-name="P212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12"/>
      <text:p text:style-name="P165">Множественное число</text:p>
      <text:p text:style-name="P212"/>
      <text:p text:style-name="P212">Распространяется только на существительные и не касается прилагательных.</text:p>
      <text:p text:style-name="P212">Образуется с помощью окончания <text:span text:style-name="T2">-s</text:span> или <text:span text:style-name="T2">-es</text:span>.</text:p>
      <text:p text:style-name="P212"/>
      <text:p text:style-name="P373">A blue ballon<text:span text:style-name="T600">s</text:span> — Голуб<text:span text:style-name="T381">ые</text:span> шарик<text:span text:style-name="T381">и</text:span>.</text:p>
      <text:p text:style-name="P212"/>
      <text:p text:style-name="P165">Исчисляемые и неисчисляемые</text:p>
      <text:p text:style-name="P212"/>
      <text:p text:style-name="P219">Исчисляемые существительные можно посчитать. Они могут быть как в единственном, </text:p>
      <text:p text:style-name="P595"><text:span text:style-name="T286">так и во множественном числе. Количество можно указать числом, наречием или артиклем </text:span><text:span text:style-name="T76">a</text:span><text:span text:style-name="T286">.</text:span></text:p>
      <text:p text:style-name="P401"/>
      <text:p text:style-name="P302"><text:span text:style-name="T397">3</text:span><text:span text:style-name="T422"> apples — 3 яблока </text:span><text:span text:style-name="T423">(числительное)</text:span><text:span text:style-name="T422">. </text:span></text:p>
      <text:p text:style-name="P595"><text:span text:style-name="T130">Many</text:span><text:span text:style-name="T76"> books — Много книг </text:span><text:span text:style-name="T77">(местоимение)</text:span><text:span text:style-name="T76">.</text:span></text:p>
      <text:p text:style-name="P302"><text:span text:style-name="T422">I want </text:span><text:span text:style-name="T397">a</text:span><text:span text:style-name="T422"> banana — Я хочу банан </text:span><text:span text:style-name="T423">(артикль a означает one)</text:span><text:span text:style-name="T422">.</text:span></text:p>
      <text:p text:style-name="P376"/>
      <text:p text:style-name="P595"><text:span text:style-name="T286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6">it</text:span><text:span text:style-name="T286">. </text:span><text:span text:style-name="T304">Ч</text:span><text:span text:style-name="T286">тобы выразить их кол-во</text:span><text:span text:style-name="T287">,</text:span><text:span text:style-name="T286"> используется мерка:</text:span></text:p>
      <text:p text:style-name="P219"/>
      <text:p text:style-name="P220">Мерка для жидкостей:</text:p>
      <text:list xml:id="list2465750834" text:style-name="L36">
        <text:list-item>
          <text:p text:style-name="P772">a glass of — стакан;</text:p>
        </text:list-item>
        <text:list-item>
          <text:p text:style-name="P772">a cup of — чашка;</text:p>
        </text:list-item>
        <text:list-item>
          <text:p text:style-name="P772">a jar of — банка;</text:p>
        </text:list-item>
        <text:list-item>
          <text:p text:style-name="P772">a jug of — кувшин;</text:p>
        </text:list-item>
        <text:list-item>
          <text:p text:style-name="P772">a bottle of — бутылка;</text:p>
        </text:list-item>
      </text:list>
      <text:p text:style-name="P219"/>
      <text:p text:style-name="P220">Мерка для сыпучих веществ:</text:p>
      <text:list xml:id="list1797273066" text:style-name="L37">
        <text:list-item>
          <text:p text:style-name="P773">a packet of — упаковка;</text:p>
        </text:list-item>
        <text:list-item>
          <text:p text:style-name="P773">a bowl of — миска;</text:p>
        </text:list-item>
        <text:list-item>
          <text:p text:style-name="P773">a bag of — мешок;</text:p>
        </text:list-item>
        <text:list-item>
          <text:p text:style-name="P773">a kilo of — килограм;</text:p>
        </text:list-item>
      </text:list>
      <text:p text:style-name="P219"/>
      <text:p text:style-name="P220">Мерка для продуктов, которые режут:</text:p>
      <text:list xml:id="list210834021896519" text:continue-numbering="true" text:style-name="L37">
        <text:list-item>
          <text:p text:style-name="P773">a piece/slice of — кусочек;</text:p>
        </text:list-item>
        <text:list-item>
          <text:p text:style-name="P773">a loaf of — буханка;</text:p>
        </text:list-item>
      </text:list>
      <text:p text:style-name="P219"/>
      <text:p text:style-name="P596"><text:span text:style-name="T264">Существительные, которые всегда неислисляемые: </text:span><text:span text:style-name="T59">news, money, bad luck, traffic, furniture, progress, information, advice, hair, paper, food.</text:span></text:p>
      <text:p text:style-name="P376"/>
      <text:p text:style-name="P376">It is good news — Это хорошие новости (без артикля).</text:p>
      <text:p text:style-name="P376">I need good advice — Мне нужен хороший совет (без артикля).</text:p>
      <text:p text:style-name="P376"/>
      <text:p text:style-name="P166">Несколько существительных рядом</text:p>
      <text:p text:style-name="P213"/>
      <text:p text:style-name="P213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13"><text:soft-page-break/>Первое существительное всегда стоит в единственном числе.</text:p>
      <text:p text:style-name="P213"/>
      <text:p text:style-name="P374">A tennis ball — теннисный мяч / мяч для тенниса;</text:p>
      <text:p text:style-name="P374">A income tax — подоходный налог / налог на прибыль;</text:p>
      <text:p text:style-name="P374"/>
      <text:p text:style-name="P213">Иногда первое существительное имеет окончание -ing. По правилам английского, </text:p>
      <text:p text:style-name="P213">глагол с окончанием -ing грамматически является существительным.</text:p>
      <text:p text:style-name="P213"/>
      <text:p text:style-name="P374">A swimming pool — плавательный бассейн;</text:p>
      <text:p text:style-name="Standard"/>
      <text:p text:style-name="Standard"/>
      <text:p text:style-name="P8">Артикли <text:span text:style-name="T2">(Articles)</text:span></text:p>
      <text:p text:style-name="P597"/>
      <text:p text:style-name="P598"><text:span text:style-name="T288">Это маленькие слова перед существительными, которые передают </text:span><text:span text:style-name="T289">их</text:span><text:span text:style-name="T288"> краткую характеристику. Есть 2 вида артикля: неопределенный (</text:span><text:span text:style-name="T78">a/an) </text:span><text:span text:style-name="T289">и</text:span><text:span text:style-name="T79"> </text:span><text:span text:style-name="T288">определенный (</text:span><text:span text:style-name="T78">the)</text:span><text:span text:style-name="T288">.</text:span></text:p>
      <text:p text:style-name="P214"/>
      <text:p text:style-name="P177">Неопределенный артикль <text:span text:style-name="T38">a/an</text:span></text:p>
      <text:p text:style-name="P215"/>
      <text:p text:style-name="P216">Указывает на какой-то один неопределенный предмет. Каждый человек может представить </text:p>
      <text:p text:style-name="P217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6"/>
      <text:p text:style-name="P375">A house — Дом (один представит особняк, другой — маленький домик).</text:p>
      <text:p text:style-name="P375">I have <text:span text:style-name="T381">a</text:span> cat / I have <text:span text:style-name="T381">one</text:span> cat — У меня есть (одна такая) кошка.</text:p>
      <text:p text:style-name="P216"/>
      <text:p text:style-name="P216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6">Если согласная не произносится, то ставится <text:span text:style-name="T2">an</text:span>: <text:span text:style-name="T2">an hour (аувер), an honesty (анэсти).</text:span></text:p>
      <text:p text:style-name="P375"/>
      <text:p text:style-name="P424"><text:span text:style-name="T289">Также </text:span><text:span text:style-name="T82">a/an</text:span><text:span text:style-name="T289"> ставится, когда:</text:span></text:p>
      <text:list xml:id="list1407063290" text:style-name="L38">
        <text:list-item>
          <text:p text:style-name="P774">говорят о профессии (I`m a doctor);</text:p>
        </text:list-item>
        <text:list-item>
          <text:p text:style-name="P841"><text:span text:style-name="T79">впервые упоминяют </text:span><text:span text:style-name="T80">объект</text:span><text:span text:style-name="T79"> в разговоре (I have a cat);</text:span></text:p>
        </text:list-item>
        <text:list-item>
          <text:p text:style-name="P824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5"/>
      <text:p text:style-name="P599"><text:span text:style-name="T289">Если перед существительным </text:span><text:span text:style-name="T290">стоит</text:span><text:span text:style-name="T289"> </text:span><text:span text:style-name="T290">прилагательное</text:span><text:span text:style-name="T289">, то </text:span><text:span text:style-name="T79">a/</text:span><text:span text:style-name="T80">an</text:span><text:span text:style-name="T289"> ставится перед ним</text:span><text:span text:style-name="T290">.</text:span></text:p>
      <text:p text:style-name="P375"><text:span text:style-name="T658">A</text:span> big old house — <text:span text:style-name="T658">Б</text:span>ольшой старый дом.</text:p>
      <text:p text:style-name="P375"/>
      <text:p text:style-name="P216">При этом перед прилагательным без существительного <text:span text:style-name="T640">артикль</text:span> <text:span text:style-name="T2">a/</text:span><text:span text:style-name="T39">an</text:span> не ставится.</text:p>
      <text:p text:style-name="P375">This book is a good (неправильно). This book is good (правильно).</text:p>
      <text:p text:style-name="P375"/>
      <text:p text:style-name="P167">Определенный артикль <text:span text:style-name="T2">the</text:span></text:p>
      <text:p text:style-name="P400"/>
      <text:p text:style-name="P218">Указывает на определенный предмет или понятие. Т.е. на то, что выделяется из общей массы.</text:p>
      <text:p text:style-name="P218"/>
      <text:p text:style-name="P218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8">А также перед исчисляемым<text:span text:style-name="T642">и</text:span> и неисчисляемым<text:span text:style-name="T642">и</text:span> сущесвтительным<text:span text:style-name="T642">и</text:span>.</text:p>
      <text:p text:style-name="P218"/>
      <text:p text:style-name="P600"><text:span text:style-name="T291">Если предмет или человек упоминаются в речи впервые, то обычно о </text:span><text:span text:style-name="T292">нем</text:span><text:span text:style-name="T291"> еще ничего не известно и поэтому сначала используется неопределенный артикль </text:span><text:span text:style-name="T81">a/an</text:span><text:span text:style-name="T291">. Но если </text:span><text:span text:style-name="T292">он</text:span><text:span text:style-name="T291"> упоминаются в речи повторно, то далее </text:span><text:span text:style-name="T292">используется</text:span><text:span text:style-name="T291"> определенный артикль </text:span><text:span text:style-name="T81">the</text:span><text:span text:style-name="T291">.</text:span></text:p>
      <text:p text:style-name="P218"/>
      <text:p text:style-name="P303"><text:span text:style-name="T424">I have got </text:span><text:span text:style-name="T398">a</text:span><text:span text:style-name="T424"> puppy. </text:span><text:span text:style-name="T398">The</text:span><text:span text:style-name="T424"> puppy is white — У меня есть щенок. (Этот) Щенок белый.</text:span></text:p>
      <text:p text:style-name="P218"><text:soft-page-break/>Определенный артикль может стоять не только перед существительным, но и перед</text:p>
      <text:p text:style-name="P218">прилагательным. В этом случае прилагательное становится существительным.</text:p>
      <text:p text:style-name="P377"/>
      <text:p text:style-name="P304"><text:span text:style-name="T425">R</text:span><text:span text:style-name="T424">ich people — </text:span><text:span text:style-name="T425">Б</text:span><text:span text:style-name="T424">огатые люди; </text:span><text:span text:style-name="T425">The</text:span><text:span text:style-name="T424">e rich — </text:span><text:span text:style-name="T425">Б</text:span><text:span text:style-name="T424">огачи.</text:span></text:p>
      <text:p text:style-name="P378"/>
      <text:p text:style-name="P170"><text:span text:style-name="T641">К</text:span>акой артикль выбрать?</text:p>
      <text:p text:style-name="P379"/>
      <text:p text:style-name="P601"><text:span text:style-name="T293">Можно п</text:span><text:span text:style-name="T292">редставить перед существит</text:span><text:span text:style-name="T293">ельным</text:span><text:span text:style-name="T292"> </text:span><text:span text:style-name="T293">слова:</text:span><text:span text:style-name="T292"> «один», «один такой», «один из».</text:span></text:p>
      <text:p text:style-name="P80"><text:span text:style-name="T406">Если логика предложения не нарушена, то скорее всего нужен </text:span><text:span text:style-name="T59">a/an</text:span><text:span text:style-name="T406">.</text:span></text:p>
      <text:p text:style-name="P379"/>
      <text:p text:style-name="P379">I`ve got a window in my room — У меня в комнате есть окно (обычное окно, каких много).</text:p>
      <text:p text:style-name="P380"/>
      <text:p text:style-name="P833"><text:span text:style-name="T406">Также можно представить перед существительным слова: «тот самый», «конкретное этот» </text:span></text:p>
      <text:p text:style-name="P833"><text:span text:style-name="T406">и т. д. Если смысл предложения в целом не изменился, то можно ставить </text:span><text:span text:style-name="T59">the</text:span><text:span text:style-name="T406">.</text:span></text:p>
      <text:p text:style-name="P221"/>
      <text:p text:style-name="P381">Look at the window. It`s broken — Посмотри на <text:span text:style-name="T684">(это) </text:span>окно. Оно разбито.</text:p>
      <text:p text:style-name="P381"/>
      <text:p text:style-name="P623"><text:span text:style-name="T406">Очень часто артикли используются по особым правилам из-за того, что так сложилось исторически. </text:span><text:span text:style-name="T433">Так, н</text:span><text:span text:style-name="T406">апример </text:span><text:span text:style-name="T59">the</text:span><text:span text:style-name="T406"> всегда ставят: когда говорят о части помещения, когда человек куда-то направляется, когда объект </text:span><text:span text:style-name="T433">явяляется</text:span><text:span text:style-name="T406">, уникальный и т.д: </text:span></text:p>
      <text:p text:style-name="P386"/>
      <text:p text:style-name="P386">in the room, go to the bank, the Bible, the sky, on the left.</text:p>
      <text:p text:style-name="P386"/>
      <text:p text:style-name="P386"/>
      <text:p text:style-name="P534"><text:span text:style-name="T603">Прилагательное </text:span><text:span text:style-name="T607">(Adjective)</text:span></text:p>
      <text:p text:style-name="Standard"/>
      <text:p text:style-name="P604"><text:span text:style-name="T644">Часть речи, которая отвечает на вопрос «какой?». </text:span><text:span text:style-name="T645">Прилагательное </text:span><text:span text:style-name="T646">дает характеристику существительному</text:span><text:span text:style-name="T645"> и всегда стоит перед ним. Но может появляться и отдельно.</text:span></text:p>
      <text:p text:style-name="P602">Прилагательные деляться на 2 группы: оценочные и фактовые. </text:p>
      <text:p text:style-name="P602"/>
      <text:p text:style-name="P603">Оценочные прилагательные выражают личное мнение человека о предмете: </text:p>
      <text:p text:style-name="P624"><text:span text:style-name="T50">a</text:span><text:span text:style-name="T40"> </text:span><text:span text:style-name="T51">funny cat (мнение с которым можно не соглашаться). </text:span></text:p>
      <text:p text:style-name="P603"/>
      <text:p text:style-name="P603">Фактовые прилагательные указывают на визуальную информацию либо на факты, </text:p>
      <text:p text:style-name="P603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5"/>
      <text:p text:style-name="P852"><text:span text:style-name="T262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6"/>
      <text:p text:style-name="P81">Если прилагательное стоит после глагола, то оно будет переводиться наречием.</text:p>
      <text:p text:style-name="P81"/>
      <text:p text:style-name="P306">You look <text:span text:style-name="T381">nice</text:span>! — Ты <text:span text:style-name="T381">прекрасно</text:span> выглядишь!</text:p>
      <text:p text:style-name="P306">I feel <text:span text:style-name="T381">bad</text:span> — Я <text:span text:style-name="T381">плохо</text:span> себя чувствую.</text:p>
      <text:p text:style-name="P306"/>
      <text:p text:style-name="P182">Сравнительная и превосходная степень</text:p>
      <text:p text:style-name="P81"/>
      <text:p text:style-name="P607">Сравнительная степень используется когда, сравниваются 2 <text:span text:style-name="T659">прилагательных</text:span>. <text:span text:style-name="T659">Второе</text:span> может только подразумеваться. <text:span text:style-name="T646">О</text:span>бразуется с пом<text:span text:style-name="T646">ощью</text:span> окончания <text:span text:style-name="T2">-er</text:span> или слова <text:span text:style-name="T2">more </text:span><text:span text:style-name="T41">(более)</text:span>. </text:p>
      <text:p text:style-name="P607"/>
      <text:p text:style-name="P83">Суффикс <text:span text:style-name="T2">-er</text:span> ставится, когда слово маленькое, обычно из 1 слога:</text:p>
      <text:list xml:id="list1582510710" text:style-name="L39">
        <text:list-item>
          <text:p text:style-name="P745">small (маленький) → smaller (меньше);</text:p>
        </text:list-item>
        <text:list-item>
          <text:p text:style-name="P745">funny (смешной) → funnier (смешнее);</text:p>
        </text:list-item>
      </text:list>
      <text:p text:style-name="P83"><text:soft-page-break/>Слово <text:span text:style-name="T2">more</text:span> ставится, когда слово состоит из 2х и более слогов:</text:p>
      <text:list xml:id="list1595848967" text:style-name="L40">
        <text:list-item>
          <text:p text:style-name="P746">useful (полезный) → more useful (более полезный);</text:p>
        </text:list-item>
        <text:list-item>
          <text:p text:style-name="P746">interesting (интересный) → more interesting (более интересный);</text:p>
        </text:list-item>
      </text:list>
      <text:p text:style-name="P307"/>
      <text:p text:style-name="P82">Прилагательные, для которые сравнительная степень образуется и так, и эдак: </text:p>
      <text:p text:style-name="P307">quiet, clever, narrow, simple.</text:p>
      <text:p text:style-name="P82"/>
      <text:p text:style-name="P307">Be <text:span text:style-name="T381">quieter</text:span>, please / Be <text:span text:style-name="T381">more quiet</text:span>, please — Веди себя <text:span text:style-name="T381">тише</text:span>, пожалуйста.</text:p>
      <text:p text:style-name="P307"/>
      <text:p text:style-name="P82">Часто, при сравнении, используется слово <text:span text:style-name="T2">than (чем):</text:span></text:p>
      <text:p text:style-name="P307">New York is bigger than Manchester — Нью Йорк больше, чем Манчестер.</text:p>
      <text:p text:style-name="P307"/>
      <text:p text:style-name="P605"><text:span text:style-name="T235">Иногда после </text:span><text:span text:style-name="T41">than</text:span><text:span text:style-name="T235"> идёт личное местоимение в объектном падеже</text:span><text:span text:style-name="T41"> (me, him, her…)</text:span></text:p>
      <text:p text:style-name="P605"><text:span text:style-name="T235">В этом случае оно будет переводится именительн</text:span><text:span text:style-name="T236">ым</text:span><text:span text:style-name="T235"> падеж</text:span><text:span text:style-name="T236">ом</text:span><text:span text:style-name="T235">.</text:span></text:p>
      <text:p text:style-name="P82"/>
      <text:p text:style-name="P307">I`m more attentive than <text:span text:style-name="T381">him</text:span> — Я внимательней, чем <text:span text:style-name="T381">он</text:span>.</text:p>
      <text:p text:style-name="P307"/>
      <text:p text:style-name="P84">В качестве альтернативы, местоимение может быть в именительном падеже, но с вместе </text:p>
      <text:p text:style-name="P84">с ним должен указываться вспомогательный или модальный глагол из первой части.</text:p>
      <text:p text:style-name="P84"/>
      <text:p text:style-name="P308">I <text:span text:style-name="T406">am</text:span> more attentive than <text:span text:style-name="T381">he is</text:span> — Я внимательне, чем <text:span text:style-name="T381">он</text:span>.</text:p>
      <text:p text:style-name="P308">I <text:span text:style-name="T406">can</text:span> jump higher than <text:span text:style-name="T381">he can</text:span> — Я прыгаю выше, чем <text:span text:style-name="T381">он</text:span>.</text:p>
      <text:p text:style-name="P308"/>
      <text:p text:style-name="P625"><text:span text:style-name="T237">Превосходная степень используется, когда сравниваю три и более </text:span><text:span text:style-name="T252">прилагательных</text:span><text:span text:style-name="T237">. </text:span></text:p>
      <text:p text:style-name="P87">Общее кол-во может только подразумеваться. Она обозначает наивысшую степень качества. </text:p>
      <text:p text:style-name="P85"/>
      <text:p text:style-name="P88"><text:span text:style-name="T659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8">а вместо <text:span text:style-name="T2">more</text:span> используется <text:span text:style-name="T2">most </text:span><text:span text:style-name="T42">(самый)</text:span>. </text:p>
      <text:p text:style-name="P88"/>
      <text:list xml:id="list3173936496" text:style-name="L41">
        <text:list-item>
          <text:p text:style-name="P747">strong (сильный) → the strongest (сильнейший);</text:p>
        </text:list-item>
        <text:list-item>
          <text:p text:style-name="P747">reasonable (разумный)→ the most reasonable (самый разумный);</text:p>
        </text:list-item>
      </text:list>
      <text:p text:style-name="P89"/>
      <text:p text:style-name="P606"><text:span text:style-name="T237">Перед прилагательным </text:span><text:span text:style-name="T238">будет</text:span><text:span text:style-name="T237"> артикль </text:span><text:span text:style-name="T43">the</text:span><text:span text:style-name="T237">, а после прилагательно</text:span><text:span text:style-name="T238">го</text:span><text:span text:style-name="T237"> — предлог </text:span><text:span text:style-name="T43">in</text:span><text:span text:style-name="T237"> или </text:span><text:span text:style-name="T43">of</text:span><text:span text:style-name="T237">.</text:span></text:p>
      <text:p text:style-name="P86"/>
      <text:p text:style-name="P309">What is the longest river in the world? — Какая самая длинная река в мире?</text:p>
      <text:p text:style-name="P309">It was the happiest day of my life — Это был самый счастливый день в моей жизни.</text:p>
      <text:p text:style-name="P309"/>
      <text:p text:style-name="P91">Слова-исключения с особой сравнительной и превосходной степенью:</text:p>
      <text:list xml:id="list1321854605" text:style-name="L42">
        <text:list-item>
          <text:p text:style-name="P748">good (хороший) → better (лучше) → the best (наилучший);</text:p>
        </text:list-item>
        <text:list-item>
          <text:p text:style-name="P748">bad (плохой) → worse (хуже) → the worst (наихудший);</text:p>
        </text:list-item>
        <text:list-item>
          <text:p text:style-name="P748">far (далекий) → farther (дальше) → the farthest (самый далекий);</text:p>
        </text:list-item>
      </text:list>
      <text:p text:style-name="P310"/>
      <text:p text:style-name="P310"/>
      <text:p text:style-name="P13">Наречие <text:span text:style-name="T2">(Adverb)</text:span></text:p>
      <text:p text:style-name="P90"/>
      <text:p text:style-name="P92"><text:span text:style-name="T646">Часть речи, которая отвечает на вопрос</text:span><text:span text:style-name="T648">ы</text:span><text:span text:style-name="T646"> «</text:span><text:span text:style-name="T682">где?</text:span><text:span text:style-name="T646">», «</text:span><text:span text:style-name="T682">когда?</text:span><text:span text:style-name="T646">», «как?».</text:span></text:p>
      <text:p text:style-name="P92"/>
      <text:p text:style-name="P609"><text:span text:style-name="T240">Наречие </text:span><text:span text:style-name="T241">дает</text:span><text:span text:style-name="T240"> характеристику глаголу или прилагательному. Если оно относится к глаголу, то стоит после него (обычно в конце </text:span><text:span text:style-name="T242">предложен</text:span><text:span text:style-name="T241">ия</text:span><text:span text:style-name="T240">), а если к прилагательному — то перед ним.</text:span></text:p>
      <text:p text:style-name="P311"/>
      <text:p text:style-name="P311">I <text:span text:style-name="T381">kwon</text:span> him <text:span text:style-name="T381">well</text:span> — Я <text:span text:style-name="T381">хорошо</text:span> его <text:span text:style-name="T381">знаю</text:span>.</text:p>
      <text:p text:style-name="P311">He is <text:span text:style-name="T381">very</text:span> <text:span text:style-name="T381">serious</text:span> — Он <text:span text:style-name="T381">очень</text:span> <text:span text:style-name="T381">серьезный</text:span>.</text:p>
      <text:p text:style-name="P834"><text:soft-page-break/><text:span text:style-name="T404">Наречия, образованные от прилагательных</text:span></text:p>
      <text:p text:style-name="P93"/>
      <text:p text:style-name="P94">Они образуются с помощью окончания <text:span text:style-name="T2">-ly</text:span>:</text:p>
      <text:list xml:id="list684482945" text:style-name="L43">
        <text:list-item>
          <text:p text:style-name="P749">quick (быстрый) → quickly (быстро);</text:p>
        </text:list-item>
        <text:list-item>
          <text:p text:style-name="P749">serious (серьезный) → seriously (серьезно);</text:p>
        </text:list-item>
      </text:list>
      <text:p text:style-name="P312"/>
      <text:p text:style-name="P94">Наречия, которые <text:span text:style-name="T649">пишутся</text:span> как прилагательные:</text:p>
      <text:list xml:id="list529489644" text:style-name="L44">
        <text:list-item>
          <text:p text:style-name="P750">fast — быстрый/быстро;</text:p>
        </text:list-item>
        <text:list-item>
          <text:p text:style-name="P750">late — поздний/поздно;</text:p>
        </text:list-item>
        <text:list-item>
          <text:p text:style-name="P750">hard — тяжелый/тяжело;</text:p>
        </text:list-item>
      </text:list>
      <text:p text:style-name="P312"/>
      <text:p text:style-name="P168">Самобытные наречия</text:p>
      <text:p text:style-name="P835"/>
      <text:p text:style-name="P95">Наречия, указывающие на степень чего-то:</text:p>
      <text:list xml:id="list2898684029" text:style-name="L45">
        <text:list-item>
          <text:p text:style-name="P751">enough — достаточно;</text:p>
        </text:list-item>
        <text:list-item>
          <text:p text:style-name="P751">a lot, much, many — много;</text:p>
        </text:list-item>
        <text:list-item>
          <text:p text:style-name="P751">almost — почти;</text:p>
        </text:list-item>
        <text:list-item>
          <text:p text:style-name="P751">pretty, very — довольно (очень);</text:p>
        </text:list-item>
        <text:list-item>
          <text:p text:style-name="P751">too — слишком;</text:p>
        </text:list-item>
      </text:list>
      <text:p text:style-name="P313"/>
      <text:p text:style-name="P95">Наречия, помогающие акцентироваться на чем-то:</text:p>
      <text:list xml:id="list1897894023" text:style-name="L46">
        <text:list-item>
          <text:p text:style-name="P752">just — всего лишь;</text:p>
        </text:list-item>
        <text:list-item>
          <text:p text:style-name="P752">only — только;</text:p>
        </text:list-item>
        <text:list-item>
          <text:p text:style-name="P752">simply — просто;</text:p>
        </text:list-item>
        <text:list-item>
          <text:p text:style-name="P752">especially — особенно;</text:p>
        </text:list-item>
      </text:list>
      <text:p text:style-name="P313"/>
      <text:p text:style-name="P95">Другие распространенные наречия:</text:p>
      <text:list xml:id="list1897837639" text:style-name="L47">
        <text:list-item>
          <text:p text:style-name="P753">quite — совсем;</text:p>
        </text:list-item>
        <text:list-item>
          <text:p text:style-name="P753">so — такой;</text:p>
        </text:list-item>
        <text:list-item>
          <text:p text:style-name="P753">soon — скоро;</text:p>
        </text:list-item>
      </text:list>
      <text:p text:style-name="P313"/>
      <text:p text:style-name="P313">Marry is pretty smart — Мэри довольно умная;</text:p>
      <text:p text:style-name="P313">We just want to ask you a question — Мы всего лишь хотим задать вам вопрос.</text:p>
      <text:p text:style-name="P313">Why are you so sad? — Почему ты такой грусный?</text:p>
      <text:p text:style-name="P313"/>
      <text:p text:style-name="P96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96">а <text:span text:style-name="T2">many</text:span> — перед исчисляемыми: <text:span text:style-name="T2">much work, many books.</text:span></text:p>
      <text:p text:style-name="P96"/>
      <text:p text:style-name="P96">Связка <text:span text:style-name="T2">a lot of</text:span> (или <text:span text:style-name="T2">lots of</text:span>) может стоять как перед исчисляемыми, так и неисчисляемыми</text:p>
      <text:p text:style-name="P610"><text:span text:style-name="T241">существительными: </text:span><text:span text:style-name="T45">a lot of coffee, a lot of cars. </text:span><text:span text:style-name="T241">Англоговорящие не используют </text:span><text:span text:style-name="T45">much</text:span><text:span text:style-name="T241"> </text:span></text:p>
      <text:p text:style-name="P610"><text:span text:style-name="T241">в утвердительных предложениях и заменяют его на </text:span><text:span text:style-name="T45">a lof of</text:span><text:span text:style-name="T241">.</text:span></text:p>
      <text:p text:style-name="P96"/>
      <text:p text:style-name="P315">There is a lot of juice in the jug — В кувшине много сока.</text:p>
      <text:p text:style-name="P315">There isn`t much coffee in the cup — В чашке не много кофе.</text:p>
      <text:p text:style-name="P314"/>
      <text:p text:style-name="P99">Слова <text:span text:style-name="T2">little</text:span> и <text:span text:style-name="T2">few</text:span> переводятся как «мало». <text:span text:style-name="T650">Слово </text:span><text:span text:style-name="T45">l</text:span><text:span text:style-name="T2">ittle</text:span> — это антоним <text:span text:style-name="T2">much</text:span>,</text:p>
      <text:p text:style-name="P99">а слово <text:span text:style-name="T2">few</text:span> — антоним <text:span text:style-name="T2">many</text:span>: <text:span text:style-name="T2">little work, few books.</text:span></text:p>
      <text:p text:style-name="P169"/>
      <text:p text:style-name="P169">Наречия частности</text:p>
      <text:p text:style-name="P96"/>
      <text:p text:style-name="P96">Указывают на то, когда или с какой периодичностью происходит действие в предложении.</text:p>
      <text:p text:style-name="P96">Это те самые слова-маячки, которые помогают определять правильное время.</text:p>
      <text:p text:style-name="P96"><text:soft-page-break/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96"/>
      <text:p text:style-name="P315"><text:span text:style-name="T141">I</text:span> <text:span text:style-name="T177">don`t</text:span> <text:span text:style-name="T381">usually</text:span> <text:span text:style-name="T150">drive</text:span> to work — Обычно, я не еду (на машине) на работу.</text:p>
      <text:p text:style-name="P315"><text:span text:style-name="T141">You</text:span> <text:span text:style-name="T177">can</text:span> <text:span text:style-name="T381">always</text:span> <text:span text:style-name="T150">call</text:span> me — Ты всегда можешь позвонить мне.</text:p>
      <text:p text:style-name="P315"/>
      <text:p text:style-name="P97">Если наречие частотности в связке с другим словом, то вся связка должна быть в конце.</text:p>
      <text:p text:style-name="P316">I buy coffee on my way to work <text:span text:style-name="T381">very often</text:span> — Я <text:span text:style-name="T381">очень часто</text:span> покупаю кофе по дороге на работу.</text:p>
      <text:p text:style-name="Standard"/>
      <text:p text:style-name="Standard"/>
      <text:p text:style-name="P9">Предлог <text:span text:style-name="T2">(Preposition)</text:span></text:p>
      <text:p text:style-name="P98"/>
      <text:p text:style-name="P105">В английском языке, предлоги <text:span text:style-name="T681">перед существительными</text:span> заменяют падежи. <text:span text:style-name="T681">К одному и тому же падежу могут вести разные предлоги. <text:s/>В русском, за падежи отвечают оконания.</text:span></text:p>
      <text:p text:style-name="P101"/>
      <text:p text:style-name="P171">Предлоги времени <text:span text:style-name="T2">at, on, in</text:span></text:p>
      <text:p text:style-name="P101"/>
      <text:p text:style-name="P101">Отвечают на вопрос «когда?». Каждый из них обозначает разный момент времени.</text:p>
      <text:p text:style-name="P101"/>
      <text:p text:style-name="P436"><text:span text:style-name="T246">Предлог </text:span><text:span text:style-name="T47">at</text:span><text:span text:style-name="T246"> указывает на точное время. Иногда </text:span><text:span text:style-name="T248">он</text:span><text:span text:style-name="T246"> </text:span><text:span text:style-name="T248">указывает на </text:span><text:span text:style-name="T246">периоды дня и праздники:</text:span></text:p>
      <text:p text:style-name="P437"><text:span text:style-name="T246">Если в названии праздника </text:span><text:span text:style-name="T248">есть</text:span><text:span text:style-name="T246"> слово </text:span><text:span text:style-name="T47">day</text:span><text:span text:style-name="T246">, то он пишется с предлогом </text:span><text:span text:style-name="T47">on</text:span><text:span text:style-name="T246">, а не </text:span><text:span text:style-name="T47">at</text:span><text:span text:style-name="T246">.</text:span></text:p>
      <text:p text:style-name="P103"/>
      <text:list xml:id="list837400913" text:style-name="L48">
        <text:list-item>
          <text:p text:style-name="P754">at 5 o`clock — в 5 часов;</text:p>
        </text:list-item>
        <text:list-item>
          <text:p text:style-name="P754">at night — ночью;</text:p>
        </text:list-item>
        <text:list-item>
          <text:p text:style-name="P754">at sunset — на рассвете;</text:p>
        </text:list-item>
        <text:list-item>
          <text:p text:style-name="P754">at the weekend — в выходные;</text:p>
        </text:list-item>
        <text:list-item>
          <text:p text:style-name="P754">at the moment — в данный момент;</text:p>
        </text:list-item>
        <text:list-item>
          <text:p text:style-name="P754">at the end (of) — в конце;</text:p>
        </text:list-item>
        <text:list-item>
          <text:p text:style-name="P754">at Christmas — на Рождество;</text:p>
        </text:list-item>
        <text:list-item>
          <text:p text:style-name="P754">at Easter — на Пасху;</text:p>
        </text:list-item>
      </text:list>
      <text:p text:style-name="P319"/>
      <text:p text:style-name="P103">Предлог <text:span text:style-name="T2">on</text:span> указывает на конкретный день. Обычно это дни недели или даты.</text:p>
      <text:p text:style-name="P104">В английском языке дни недели, месяцы, и названия праздников пишутся с большой буквы.</text:p>
      <text:p text:style-name="P320"/>
      <text:list xml:id="list2448228078" text:style-name="L49">
        <text:list-item>
          <text:p text:style-name="P755">on Sunday — в воскресенье / по воскресеньям;</text:p>
        </text:list-item>
        <text:list-item>
          <text:p text:style-name="P755">on the 8th of March — 8го марта;</text:p>
        </text:list-item>
        <text:list-item>
          <text:p text:style-name="P755">on April, 10 — 10го апреля;</text:p>
        </text:list-item>
        <text:list-item>
          <text:p text:style-name="P755">on my birthday — на мой день рождения;</text:p>
        </text:list-item>
        <text:list-item>
          <text:p text:style-name="P755">on Christmas day — в день Рождества;</text:p>
        </text:list-item>
      </text:list>
      <text:p text:style-name="P319"/>
      <text:p text:style-name="P102">Предлог <text:span text:style-name="T2">in</text:span> указывает на большие периоды: месяцы, сезоны, годы:</text:p>
      <text:list xml:id="list378841450" text:style-name="L50">
        <text:list-item>
          <text:p text:style-name="P828">in January — в январе;</text:p>
        </text:list-item>
        <text:list-item>
          <text:p text:style-name="P756">in winter — зимой;</text:p>
        </text:list-item>
        <text:list-item>
          <text:p text:style-name="P756">in the evening — вечером;</text:p>
        </text:list-item>
        <text:list-item>
          <text:p text:style-name="P756">in 2065 — в 2065 году;</text:p>
        </text:list-item>
        <text:list-item>
          <text:p text:style-name="P756">in the 1970s — в 1970х годах;</text:p>
        </text:list-item>
        <text:list-item>
          <text:p text:style-name="P756">in the past — в прошлом;</text:p>
        </text:list-item>
      </text:list>
      <text:p text:style-name="P103"/>
      <text:p text:style-name="P102">Предлог <text:span text:style-name="T2">in</text:span> в связке с временем означает «через»:</text:p>
      <text:list xml:id="list1987956056" text:style-name="L51">
        <text:list-item>
          <text:p text:style-name="P757">in 5 minutes — через 5 минут;</text:p>
        </text:list-item>
        <text:list-item>
          <text:p text:style-name="P757">in two weeks — через две недели;</text:p>
        </text:list-item>
        <text:list-item>
          <text:p text:style-name="P757">in no time — мигом (через мгновение);</text:p>
        </text:list-item>
      </text:list>
      <text:p text:style-name="P101"><text:soft-page-break/>Предлоги времени не используются перед словами:<text:span text:style-name="T2"> last, next, this, that, each, every.</text:span></text:p>
      <text:p text:style-name="P318">See you next Friday — Увидимся в следующую пятницу.</text:p>
      <text:p text:style-name="P318"/>
      <text:p text:style-name="P616"><text:span text:style-name="T250">П</text:span><text:span text:style-name="T249">редлоги </text:span><text:span text:style-name="T250">времени</text:span><text:span text:style-name="T249"> имееют множество нелогичных исключений. Так, например, </text:span><text:span text:style-name="T48">in</text:span><text:span text:style-name="T249"> и </text:span><text:span text:style-name="T48">at</text:span><text:span text:style-name="T249"> принятно говорить с некоторыми пер</text:span><text:span text:style-name="T250">и</text:span><text:span text:style-name="T249">одами дня. Это нужно просто заучить.</text:span></text:p>
      <text:p text:style-name="P113"/>
      <text:p text:style-name="P533"><text:span text:style-name="T249">Предлоги времени</text:span><text:span text:style-name="T48"> since, for, from ... to, until</text:span></text:p>
      <text:p text:style-name="P178"/>
      <text:p text:style-name="P222">Отвечают на вопрос «в какой период?» Связаны с большими отрезками времени.</text:p>
      <text:p text:style-name="P222"/>
      <text:p text:style-name="P617"><text:span text:style-name="T185">Предлог </text:span><text:span text:style-name="T2">since</text:span><text:span text:style-name="T185"> означает «с». Он указывает на начало периода:</text:span></text:p>
      <text:list xml:id="list2511546721" text:style-name="L52">
        <text:list-item>
          <text:p text:style-name="P775">since Wednesday — со среды;</text:p>
        </text:list-item>
        <text:list-item>
          <text:p text:style-name="P775">since 1984 — с 1984 года;</text:p>
        </text:list-item>
        <text:list-item>
          <text:p text:style-name="P775">since Monday — с понедельника;</text:p>
        </text:list-item>
      </text:list>
      <text:p text:style-name="P223"/>
      <text:p text:style-name="P223">Предлог <text:span text:style-name="T2">for</text:span> означает «уже», «в течение». Он указывает, как долго длится действие.</text:p>
      <text:list xml:id="list1111600940" text:style-name="L53">
        <text:list-item>
          <text:p text:style-name="P776">for 10 hours — (уже) 10 часов / в течении 10 часов;</text:p>
        </text:list-item>
        <text:list-item>
          <text:p text:style-name="P776">for two weeks — (уже) две недели / в течении 2х недель;</text:p>
        </text:list-item>
      </text:list>
      <text:p text:style-name="P382"/>
      <text:p text:style-name="P222"><text:span text:style-name="T2">Since</text:span> и <text:span text:style-name="T2">for</text:span> используются в <text:span text:style-name="T2">Present Perfect Continuous</text:span>.</text:p>
      <text:p text:style-name="P222"/>
      <text:p text:style-name="P425"><text:span text:style-name="T294">П</text:span><text:span text:style-name="T295">редлог </text:span><text:span text:style-name="T83">from ... to</text:span><text:span text:style-name="T295"> означает «с ... до». Он указыват </text:span><text:span text:style-name="T294">на</text:span><text:span text:style-name="T295"> границы периода:</text:span></text:p>
      <text:list xml:id="list2880891956" text:style-name="L54">
        <text:list-item>
          <text:p text:style-name="P777">from 9 to 5 — с девяти до пяти (часов);</text:p>
        </text:list-item>
        <text:list-item>
          <text:p text:style-name="P777">from January to March — с января по март;</text:p>
        </text:list-item>
      </text:list>
      <text:p text:style-name="P382"/>
      <text:p text:style-name="P55"><text:span text:style-name="T426">Предлог </text:span><text:span text:style-name="T83">until (till)</text:span><text:span text:style-name="T426"> означает «до того, как». Он </text:span><text:span text:style-name="T427">указывает на</text:span><text:span text:style-name="T426"> конец периода:</text:span></text:p>
      <text:list xml:id="list2531040531" text:style-name="L55">
        <text:list-item>
          <text:p text:style-name="P778">until Wednesday — до среды;</text:p>
        </text:list-item>
        <text:list-item>
          <text:p text:style-name="P778">until I come — до того, как я вернусь;</text:p>
        </text:list-item>
      </text:list>
      <text:p text:style-name="P382"/>
      <text:p text:style-name="P172"><text:span text:style-name="T655">Предлоги места </text:span><text:span text:style-name="T48">at, on, in</text:span></text:p>
      <text:p text:style-name="P402"/>
      <text:p text:style-name="P228">Отвечают на вопрос «где?». Помимо времени также указывают на местоположение.</text:p>
      <text:p text:style-name="P228"/>
      <text:p text:style-name="P426"><text:span text:style-name="T296">Предлог </text:span><text:span text:style-name="T84">at</text:span><text:span text:style-name="T296"> обозначает конкретное место/точку, где находится предмет:</text:span></text:p>
      <text:list xml:id="list511719914" text:style-name="L56">
        <text:list-item>
          <text:p text:style-name="P779">at the bus stop — на автобусной остановке;</text:p>
        </text:list-item>
        <text:list-item>
          <text:p text:style-name="P779">at the top/bottom - наверху/внизу;</text:p>
        </text:list-item>
        <text:list-item>
          <text:p text:style-name="P779">at school — в школе.</text:p>
        </text:list-item>
      </text:list>
      <text:p text:style-name="P228"/>
      <text:p text:style-name="P426"><text:span text:style-name="T296">Предлог </text:span><text:span text:style-name="T84">on</text:span><text:span text:style-name="T296"> обозначает поверхность, </text:span><text:span text:style-name="T368">на</text:span><text:span text:style-name="T296"> которой располагается объект:</text:span></text:p>
      <text:list xml:id="list259881349" text:style-name="L57">
        <text:list-item>
          <text:p text:style-name="P780">on the table/<text:span text:style-name="T685">floot/head</text:span> — на столе/<text:span text:style-name="T685">полу/голове</text:span>;</text:p>
        </text:list-item>
      </text:list>
      <text:p text:style-name="P387"/>
      <text:p text:style-name="P427"><text:span text:style-name="T84">П</text:span><text:span text:style-name="T85">редлог in обозначает положение </text:span><text:span text:style-name="T134">в</text:span><text:span text:style-name="T85"> опред. месте, ограниченном рамками или барьером.</text:span></text:p>
      <text:list xml:id="list785663672" text:style-name="L58">
        <text:list-item>
          <text:p text:style-name="P781">in the house — в доме;</text:p>
        </text:list-item>
        <text:list-item>
          <text:p text:style-name="P781">in a box — в коробке;</text:p>
        </text:list-item>
      </text:list>
      <text:p text:style-name="P229"/>
      <text:p text:style-name="P118"><text:span text:style-name="T428">Эти предлоги также имеют исключения. </text:span><text:span text:style-name="T434">Например </text:span><text:span text:style-name="T90">i</text:span><text:span text:style-name="T85">n</text:span><text:span text:style-name="T428"> часто переводится как «на», </text:span></text:p>
      <text:p text:style-name="P118"><text:span text:style-name="T428">а </text:span><text:span text:style-name="T85">on</text:span><text:span text:style-name="T428"> — как «в». Особенно, когда они используются с транспортом:</text:span></text:p>
      <text:p text:style-name="P231"/>
      <text:list xml:id="list198354584" text:style-name="L59">
        <text:list-item>
          <text:p text:style-name="P782">in a car — на машине;</text:p>
        </text:list-item>
        <text:list-item>
          <text:p text:style-name="P783">in the street — на улице;</text:p>
        </text:list-item>
        <text:list-item>
          <text:p text:style-name="P782">on a bus — в автобусе;</text:p>
        </text:list-item>
        <text:list-item>
          <text:p text:style-name="P783"><text:soft-page-break/>on the list — в списке;</text:p>
        </text:list-item>
        <text:list-item>
          <text:p text:style-name="P783">on the way — по дороге;</text:p>
        </text:list-item>
      </text:list>
      <text:p text:style-name="P230"/>
      <text:p text:style-name="P179">Другие предлоги места</text:p>
      <text:p text:style-name="P229"/>
      <text:p text:style-name="P230">Помогают определить нахождение объекта в пространсте:</text:p>
      <text:list xml:id="list3307997700" text:style-name="L60">
        <text:list-item>
          <text:p text:style-name="P784">above — над;</text:p>
        </text:list-item>
        <text:list-item>
          <text:p text:style-name="P784">under — под;</text:p>
        </text:list-item>
        <text:list-item>
          <text:p text:style-name="P784">in front of — перед;</text:p>
        </text:list-item>
        <text:list-item>
          <text:p text:style-name="P784">behind — позади;</text:p>
        </text:list-item>
        <text:list-item>
          <text:p text:style-name="P784">between/with — между/c;</text:p>
        </text:list-item>
        <text:list-item>
          <text:p text:style-name="P758"><text:span text:style-name="T428">next to — рядом с</text:span><text:span text:style-name="T429">;</text:span></text:p>
        </text:list-item>
      </text:list>
      <text:p text:style-name="P390"/>
      <text:p text:style-name="P321"><text:span text:style-name="T429">The cat is </text:span><text:span text:style-name="T400">under</text:span><text:span text:style-name="T429"> the ball — Кот </text:span><text:span text:style-name="T400">под</text:span><text:span text:style-name="T429"> клубком.</text:span></text:p>
      <text:p text:style-name="P321"><text:span text:style-name="T429">The cat is </text:span><text:span text:style-name="T400">in front of</text:span><text:span text:style-name="T429"> the ball — Кот </text:span><text:span text:style-name="T400">перед</text:span><text:span text:style-name="T429"> клубком.</text:span></text:p>
      <text:p text:style-name="P388"/>
      <text:p text:style-name="P173"><text:span text:style-name="T656">Предллог направления </text:span><text:span text:style-name="T49">to</text:span></text:p>
      <text:p text:style-name="P229"/>
      <text:p text:style-name="P229">Отвечает на вопрос «куда?». Указывает в какое место хочет попасть человек.</text:p>
      <text:p text:style-name="P107"><text:span text:style-name="T428">Используется после глаголов движения: </text:span><text:span text:style-name="T85">go, walk, drive, come, travel, return, send, get.</text:span></text:p>
      <text:p text:style-name="P229"/>
      <text:p text:style-name="P321"><text:span text:style-name="T428">I want to </text:span><text:span text:style-name="T401">go to</text:span><text:span text:style-name="T428"> New York — Я хочу </text:span><text:span text:style-name="T401">поехать в</text:span><text:span text:style-name="T428"> Нью Йорк.</text:span></text:p>
      <text:p text:style-name="P321"><text:span text:style-name="T428">Did they </text:span><text:span text:style-name="T401">get to</text:span><text:span text:style-name="T428"> London? — Они </text:span><text:span text:style-name="T401">добрались до</text:span><text:span text:style-name="T428"> Лондона?</text:span></text:p>
      <text:p text:style-name="P388"/>
      <text:p text:style-name="P107"><text:span text:style-name="T428">Если в качестве направления используется слово </text:span><text:span text:style-name="T85">home</text:span><text:span text:style-name="T428">, то перед ним </text:span><text:span text:style-name="T85">to</text:span><text:span text:style-name="T428"> не нужен.</text:span></text:p>
      <text:p text:style-name="P389">Go home (правильно). Go to home (неправильно). </text:p>
      <text:p text:style-name="P388"/>
      <text:p text:style-name="P107"><text:span text:style-name="T428">Если нужно </text:span><text:span text:style-name="T430">сказать </text:span><text:span text:style-name="T428">что </text:span><text:span text:style-name="T430">человек бывал </text:span><text:span text:style-name="T428">в каком-то месте, например в стране или городе,</text:span></text:p>
      <text:p text:style-name="P107"><text:span text:style-name="T428">то нужно использовать </text:span><text:span text:style-name="T85">Present Perfect</text:span><text:span text:style-name="T428"> с </text:span><text:span text:style-name="T430">предлогом </text:span><text:span text:style-name="T85">to</text:span><text:span text:style-name="T428">.</text:span></text:p>
      <text:p text:style-name="P229"/>
      <text:p text:style-name="P388">The have been to Italy — Они бывали в Италии.</text:p>
      <text:p text:style-name="P388"/>
      <text:p text:style-name="P173"><text:span text:style-name="T656">Предлог </text:span><text:span text:style-name="T49">by</text:span></text:p>
      <text:p text:style-name="P403"/>
      <text:p text:style-name="P434"><text:span text:style-name="T299">Может п</text:span><text:span text:style-name="T297">ереводит</text:span><text:span text:style-name="T299">ь</text:span><text:span text:style-name="T297">ся по разному. </text:span><text:span text:style-name="T298">Помогает сказать, </text:span><text:span text:style-name="T369">как</text:span><text:span text:style-name="T298"> что-то делается или случается.</text:span></text:p>
      <text:p text:style-name="P435"><text:span text:style-name="T299">Иногда в</text:span><text:span text:style-name="T298">стречается в пассивном залоге, когда </text:span><text:span text:style-name="T299">указывают</text:span><text:span text:style-name="T298"> автора действия.</text:span></text:p>
      <text:p text:style-name="P232"/>
      <text:list xml:id="list3931080682" text:style-name="L61">
        <text:list-item>
          <text:p text:style-name="P785">happen by mistake — случиться по ошибке.</text:p>
        </text:list-item>
        <text:list-item>
          <text:p text:style-name="P786">send by post — отправиться почтой;</text:p>
        </text:list-item>
      </text:list>
      <text:p text:style-name="P393"/>
      <text:p text:style-name="P391">Did you play for the meal by credit card — Ты заплатил за еду кредиткой?</text:p>
      <text:p text:style-name="P392"/>
      <text:p text:style-name="P233">Также этот предлог используется в значении «около», «рядом».</text:p>
      <text:p text:style-name="P394"/>
      <text:p text:style-name="P395">Sit by me — Посиди рядом со мной.</text:p>
      <text:p text:style-name="P322"><text:span text:style-name="T406">There is a car parked by the store — </text:span><text:span text:style-name="T432">Около магазина стоит машина.</text:span></text:p>
      <text:p text:style-name="P175"/>
      <text:p text:style-name="P175">Связки существительных и предлогов</text:p>
      <text:p text:style-name="P174"/>
      <text:p text:style-name="P224">Иногда, после некоторых существительных, принято использовать определенные предлоги. </text:p>
      <text:p text:style-name="P224">Такие связки нужно просто запомнить. При переводе предлог может выпадать.</text:p>
      <text:p text:style-name="P225"/>
      <text:list xml:id="list2727083360" text:style-name="L62">
        <text:list-item>
          <text:p text:style-name="P787"><text:soft-page-break/>a need for — нужда в;</text:p>
        </text:list-item>
        <text:list-item>
          <text:p text:style-name="P787">a reason for — причина для (чего-либо);</text:p>
        </text:list-item>
        <text:list-item>
          <text:p text:style-name="P787">an advantage of — преимущество (чего-либо);</text:p>
        </text:list-item>
        <text:list-item>
          <text:p text:style-name="P787">a cause of — причина (чего-либо);</text:p>
          <text:p text:style-name="P787"/>
        </text:list-item>
        <text:list-item>
          <text:p text:style-name="P787">a solution to — решение какой-то проблемы;</text:p>
        </text:list-item>
        <text:list-item>
          <text:p text:style-name="P787">a key to — ключ к/от (чего-либо);</text:p>
        </text:list-item>
        <text:list-item>
          <text:p text:style-name="P787">an answer to — ответ на;</text:p>
        </text:list-item>
        <text:list-item>
          <text:p text:style-name="P787">an attitude to — отношение к;</text:p>
          <text:p text:style-name="P787"/>
        </text:list-item>
        <text:list-item>
          <text:p text:style-name="P787">a contact with/between — контакт с/между;</text:p>
        </text:list-item>
        <text:list-item>
          <text:p text:style-name="P787">a connection with/between — связь с/между;</text:p>
        </text:list-item>
        <text:list-item>
          <text:p text:style-name="P787">a relationship with/between — взаимосвязь с/между;</text:p>
        </text:list-item>
      </text:list>
      <text:p text:style-name="P383"/>
      <text:p text:style-name="P383">There must be a reason for his actions — Должна быть какая-то причина его действий.</text:p>
      <text:p text:style-name="P383">We`ll find a solution to the problem — Мы найдем решение этой проблемы.</text:p>
      <text:p text:style-name="P383">She has an emotion connection with him — У нее эмоциональная связь с ним.</text:p>
      <text:p text:style-name="P383"/>
      <text:p text:style-name="P175">Связки прилагательных и предлогов</text:p>
      <text:p text:style-name="P224"/>
      <text:p text:style-name="P826">Прилагательное + <text:span text:style-name="T2">about</text:span> означает «испытывать чувство из-за чего-либо»:</text:p>
      <text:list xml:id="list636655645" text:style-name="L63">
        <text:list-item>
          <text:p text:style-name="P842"><text:span text:style-name="T86">happy about — </text:span><text:span text:style-name="T87">счастливый</text:span><text:span text:style-name="T86"> из-за;</text:span></text:p>
        </text:list-item>
        <text:list-item>
          <text:p text:style-name="P843"><text:span text:style-name="T86">upset about — </text:span><text:span text:style-name="T87">растроенный</text:span><text:span text:style-name="T86"> из-за;</text:span></text:p>
        </text:list-item>
        <text:list-item>
          <text:p text:style-name="P788">angry about — злиться из-за;</text:p>
        </text:list-item>
        <text:list-item>
          <text:p text:style-name="P844"><text:span text:style-name="T87">worried</text:span><text:span text:style-name="T86"> about — </text:span><text:span text:style-name="T87">волноваться</text:span><text:span text:style-name="T86"> из-за;</text:span></text:p>
        </text:list-item>
      </text:list>
      <text:p text:style-name="P383"/>
      <text:p text:style-name="P383">Bill seems really upset about this — Билл выглядит очень расстроенным из-за этого.</text:p>
      <text:p text:style-name="P383">I was worried about you — Я волновался за тебя.</text:p>
      <text:p text:style-name="P383"/>
      <text:p text:style-name="P108"><text:span text:style-name="T431">Слово</text:span><text:span text:style-name="T87"> sorry</text:span><text:span text:style-name="T431"> в связке с </text:span><text:span text:style-name="T87">about</text:span><text:span text:style-name="T431"> и </text:span><text:span text:style-name="T87">for</text:span><text:span text:style-name="T431"> выражает сожаление, сочувствие:</text:span></text:p>
      <text:p text:style-name="P226"/>
      <text:p text:style-name="P383">I`m sorry about my behavior — Прости мое поведение.</text:p>
      <text:p text:style-name="P383">Sorry for interrupting — Простите, что беспокою вас.</text:p>
      <text:p text:style-name="P383">I`m sorry for your loss — Сожалею о вашей утрате.</text:p>
      <text:p text:style-name="P383"/>
      <text:p text:style-name="P619">Если после прилагательного идет предлог <text:span text:style-name="T2">of</text:span>, то он будет соответствовать </text:p>
      <text:p text:style-name="P619">родительскому падежу (кого/чего). </text:p>
      <text:p text:style-name="P226"/>
      <text:p text:style-name="P384">It was very stupied of you to go there — Было очень глупо с твоей стороны идти туда.</text:p>
      <text:p text:style-name="P384"/>
      <text:p text:style-name="P227">Предлог <text:span text:style-name="T2">of</text:span> часто используется после прилагательных, выражающий отношение</text:p>
      <text:p text:style-name="P227">к чему-либо. Сама связка в этом случае <text:span text:style-name="T657">может </text:span>переводит<text:span text:style-name="T657">ь</text:span>ся глаголом:</text:p>
      <text:p text:style-name="P227"/>
      <text:list xml:id="list1577705598" text:style-name="L64">
        <text:list-item>
          <text:p text:style-name="P790">afraid of — бояться;</text:p>
        </text:list-item>
        <text:list-item>
          <text:p text:style-name="P790">proud of — гордиться;</text:p>
        </text:list-item>
        <text:list-item>
          <text:p text:style-name="P790">full of — полон;</text:p>
        </text:list-item>
        <text:list-item>
          <text:p text:style-name="P790">short of — не хватает;</text:p>
        </text:list-item>
        <text:list-item>
          <text:p text:style-name="P790">sure of — быть уверенным в.</text:p>
        </text:list-item>
      </text:list>
      <text:p text:style-name="P385"/>
      <text:p text:style-name="P384">Are you afraid of dogs? — Ты боишься собак?</text:p>
      <text:p text:style-name="P384">I`m sure of him — Я уверен в нем.</text:p>
      <text:p text:style-name="P384">This bag is full of cash — В этой сумке полно денег.</text:p>
      <text:p text:style-name="P176"><text:soft-page-break/><text:span text:style-name="T657">С</text:span>вязки глаголов и предлогов</text:p>
      <text:p text:style-name="P226"/>
      <text:p text:style-name="P438"><text:span text:style-name="T300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8">search</text:span><text:span text:style-name="T300"> чаще используется </text:span><text:span text:style-name="T88">look for</text:span><text:span text:style-name="T300">.</text:span></text:p>
      <text:p text:style-name="P487"/>
      <text:list xml:id="list378686798" text:style-name="L65">
        <text:list-item>
          <text:p text:style-name="P810">look at — стмотреть на;</text:p>
        </text:list-item>
        <text:list-item>
          <text:p text:style-name="P810">look for — искать;</text:p>
        </text:list-item>
        <text:list-item>
          <text:p text:style-name="P811"><text:span text:style-name="T680">look</text:span> like — <text:span text:style-name="T680">выглядеть как</text:span>;</text:p>
        </text:list-item>
        <text:list-item>
          <text:p text:style-name="P810">listen to — слушать;</text:p>
        </text:list-item>
        <text:list-item>
          <text:p text:style-name="P810">wait for — ждать;</text:p>
        </text:list-item>
        <text:list-item>
          <text:p text:style-name="P810">stay at — останавливаться (например, в отеле);</text:p>
        </text:list-item>
        <text:list-item>
          <text:p text:style-name="P812">belong to — принадлежать к;</text:p>
        </text:list-item>
        <text:list-item>
          <text:p text:style-name="P812">happen to — случилось с;</text:p>
        </text:list-item>
        <text:list-item>
          <text:p text:style-name="P812">speak to / talk to — говорить с (кем-то);</text:p>
        </text:list-item>
        <text:list-item>
          <text:p text:style-name="P812">ask for — просить (чего-то);</text:p>
        </text:list-item>
        <text:list-item>
          <text:p text:style-name="P813">come from — происходить родом;</text:p>
        </text:list-item>
        <text:list-item>
          <text:p text:style-name="P812">depend on — зависить от;</text:p>
        </text:list-item>
        <text:list-item>
          <text:p text:style-name="P812">think about/of — думать о;</text:p>
        </text:list-item>
      </text:list>
      <text:p text:style-name="P470"/>
      <text:p text:style-name="P468">What are you looking at? — На что ты смотришь?</text:p>
      <text:p text:style-name="P640"><text:span text:style-name="T468">What does he look like? — Как он выглядит? / </text:span><text:span text:style-name="T469">Н</text:span><text:span text:style-name="T468">а что он похож?</text:span></text:p>
      <text:p text:style-name="P468">We belong to different world — Мы принадлежим к разным мирам.</text:p>
      <text:p text:style-name="P485"/>
      <text:p text:style-name="P109"><text:span text:style-name="T511">Если фразовый глагол имеет дополнение, то </text:span><text:span text:style-name="T512">оно </text:span><text:span text:style-name="T511">может стоять как в середине связки, </text:span></text:p>
      <text:p text:style-name="P109"><text:span text:style-name="T511">так и после </text:span><text:span text:style-name="T512">неё</text:span><text:span text:style-name="T511">. А если дополнение</text:span><text:span text:style-name="T512">м</text:span><text:span text:style-name="T511"> </text:span><text:span text:style-name="T512">является </text:span><text:span text:style-name="T511">местоимени</text:span><text:span text:style-name="T512">е</text:span><text:span text:style-name="T511">, то оно всегда будет </text:span><text:span text:style-name="T512">в середине</text:span><text:span text:style-name="T511">.</text:span></text:p>
      <text:p text:style-name="P486"/>
      <text:p text:style-name="P323"><text:span text:style-name="T511">I </text:span><text:span text:style-name="T441">turned</text:span><text:span text:style-name="T511"> </text:span><text:span text:style-name="T170">the light</text:span><text:span text:style-name="T511"> </text:span><text:span text:style-name="T441">off</text:span><text:span text:style-name="T511"> / I </text:span><text:span text:style-name="T441">turned off </text:span><text:span text:style-name="T170">the light </text:span><text:span text:style-name="T511">— Я выключил свет.</text:span></text:p>
      <text:p text:style-name="P323"><text:span text:style-name="T511">I </text:span><text:span text:style-name="T441">turned</text:span><text:span text:style-name="T511"> </text:span><text:span text:style-name="T170">it</text:span><text:span text:style-name="T511"> </text:span><text:span text:style-name="T441">off</text:span><text:span text:style-name="T511"> — Я выключил это.</text:span></text:p>
      <text:p text:style-name="P469"/>
      <text:p text:style-name="P469"/>
      <text:p text:style-name="P620"><text:span text:style-name="T523">С</text:span><text:span text:style-name="T522">ложн</text:span><text:span text:style-name="T525">ы</text:span><text:span text:style-name="T524">е </text:span><text:span text:style-name="T522">предложени</text:span><text:span text:style-name="T525">я</text:span></text:p>
      <text:p text:style-name="P486"/>
      <text:p text:style-name="P503">Это объединенные вместе, простые предложения, содержащие 2 и более подлежащих, </text:p>
      <text:p text:style-name="P855"><text:span text:style-name="T493">и 2 и более сказуемых. </text:span></text:p>
      <text:p text:style-name="P855"><text:span text:style-name="T493"/></text:p>
      <text:p text:style-name="P855"><text:span text:style-name="T493">Сложное предложение</text:span><text:span text:style-name="T481"> </text:span><text:span text:style-name="T493">в</text:span><text:span text:style-name="T482">сегда </text:span><text:span text:style-name="T483">име</text:span><text:span text:style-name="T493">е</text:span><text:span text:style-name="T483">т </text:span><text:span text:style-name="T482">главную часть и зависимые части, которые называются предаточными предложениями (clause). </text:span><text:span text:style-name="T494">Зависимые части расширяют смысл главной </text:span></text:p>
      <text:p text:style-name="P855"><text:span text:style-name="T495">и сообщают доп</text:span><text:span text:style-name="T493">олнительную</text:span><text:span text:style-name="T495"> информацию</text:span><text:span text:style-name="T494">.</text:span></text:p>
      <text:p text:style-name="P488"/>
      <text:p text:style-name="P324"><text:span text:style-name="T148">I</text:span><text:span text:style-name="T513"> </text:span><text:span text:style-name="T161">woke</text:span><text:span text:style-name="T513"> up at 7 o`clock — Я проснулся в 7 часов (простое предложение).</text:span></text:p>
      <text:p text:style-name="P325"><text:span text:style-name="T148">I</text:span><text:span text:style-name="T513"> </text:span><text:span text:style-name="T161">woke</text:span><text:span text:style-name="T513"> up at 7 o`clock, but </text:span><text:span text:style-name="T148">everybody</text:span><text:span text:style-name="T513"> </text:span><text:span text:style-name="T161">was</text:span><text:span text:style-name="T513"> still asleep — Я проснулся в 7, но все еще спали.</text:span></text:p>
      <text:p text:style-name="P471"/>
      <text:p text:style-name="P489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0"/>
      <text:p text:style-name="P491">Самые популярные союзы:</text:p>
      <text:list xml:id="list2191599059" text:style-name="L67">
        <text:list-item>
          <text:p text:style-name="P814">and — и;</text:p>
        </text:list-item>
        <text:list-item>
          <text:p text:style-name="P814">or — или;</text:p>
        </text:list-item>
        <text:list-item>
          <text:p text:style-name="P814">but — но;</text:p>
        </text:list-item>
        <text:list-item>
          <text:p text:style-name="P814">so — поэтому;</text:p>
        </text:list-item>
        <text:list-item>
          <text:p text:style-name="P814">because — потому что;</text:p>
        </text:list-item>
      </text:list>
      <text:p text:style-name="P472"><text:soft-page-break/>I met Jill, and we went for a wolk — Я встретила Джил и мы пошли гулять.</text:p>
      <text:p text:style-name="P472">I was very tired, so I went to sleep early — Я очень устал, поэтому я пошел спать раньше.</text:p>
      <text:p text:style-name="P119"><text:span text:style-name="T533"/></text:p>
      <text:p text:style-name="P119"><text:span text:style-name="T533">Перед </text:span><text:span text:style-name="T446">because</text:span><text:span text:style-name="T533"> запятая не ставится даже в сложном предложении.</text:span></text:p>
      <text:p text:style-name="P502"/>
      <text:p text:style-name="P631"><text:span text:style-name="T490">В вопросах, з</text:span><text:span text:style-name="T492">ависим</text:span><text:span text:style-name="T491">ая</text:span><text:span text:style-name="T492"> част</text:span><text:span text:style-name="T491">ь</text:span><text:span text:style-name="T492"> сохраня</text:span><text:span text:style-name="T491">е</text:span><text:span text:style-name="T492">т утвердительный порядок слов и отделя</text:span><text:span text:style-name="T491">е</text:span><text:span text:style-name="T492">тся вопросительным словом, котор</text:span><text:span text:style-name="T491">ое</text:span><text:span text:style-name="T492"> в этом случае явля</text:span><text:span text:style-name="T491">ю</text:span><text:span text:style-name="T492">тся союзом. Если вопрос общий, </text:span></text:p>
      <text:p text:style-name="P626"><text:span text:style-name="T471">то союзом будет слово </text:span><text:span text:style-name="T455">if/whether</text:span><text:span text:style-name="T471">. </text:span><text:span text:style-name="T484">Оно переводится частицей «ли».</text:span></text:p>
      <text:p text:style-name="P492"/>
      <text:p text:style-name="P326"><text:span text:style-name="T510">Do you know </text:span><text:span text:style-name="T439">why</text:span><text:span text:style-name="T510"> she is crying? </text:span><text:span text:style-name="T514">—</text:span><text:span text:style-name="T510"> </text:span><text:span text:style-name="T514">Ты знаешь </text:span><text:span text:style-name="T442">почему</text:span><text:span text:style-name="T514"> она плачит?</text:span></text:p>
      <text:p text:style-name="P404"><text:span text:style-name="T515">Can you tell </text:span><text:span text:style-name="T526">if</text:span><text:span text:style-name="T515"> this house belongs to Jerry? — Скажите, этот </text:span><text:span text:style-name="T526">ли</text:span><text:span text:style-name="T515"> дом принадлежит Джерри?</text:span></text:p>
      <text:p text:style-name="P480"/>
      <text:p text:style-name="P180"><text:span text:style-name="T526">П</text:span><text:span text:style-name="T438">ридаточные </text:span><text:span text:style-name="T532">определительные</text:span><text:span text:style-name="T438"> предложения</text:span></text:p>
      <text:p text:style-name="P493"/>
      <text:p text:style-name="P494">Дополняют по смыслу главную часть и обычно относятся к какому-то существительному </text:p>
      <text:p text:style-name="P494">или прилагательному. Могут стоять и в середине, и в конце предложения.</text:p>
      <text:p text:style-name="P494"/>
      <text:p text:style-name="P329"><text:span text:style-name="T510">The </text:span><text:span text:style-name="T147">woman</text:span><text:span text:style-name="T510"> </text:span><text:span text:style-name="T439">who lives next door</text:span><text:span text:style-name="T510"> </text:span><text:span text:style-name="T160">is</text:span><text:span text:style-name="T510"> a doctor — Женщина, которая/</text:span><text:span text:style-name="T520">что</text:span><text:span text:style-name="T510"> живет по соседству,</text:span></text:p>
      <text:p text:style-name="P473">работает доктором (выделенная часть относится к «женщине»).</text:p>
      <text:p text:style-name="P494"/>
      <text:p text:style-name="P495">Союзы, с которых начинается придаточное предложение:</text:p>
      <text:list xml:id="list2841438972" text:style-name="L68">
        <text:list-item>
          <text:p text:style-name="P845"><text:span text:style-name="T2">who — </text:span><text:span text:style-name="T58">кто</text:span><text:span text:style-name="T2"> (о людях);</text:span></text:p>
        </text:list-item>
        <text:list-item>
          <text:p text:style-name="P845"><text:span text:style-name="T464">which — </text:span><text:span text:style-name="T465">что</text:span><text:span text:style-name="T464"> (о предметах и животных);</text:span></text:p>
        </text:list-item>
        <text:list-item>
          <text:p text:style-name="P845"><text:span text:style-name="T464">that — </text:span><text:span text:style-name="T465">кто/что</text:span><text:span text:style-name="T464"> (о людях, предметах и животных);</text:span></text:p>
        </text:list-item>
        <text:list-item>
          <text:p text:style-name="P846"><text:span text:style-name="T464">w</text:span><text:span text:style-name="T455">hom, </text:span><text:span text:style-name="T466">whose</text:span><text:span text:style-name="T455"> — который (какой именно), </text:span><text:span text:style-name="T466">чей</text:span><text:span text:style-name="T455">;</text:span></text:p>
        </text:list-item>
        <text:list-item>
          <text:p text:style-name="P815">where — где, <text:span text:style-name="T677">куда, откуда</text:span>;</text:p>
        </text:list-item>
        <text:list-item>
          <text:p text:style-name="P816"><text:span text:style-name="T677">when</text:span> — <text:span text:style-name="T677">когда</text:span>;</text:p>
        </text:list-item>
      </text:list>
      <text:p text:style-name="P473"/>
      <text:p text:style-name="P494">Союзы ставить не обязательно. Всё предложение может быть без союзов и запятых.</text:p>
      <text:p text:style-name="P494">Но если союз заменяет подлежащее, то он обязан стоять.</text:p>
      <text:p text:style-name="P494"/>
      <text:p text:style-name="P329"><text:span text:style-name="T510">The</text:span><text:span text:style-name="T147"> movie</text:span><text:span text:style-name="T510"> </text:span><text:span text:style-name="T439">we saw last weak</text:span><text:span text:style-name="T510"> </text:span><text:span text:style-name="T160">was</text:span><text:span text:style-name="T510"> rather good — Филь, который мы смотрели на прошлой</text:span></text:p>
      <text:p text:style-name="P473">неделе, оказался довольно хорошим (при переводе союзы и запятые будут).</text:p>
      <text:p text:style-name="P494"/>
      <text:p text:style-name="P330"><text:span text:style-name="T518">I work in an office </text:span><text:span text:style-name="T149">which</text:span><text:span text:style-name="T518"> </text:span><text:span text:style-name="T162">is</text:span><text:span text:style-name="T518"> in Park street — Я работаю в офисе, </text:span><text:span text:style-name="T519">что</text:span><text:span text:style-name="T518"> на Парк стрит.</text:span></text:p>
      <text:p text:style-name="P475"/>
      <text:p text:style-name="P481">Косвенная речь</text:p>
      <text:p text:style-name="P496"/>
      <text:p text:style-name="P498">Это пересказ речи другого человека. В главной части указывается автор. </text:p>
      <text:p text:style-name="P498">В зависимой части меняется время, на прошлое.</text:p>
      <text:p text:style-name="P496"/>
      <text:p text:style-name="P476">I want to eat — Я хочу есть. (прямая речь)</text:p>
      <text:p text:style-name="P476">He said that he wanted to eat — Он сказал, что он хочет есть. (ковенная речь)</text:p>
      <text:p text:style-name="P499"/>
      <text:p text:style-name="P114"><text:span text:style-name="T510">Союз </text:span><text:span text:style-name="T455">that</text:span><text:span text:style-name="T510"> означает «что». Он часто выпадает при переводе.</text:span></text:p>
      <text:p text:style-name="P499"/>
      <text:p text:style-name="P627"><text:span text:style-name="T485">Если слова автора были в </text:span><text:span text:style-name="T459">Future</text:span><text:span text:style-name="T485">, то при пересказе они стану в </text:span><text:span text:style-name="T459">Future In The Past</text:span><text:span text:style-name="T485"> </text:span></text:p>
      <text:p text:style-name="P627"><text:span text:style-name="T485">(это когда </text:span><text:span text:style-name="T459">will</text:span><text:span text:style-name="T485"> меняется на </text:span><text:span text:style-name="T459">would</text:span><text:span text:style-name="T485">; перевод не обязательно будет в прошлом, </text:span></text:p>
      <text:p text:style-name="P496">прошлое указывается грамматически). </text:p>
      <text:p text:style-name="P496"/>
      <text:p text:style-name="P476">When will Joe come to the meeting? — Когда Джо придет на собрание?</text:p>
      <text:p text:style-name="P476">I asked when Joe would come to the meeting? — Я спросил, когда Джо придет на собрание?</text:p>
      <text:p text:style-name="P504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39"><text:span text:style-name="T467"/></text:p>
      <text:p text:style-name="P639"><text:span text:style-name="T467">Stop the car → She told me </text:span><text:span text:style-name="T454">to stop</text:span><text:span text:style-name="T467"> the car</text:span><text:span text:style-name="T454"> </text:span><text:span text:style-name="T467">— Она сказала мне </text:span><text:span text:style-name="T454">остановить </text:span><text:span text:style-name="T467">машину.</text:span></text:p>
      <text:p text:style-name="P331"><text:span text:style-name="T521">Can I </text:span><text:span text:style-name="T445">sit </text:span><text:span text:style-name="T521">down? → He asked the permission </text:span><text:span text:style-name="T445">to sit</text:span><text:span text:style-name="T521"> down — Он спросил разрешения сесть.</text:span></text:p>
      <text:p text:style-name="P481"/>
      <text:p text:style-name="P116"><text:span text:style-name="T443">У</text:span><text:span text:style-name="T444">словные предложения</text:span></text:p>
      <text:p text:style-name="P500"/>
      <text:p text:style-name="P628"><text:span text:style-name="T48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60">when</text:span><text:span text:style-name="T486">, если ситуация случается наверняка, либо с союза </text:span><text:span text:style-name="T460">if</text:span><text:span text:style-name="T486">, если </text:span><text:span text:style-name="T487">есть только вероятность того, что случится.</text:span></text:p>
      <text:p text:style-name="P501"/>
      <text:p text:style-name="P476">When I com home (зависимая часть), I always watch TV (главная часть).</text:p>
      <text:p text:style-name="P476"/>
      <text:p text:style-name="P497">Союзы в условных предложениях:</text:p>
      <text:list xml:id="list4150511689" text:style-name="L69">
        <text:list-item>
          <text:p text:style-name="P817">when — когда;</text:p>
        </text:list-item>
        <text:list-item>
          <text:p text:style-name="P817">if — если;</text:p>
        </text:list-item>
        <text:list-item>
          <text:p text:style-name="P817">while — в то время, как;</text:p>
        </text:list-item>
        <text:list-item>
          <text:p text:style-name="P817">before — до того, как;</text:p>
        </text:list-item>
        <text:list-item>
          <text:p text:style-name="P817">after — после;</text:p>
        </text:list-item>
        <text:list-item>
          <text:p text:style-name="P817">until (till) — до того момента, как.</text:p>
        </text:list-item>
      </text:list>
      <text:p text:style-name="P496"/>
      <text:p text:style-name="P115"><text:span text:style-name="T515">Когда в главной части </text:span><text:span text:style-name="T517">стоит </text:span><text:span text:style-name="T515">настоящее, то такие предложения называются условными</text:span></text:p>
      <text:p text:style-name="P115"><text:span text:style-name="T515">предложениями нулевого типа (</text:span><text:span text:style-name="T461">Z</text:span><text:span text:style-name="T459">ero </text:span><text:span text:style-name="T461">C</text:span><text:span text:style-name="T459">onditionals</text:span><text:span text:style-name="T515">). Они расска</text:span><text:span text:style-name="T516">зывают</text:span><text:span text:style-name="T515">, при каких</text:span></text:p>
      <text:p text:style-name="P496">условиях обычно происходят события (уклад жизни).</text:p>
      <text:p text:style-name="P476"/>
      <text:p text:style-name="P476">Water boils when the temperature is 100 degrees — Вода кипит, когда температура 100 град.</text:p>
      <text:p text:style-name="P476">When the sun goes down, it gets dark — Когда солнце садится, становится темно.</text:p>
      <text:p text:style-name="P476"/>
      <text:p text:style-name="P629"><text:span text:style-name="T485">Когда в главной части стоит будущее, то </text:span><text:span text:style-name="T488">это</text:span><text:span text:style-name="T485"> условн</text:span><text:span text:style-name="T489">ые</text:span><text:span text:style-name="T488"> </text:span><text:span text:style-name="T485">предложени</text:span><text:span text:style-name="T489">я</text:span><text:span text:style-name="T485"> первого типа </text:span></text:p>
      <text:p text:style-name="P630"><text:span text:style-name="T485">(</text:span><text:span text:style-name="T462">F</text:span><text:span text:style-name="T459">irst </text:span><text:span text:style-name="T462">С</text:span><text:span text:style-name="T459">onditional</text:span><text:span text:style-name="T462">s</text:span><text:span text:style-name="T485">). </text:span><text:span text:style-name="T489">Они описывают </text:span><text:span text:style-name="T485">услови</text:span><text:span text:style-name="T489">я</text:span><text:span text:style-name="T485">, при </text:span><text:span text:style-name="T489">которых</text:span><text:span text:style-name="T485"> произойдут будущие события (планы). </text:span><text:span text:style-name="T489">З</text:span><text:span text:style-name="T488">ависим</text:span><text:span text:style-name="T489">я</text:span><text:span text:style-name="T488"> част</text:span><text:span text:style-name="T489">ь</text:span><text:span text:style-name="T488"> грамматически </text:span><text:span text:style-name="T489">в</text:span><text:span text:style-name="T488"> настояще</text:span><text:span text:style-name="T489">м</text:span><text:span text:style-name="T488">, но переводится будущим.</text:span></text:p>
      <text:p text:style-name="P496"/>
      <text:p text:style-name="P476">If it`s nice day tomorrow, I will go the beach — Если завтра будет хор. день, я пойду на пляж.</text:p>
      <text:p text:style-name="P476">I will go shopping if I have time — Я зайду в магазин, если у меня будет время.</text:p>
      <text:p text:style-name="P476"/>
      <text:p text:style-name="P627"><text:span text:style-name="T485">Условные предложения второго типа </text:span><text:span text:style-name="T489">(</text:span><text:span text:style-name="T463">Second Conditionals</text:span><text:span text:style-name="T489">)</text:span><text:span text:style-name="T485"> используются для описания нереальных ситуаций, связанных с настоящим (альтернативная реальность).</text:span></text:p>
      <text:p text:style-name="P496"/>
      <text:p text:style-name="P115"><text:span text:style-name="T515">Главная часть содержит связку </text:span><text:span text:style-name="T459">would + инфинитив</text:span><text:span text:style-name="T515">. Зависимая часть, грамматически,</text:span></text:p>
      <text:p text:style-name="P115"><text:span text:style-name="T515">стоит в прошешем времени, но привязана к настоящему. Союз </text:span><text:span text:style-name="T459">if</text:span><text:span text:style-name="T515"> переводится как «если бы».</text:span></text:p>
      <text:p text:style-name="P496"/>
      <text:p text:style-name="P327"><text:span text:style-name="T443">If</text:span><text:span text:style-name="T515"> he was rich (зависимая часть), he would buy Lamborgini (главная часть) —</text:span></text:p>
      <text:p text:style-name="P327"><text:span text:style-name="T443">Если бы</text:span><text:span text:style-name="T515"> он был богатым, он бы купил Ламборджини (would и will заменяют to?).</text:span></text:p>
      <text:p text:style-name="P477"/>
      <text:p text:style-name="P117"><text:span text:style-name="T515">Очень часто в условных предложениях второго типа в</text:span><text:span text:style-name="T459"> if-части</text:span><text:span text:style-name="T515">, глагол </text:span><text:span text:style-name="T459">be</text:span><text:span text:style-name="T515"> стоит в форме </text:span><text:span text:style-name="T459">were</text:span><text:span text:style-name="T515">,</text:span></text:p>
      <text:p text:style-name="P117"><text:span text:style-name="T515">даже после </text:span><text:span text:style-name="T459">I, he, she, it</text:span><text:span text:style-name="T515">. Это исключение из правил, которое нужно запомнить.</text:span></text:p>
      <text:p text:style-name="P477"/>
      <text:p text:style-name="P328"><text:span text:style-name="T515">If </text:span><text:span text:style-name="T443">he were</text:span><text:span text:style-name="T515"> rich, he would buy Lamborgini — Если бы </text:span><text:span text:style-name="T443">он был</text:span><text:span text:style-name="T515"> богатым, он бы купил</text:span></text:p>
      <text:p text:style-name="P477">Ламборджини (такой вариант тоже считается правильным).</text:p>
      <text:p text:style-name="P474"/>
      <text:p text:style-name="P675"><text:span text:style-name="T341">Таблица </text:span><text:span text:style-name="T342">форм</text:span><text:span text:style-name="T341"> глагола </text:span><text:span text:style-name="T113">b</text:span><text:span text:style-name="T114">e</text:span><text:span text:style-name="T341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36861065360">
          <table:table-cell table:style-name="Table5.A1" office:value-type="string">
            <text:p text:style-name="P676">Подлежащее</text:p>
          </table:table-cell>
          <table:table-cell table:style-name="Table5.A1" office:value-type="string">
            <text:p text:style-name="P677">Past</text:p>
          </table:table-cell>
          <table:table-cell table:style-name="Table5.A1" office:value-type="string">
            <text:p text:style-name="P677">Present</text:p>
          </table:table-cell>
          <table:table-cell table:style-name="Table5.D1" office:value-type="string">
            <text:p text:style-name="P677">Future</text:p>
          </table:table-cell>
        </table:table-row>
        <table:table-row table:style-name="TableLine94836858195328">
          <table:table-cell table:style-name="Table5.A2" office:value-type="string">
            <text:p text:style-name="P686">I</text:p>
          </table:table-cell>
          <table:table-cell table:style-name="Table5.A2" office:value-type="string">
            <text:p text:style-name="P687">was</text:p>
          </table:table-cell>
          <table:table-cell table:style-name="Table5.A2" office:value-type="string">
            <text:p text:style-name="P688">am</text:p>
          </table:table-cell>
          <table:table-cell table:style-name="Table5.D2" office:value-type="string">
            <text:p text:style-name="P689">will be</text:p>
          </table:table-cell>
        </table:table-row>
        <table:table-row table:style-name="TableLine94836858207200">
          <table:table-cell table:style-name="Table5.A2" office:value-type="string">
            <text:p text:style-name="P686">he/she/<text:span text:style-name="T660">it</text:span></text:p>
          </table:table-cell>
          <table:table-cell table:style-name="Table5.A2" office:value-type="string">
            <text:p text:style-name="P687">was</text:p>
          </table:table-cell>
          <table:table-cell table:style-name="Table5.A2" office:value-type="string">
            <text:p text:style-name="P688">is</text:p>
          </table:table-cell>
          <table:table-cell table:style-name="Table5.D2" office:value-type="string">
            <text:p text:style-name="P689">will be</text:p>
          </table:table-cell>
        </table:table-row>
        <table:table-row table:style-name="TableLine94836858211792">
          <table:table-cell table:style-name="Table5.A2" office:value-type="string">
            <text:p text:style-name="P686">you/we/they</text:p>
          </table:table-cell>
          <table:table-cell table:style-name="Table5.A2" office:value-type="string">
            <text:p text:style-name="P687">were</text:p>
          </table:table-cell>
          <table:table-cell table:style-name="Table5.A2" office:value-type="string">
            <text:p text:style-name="P688">are</text:p>
          </table:table-cell>
          <table:table-cell table:style-name="Table5.D2" office:value-type="string">
            <text:p text:style-name="P689">will be</text:p>
          </table:table-cell>
        </table:table-row>
      </table:table>
      <text:p text:style-name="P618"/>
      <text:p text:style-name="P632"><text:span text:style-name="T435">Таблица </text:span><text:span text:style-name="T436">личны</text:span><text:span text:style-name="T437">х</text:span><text:span text:style-name="T436"> и притяжательных </text:span><text:span text:style-name="T43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36858228960">
          <table:table-cell table:style-name="Table11.A1" table:number-columns-spanned="2" office:value-type="string">
            <text:p text:style-name="P678">Личные местоимения</text:p>
          </table:table-cell>
          <table:covered-table-cell/>
          <table:table-cell table:style-name="Table11.C1" table:number-columns-spanned="2" office:value-type="string">
            <text:p text:style-name="P678">Притяжательные местоимения</text:p>
          </table:table-cell>
          <table:covered-table-cell/>
        </table:table-row>
        <table:table-row table:style-name="TableLine94836858309520">
          <table:table-cell table:style-name="Table11.A2" office:value-type="string">
            <text:p text:style-name="P690"><text:span text:style-name="T661">и</text:span><text:span text:style-name="T662">менительный падеж</text:span></text:p>
            <text:p text:style-name="P692"><text:span text:style-name="T663">(</text:span>кто/что<text:span text:style-name="T663">)</text:span></text:p>
          </table:table-cell>
          <table:table-cell table:style-name="Table11.A2" office:value-type="string">
            <text:p text:style-name="P690"><text:span text:style-name="T661">о</text:span><text:span text:style-name="T662">бъектный падеж</text:span></text:p>
            <text:p text:style-name="P692"><text:span text:style-name="T663">(</text:span>кого, <text:span text:style-name="T663">к</text:span>ому, кем<text:span text:style-name="T663">)</text:span></text:p>
          </table:table-cell>
          <table:table-cell table:style-name="Table11.A2" office:value-type="string">
            <text:p text:style-name="P693"><text:span text:style-name="T663">с</text:span> существительным</text:p>
            <text:p text:style-name="P694">(чей)</text:p>
          </table:table-cell>
          <table:table-cell table:style-name="Table11.D2" office:value-type="string">
            <text:p text:style-name="P690"><text:span text:style-name="T663">о</text:span><text:span text:style-name="T662">тдельно</text:span></text:p>
            <text:p text:style-name="P694">(чей)</text:p>
          </table:table-cell>
        </table:table-row>
        <table:table-row table:style-name="TableLine94836858319872">
          <table:table-cell table:style-name="Table11.A2" office:value-type="string">
            <text:p text:style-name="P695">I</text:p>
          </table:table-cell>
          <table:table-cell table:style-name="Table11.A2" office:value-type="string">
            <text:p text:style-name="P695">me</text:p>
          </table:table-cell>
          <table:table-cell table:style-name="Table11.A2" office:value-type="string">
            <text:p text:style-name="P696">my</text:p>
          </table:table-cell>
          <table:table-cell table:style-name="Table11.D2" office:value-type="string">
            <text:p text:style-name="P696">mine</text:p>
          </table:table-cell>
        </table:table-row>
        <table:table-row table:style-name="TableLine94836858324512">
          <table:table-cell table:style-name="Table11.A2" office:value-type="string">
            <text:p text:style-name="P695">you</text:p>
          </table:table-cell>
          <table:table-cell table:style-name="Table11.A2" office:value-type="string">
            <text:p text:style-name="P695">you</text:p>
          </table:table-cell>
          <table:table-cell table:style-name="Table11.A2" office:value-type="string">
            <text:p text:style-name="P696">your</text:p>
          </table:table-cell>
          <table:table-cell table:style-name="Table11.D2" office:value-type="string">
            <text:p text:style-name="P696">yours</text:p>
          </table:table-cell>
        </table:table-row>
        <table:table-row table:style-name="TableLine94836858327568">
          <table:table-cell table:style-name="Table11.A2" office:value-type="string">
            <text:p text:style-name="P695">he</text:p>
          </table:table-cell>
          <table:table-cell table:style-name="Table11.A2" office:value-type="string">
            <text:p text:style-name="P695">him</text:p>
          </table:table-cell>
          <table:table-cell table:style-name="Table11.A2" office:value-type="string">
            <text:p text:style-name="P696">his</text:p>
          </table:table-cell>
          <table:table-cell table:style-name="Table11.D2" office:value-type="string">
            <text:p text:style-name="P696">his</text:p>
          </table:table-cell>
        </table:table-row>
        <table:table-row table:style-name="TableLine94836858342208">
          <table:table-cell table:style-name="Table11.A2" office:value-type="string">
            <text:p text:style-name="P695">she</text:p>
          </table:table-cell>
          <table:table-cell table:style-name="Table11.A2" office:value-type="string">
            <text:p text:style-name="P696">her</text:p>
          </table:table-cell>
          <table:table-cell table:style-name="Table11.A2" office:value-type="string">
            <text:p text:style-name="P696">her</text:p>
          </table:table-cell>
          <table:table-cell table:style-name="Table11.D2" office:value-type="string">
            <text:p text:style-name="P696">hers</text:p>
          </table:table-cell>
        </table:table-row>
        <table:table-row table:style-name="TableLine94836858347744">
          <table:table-cell table:style-name="Table11.A2" office:value-type="string">
            <text:p text:style-name="P695">it</text:p>
          </table:table-cell>
          <table:table-cell table:style-name="Table11.A2" office:value-type="string">
            <text:p text:style-name="P696">it</text:p>
          </table:table-cell>
          <table:table-cell table:style-name="Table11.A2" office:value-type="string">
            <text:p text:style-name="P696">its</text:p>
          </table:table-cell>
          <table:table-cell table:style-name="Table11.D2" office:value-type="string">
            <text:p text:style-name="P696">its</text:p>
          </table:table-cell>
        </table:table-row>
        <table:table-row table:style-name="TableLine94836858352224">
          <table:table-cell table:style-name="Table11.A2" office:value-type="string">
            <text:p text:style-name="P695">we</text:p>
          </table:table-cell>
          <table:table-cell table:style-name="Table11.A2" office:value-type="string">
            <text:p text:style-name="P696">us</text:p>
          </table:table-cell>
          <table:table-cell table:style-name="Table11.A2" office:value-type="string">
            <text:p text:style-name="P696">our</text:p>
          </table:table-cell>
          <table:table-cell table:style-name="Table11.D2" office:value-type="string">
            <text:p text:style-name="P696">ours</text:p>
          </table:table-cell>
        </table:table-row>
        <table:table-row table:style-name="TableLine94836858360048">
          <table:table-cell table:style-name="Table11.A2" office:value-type="string">
            <text:p text:style-name="P695">they</text:p>
          </table:table-cell>
          <table:table-cell table:style-name="Table11.A2" office:value-type="string">
            <text:p text:style-name="P696">them</text:p>
          </table:table-cell>
          <table:table-cell table:style-name="Table11.A2" office:value-type="string">
            <text:p text:style-name="P696">their</text:p>
          </table:table-cell>
          <table:table-cell table:style-name="Table11.D2" office:value-type="string">
            <text:p text:style-name="P696">theirs</text:p>
          </table:table-cell>
        </table:table-row>
      </table:table>
      <text:p text:style-name="P138"/>
      <text:p text:style-name="P632"><text:span text:style-name="T343">Таблица </text:span><text:span text:style-name="T344">условных предложений</text:span><text:span text:style-name="T343">:</text:span></text:p>
      <table:table table:name="Table14" table:style-name="Table14">
        <table:table-column table:style-name="Table14.A"/>
        <table:table-column table:style-name="Table14.B"/>
        <table:table-row table:style-name="TableLine94836858395104">
          <table:table-cell table:style-name="Table14.A1" office:value-type="string">
            <text:p text:style-name="P679">Тип</text:p>
          </table:table-cell>
          <table:table-cell table:style-name="Table14.B1" office:value-type="string">
            <text:p text:style-name="P679">Пример</text:p>
          </table:table-cell>
        </table:table-row>
        <table:table-row table:style-name="TableLine94836858480832">
          <table:table-cell table:style-name="Table14.A2" office:value-type="string">
            <text:p text:style-name="P697"><text:span text:style-name="T666">Z</text:span>ero <text:span text:style-name="T666">C</text:span>onditionals</text:p>
          </table:table-cell>
          <table:table-cell table:style-name="Table14.B2" office:value-type="string">
            <text:p text:style-name="P701"><text:span text:style-name="T664">If I </text:span><text:span text:style-name="T139">drive</text:span><text:span text:style-name="T664"> home early, I </text:span><text:span text:style-name="T139">watch</text:span><text:span text:style-name="T664"> some movie (уклад жизни)</text:span></text:p>
          </table:table-cell>
        </table:table-row>
        <table:table-row table:style-name="TableLine94836858484080">
          <table:table-cell table:style-name="Table14.A2" office:value-type="string">
            <text:p text:style-name="P697"><text:span text:style-name="T666">F</text:span>irst <text:span text:style-name="T666">C</text:span>onditionals</text:p>
          </table:table-cell>
          <table:table-cell table:style-name="Table14.B2" office:value-type="string">
            <text:p text:style-name="P698">If I <text:span text:style-name="T138">drive</text:span> home early today, I <text:span text:style-name="T138">will watch</text:span> some movie (планы)</text:p>
          </table:table-cell>
        </table:table-row>
        <table:table-row table:style-name="TableLine94836858488192">
          <table:table-cell table:style-name="Table14.A2" office:value-type="string">
            <text:p text:style-name="P697"><text:span text:style-name="T666">S</text:span>ec. <text:span text:style-name="T666">C</text:span>onditionals</text:p>
          </table:table-cell>
          <table:table-cell table:style-name="Table14.B2" office:value-type="string">
            <text:p text:style-name="P701"><text:span text:style-name="T664">If I </text:span><text:span text:style-name="T139">drove</text:span><text:span text:style-name="T664"> home earcly, I </text:span><text:span text:style-name="T139">would watch</text:span><text:span text:style-name="T664"> some movie (</text:span><text:span text:style-name="T665">нереальность</text:span><text:span text:style-name="T664">)</text:span></text:p>
          </table:table-cell>
        </table:table-row>
      </table:table>
      <text:p text:style-name="P139"/>
      <text:p text:style-name="P13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36858489536">
          <table:table-cell table:style-name="Table2.A1" office:value-type="string">
            <text:p text:style-name="P680">Глагол</text:p>
          </table:table-cell>
          <table:table-cell table:style-name="Table2.A1" office:value-type="string">
            <text:p text:style-name="P690"><text:span text:style-name="T402">З</text:span><text:span text:style-name="T403">начение</text:span></text:p>
          </table:table-cell>
          <table:table-cell table:style-name="Table2.C1" office:value-type="string">
            <text:p text:style-name="P690"><text:span text:style-name="T402">В</text:span><text:span text:style-name="T403">рем</text:span><text:span text:style-name="T402">я</text:span></text:p>
          </table:table-cell>
        </table:table-row>
        <table:table-row table:style-name="TableLine94836858578416">
          <table:table-cell table:style-name="Table2.A2" office:value-type="string">
            <text:p text:style-name="P699">can</text:p>
          </table:table-cell>
          <table:table-cell table:style-name="Table2.A2" office:value-type="string">
            <text:p text:style-name="P699">могу, умею</text:p>
          </table:table-cell>
          <table:table-cell table:style-name="Table2.C2" office:value-type="string">
            <text:p text:style-name="P699">настоящее и будущее</text:p>
          </table:table-cell>
        </table:table-row>
        <table:table-row table:style-name="TableLine94836858593088">
          <table:table-cell table:style-name="Table2.A2" office:value-type="string">
            <text:p text:style-name="P699">could</text:p>
          </table:table-cell>
          <table:table-cell table:style-name="Table2.A2" office:value-type="string">
            <text:p text:style-name="P699">мог, умел</text:p>
          </table:table-cell>
          <table:table-cell table:style-name="Table2.C2" office:value-type="string">
            <text:p text:style-name="P699">прошедшее</text:p>
          </table:table-cell>
        </table:table-row>
        <table:table-row table:style-name="TableLine94836858603296">
          <table:table-cell table:style-name="Table2.A2" office:value-type="string">
            <text:p text:style-name="P699">might, may</text:p>
          </table:table-cell>
          <table:table-cell table:style-name="Table2.A2" office:value-type="string">
            <text:p text:style-name="P699">может быть, мог бы,</text:p>
          </table:table-cell>
          <table:table-cell table:style-name="Table2.C2" office:value-type="string">
            <text:p text:style-name="P699">настоящее и будущие</text:p>
          </table:table-cell>
        </table:table-row>
        <table:table-row table:style-name="TableLine94836858605632">
          <table:table-cell table:style-name="Table2.A2" office:value-type="string">
            <text:p text:style-name="P699">must</text:p>
          </table:table-cell>
          <table:table-cell table:style-name="Table2.A2" office:value-type="string">
            <text:p text:style-name="P699">должен, нужно, нельзя</text:p>
          </table:table-cell>
          <table:table-cell table:style-name="Table2.C2" office:value-type="string">
            <text:p text:style-name="P699">настоящее</text:p>
          </table:table-cell>
        </table:table-row>
        <table:table-row table:style-name="TableLine94836858611808">
          <table:table-cell table:style-name="Table2.A2" office:value-type="string">
            <text:p text:style-name="P699">should</text:p>
          </table:table-cell>
          <table:table-cell table:style-name="Table2.A2" office:value-type="string">
            <text:p text:style-name="P699">следует сделать (совет)</text:p>
          </table:table-cell>
          <table:table-cell table:style-name="Table2.C2" office:value-type="string">
            <text:p text:style-name="P699">настоящее и будущие</text:p>
          </table:table-cell>
        </table:table-row>
        <table:table-row table:style-name="TableLine94836858612208">
          <table:table-cell table:style-name="Table2.A2" office:value-type="string">
            <text:p text:style-name="P699">would</text:p>
          </table:table-cell>
          <table:table-cell table:style-name="Table2.A2" office:value-type="string">
            <text:p text:style-name="P699">частица «бы»</text:p>
          </table:table-cell>
          <table:table-cell table:style-name="Table2.C2" office:value-type="string">
            <text:p text:style-name="P699">настоящ., прошед., будущ.</text:p>
          </table:table-cell>
        </table:table-row>
      </table:table>
      <text:p text:style-name="P141"/>
      <text:p text:style-name="P14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36858615456">
          <table:table-cell table:style-name="Table3.A1" office:value-type="string">
            <text:p text:style-name="P681">Конструкция</text:p>
          </table:table-cell>
          <table:table-cell table:style-name="Table3.A1" office:value-type="string">
            <text:p text:style-name="P681">Значение</text:p>
          </table:table-cell>
          <table:table-cell table:style-name="Table3.C1" office:value-type="string">
            <text:p text:style-name="P681">Время</text:p>
          </table:table-cell>
        </table:table-row>
        <table:table-row table:style-name="TableLine94836858681648">
          <table:table-cell table:style-name="Table3.A2" office:value-type="string">
            <text:p text:style-name="P700">be able to</text:p>
          </table:table-cell>
          <table:table-cell table:style-name="Table3.A2" office:value-type="string">
            <text:p text:style-name="P700">могу (близко к can)</text:p>
          </table:table-cell>
          <table:table-cell table:style-name="Table3.C2" office:value-type="string">
            <text:p text:style-name="P700">be меняется по временам</text:p>
          </table:table-cell>
        </table:table-row>
        <table:table-row table:style-name="TableLine94836858701088">
          <table:table-cell table:style-name="Table3.A2" office:value-type="string">
            <text:p text:style-name="P700">have to</text:p>
          </table:table-cell>
          <table:table-cell table:style-name="Table3.A2" office:value-type="string">
            <text:p text:style-name="P700">должен (близко к must)</text:p>
          </table:table-cell>
          <table:table-cell table:style-name="Table3.C2" office:value-type="string">
            <text:p text:style-name="P700">have меняется по временам</text:p>
          </table:table-cell>
        </table:table-row>
        <table:table-row table:style-name="TableLine94836858714240">
          <table:table-cell table:style-name="Table3.A2" office:value-type="string">
            <text:p text:style-name="P700">used to</text:p>
          </table:table-cell>
          <table:table-cell table:style-name="Table3.A2" office:value-type="string">
            <text:p text:style-name="P700">раньше делал (близко к would)</text:p>
          </table:table-cell>
          <table:table-cell table:style-name="Table3.C2" office:value-type="string">
            <text:p text:style-name="P700">всегда в прошедшем</text:p>
          </table:table-cell>
        </table:table-row>
      </table:table>
      <text:p text:style-name="P861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836859016688">
          <table:table-cell table:style-name="Table6.A1" office:value-type="string">
            <text:p text:style-name="P685">Начальная форма</text:p>
          </table:table-cell>
          <table:table-cell table:style-name="Table6.A1" office:value-type="string">
            <text:p text:style-name="P685">2я форма</text:p>
          </table:table-cell>
          <table:table-cell table:style-name="Table6.A1" office:value-type="string">
            <text:p text:style-name="P684">3я форма</text:p>
          </table:table-cell>
          <table:table-cell table:style-name="Table6.D1" office:value-type="string">
            <text:p text:style-name="P684">Перевод</text:p>
          </table:table-cell>
        </table:table-row>
        <table:table-row table:style-name="TableLine94836859210848">
          <table:table-cell table:style-name="Table6.A2" office:value-type="string">
            <text:p text:style-name="P710">begin</text:p>
          </table:table-cell>
          <table:table-cell table:style-name="Table6.A2" office:value-type="string">
            <text:p text:style-name="P710">began</text:p>
          </table:table-cell>
          <table:table-cell table:style-name="Table6.A2" office:value-type="string">
            <text:p text:style-name="P710">begun</text:p>
          </table:table-cell>
          <table:table-cell table:style-name="Table6.D2" office:value-type="string">
            <text:p text:style-name="P710">начинать</text:p>
          </table:table-cell>
        </table:table-row>
        <table:table-row table:style-name="TableLine94836859219584">
          <table:table-cell table:style-name="Table6.A2" office:value-type="string">
            <text:p text:style-name="P710">break</text:p>
          </table:table-cell>
          <table:table-cell table:style-name="Table6.A2" office:value-type="string">
            <text:p text:style-name="P710">broke</text:p>
          </table:table-cell>
          <table:table-cell table:style-name="Table6.A2" office:value-type="string">
            <text:p text:style-name="P710">broken</text:p>
          </table:table-cell>
          <table:table-cell table:style-name="Table6.D2" office:value-type="string">
            <text:p text:style-name="P710">ломать</text:p>
          </table:table-cell>
        </table:table-row>
        <table:table-row table:style-name="TableLine94836859234176">
          <table:table-cell table:style-name="Table6.A2" office:value-type="string">
            <text:p text:style-name="P710">bring</text:p>
          </table:table-cell>
          <table:table-cell table:style-name="Table6.A2" office:value-type="string">
            <text:p text:style-name="P710">brought</text:p>
          </table:table-cell>
          <table:table-cell table:style-name="Table6.A2" office:value-type="string">
            <text:p text:style-name="P710">brought</text:p>
          </table:table-cell>
          <table:table-cell table:style-name="Table6.D2" office:value-type="string">
            <text:p text:style-name="P710">приносить</text:p>
          </table:table-cell>
        </table:table-row>
        <table:table-row table:style-name="TableLine94836859259568">
          <table:table-cell table:style-name="Table6.A2" office:value-type="string">
            <text:p text:style-name="P710">buy</text:p>
          </table:table-cell>
          <table:table-cell table:style-name="Table6.A2" office:value-type="string">
            <text:p text:style-name="P710">bought</text:p>
          </table:table-cell>
          <table:table-cell table:style-name="Table6.A2" office:value-type="string">
            <text:p text:style-name="P710">bought</text:p>
          </table:table-cell>
          <table:table-cell table:style-name="Table6.D2" office:value-type="string">
            <text:p text:style-name="P710">покупать</text:p>
          </table:table-cell>
        </table:table-row>
        <table:table-row table:style-name="TableLine94836859278144">
          <table:table-cell table:style-name="Table6.A2" office:value-type="string">
            <text:p text:style-name="P710">come</text:p>
          </table:table-cell>
          <table:table-cell table:style-name="Table6.A2" office:value-type="string">
            <text:p text:style-name="P710">came</text:p>
          </table:table-cell>
          <table:table-cell table:style-name="Table6.A2" office:value-type="string">
            <text:p text:style-name="P710">come</text:p>
          </table:table-cell>
          <table:table-cell table:style-name="Table6.D2" office:value-type="string">
            <text:p text:style-name="P710">приходить</text:p>
          </table:table-cell>
        </table:table-row>
        <table:table-row table:style-name="TableLine94836859294224">
          <table:table-cell table:style-name="Table6.A2" office:value-type="string">
            <text:p text:style-name="P710">do</text:p>
          </table:table-cell>
          <table:table-cell table:style-name="Table6.A2" office:value-type="string">
            <text:p text:style-name="P710">did</text:p>
          </table:table-cell>
          <table:table-cell table:style-name="Table6.A2" office:value-type="string">
            <text:p text:style-name="P710">done</text:p>
          </table:table-cell>
          <table:table-cell table:style-name="Table6.D2" office:value-type="string">
            <text:p text:style-name="P710">делать</text:p>
          </table:table-cell>
        </table:table-row>
        <table:table-row table:style-name="TableLine94836859311360">
          <table:table-cell table:style-name="Table6.A2" office:value-type="string">
            <text:p text:style-name="P710">drink</text:p>
          </table:table-cell>
          <table:table-cell table:style-name="Table6.A2" office:value-type="string">
            <text:p text:style-name="P710">drank</text:p>
          </table:table-cell>
          <table:table-cell table:style-name="Table6.A2" office:value-type="string">
            <text:p text:style-name="P710">drunk</text:p>
          </table:table-cell>
          <table:table-cell table:style-name="Table6.D2" office:value-type="string">
            <text:p text:style-name="P710">пить</text:p>
          </table:table-cell>
        </table:table-row>
        <table:table-row table:style-name="TableLine94836859318016">
          <table:table-cell table:style-name="Table6.A2" office:value-type="string">
            <text:p text:style-name="P710">eat</text:p>
          </table:table-cell>
          <table:table-cell table:style-name="Table6.A2" office:value-type="string">
            <text:p text:style-name="P710">ate</text:p>
          </table:table-cell>
          <table:table-cell table:style-name="Table6.A2" office:value-type="string">
            <text:p text:style-name="P710">eaten</text:p>
          </table:table-cell>
          <table:table-cell table:style-name="Table6.D2" office:value-type="string">
            <text:p text:style-name="P710">есть</text:p>
          </table:table-cell>
        </table:table-row>
        <table:table-row table:style-name="TableLine94836859335888">
          <table:table-cell table:style-name="Table6.A2" office:value-type="string">
            <text:p text:style-name="P710">fall</text:p>
          </table:table-cell>
          <table:table-cell table:style-name="Table6.A2" office:value-type="string">
            <text:p text:style-name="P710">fell</text:p>
          </table:table-cell>
          <table:table-cell table:style-name="Table6.A2" office:value-type="string">
            <text:p text:style-name="P710">fallen</text:p>
          </table:table-cell>
          <table:table-cell table:style-name="Table6.D2" office:value-type="string">
            <text:p text:style-name="P710">падать</text:p>
          </table:table-cell>
        </table:table-row>
        <table:table-row table:style-name="TableLine94836859351264">
          <table:table-cell table:style-name="Table6.A2" office:value-type="string">
            <text:p text:style-name="P710">fly</text:p>
          </table:table-cell>
          <table:table-cell table:style-name="Table6.A2" office:value-type="string">
            <text:p text:style-name="P710">flew</text:p>
          </table:table-cell>
          <table:table-cell table:style-name="Table6.A2" office:value-type="string">
            <text:p text:style-name="P710">flown</text:p>
          </table:table-cell>
          <table:table-cell table:style-name="Table6.D2" office:value-type="string">
            <text:p text:style-name="P710">летать</text:p>
          </table:table-cell>
        </table:table-row>
        <table:table-row table:style-name="TableLine94836859356080">
          <table:table-cell table:style-name="Table6.A2" office:value-type="string">
            <text:p text:style-name="P710">forget</text:p>
          </table:table-cell>
          <table:table-cell table:style-name="Table6.A2" office:value-type="string">
            <text:p text:style-name="P710">forgot</text:p>
          </table:table-cell>
          <table:table-cell table:style-name="Table6.A2" office:value-type="string">
            <text:p text:style-name="P710">forgotten</text:p>
          </table:table-cell>
          <table:table-cell table:style-name="Table6.D2" office:value-type="string">
            <text:p text:style-name="P710">забывать</text:p>
          </table:table-cell>
        </table:table-row>
        <table:table-row table:style-name="TableLine94836859359504">
          <table:table-cell table:style-name="Table6.A2" office:value-type="string">
            <text:p text:style-name="P710">get</text:p>
          </table:table-cell>
          <table:table-cell table:style-name="Table6.A2" office:value-type="string">
            <text:p text:style-name="P710">got</text:p>
          </table:table-cell>
          <table:table-cell table:style-name="Table6.A2" office:value-type="string">
            <text:p text:style-name="P710">got</text:p>
          </table:table-cell>
          <table:table-cell table:style-name="Table6.D2" office:value-type="string">
            <text:p text:style-name="P710">получать</text:p>
          </table:table-cell>
        </table:table-row>
        <table:table-row table:style-name="TableLine94836859363584">
          <table:table-cell table:style-name="Table6.A2" office:value-type="string">
            <text:p text:style-name="P711">give</text:p>
          </table:table-cell>
          <table:table-cell table:style-name="Table6.A2" office:value-type="string">
            <text:p text:style-name="P711">gave</text:p>
          </table:table-cell>
          <table:table-cell table:style-name="Table6.A2" office:value-type="string">
            <text:p text:style-name="P711">given</text:p>
          </table:table-cell>
          <table:table-cell table:style-name="Table6.D2" office:value-type="string">
            <text:p text:style-name="P711">давать</text:p>
          </table:table-cell>
        </table:table-row>
        <table:table-row table:style-name="TableLine94836859369856">
          <table:table-cell table:style-name="Table6.A2" office:value-type="string">
            <text:p text:style-name="P711">go</text:p>
          </table:table-cell>
          <table:table-cell table:style-name="Table6.A2" office:value-type="string">
            <text:p text:style-name="P711">went</text:p>
          </table:table-cell>
          <table:table-cell table:style-name="Table6.A2" office:value-type="string">
            <text:p text:style-name="P711">gone</text:p>
          </table:table-cell>
          <table:table-cell table:style-name="Table6.D2" office:value-type="string">
            <text:p text:style-name="P711">идти</text:p>
          </table:table-cell>
        </table:table-row>
        <table:table-row table:style-name="TableLine94836859373696">
          <table:table-cell table:style-name="Table6.A2" office:value-type="string">
            <text:p text:style-name="P712">have</text:p>
          </table:table-cell>
          <table:table-cell table:style-name="Table6.A2" office:value-type="string">
            <text:p text:style-name="P712">had</text:p>
          </table:table-cell>
          <table:table-cell table:style-name="Table6.A2" office:value-type="string">
            <text:p text:style-name="P712">had</text:p>
          </table:table-cell>
          <table:table-cell table:style-name="Table6.D2" office:value-type="string">
            <text:p text:style-name="P712">иметь </text:p>
          </table:table-cell>
        </table:table-row>
        <table:table-row table:style-name="TableLine94836859381616">
          <table:table-cell table:style-name="Table6.A2" office:value-type="string">
            <text:p text:style-name="P712">hear</text:p>
          </table:table-cell>
          <table:table-cell table:style-name="Table6.A2" office:value-type="string">
            <text:p text:style-name="P712">heard</text:p>
          </table:table-cell>
          <table:table-cell table:style-name="Table6.A2" office:value-type="string">
            <text:p text:style-name="P712">heard</text:p>
          </table:table-cell>
          <table:table-cell table:style-name="Table6.D2" office:value-type="string">
            <text:p text:style-name="P712">слышать</text:p>
          </table:table-cell>
        </table:table-row>
        <table:table-row table:style-name="TableLine94836859385072">
          <table:table-cell table:style-name="Table6.A2" office:value-type="string">
            <text:p text:style-name="P712">know</text:p>
          </table:table-cell>
          <table:table-cell table:style-name="Table6.A2" office:value-type="string">
            <text:p text:style-name="P712">knew</text:p>
          </table:table-cell>
          <table:table-cell table:style-name="Table6.A2" office:value-type="string">
            <text:p text:style-name="P712">known</text:p>
          </table:table-cell>
          <table:table-cell table:style-name="Table6.D2" office:value-type="string">
            <text:p text:style-name="P712">знать</text:p>
          </table:table-cell>
        </table:table-row>
        <table:table-row table:style-name="TableLine94836859388000">
          <table:table-cell table:style-name="Table6.A2" office:value-type="string">
            <text:p text:style-name="P712">lose</text:p>
          </table:table-cell>
          <table:table-cell table:style-name="Table6.A2" office:value-type="string">
            <text:p text:style-name="P712">lost</text:p>
          </table:table-cell>
          <table:table-cell table:style-name="Table6.A2" office:value-type="string">
            <text:p text:style-name="P712">lost</text:p>
          </table:table-cell>
          <table:table-cell table:style-name="Table6.D2" office:value-type="string">
            <text:p text:style-name="P712">терять</text:p>
          </table:table-cell>
        </table:table-row>
        <table:table-row table:style-name="TableLine94836859401248">
          <table:table-cell table:style-name="Table6.A2" office:value-type="string">
            <text:p text:style-name="P712">make</text:p>
          </table:table-cell>
          <table:table-cell table:style-name="Table6.A2" office:value-type="string">
            <text:p text:style-name="P712">made</text:p>
          </table:table-cell>
          <table:table-cell table:style-name="Table6.A2" office:value-type="string">
            <text:p text:style-name="P712">made</text:p>
          </table:table-cell>
          <table:table-cell table:style-name="Table6.D2" office:value-type="string">
            <text:p text:style-name="P712">делать</text:p>
          </table:table-cell>
        </table:table-row>
        <table:table-row table:style-name="TableLine94836859405264">
          <table:table-cell table:style-name="Table6.A2" office:value-type="string">
            <text:p text:style-name="P712">pay</text:p>
          </table:table-cell>
          <table:table-cell table:style-name="Table6.A2" office:value-type="string">
            <text:p text:style-name="P712">paid</text:p>
          </table:table-cell>
          <table:table-cell table:style-name="Table6.A2" office:value-type="string">
            <text:p text:style-name="P712">paid</text:p>
          </table:table-cell>
          <table:table-cell table:style-name="Table6.D2" office:value-type="string">
            <text:p text:style-name="P712">платить</text:p>
          </table:table-cell>
        </table:table-row>
        <table:table-row table:style-name="TableLine94836859425152">
          <table:table-cell table:style-name="Table6.A2" office:value-type="string">
            <text:p text:style-name="P712">put</text:p>
          </table:table-cell>
          <table:table-cell table:style-name="Table6.A2" office:value-type="string">
            <text:p text:style-name="P712">put</text:p>
          </table:table-cell>
          <table:table-cell table:style-name="Table6.A2" office:value-type="string">
            <text:p text:style-name="P712">put</text:p>
          </table:table-cell>
          <table:table-cell table:style-name="Table6.D2" office:value-type="string">
            <text:p text:style-name="P712">класть</text:p>
          </table:table-cell>
        </table:table-row>
        <table:table-row table:style-name="TableLine94836859434352">
          <table:table-cell table:style-name="Table6.A2" office:value-type="string">
            <text:p text:style-name="P712">read</text:p>
          </table:table-cell>
          <table:table-cell table:style-name="Table6.A2" office:value-type="string">
            <text:p text:style-name="P712">read</text:p>
          </table:table-cell>
          <table:table-cell table:style-name="Table6.A2" office:value-type="string">
            <text:p text:style-name="P712">read</text:p>
          </table:table-cell>
          <table:table-cell table:style-name="Table6.D2" office:value-type="string">
            <text:p text:style-name="P712">читать</text:p>
          </table:table-cell>
        </table:table-row>
        <table:table-row table:style-name="TableLine94836859437296">
          <table:table-cell table:style-name="Table6.A2" office:value-type="string">
            <text:p text:style-name="P712">say</text:p>
          </table:table-cell>
          <table:table-cell table:style-name="Table6.A2" office:value-type="string">
            <text:p text:style-name="P712">said</text:p>
          </table:table-cell>
          <table:table-cell table:style-name="Table6.A2" office:value-type="string">
            <text:p text:style-name="P712">said</text:p>
          </table:table-cell>
          <table:table-cell table:style-name="Table6.D2" office:value-type="string">
            <text:p text:style-name="P712">сказать</text:p>
          </table:table-cell>
        </table:table-row>
        <table:table-row table:style-name="TableLine94836859443312">
          <table:table-cell table:style-name="Table6.A2" office:value-type="string">
            <text:p text:style-name="P712">speak</text:p>
          </table:table-cell>
          <table:table-cell table:style-name="Table6.A2" office:value-type="string">
            <text:p text:style-name="P712">spoke</text:p>
          </table:table-cell>
          <table:table-cell table:style-name="Table6.A2" office:value-type="string">
            <text:p text:style-name="P712">spoken</text:p>
          </table:table-cell>
          <table:table-cell table:style-name="Table6.D2" office:value-type="string">
            <text:p text:style-name="P712">говорить</text:p>
          </table:table-cell>
        </table:table-row>
        <table:table-row table:style-name="TableLine94836859449008">
          <table:table-cell table:style-name="Table6.A2" office:value-type="string">
            <text:p text:style-name="P712">see</text:p>
          </table:table-cell>
          <table:table-cell table:style-name="Table6.A2" office:value-type="string">
            <text:p text:style-name="P712">saw</text:p>
          </table:table-cell>
          <table:table-cell table:style-name="Table6.A2" office:value-type="string">
            <text:p text:style-name="P712">seen</text:p>
          </table:table-cell>
          <table:table-cell table:style-name="Table6.D2" office:value-type="string">
            <text:p text:style-name="P712">видеть</text:p>
          </table:table-cell>
        </table:table-row>
        <table:table-row table:style-name="TableLine94836859410752">
          <table:table-cell table:style-name="Table6.A2" office:value-type="string">
            <text:p text:style-name="P712">sit</text:p>
          </table:table-cell>
          <table:table-cell table:style-name="Table6.A2" office:value-type="string">
            <text:p text:style-name="P712">sat</text:p>
          </table:table-cell>
          <table:table-cell table:style-name="Table6.A2" office:value-type="string">
            <text:p text:style-name="P712">sat</text:p>
          </table:table-cell>
          <table:table-cell table:style-name="Table6.D2" office:value-type="string">
            <text:p text:style-name="P712">сидеть</text:p>
          </table:table-cell>
        </table:table-row>
        <table:table-row table:style-name="TableLine94836859465472">
          <table:table-cell table:style-name="Table6.A2" office:value-type="string">
            <text:p text:style-name="P712">take</text:p>
          </table:table-cell>
          <table:table-cell table:style-name="Table6.A2" office:value-type="string">
            <text:p text:style-name="P712">took</text:p>
          </table:table-cell>
          <table:table-cell table:style-name="Table6.A2" office:value-type="string">
            <text:p text:style-name="P712">taken</text:p>
          </table:table-cell>
          <table:table-cell table:style-name="Table6.D2" office:value-type="string">
            <text:p text:style-name="P712">брать</text:p>
          </table:table-cell>
        </table:table-row>
        <table:table-row table:style-name="TableLine94836859483472">
          <table:table-cell table:style-name="Table6.A2" office:value-type="string">
            <text:p text:style-name="P713">teach</text:p>
          </table:table-cell>
          <table:table-cell table:style-name="Table6.A2" office:value-type="string">
            <text:p text:style-name="P714">taught</text:p>
          </table:table-cell>
          <table:table-cell table:style-name="Table6.A2" office:value-type="string">
            <text:p text:style-name="P713">taught</text:p>
          </table:table-cell>
          <table:table-cell table:style-name="Table6.D2" office:value-type="string">
            <text:p text:style-name="P713">обучать</text:p>
          </table:table-cell>
        </table:table-row>
        <table:table-row table:style-name="TableLine94836859488464">
          <table:table-cell table:style-name="Table6.A2" office:value-type="string">
            <text:p text:style-name="P712">tell</text:p>
          </table:table-cell>
          <table:table-cell table:style-name="Table6.A2" office:value-type="string">
            <text:p text:style-name="P712">told</text:p>
          </table:table-cell>
          <table:table-cell table:style-name="Table6.A2" office:value-type="string">
            <text:p text:style-name="P712">told</text:p>
          </table:table-cell>
          <table:table-cell table:style-name="Table6.D2" office:value-type="string">
            <text:p text:style-name="P712">рассказывать</text:p>
          </table:table-cell>
        </table:table-row>
        <table:table-row table:style-name="TableLine94836859496336">
          <table:table-cell table:style-name="Table6.A2" office:value-type="string">
            <text:p text:style-name="P712">think</text:p>
          </table:table-cell>
          <table:table-cell table:style-name="Table6.A2" office:value-type="string">
            <text:p text:style-name="P712">thought</text:p>
          </table:table-cell>
          <table:table-cell table:style-name="Table6.A2" office:value-type="string">
            <text:p text:style-name="P712">thought</text:p>
          </table:table-cell>
          <table:table-cell table:style-name="Table6.D2" office:value-type="string">
            <text:p text:style-name="P712">думать</text:p>
          </table:table-cell>
        </table:table-row>
        <table:table-row table:style-name="TableLine94836859499072">
          <table:table-cell table:style-name="Table6.A2" office:value-type="string">
            <text:p text:style-name="P712">win</text:p>
          </table:table-cell>
          <table:table-cell table:style-name="Table6.A2" office:value-type="string">
            <text:p text:style-name="P712">won</text:p>
          </table:table-cell>
          <table:table-cell table:style-name="Table6.A2" office:value-type="string">
            <text:p text:style-name="P712">won</text:p>
          </table:table-cell>
          <table:table-cell table:style-name="Table6.D2" office:value-type="string">
            <text:p text:style-name="P712">побеждать</text:p>
          </table:table-cell>
        </table:table-row>
        <table:table-row table:style-name="TableLine94836859504128">
          <table:table-cell table:style-name="Table6.A2" office:value-type="string">
            <text:p text:style-name="P712">write</text:p>
          </table:table-cell>
          <table:table-cell table:style-name="Table6.A2" office:value-type="string">
            <text:p text:style-name="P712">wrote</text:p>
          </table:table-cell>
          <table:table-cell table:style-name="Table6.A2" office:value-type="string">
            <text:p text:style-name="P712">written</text:p>
          </table:table-cell>
          <table:table-cell table:style-name="Table6.D2" office:value-type="string">
            <text:p text:style-name="P712">писать</text:p>
          </table:table-cell>
        </table:table-row>
      </table:table>
      <text:p text:style-name="P1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11T21:08:31.703027698</dc:date>
    <meta:editing-duration>PT23H30M8S</meta:editing-duration>
    <meta:editing-cycles>290</meta:editing-cycles>
    <meta:document-statistic meta:table-count="6" meta:image-count="0" meta:object-count="0" meta:page-count="37" meta:paragraph-count="1401" meta:word-count="11190" meta:character-count="70125" meta:non-whitespace-character-count="59930"/>
  </office:meta>
</office:document-meta>
</file>